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ubplot_ID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Grid_Location</text:p>
          </table:table-cell>
          <table:table-cell office:value-type="string" calcext:value-type="string">
            <text:p>Jul_21_IR</text:p>
          </table:table-cell>
          <table:table-cell office:value-type="string" calcext:value-type="string">
            <text:p>Jul_11_IR</text:p>
          </table:table-cell>
        </table:table-row>
        <table:table-row table:style-name="ro1">
          <table:table-cell office:value-type="float" office:value="60101" calcext:value-type="float">
            <text:p>60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35</text:p>
          </table:table-cell>
          <table:table-cell office:value-type="string" calcext:value-type="string">
            <text:p>A6</text:p>
          </table:table-cell>
          <table:table-cell office:value-type="float" office:value="35.98625" calcext:value-type="float">
            <text:p>35.98625</text:p>
          </table:table-cell>
          <table:table-cell office:value-type="float" office:value="34.2165625" calcext:value-type="float">
            <text:p>34.2165625</text:p>
          </table:table-cell>
        </table:table-row>
        <table:table-row table:style-name="ro1">
          <table:table-cell office:value-type="float" office:value="60102" calcext:value-type="float">
            <text:p>60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5</text:p>
          </table:table-cell>
          <table:table-cell office:value-type="float" office:value="35.237125" calcext:value-type="float">
            <text:p>35.237125</text:p>
          </table:table-cell>
          <table:table-cell office:value-type="float" office:value="33.397625" calcext:value-type="float">
            <text:p>33.397625</text:p>
          </table:table-cell>
        </table:table-row>
        <table:table-row table:style-name="ro1">
          <table:table-cell office:value-type="float" office:value="60103" calcext:value-type="float">
            <text:p>60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54</text:p>
          </table:table-cell>
          <table:table-cell office:value-type="string" calcext:value-type="string">
            <text:p>A4</text:p>
          </table:table-cell>
          <table:table-cell office:value-type="float" office:value="36.5531875" calcext:value-type="float">
            <text:p>36.5531875</text:p>
          </table:table-cell>
          <table:table-cell office:value-type="float" office:value="33.8581875" calcext:value-type="float">
            <text:p>33.8581875</text:p>
          </table:table-cell>
        </table:table-row>
        <table:table-row table:style-name="ro1">
          <table:table-cell office:value-type="float" office:value="60104" calcext:value-type="float">
            <text:p>60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00</text:p>
          </table:table-cell>
          <table:table-cell office:value-type="string" calcext:value-type="string">
            <text:p>A3</text:p>
          </table:table-cell>
          <table:table-cell office:value-type="float" office:value="36.7085" calcext:value-type="float">
            <text:p>36.7085</text:p>
          </table:table-cell>
          <table:table-cell office:value-type="float" office:value="34.851375" calcext:value-type="float">
            <text:p>34.851375</text:p>
          </table:table-cell>
        </table:table-row>
        <table:table-row table:style-name="ro1">
          <table:table-cell office:value-type="float" office:value="60105" calcext:value-type="float">
            <text:p>60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3</text:p>
          </table:table-cell>
          <table:table-cell office:value-type="string" calcext:value-type="string">
            <text:p>A2</text:p>
          </table:table-cell>
          <table:table-cell office:value-type="float" office:value="36.389125" calcext:value-type="float">
            <text:p>36.389125</text:p>
          </table:table-cell>
          <table:table-cell office:value-type="float" office:value="36.2651875" calcext:value-type="float">
            <text:p>36.2651875</text:p>
          </table:table-cell>
        </table:table-row>
        <table:table-row table:style-name="ro1">
          <table:table-cell office:value-type="float" office:value="60106" calcext:value-type="float">
            <text:p>60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9</text:p>
          </table:table-cell>
          <table:table-cell office:value-type="string" calcext:value-type="string">
            <text:p>A1</text:p>
          </table:table-cell>
          <table:table-cell office:value-type="float" office:value="37.7205" calcext:value-type="float">
            <text:p>37.7205</text:p>
          </table:table-cell>
          <table:table-cell office:value-type="float" office:value="39.270375" calcext:value-type="float">
            <text:p>39.270375</text:p>
          </table:table-cell>
        </table:table-row>
        <table:table-row table:style-name="ro1">
          <table:table-cell office:value-type="float" office:value="60107" calcext:value-type="float">
            <text:p>60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13</text:p>
          </table:table-cell>
          <table:table-cell office:value-type="string" calcext:value-type="string">
            <text:p>B6</text:p>
          </table:table-cell>
          <table:table-cell office:value-type="float" office:value="35.4238125" calcext:value-type="float">
            <text:p>35.4238125</text:p>
          </table:table-cell>
          <table:table-cell office:value-type="float" office:value="35.1545" calcext:value-type="float">
            <text:p>35.1545</text:p>
          </table:table-cell>
        </table:table-row>
        <table:table-row table:style-name="ro1">
          <table:table-cell office:value-type="float" office:value="60108" calcext:value-type="float">
            <text:p>60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8</text:p>
          </table:table-cell>
          <table:table-cell office:value-type="string" calcext:value-type="string">
            <text:p>B5</text:p>
          </table:table-cell>
          <table:table-cell office:value-type="float" office:value="36.2773125" calcext:value-type="float">
            <text:p>36.2773125</text:p>
          </table:table-cell>
          <table:table-cell office:value-type="float" office:value="34.6341875" calcext:value-type="float">
            <text:p>34.6341875</text:p>
          </table:table-cell>
        </table:table-row>
        <table:table-row table:style-name="ro1">
          <table:table-cell office:value-type="float" office:value="60109" calcext:value-type="float">
            <text:p>60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4</text:p>
          </table:table-cell>
          <table:table-cell office:value-type="float" office:value="35.22275" calcext:value-type="float">
            <text:p>35.22275</text:p>
          </table:table-cell>
          <table:table-cell office:value-type="float" office:value="34.283875" calcext:value-type="float">
            <text:p>34.283875</text:p>
          </table:table-cell>
        </table:table-row>
        <table:table-row table:style-name="ro1">
          <table:table-cell office:value-type="float" office:value="60110" calcext:value-type="float">
            <text:p>60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65</text:p>
          </table:table-cell>
          <table:table-cell office:value-type="string" calcext:value-type="string">
            <text:p>B3</text:p>
          </table:table-cell>
          <table:table-cell office:value-type="float" office:value="34.94575" calcext:value-type="float">
            <text:p>34.94575</text:p>
          </table:table-cell>
          <table:table-cell office:value-type="float" office:value="33.5429375" calcext:value-type="float">
            <text:p>33.5429375</text:p>
          </table:table-cell>
        </table:table-row>
        <table:table-row table:style-name="ro1">
          <table:table-cell office:value-type="float" office:value="60111" calcext:value-type="float">
            <text:p>60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44</text:p>
          </table:table-cell>
          <table:table-cell office:value-type="string" calcext:value-type="string">
            <text:p>B2</text:p>
          </table:table-cell>
          <table:table-cell office:value-type="float" office:value="35.3513125" calcext:value-type="float">
            <text:p>35.3513125</text:p>
          </table:table-cell>
          <table:table-cell office:value-type="float" office:value="34.093625" calcext:value-type="float">
            <text:p>34.093625</text:p>
          </table:table-cell>
        </table:table-row>
        <table:table-row table:style-name="ro1">
          <table:table-cell office:value-type="float" office:value="60112" calcext:value-type="float">
            <text:p>60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61</text:p>
          </table:table-cell>
          <table:table-cell office:value-type="string" calcext:value-type="string">
            <text:p>B1</text:p>
          </table:table-cell>
          <table:table-cell office:value-type="float" office:value="35.23425" calcext:value-type="float">
            <text:p>35.23425</text:p>
          </table:table-cell>
          <table:table-cell office:value-type="float" office:value="33.8150625" calcext:value-type="float">
            <text:p>33.8150625</text:p>
          </table:table-cell>
        </table:table-row>
        <table:table-row table:style-name="ro1">
          <table:table-cell office:value-type="float" office:value="60113" calcext:value-type="float">
            <text:p>6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40</text:p>
          </table:table-cell>
          <table:table-cell office:value-type="string" calcext:value-type="string">
            <text:p>C6</text:p>
          </table:table-cell>
          <table:table-cell office:value-type="float" office:value="34.145375" calcext:value-type="float">
            <text:p>34.145375</text:p>
          </table:table-cell>
          <table:table-cell office:value-type="float" office:value="33.18225" calcext:value-type="float">
            <text:p>33.18225</text:p>
          </table:table-cell>
        </table:table-row>
        <table:table-row table:style-name="ro1">
          <table:table-cell office:value-type="float" office:value="60114" calcext:value-type="float">
            <text:p>60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29</text:p>
          </table:table-cell>
          <table:table-cell office:value-type="string" calcext:value-type="string">
            <text:p>C5</text:p>
          </table:table-cell>
          <table:table-cell office:value-type="float" office:value="35.768875" calcext:value-type="float">
            <text:p>35.768875</text:p>
          </table:table-cell>
          <table:table-cell office:value-type="float" office:value="33.6815" calcext:value-type="float">
            <text:p>33.6815</text:p>
          </table:table-cell>
        </table:table-row>
        <table:table-row table:style-name="ro1">
          <table:table-cell office:value-type="float" office:value="60115" calcext:value-type="float">
            <text:p>60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87</text:p>
          </table:table-cell>
          <table:table-cell office:value-type="string" calcext:value-type="string">
            <text:p>C4</text:p>
          </table:table-cell>
          <table:table-cell office:value-type="float" office:value="35.353125" calcext:value-type="float">
            <text:p>35.353125</text:p>
          </table:table-cell>
          <table:table-cell office:value-type="float" office:value="34.012625" calcext:value-type="float">
            <text:p>34.012625</text:p>
          </table:table-cell>
        </table:table-row>
        <table:table-row table:style-name="ro1">
          <table:table-cell office:value-type="float" office:value="60116" calcext:value-type="float">
            <text:p>60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66</text:p>
          </table:table-cell>
          <table:table-cell office:value-type="string" calcext:value-type="string">
            <text:p>C3</text:p>
          </table:table-cell>
          <table:table-cell office:value-type="float" office:value="35.30025" calcext:value-type="float">
            <text:p>35.30025</text:p>
          </table:table-cell>
          <table:table-cell office:value-type="float" office:value="34.9796875" calcext:value-type="float">
            <text:p>34.9796875</text:p>
          </table:table-cell>
        </table:table-row>
        <table:table-row table:style-name="ro1">
          <table:table-cell office:value-type="float" office:value="60117" calcext:value-type="float">
            <text:p>60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75</text:p>
          </table:table-cell>
          <table:table-cell office:value-type="string" calcext:value-type="string">
            <text:p>C2</text:p>
          </table:table-cell>
          <table:table-cell office:value-type="float" office:value="35.095625" calcext:value-type="float">
            <text:p>35.095625</text:p>
          </table:table-cell>
          <table:table-cell office:value-type="float" office:value="34.8221875" calcext:value-type="float">
            <text:p>34.8221875</text:p>
          </table:table-cell>
        </table:table-row>
        <table:table-row table:style-name="ro1">
          <table:table-cell office:value-type="float" office:value="60118" calcext:value-type="float">
            <text:p>60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</text:p>
          </table:table-cell>
          <table:table-cell office:value-type="float" office:value="34.7551875" calcext:value-type="float">
            <text:p>34.7551875</text:p>
          </table:table-cell>
          <table:table-cell office:value-type="float" office:value="33.5275625" calcext:value-type="float">
            <text:p>33.5275625</text:p>
          </table:table-cell>
        </table:table-row>
        <table:table-row table:style-name="ro1">
          <table:table-cell office:value-type="float" office:value="60119" calcext:value-type="float">
            <text:p>60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36</text:p>
          </table:table-cell>
          <table:table-cell office:value-type="string" calcext:value-type="string">
            <text:p>D6</text:p>
          </table:table-cell>
          <table:table-cell office:value-type="float" office:value="35.445875" calcext:value-type="float">
            <text:p>35.445875</text:p>
          </table:table-cell>
          <table:table-cell office:value-type="float" office:value="37.37075" calcext:value-type="float">
            <text:p>37.37075</text:p>
          </table:table-cell>
        </table:table-row>
        <table:table-row table:style-name="ro1">
          <table:table-cell office:value-type="float" office:value="60120" calcext:value-type="float">
            <text:p>60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5</text:p>
          </table:table-cell>
          <table:table-cell office:value-type="float" office:value="35.7679375" calcext:value-type="float">
            <text:p>35.7679375</text:p>
          </table:table-cell>
          <table:table-cell office:value-type="float" office:value="35.3265625" calcext:value-type="float">
            <text:p>35.3265625</text:p>
          </table:table-cell>
        </table:table-row>
        <table:table-row table:style-name="ro1">
          <table:table-cell office:value-type="float" office:value="60121" calcext:value-type="float">
            <text:p>60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95</text:p>
          </table:table-cell>
          <table:table-cell office:value-type="string" calcext:value-type="string">
            <text:p>D4</text:p>
          </table:table-cell>
          <table:table-cell office:value-type="float" office:value="36.633375" calcext:value-type="float">
            <text:p>36.633375</text:p>
          </table:table-cell>
          <table:table-cell office:value-type="float" office:value="34.9674375" calcext:value-type="float">
            <text:p>34.9674375</text:p>
          </table:table-cell>
        </table:table-row>
        <table:table-row table:style-name="ro1">
          <table:table-cell office:value-type="float" office:value="60122" calcext:value-type="float">
            <text:p>60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6</text:p>
          </table:table-cell>
          <table:table-cell office:value-type="string" calcext:value-type="string">
            <text:p>D3</text:p>
          </table:table-cell>
          <table:table-cell office:value-type="float" office:value="35.3395" calcext:value-type="float">
            <text:p>35.3395</text:p>
          </table:table-cell>
          <table:table-cell office:value-type="float" office:value="35.155875" calcext:value-type="float">
            <text:p>35.155875</text:p>
          </table:table-cell>
        </table:table-row>
        <table:table-row table:style-name="ro1">
          <table:table-cell office:value-type="float" office:value="60123" calcext:value-type="float">
            <text:p>60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08</text:p>
          </table:table-cell>
          <table:table-cell office:value-type="string" calcext:value-type="string">
            <text:p>D2</text:p>
          </table:table-cell>
          <table:table-cell office:value-type="float" office:value="34.6173125" calcext:value-type="float">
            <text:p>34.6173125</text:p>
          </table:table-cell>
          <table:table-cell office:value-type="float" office:value="35.6016875" calcext:value-type="float">
            <text:p>35.6016875</text:p>
          </table:table-cell>
        </table:table-row>
        <table:table-row table:style-name="ro1">
          <table:table-cell office:value-type="float" office:value="60124" calcext:value-type="float">
            <text:p>60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4</text:p>
          </table:table-cell>
          <table:table-cell office:value-type="string" calcext:value-type="string">
            <text:p>D1</text:p>
          </table:table-cell>
          <table:table-cell office:value-type="float" office:value="34.9461875" calcext:value-type="float">
            <text:p>34.9461875</text:p>
          </table:table-cell>
          <table:table-cell office:value-type="float" office:value="34.932375" calcext:value-type="float">
            <text:p>34.932375</text:p>
          </table:table-cell>
        </table:table-row>
        <table:table-row table:style-name="ro1">
          <table:table-cell office:value-type="float" office:value="60125" calcext:value-type="float">
            <text:p>60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82</text:p>
          </table:table-cell>
          <table:table-cell office:value-type="string" calcext:value-type="string">
            <text:p>E6</text:p>
          </table:table-cell>
          <table:table-cell office:value-type="float" office:value="36.474875" calcext:value-type="float">
            <text:p>36.474875</text:p>
          </table:table-cell>
          <table:table-cell office:value-type="float" office:value="34.2010625" calcext:value-type="float">
            <text:p>34.2010625</text:p>
          </table:table-cell>
        </table:table-row>
        <table:table-row table:style-name="ro1">
          <table:table-cell office:value-type="float" office:value="60126" calcext:value-type="float">
            <text:p>60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54</text:p>
          </table:table-cell>
          <table:table-cell office:value-type="string" calcext:value-type="string">
            <text:p>E5</text:p>
          </table:table-cell>
          <table:table-cell office:value-type="float" office:value="36.7346875" calcext:value-type="float">
            <text:p>36.7346875</text:p>
          </table:table-cell>
          <table:table-cell office:value-type="float" office:value="35.8638125" calcext:value-type="float">
            <text:p>35.8638125</text:p>
          </table:table-cell>
        </table:table-row>
        <table:table-row table:style-name="ro1">
          <table:table-cell office:value-type="float" office:value="60127" calcext:value-type="float">
            <text:p>60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96</text:p>
          </table:table-cell>
          <table:table-cell office:value-type="string" calcext:value-type="string">
            <text:p>E4</text:p>
          </table:table-cell>
          <table:table-cell office:value-type="float" office:value="36.320875" calcext:value-type="float">
            <text:p>36.320875</text:p>
          </table:table-cell>
          <table:table-cell office:value-type="float" office:value="34.376875" calcext:value-type="float">
            <text:p>34.376875</text:p>
          </table:table-cell>
        </table:table-row>
        <table:table-row table:style-name="ro1">
          <table:table-cell office:value-type="float" office:value="60128" calcext:value-type="float">
            <text:p>60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11</text:p>
          </table:table-cell>
          <table:table-cell office:value-type="string" calcext:value-type="string">
            <text:p>E3</text:p>
          </table:table-cell>
          <table:table-cell office:value-type="float" office:value="35.9078125" calcext:value-type="float">
            <text:p>35.9078125</text:p>
          </table:table-cell>
          <table:table-cell office:value-type="float" office:value="37.2355" calcext:value-type="float">
            <text:p>37.2355</text:p>
          </table:table-cell>
        </table:table-row>
        <table:table-row table:style-name="ro1">
          <table:table-cell office:value-type="float" office:value="60129" calcext:value-type="float">
            <text:p>60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39</text:p>
          </table:table-cell>
          <table:table-cell office:value-type="string" calcext:value-type="string">
            <text:p>E2</text:p>
          </table:table-cell>
          <table:table-cell office:value-type="float" office:value="35.3353125" calcext:value-type="float">
            <text:p>35.3353125</text:p>
          </table:table-cell>
          <table:table-cell office:value-type="float" office:value="34.86425" calcext:value-type="float">
            <text:p>34.86425</text:p>
          </table:table-cell>
        </table:table-row>
        <table:table-row table:style-name="ro1">
          <table:table-cell office:value-type="float" office:value="60130" calcext:value-type="float">
            <text:p>60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29</text:p>
          </table:table-cell>
          <table:table-cell office:value-type="string" calcext:value-type="string">
            <text:p>E1</text:p>
          </table:table-cell>
          <table:table-cell office:value-type="float" office:value="35.1061875" calcext:value-type="float">
            <text:p>35.1061875</text:p>
          </table:table-cell>
          <table:table-cell office:value-type="float" office:value="36.5430625" calcext:value-type="float">
            <text:p>36.5430625</text:p>
          </table:table-cell>
        </table:table-row>
        <table:table-row table:style-name="ro1">
          <table:table-cell office:value-type="float" office:value="60131" calcext:value-type="float">
            <text:p>60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37</text:p>
          </table:table-cell>
          <table:table-cell office:value-type="string" calcext:value-type="string">
            <text:p>F6</text:p>
          </table:table-cell>
          <table:table-cell office:value-type="float" office:value="49.554125" calcext:value-type="float">
            <text:p>49.554125</text:p>
          </table:table-cell>
          <table:table-cell office:value-type="float" office:value="38.3275" calcext:value-type="float">
            <text:p>38.3275</text:p>
          </table:table-cell>
        </table:table-row>
        <table:table-row table:style-name="ro1">
          <table:table-cell office:value-type="float" office:value="60132" calcext:value-type="float">
            <text:p>60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23</text:p>
          </table:table-cell>
          <table:table-cell office:value-type="string" calcext:value-type="string">
            <text:p>F5</text:p>
          </table:table-cell>
          <table:table-cell office:value-type="float" office:value="35.3485" calcext:value-type="float">
            <text:p>35.3485</text:p>
          </table:table-cell>
          <table:table-cell office:value-type="float" office:value="33.9685" calcext:value-type="float">
            <text:p>33.9685</text:p>
          </table:table-cell>
        </table:table-row>
        <table:table-row table:style-name="ro1">
          <table:table-cell office:value-type="float" office:value="60133" calcext:value-type="float">
            <text:p>60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18</text:p>
          </table:table-cell>
          <table:table-cell office:value-type="string" calcext:value-type="string">
            <text:p>F4</text:p>
          </table:table-cell>
          <table:table-cell office:value-type="float" office:value="35.247625" calcext:value-type="float">
            <text:p>35.247625</text:p>
          </table:table-cell>
          <table:table-cell office:value-type="float" office:value="33.565375" calcext:value-type="float">
            <text:p>33.565375</text:p>
          </table:table-cell>
        </table:table-row>
        <table:table-row table:style-name="ro1">
          <table:table-cell office:value-type="float" office:value="60134" calcext:value-type="float">
            <text:p>60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3</text:p>
          </table:table-cell>
          <table:table-cell office:value-type="float" office:value="35.11025" calcext:value-type="float">
            <text:p>35.11025</text:p>
          </table:table-cell>
          <table:table-cell office:value-type="float" office:value="33.274125" calcext:value-type="float">
            <text:p>33.274125</text:p>
          </table:table-cell>
        </table:table-row>
        <table:table-row table:style-name="ro1">
          <table:table-cell office:value-type="float" office:value="60135" calcext:value-type="float">
            <text:p>60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09</text:p>
          </table:table-cell>
          <table:table-cell office:value-type="string" calcext:value-type="string">
            <text:p>F2</text:p>
          </table:table-cell>
          <table:table-cell office:value-type="float" office:value="35.3865" calcext:value-type="float">
            <text:p>35.3865</text:p>
          </table:table-cell>
          <table:table-cell office:value-type="float" office:value="33.4663125" calcext:value-type="float">
            <text:p>33.4663125</text:p>
          </table:table-cell>
        </table:table-row>
        <table:table-row table:style-name="ro1">
          <table:table-cell office:value-type="float" office:value="60136" calcext:value-type="float">
            <text:p>60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94</text:p>
          </table:table-cell>
          <table:table-cell office:value-type="string" calcext:value-type="string">
            <text:p>F1</text:p>
          </table:table-cell>
          <table:table-cell office:value-type="float" office:value="35.21325" calcext:value-type="float">
            <text:p>35.21325</text:p>
          </table:table-cell>
          <table:table-cell office:value-type="float" office:value="35.15875" calcext:value-type="float">
            <text:p>35.15875</text:p>
          </table:table-cell>
        </table:table-row>
        <table:table-row table:style-name="ro1">
          <table:table-cell office:value-type="float" office:value="60137" calcext:value-type="float">
            <text:p>60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5</text:p>
          </table:table-cell>
          <table:table-cell office:value-type="string" calcext:value-type="string">
            <text:p>G6</text:p>
          </table:table-cell>
          <table:table-cell office:value-type="float" office:value="35.8760625" calcext:value-type="float">
            <text:p>35.8760625</text:p>
          </table:table-cell>
          <table:table-cell office:value-type="float" office:value="33.443125" calcext:value-type="float">
            <text:p>33.443125</text:p>
          </table:table-cell>
        </table:table-row>
        <table:table-row table:style-name="ro1">
          <table:table-cell office:value-type="float" office:value="60138" calcext:value-type="float">
            <text:p>60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11</text:p>
          </table:table-cell>
          <table:table-cell office:value-type="string" calcext:value-type="string">
            <text:p>G5</text:p>
          </table:table-cell>
          <table:table-cell office:value-type="float" office:value="34.8409375" calcext:value-type="float">
            <text:p>34.8409375</text:p>
          </table:table-cell>
          <table:table-cell office:value-type="float" office:value="33.261" calcext:value-type="float">
            <text:p>33.261</text:p>
          </table:table-cell>
        </table:table-row>
        <table:table-row table:style-name="ro1">
          <table:table-cell office:value-type="float" office:value="60139" calcext:value-type="float">
            <text:p>60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1</text:p>
          </table:table-cell>
          <table:table-cell office:value-type="string" calcext:value-type="string">
            <text:p>G4</text:p>
          </table:table-cell>
          <table:table-cell office:value-type="float" office:value="35.2151875" calcext:value-type="float">
            <text:p>35.2151875</text:p>
          </table:table-cell>
          <table:table-cell office:value-type="float" office:value="34.02075" calcext:value-type="float">
            <text:p>34.02075</text:p>
          </table:table-cell>
        </table:table-row>
        <table:table-row table:style-name="ro1">
          <table:table-cell office:value-type="float" office:value="60140" calcext:value-type="float">
            <text:p>60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77</text:p>
          </table:table-cell>
          <table:table-cell office:value-type="string" calcext:value-type="string">
            <text:p>G3</text:p>
          </table:table-cell>
          <table:table-cell office:value-type="float" office:value="35.082875" calcext:value-type="float">
            <text:p>35.082875</text:p>
          </table:table-cell>
          <table:table-cell office:value-type="float" office:value="35.4649375" calcext:value-type="float">
            <text:p>35.4649375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28</text:p>
          </table:table-cell>
          <table:table-cell office:value-type="string" calcext:value-type="string">
            <text:p>G2</text:p>
          </table:table-cell>
          <table:table-cell office:value-type="float" office:value="35.0285" calcext:value-type="float">
            <text:p>35.0285</text:p>
          </table:table-cell>
          <table:table-cell office:value-type="float" office:value="34.0874375" calcext:value-type="float">
            <text:p>34.0874375</text:p>
          </table:table-cell>
        </table:table-row>
        <table:table-row table:style-name="ro1">
          <table:table-cell office:value-type="float" office:value="60142" calcext:value-type="float">
            <text:p>60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67</text:p>
          </table:table-cell>
          <table:table-cell office:value-type="string" calcext:value-type="string">
            <text:p>G1</text:p>
          </table:table-cell>
          <table:table-cell office:value-type="float" office:value="35.408" calcext:value-type="float">
            <text:p>35.408</text:p>
          </table:table-cell>
          <table:table-cell office:value-type="float" office:value="33.4436875" calcext:value-type="float">
            <text:p>33.4436875</text:p>
          </table:table-cell>
        </table:table-row>
        <table:table-row table:style-name="ro1">
          <table:table-cell office:value-type="float" office:value="60143" calcext:value-type="float">
            <text:p>60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49</text:p>
          </table:table-cell>
          <table:table-cell office:value-type="string" calcext:value-type="string">
            <text:p>H6</text:p>
          </table:table-cell>
          <table:table-cell office:value-type="float" office:value="35.2264375" calcext:value-type="float">
            <text:p>35.2264375</text:p>
          </table:table-cell>
          <table:table-cell office:value-type="float" office:value="35.443875" calcext:value-type="float">
            <text:p>35.443875</text:p>
          </table:table-cell>
        </table:table-row>
        <table:table-row table:style-name="ro1">
          <table:table-cell office:value-type="float" office:value="60144" calcext:value-type="float">
            <text:p>60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90</text:p>
          </table:table-cell>
          <table:table-cell office:value-type="string" calcext:value-type="string">
            <text:p>H5</text:p>
          </table:table-cell>
          <table:table-cell office:value-type="float" office:value="35.786125" calcext:value-type="float">
            <text:p>35.786125</text:p>
          </table:table-cell>
          <table:table-cell office:value-type="float" office:value="36.0333125" calcext:value-type="float">
            <text:p>36.0333125</text:p>
          </table:table-cell>
        </table:table-row>
        <table:table-row table:style-name="ro1">
          <table:table-cell office:value-type="float" office:value="60145" calcext:value-type="float">
            <text:p>60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4</text:p>
          </table:table-cell>
          <table:table-cell office:value-type="float" office:value="35.225375" calcext:value-type="float">
            <text:p>35.225375</text:p>
          </table:table-cell>
          <table:table-cell office:value-type="float" office:value="35.5246875" calcext:value-type="float">
            <text:p>35.5246875</text:p>
          </table:table-cell>
        </table:table-row>
        <table:table-row table:style-name="ro1">
          <table:table-cell office:value-type="float" office:value="60146" calcext:value-type="float">
            <text:p>60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07</text:p>
          </table:table-cell>
          <table:table-cell office:value-type="string" calcext:value-type="string">
            <text:p>H3</text:p>
          </table:table-cell>
          <table:table-cell office:value-type="float" office:value="35.086375" calcext:value-type="float">
            <text:p>35.086375</text:p>
          </table:table-cell>
          <table:table-cell office:value-type="float" office:value="34.3734375" calcext:value-type="float">
            <text:p>34.3734375</text:p>
          </table:table-cell>
        </table:table-row>
        <table:table-row table:style-name="ro1">
          <table:table-cell office:value-type="float" office:value="60147" calcext:value-type="float">
            <text:p>60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9</text:p>
          </table:table-cell>
          <table:table-cell office:value-type="string" calcext:value-type="string">
            <text:p>H2</text:p>
          </table:table-cell>
          <table:table-cell office:value-type="float" office:value="34.9936875" calcext:value-type="float">
            <text:p>34.9936875</text:p>
          </table:table-cell>
          <table:table-cell office:value-type="float" office:value="34.2695" calcext:value-type="float">
            <text:p>34.2695</text:p>
          </table:table-cell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05</text:p>
          </table:table-cell>
          <table:table-cell office:value-type="string" calcext:value-type="string">
            <text:p>H1</text:p>
          </table:table-cell>
          <table:table-cell office:value-type="float" office:value="35.3696875" calcext:value-type="float">
            <text:p>35.3696875</text:p>
          </table:table-cell>
          <table:table-cell office:value-type="float" office:value="34.086125" calcext:value-type="float">
            <text:p>34.086125</text:p>
          </table:table-cell>
        </table:table-row>
        <table:table-row table:style-name="ro1">
          <table:table-cell office:value-type="float" office:value="60149" calcext:value-type="float">
            <text:p>60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6</text:p>
          </table:table-cell>
          <table:table-cell office:value-type="float" office:value="34.9150625" calcext:value-type="float">
            <text:p>34.9150625</text:p>
          </table:table-cell>
          <table:table-cell office:value-type="float" office:value="35.02475" calcext:value-type="float">
            <text:p>35.02475</text:p>
          </table:table-cell>
        </table:table-row>
        <table:table-row table:style-name="ro1">
          <table:table-cell office:value-type="float" office:value="60150" calcext:value-type="float">
            <text:p>60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68</text:p>
          </table:table-cell>
          <table:table-cell office:value-type="string" calcext:value-type="string">
            <text:p>I5</text:p>
          </table:table-cell>
          <table:table-cell office:value-type="float" office:value="34.6304375" calcext:value-type="float">
            <text:p>34.6304375</text:p>
          </table:table-cell>
          <table:table-cell office:value-type="float" office:value="33.7701875" calcext:value-type="float">
            <text:p>33.7701875</text:p>
          </table:table-cell>
        </table:table-row>
        <table:table-row table:style-name="ro1">
          <table:table-cell office:value-type="float" office:value="60151" calcext:value-type="float">
            <text:p>60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7</text:p>
          </table:table-cell>
          <table:table-cell office:value-type="string" calcext:value-type="string">
            <text:p>I4</text:p>
          </table:table-cell>
          <table:table-cell office:value-type="float" office:value="34.9663125" calcext:value-type="float">
            <text:p>34.9663125</text:p>
          </table:table-cell>
          <table:table-cell office:value-type="float" office:value="34.22925" calcext:value-type="float">
            <text:p>34.22925</text:p>
          </table:table-cell>
        </table:table-row>
        <table:table-row table:style-name="ro1">
          <table:table-cell office:value-type="float" office:value="60152" calcext:value-type="float">
            <text:p>60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81</text:p>
          </table:table-cell>
          <table:table-cell office:value-type="string" calcext:value-type="string">
            <text:p>I3</text:p>
          </table:table-cell>
          <table:table-cell office:value-type="float" office:value="35.948875" calcext:value-type="float">
            <text:p>35.948875</text:p>
          </table:table-cell>
          <table:table-cell office:value-type="float" office:value="36.293125" calcext:value-type="float">
            <text:p>36.293125</text:p>
          </table:table-cell>
        </table:table-row>
        <table:table-row table:style-name="ro1">
          <table:table-cell office:value-type="float" office:value="60153" calcext:value-type="float">
            <text:p>60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97</text:p>
          </table:table-cell>
          <table:table-cell office:value-type="string" calcext:value-type="string">
            <text:p>I2</text:p>
          </table:table-cell>
          <table:table-cell office:value-type="float" office:value="35.62025" calcext:value-type="float">
            <text:p>35.62025</text:p>
          </table:table-cell>
          <table:table-cell office:value-type="float" office:value="36.023375" calcext:value-type="float">
            <text:p>36.023375</text:p>
          </table:table-cell>
        </table:table-row>
        <table:table-row table:style-name="ro1">
          <table:table-cell office:value-type="float" office:value="60154" calcext:value-type="float">
            <text:p>60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75</text:p>
          </table:table-cell>
          <table:table-cell office:value-type="string" calcext:value-type="string">
            <text:p>I1</text:p>
          </table:table-cell>
          <table:table-cell office:value-type="float" office:value="36.0466875" calcext:value-type="float">
            <text:p>36.0466875</text:p>
          </table:table-cell>
          <table:table-cell office:value-type="float" office:value="35.44975" calcext:value-type="float">
            <text:p>35.44975</text:p>
          </table:table-cell>
        </table:table-row>
        <table:table-row table:style-name="ro1">
          <table:table-cell office:value-type="float" office:value="60155" calcext:value-type="float">
            <text:p>60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8</text:p>
          </table:table-cell>
          <table:table-cell office:value-type="string" calcext:value-type="string">
            <text:p>J6</text:p>
          </table:table-cell>
          <table:table-cell office:value-type="float" office:value="35.6619375" calcext:value-type="float">
            <text:p>35.6619375</text:p>
          </table:table-cell>
          <table:table-cell office:value-type="float" office:value="33.937125" calcext:value-type="float">
            <text:p>33.937125</text:p>
          </table:table-cell>
        </table:table-row>
        <table:table-row table:style-name="ro1">
          <table:table-cell office:value-type="float" office:value="60156" calcext:value-type="float">
            <text:p>60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86</text:p>
          </table:table-cell>
          <table:table-cell office:value-type="string" calcext:value-type="string">
            <text:p>J5</text:p>
          </table:table-cell>
          <table:table-cell office:value-type="float" office:value="35.2014375" calcext:value-type="float">
            <text:p>35.2014375</text:p>
          </table:table-cell>
          <table:table-cell office:value-type="float" office:value="33.1444375" calcext:value-type="float">
            <text:p>33.1444375</text:p>
          </table:table-cell>
        </table:table-row>
        <table:table-row table:style-name="ro1">
          <table:table-cell office:value-type="float" office:value="60157" calcext:value-type="float">
            <text:p>601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6</text:p>
          </table:table-cell>
          <table:table-cell office:value-type="string" calcext:value-type="string">
            <text:p>J4</text:p>
          </table:table-cell>
          <table:table-cell office:value-type="float" office:value="35.2465625" calcext:value-type="float">
            <text:p>35.2465625</text:p>
          </table:table-cell>
          <table:table-cell office:value-type="float" office:value="33.2328125" calcext:value-type="float">
            <text:p>33.2328125</text:p>
          </table:table-cell>
        </table:table-row>
        <table:table-row table:style-name="ro1">
          <table:table-cell office:value-type="float" office:value="60158" calcext:value-type="float">
            <text:p>60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7</text:p>
          </table:table-cell>
          <table:table-cell office:value-type="string" calcext:value-type="string">
            <text:p>J3</text:p>
          </table:table-cell>
          <table:table-cell office:value-type="float" office:value="35.582" calcext:value-type="float">
            <text:p>35.582</text:p>
          </table:table-cell>
          <table:table-cell office:value-type="float" office:value="34.2744375" calcext:value-type="float">
            <text:p>34.2744375</text:p>
          </table:table-cell>
        </table:table-row>
        <table:table-row table:style-name="ro1">
          <table:table-cell office:value-type="float" office:value="60159" calcext:value-type="float">
            <text:p>60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2</text:p>
          </table:table-cell>
          <table:table-cell office:value-type="float" office:value="35.9426875" calcext:value-type="float">
            <text:p>35.9426875</text:p>
          </table:table-cell>
          <table:table-cell office:value-type="float" office:value="35.3591875" calcext:value-type="float">
            <text:p>35.3591875</text:p>
          </table:table-cell>
        </table:table-row>
        <table:table-row table:style-name="ro1">
          <table:table-cell office:value-type="float" office:value="60160" calcext:value-type="float">
            <text:p>60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9</text:p>
          </table:table-cell>
          <table:table-cell office:value-type="string" calcext:value-type="string">
            <text:p>J1</text:p>
          </table:table-cell>
          <table:table-cell office:value-type="float" office:value="39.0231875" calcext:value-type="float">
            <text:p>39.0231875</text:p>
          </table:table-cell>
          <table:table-cell office:value-type="float" office:value="36.0111875" calcext:value-type="float">
            <text:p>36.0111875</text:p>
          </table:table-cell>
        </table:table-row>
        <table:table-row table:style-name="ro1">
          <table:table-cell office:value-type="float" office:value="60201" calcext:value-type="float">
            <text:p>60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11</text:p>
          </table:table-cell>
          <table:table-cell office:value-type="string" calcext:value-type="string">
            <text:p>A7</text:p>
          </table:table-cell>
          <table:table-cell office:value-type="float" office:value="35.28375" calcext:value-type="float">
            <text:p>35.28375</text:p>
          </table:table-cell>
          <table:table-cell office:value-type="float" office:value="34.8299375" calcext:value-type="float">
            <text:p>34.8299375</text:p>
          </table:table-cell>
        </table:table-row>
        <table:table-row table:style-name="ro1">
          <table:table-cell office:value-type="float" office:value="60202" calcext:value-type="float">
            <text:p>602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8</text:p>
          </table:table-cell>
          <table:table-cell office:value-type="float" office:value="35.2659375" calcext:value-type="float">
            <text:p>35.2659375</text:p>
          </table:table-cell>
          <table:table-cell office:value-type="float" office:value="33.780625" calcext:value-type="float">
            <text:p>33.780625</text:p>
          </table:table-cell>
        </table:table-row>
        <table:table-row table:style-name="ro1">
          <table:table-cell office:value-type="float" office:value="60203" calcext:value-type="float">
            <text:p>60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30</text:p>
          </table:table-cell>
          <table:table-cell office:value-type="string" calcext:value-type="string">
            <text:p>A9</text:p>
          </table:table-cell>
          <table:table-cell office:value-type="float" office:value="35.1998125" calcext:value-type="float">
            <text:p>35.1998125</text:p>
          </table:table-cell>
          <table:table-cell office:value-type="float" office:value="34.959125" calcext:value-type="float">
            <text:p>34.959125</text:p>
          </table:table-cell>
        </table:table-row>
        <table:table-row table:style-name="ro1">
          <table:table-cell office:value-type="float" office:value="60204" calcext:value-type="float">
            <text:p>602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9</text:p>
          </table:table-cell>
          <table:table-cell office:value-type="string" calcext:value-type="string">
            <text:p>A10</text:p>
          </table:table-cell>
          <table:table-cell office:value-type="float" office:value="35.2946875" calcext:value-type="float">
            <text:p>35.2946875</text:p>
          </table:table-cell>
          <table:table-cell office:value-type="float" office:value="33.8855625" calcext:value-type="float">
            <text:p>33.8855625</text:p>
          </table:table-cell>
        </table:table-row>
        <table:table-row table:style-name="ro1">
          <table:table-cell office:value-type="float" office:value="60205" calcext:value-type="float">
            <text:p>602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97</text:p>
          </table:table-cell>
          <table:table-cell office:value-type="string" calcext:value-type="string">
            <text:p>A11</text:p>
          </table:table-cell>
          <table:table-cell office:value-type="float" office:value="36.49475" calcext:value-type="float">
            <text:p>36.49475</text:p>
          </table:table-cell>
          <table:table-cell office:value-type="float" office:value="35.9736875" calcext:value-type="float">
            <text:p>35.9736875</text:p>
          </table:table-cell>
        </table:table-row>
        <table:table-row table:style-name="ro1">
          <table:table-cell office:value-type="float" office:value="60206" calcext:value-type="float">
            <text:p>60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3</text:p>
          </table:table-cell>
          <table:table-cell office:value-type="string" calcext:value-type="string">
            <text:p>A12</text:p>
          </table:table-cell>
          <table:table-cell office:value-type="float" office:value="40.2528125" calcext:value-type="float">
            <text:p>40.2528125</text:p>
          </table:table-cell>
          <table:table-cell office:value-type="float" office:value="40.9603125" calcext:value-type="float">
            <text:p>40.9603125</text:p>
          </table:table-cell>
        </table:table-row>
        <table:table-row table:style-name="ro1">
          <table:table-cell office:value-type="float" office:value="60207" calcext:value-type="float">
            <text:p>60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39</text:p>
          </table:table-cell>
          <table:table-cell office:value-type="string" calcext:value-type="string">
            <text:p>B7</text:p>
          </table:table-cell>
          <table:table-cell office:value-type="float" office:value="35.183" calcext:value-type="float">
            <text:p>35.183</text:p>
          </table:table-cell>
          <table:table-cell office:value-type="float" office:value="33.7703125" calcext:value-type="float">
            <text:p>33.7703125</text:p>
          </table:table-cell>
        </table:table-row>
        <table:table-row table:style-name="ro1">
          <table:table-cell office:value-type="float" office:value="60208" calcext:value-type="float">
            <text:p>602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97</text:p>
          </table:table-cell>
          <table:table-cell office:value-type="string" calcext:value-type="string">
            <text:p>B8</text:p>
          </table:table-cell>
          <table:table-cell office:value-type="float" office:value="35.034625" calcext:value-type="float">
            <text:p>35.034625</text:p>
          </table:table-cell>
          <table:table-cell office:value-type="float" office:value="33.9065625" calcext:value-type="float">
            <text:p>33.9065625</text:p>
          </table:table-cell>
        </table:table-row>
        <table:table-row table:style-name="ro1">
          <table:table-cell office:value-type="float" office:value="60209" calcext:value-type="float">
            <text:p>602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9</text:p>
          </table:table-cell>
          <table:table-cell office:value-type="float" office:value="34.939625" calcext:value-type="float">
            <text:p>34.939625</text:p>
          </table:table-cell>
          <table:table-cell office:value-type="float" office:value="34.6696875" calcext:value-type="float">
            <text:p>34.6696875</text:p>
          </table:table-cell>
        </table:table-row>
        <table:table-row table:style-name="ro1">
          <table:table-cell office:value-type="float" office:value="60210" calcext:value-type="float">
            <text:p>60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2</text:p>
          </table:table-cell>
          <table:table-cell office:value-type="string" calcext:value-type="string">
            <text:p>B10</text:p>
          </table:table-cell>
          <table:table-cell office:value-type="float" office:value="35.144625" calcext:value-type="float">
            <text:p>35.144625</text:p>
          </table:table-cell>
          <table:table-cell office:value-type="float" office:value="34.4378125" calcext:value-type="float">
            <text:p>34.4378125</text:p>
          </table:table-cell>
        </table:table-row>
        <table:table-row table:style-name="ro1">
          <table:table-cell office:value-type="float" office:value="60211" calcext:value-type="float">
            <text:p>602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81</text:p>
          </table:table-cell>
          <table:table-cell office:value-type="string" calcext:value-type="string">
            <text:p>B11</text:p>
          </table:table-cell>
          <table:table-cell office:value-type="float" office:value="35.7181875" calcext:value-type="float">
            <text:p>35.7181875</text:p>
          </table:table-cell>
          <table:table-cell office:value-type="float" office:value="34.334" calcext:value-type="float">
            <text:p>34.334</text:p>
          </table:table-cell>
        </table:table-row>
        <table:table-row table:style-name="ro1">
          <table:table-cell office:value-type="float" office:value="60212" calcext:value-type="float">
            <text:p>60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4</text:p>
          </table:table-cell>
          <table:table-cell office:value-type="string" calcext:value-type="string">
            <text:p>B12</text:p>
          </table:table-cell>
          <table:table-cell office:value-type="float" office:value="36.4459375" calcext:value-type="float">
            <text:p>36.4459375</text:p>
          </table:table-cell>
          <table:table-cell office:value-type="float" office:value="35.582125" calcext:value-type="float">
            <text:p>35.582125</text:p>
          </table:table-cell>
        </table:table-row>
        <table:table-row table:style-name="ro1">
          <table:table-cell office:value-type="float" office:value="60213" calcext:value-type="float">
            <text:p>602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05</text:p>
          </table:table-cell>
          <table:table-cell office:value-type="string" calcext:value-type="string">
            <text:p>C7</text:p>
          </table:table-cell>
          <table:table-cell office:value-type="float" office:value="48.4919375" calcext:value-type="float">
            <text:p>48.4919375</text:p>
          </table:table-cell>
          <table:table-cell office:value-type="float" office:value="38.9345" calcext:value-type="float">
            <text:p>38.9345</text:p>
          </table:table-cell>
        </table:table-row>
        <table:table-row table:style-name="ro1">
          <table:table-cell office:value-type="float" office:value="60214" calcext:value-type="float">
            <text:p>60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47</text:p>
          </table:table-cell>
          <table:table-cell office:value-type="string" calcext:value-type="string">
            <text:p>C8</text:p>
          </table:table-cell>
          <table:table-cell office:value-type="float" office:value="35.8098125" calcext:value-type="float">
            <text:p>35.8098125</text:p>
          </table:table-cell>
          <table:table-cell office:value-type="float" office:value="36.954875" calcext:value-type="float">
            <text:p>36.954875</text:p>
          </table:table-cell>
        </table:table-row>
        <table:table-row table:style-name="ro1">
          <table:table-cell office:value-type="float" office:value="60215" calcext:value-type="float">
            <text:p>602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46</text:p>
          </table:table-cell>
          <table:table-cell office:value-type="string" calcext:value-type="string">
            <text:p>C9</text:p>
          </table:table-cell>
          <table:table-cell office:value-type="float" office:value="35.1946875" calcext:value-type="float">
            <text:p>35.1946875</text:p>
          </table:table-cell>
          <table:table-cell office:value-type="float" office:value="34.279" calcext:value-type="float">
            <text:p>34.279</text:p>
          </table:table-cell>
        </table:table-row>
        <table:table-row table:style-name="ro1">
          <table:table-cell office:value-type="float" office:value="60216" calcext:value-type="float">
            <text:p>60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29</text:p>
          </table:table-cell>
          <table:table-cell office:value-type="string" calcext:value-type="string">
            <text:p>C10</text:p>
          </table:table-cell>
          <table:table-cell office:value-type="float" office:value="36.17875" calcext:value-type="float">
            <text:p>36.17875</text:p>
          </table:table-cell>
          <table:table-cell office:value-type="float" office:value="36.5958125" calcext:value-type="float">
            <text:p>36.5958125</text:p>
          </table:table-cell>
        </table:table-row>
        <table:table-row table:style-name="ro1">
          <table:table-cell office:value-type="float" office:value="60217" calcext:value-type="float">
            <text:p>602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92</text:p>
          </table:table-cell>
          <table:table-cell office:value-type="string" calcext:value-type="string">
            <text:p>C11</text:p>
          </table:table-cell>
          <table:table-cell office:value-type="float" office:value="35.56" calcext:value-type="float">
            <text:p>35.56</text:p>
          </table:table-cell>
          <table:table-cell office:value-type="float" office:value="34.1790625" calcext:value-type="float">
            <text:p>34.1790625</text:p>
          </table:table-cell>
        </table:table-row>
        <table:table-row table:style-name="ro1">
          <table:table-cell office:value-type="float" office:value="60218" calcext:value-type="float">
            <text:p>602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2</text:p>
          </table:table-cell>
          <table:table-cell office:value-type="float" office:value="36.159125" calcext:value-type="float">
            <text:p>36.159125</text:p>
          </table:table-cell>
          <table:table-cell office:value-type="float" office:value="35.6910625" calcext:value-type="float">
            <text:p>35.6910625</text:p>
          </table:table-cell>
        </table:table-row>
        <table:table-row table:style-name="ro1">
          <table:table-cell office:value-type="float" office:value="60219" calcext:value-type="float">
            <text:p>602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56</text:p>
          </table:table-cell>
          <table:table-cell office:value-type="string" calcext:value-type="string">
            <text:p>D7</text:p>
          </table:table-cell>
          <table:table-cell office:value-type="float" office:value="35.9870625" calcext:value-type="float">
            <text:p>35.9870625</text:p>
          </table:table-cell>
          <table:table-cell office:value-type="float" office:value="33.4436875" calcext:value-type="float">
            <text:p>33.4436875</text:p>
          </table:table-cell>
        </table:table-row>
        <table:table-row table:style-name="ro1">
          <table:table-cell office:value-type="float" office:value="60220" calcext:value-type="float">
            <text:p>60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8</text:p>
          </table:table-cell>
          <table:table-cell office:value-type="float" office:value="35.112375" calcext:value-type="float">
            <text:p>35.112375</text:p>
          </table:table-cell>
          <table:table-cell office:value-type="float" office:value="34.4694375" calcext:value-type="float">
            <text:p>34.4694375</text:p>
          </table:table-cell>
        </table:table-row>
        <table:table-row table:style-name="ro1">
          <table:table-cell office:value-type="float" office:value="60221" calcext:value-type="float">
            <text:p>602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82</text:p>
          </table:table-cell>
          <table:table-cell office:value-type="string" calcext:value-type="string">
            <text:p>D9</text:p>
          </table:table-cell>
          <table:table-cell office:value-type="float" office:value="35.169875" calcext:value-type="float">
            <text:p>35.169875</text:p>
          </table:table-cell>
          <table:table-cell office:value-type="float" office:value="35.4203125" calcext:value-type="float">
            <text:p>35.4203125</text:p>
          </table:table-cell>
        </table:table-row>
        <table:table-row table:style-name="ro1">
          <table:table-cell office:value-type="float" office:value="60222" calcext:value-type="float">
            <text:p>60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1</text:p>
          </table:table-cell>
          <table:table-cell office:value-type="string" calcext:value-type="string">
            <text:p>D10</text:p>
          </table:table-cell>
          <table:table-cell office:value-type="float" office:value="35.388875" calcext:value-type="float">
            <text:p>35.388875</text:p>
          </table:table-cell>
          <table:table-cell office:value-type="float" office:value="33.939125" calcext:value-type="float">
            <text:p>33.939125</text:p>
          </table:table-cell>
        </table:table-row>
        <table:table-row table:style-name="ro1">
          <table:table-cell office:value-type="float" office:value="60223" calcext:value-type="float">
            <text:p>602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01</text:p>
          </table:table-cell>
          <table:table-cell office:value-type="string" calcext:value-type="string">
            <text:p>D11</text:p>
          </table:table-cell>
          <table:table-cell office:value-type="float" office:value="36.173375" calcext:value-type="float">
            <text:p>36.173375</text:p>
          </table:table-cell>
          <table:table-cell office:value-type="float" office:value="36.215375" calcext:value-type="float">
            <text:p>36.215375</text:p>
          </table:table-cell>
        </table:table-row>
        <table:table-row table:style-name="ro1">
          <table:table-cell office:value-type="float" office:value="60224" calcext:value-type="float">
            <text:p>602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74</text:p>
          </table:table-cell>
          <table:table-cell office:value-type="string" calcext:value-type="string">
            <text:p>D12</text:p>
          </table:table-cell>
          <table:table-cell office:value-type="float" office:value="37.13375" calcext:value-type="float">
            <text:p>37.13375</text:p>
          </table:table-cell>
          <table:table-cell office:value-type="float" office:value="36.52975" calcext:value-type="float">
            <text:p>36.52975</text:p>
          </table:table-cell>
        </table:table-row>
        <table:table-row table:style-name="ro1">
          <table:table-cell office:value-type="float" office:value="60225" calcext:value-type="float">
            <text:p>602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86</text:p>
          </table:table-cell>
          <table:table-cell office:value-type="string" calcext:value-type="string">
            <text:p>E7</text:p>
          </table:table-cell>
          <table:table-cell office:value-type="float" office:value="35.9519375" calcext:value-type="float">
            <text:p>35.9519375</text:p>
          </table:table-cell>
          <table:table-cell office:value-type="float" office:value="33.545875" calcext:value-type="float">
            <text:p>33.545875</text:p>
          </table:table-cell>
        </table:table-row>
        <table:table-row table:style-name="ro1">
          <table:table-cell office:value-type="float" office:value="60226" calcext:value-type="float">
            <text:p>602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0</text:p>
          </table:table-cell>
          <table:table-cell office:value-type="string" calcext:value-type="string">
            <text:p>E8</text:p>
          </table:table-cell>
          <table:table-cell office:value-type="float" office:value="35.376625" calcext:value-type="float">
            <text:p>35.376625</text:p>
          </table:table-cell>
          <table:table-cell office:value-type="float" office:value="35.193375" calcext:value-type="float">
            <text:p>35.193375</text:p>
          </table:table-cell>
        </table:table-row>
        <table:table-row table:style-name="ro1">
          <table:table-cell office:value-type="float" office:value="60227" calcext:value-type="float">
            <text:p>60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1</text:p>
          </table:table-cell>
          <table:table-cell office:value-type="string" calcext:value-type="string">
            <text:p>E9</text:p>
          </table:table-cell>
          <table:table-cell office:value-type="float" office:value="36.071875" calcext:value-type="float">
            <text:p>36.071875</text:p>
          </table:table-cell>
          <table:table-cell office:value-type="float" office:value="36.5426875" calcext:value-type="float">
            <text:p>36.5426875</text:p>
          </table:table-cell>
        </table:table-row>
        <table:table-row table:style-name="ro1">
          <table:table-cell office:value-type="float" office:value="60228" calcext:value-type="float">
            <text:p>602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0</text:p>
          </table:table-cell>
          <table:table-cell office:value-type="string" calcext:value-type="string">
            <text:p>E10</text:p>
          </table:table-cell>
          <table:table-cell office:value-type="float" office:value="37.4295" calcext:value-type="float">
            <text:p>37.4295</text:p>
          </table:table-cell>
          <table:table-cell office:value-type="float" office:value="35.4701875" calcext:value-type="float">
            <text:p>35.4701875</text:p>
          </table:table-cell>
        </table:table-row>
        <table:table-row table:style-name="ro1">
          <table:table-cell office:value-type="float" office:value="60229" calcext:value-type="float">
            <text:p>60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4</text:p>
          </table:table-cell>
          <table:table-cell office:value-type="string" calcext:value-type="string">
            <text:p>E11</text:p>
          </table:table-cell>
          <table:table-cell office:value-type="float" office:value="38.382125" calcext:value-type="float">
            <text:p>38.382125</text:p>
          </table:table-cell>
          <table:table-cell office:value-type="float" office:value="37.90525" calcext:value-type="float">
            <text:p>37.90525</text:p>
          </table:table-cell>
        </table:table-row>
        <table:table-row table:style-name="ro1">
          <table:table-cell office:value-type="float" office:value="60230" calcext:value-type="float">
            <text:p>602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67</text:p>
          </table:table-cell>
          <table:table-cell office:value-type="string" calcext:value-type="string">
            <text:p>E12</text:p>
          </table:table-cell>
          <table:table-cell office:value-type="float" office:value="38.0664375" calcext:value-type="float">
            <text:p>38.0664375</text:p>
          </table:table-cell>
          <table:table-cell office:value-type="float" office:value="36.239375" calcext:value-type="float">
            <text:p>36.239375</text:p>
          </table:table-cell>
        </table:table-row>
        <table:table-row table:style-name="ro1">
          <table:table-cell office:value-type="float" office:value="60231" calcext:value-type="float">
            <text:p>60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69</text:p>
          </table:table-cell>
          <table:table-cell office:value-type="string" calcext:value-type="string">
            <text:p>F7</text:p>
          </table:table-cell>
          <table:table-cell office:value-type="float" office:value="35.12775" calcext:value-type="float">
            <text:p>35.12775</text:p>
          </table:table-cell>
          <table:table-cell office:value-type="float" office:value="33.8175625" calcext:value-type="float">
            <text:p>33.8175625</text:p>
          </table:table-cell>
        </table:table-row>
        <table:table-row table:style-name="ro1">
          <table:table-cell office:value-type="float" office:value="60232" calcext:value-type="float">
            <text:p>602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08</text:p>
          </table:table-cell>
          <table:table-cell office:value-type="string" calcext:value-type="string">
            <text:p>F8</text:p>
          </table:table-cell>
          <table:table-cell office:value-type="float" office:value="36.7665625" calcext:value-type="float">
            <text:p>36.7665625</text:p>
          </table:table-cell>
          <table:table-cell office:value-type="float" office:value="36.7208125" calcext:value-type="float">
            <text:p>36.7208125</text:p>
          </table:table-cell>
        </table:table-row>
        <table:table-row table:style-name="ro1">
          <table:table-cell office:value-type="float" office:value="60233" calcext:value-type="float">
            <text:p>602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60</text:p>
          </table:table-cell>
          <table:table-cell office:value-type="string" calcext:value-type="string">
            <text:p>F9</text:p>
          </table:table-cell>
          <table:table-cell office:value-type="float" office:value="36.5389375" calcext:value-type="float">
            <text:p>36.5389375</text:p>
          </table:table-cell>
          <table:table-cell office:value-type="float" office:value="36.5031875" calcext:value-type="float">
            <text:p>36.5031875</text:p>
          </table:table-cell>
        </table:table-row>
        <table:table-row table:style-name="ro1">
          <table:table-cell office:value-type="float" office:value="60234" calcext:value-type="float">
            <text:p>602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10</text:p>
          </table:table-cell>
          <table:table-cell office:value-type="float" office:value="36.5919375" calcext:value-type="float">
            <text:p>36.5919375</text:p>
          </table:table-cell>
          <table:table-cell office:value-type="float" office:value="37.25425" calcext:value-type="float">
            <text:p>37.25425</text:p>
          </table:table-cell>
        </table:table-row>
        <table:table-row table:style-name="ro1">
          <table:table-cell office:value-type="float" office:value="60235" calcext:value-type="float">
            <text:p>602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4</text:p>
          </table:table-cell>
          <table:table-cell office:value-type="string" calcext:value-type="string">
            <text:p>F11</text:p>
          </table:table-cell>
          <table:table-cell office:value-type="float" office:value="37.3578125" calcext:value-type="float">
            <text:p>37.3578125</text:p>
          </table:table-cell>
          <table:table-cell office:value-type="float" office:value="36.714625" calcext:value-type="float">
            <text:p>36.714625</text:p>
          </table:table-cell>
        </table:table-row>
        <table:table-row table:style-name="ro1">
          <table:table-cell office:value-type="float" office:value="60236" calcext:value-type="float">
            <text:p>602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37</text:p>
          </table:table-cell>
          <table:table-cell office:value-type="string" calcext:value-type="string">
            <text:p>F12</text:p>
          </table:table-cell>
          <table:table-cell office:value-type="float" office:value="37.532375" calcext:value-type="float">
            <text:p>37.532375</text:p>
          </table:table-cell>
          <table:table-cell office:value-type="float" office:value="34.571125" calcext:value-type="float">
            <text:p>34.571125</text:p>
          </table:table-cell>
        </table:table-row>
        <table:table-row table:style-name="ro1">
          <table:table-cell office:value-type="float" office:value="60237" calcext:value-type="float">
            <text:p>602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02</text:p>
          </table:table-cell>
          <table:table-cell office:value-type="string" calcext:value-type="string">
            <text:p>G7</text:p>
          </table:table-cell>
          <table:table-cell office:value-type="float" office:value="35.3963125" calcext:value-type="float">
            <text:p>35.3963125</text:p>
          </table:table-cell>
          <table:table-cell office:value-type="float" office:value="35.459625" calcext:value-type="float">
            <text:p>35.459625</text:p>
          </table:table-cell>
        </table:table-row>
        <table:table-row table:style-name="ro1">
          <table:table-cell office:value-type="float" office:value="60238" calcext:value-type="float">
            <text:p>60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12</text:p>
          </table:table-cell>
          <table:table-cell office:value-type="string" calcext:value-type="string">
            <text:p>G8</text:p>
          </table:table-cell>
          <table:table-cell office:value-type="float" office:value="36.0185" calcext:value-type="float">
            <text:p>36.0185</text:p>
          </table:table-cell>
          <table:table-cell office:value-type="float" office:value="36.5380625" calcext:value-type="float">
            <text:p>36.5380625</text:p>
          </table:table-cell>
        </table:table-row>
        <table:table-row table:style-name="ro1">
          <table:table-cell office:value-type="float" office:value="60239" calcext:value-type="float">
            <text:p>602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6</text:p>
          </table:table-cell>
          <table:table-cell office:value-type="string" calcext:value-type="string">
            <text:p>G9</text:p>
          </table:table-cell>
          <table:table-cell office:value-type="float" office:value="37.8820625" calcext:value-type="float">
            <text:p>37.8820625</text:p>
          </table:table-cell>
          <table:table-cell office:value-type="float" office:value="36.598875" calcext:value-type="float">
            <text:p>36.598875</text:p>
          </table:table-cell>
        </table:table-row>
        <table:table-row table:style-name="ro1">
          <table:table-cell office:value-type="float" office:value="60240" calcext:value-type="float">
            <text:p>60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20</text:p>
          </table:table-cell>
          <table:table-cell office:value-type="string" calcext:value-type="string">
            <text:p>G10</text:p>
          </table:table-cell>
          <table:table-cell office:value-type="float" office:value="36.209375" calcext:value-type="float">
            <text:p>36.209375</text:p>
          </table:table-cell>
          <table:table-cell office:value-type="float" office:value="35.413625" calcext:value-type="float">
            <text:p>35.413625</text:p>
          </table:table-cell>
        </table:table-row>
        <table:table-row table:style-name="ro1">
          <table:table-cell office:value-type="float" office:value="60241" calcext:value-type="float">
            <text:p>602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12</text:p>
          </table:table-cell>
          <table:table-cell office:value-type="string" calcext:value-type="string">
            <text:p>G11</text:p>
          </table:table-cell>
          <table:table-cell office:value-type="float" office:value="36.600375" calcext:value-type="float">
            <text:p>36.600375</text:p>
          </table:table-cell>
          <table:table-cell office:value-type="float" office:value="35.868" calcext:value-type="float">
            <text:p>35.868</text:p>
          </table:table-cell>
        </table:table-row>
        <table:table-row table:style-name="ro1">
          <table:table-cell office:value-type="float" office:value="60242" calcext:value-type="float">
            <text:p>602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76</text:p>
          </table:table-cell>
          <table:table-cell office:value-type="string" calcext:value-type="string">
            <text:p>G12</text:p>
          </table:table-cell>
          <table:table-cell office:value-type="float" office:value="36.42875" calcext:value-type="float">
            <text:p>36.42875</text:p>
          </table:table-cell>
          <table:table-cell office:value-type="float" office:value="35.0941875" calcext:value-type="float">
            <text:p>35.0941875</text:p>
          </table:table-cell>
        </table:table-row>
        <table:table-row table:style-name="ro1">
          <table:table-cell office:value-type="float" office:value="60243" calcext:value-type="float">
            <text:p>602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68</text:p>
          </table:table-cell>
          <table:table-cell office:value-type="string" calcext:value-type="string">
            <text:p>H7</text:p>
          </table:table-cell>
          <table:table-cell office:value-type="float" office:value="35.2055625" calcext:value-type="float">
            <text:p>35.2055625</text:p>
          </table:table-cell>
          <table:table-cell office:value-type="float" office:value="33.65" calcext:value-type="float">
            <text:p>33.65</text:p>
          </table:table-cell>
        </table:table-row>
        <table:table-row table:style-name="ro1">
          <table:table-cell office:value-type="float" office:value="60244" calcext:value-type="float">
            <text:p>602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24</text:p>
          </table:table-cell>
          <table:table-cell office:value-type="string" calcext:value-type="string">
            <text:p>H8</text:p>
          </table:table-cell>
          <table:table-cell office:value-type="float" office:value="35.51" calcext:value-type="float">
            <text:p>35.51</text:p>
          </table:table-cell>
          <table:table-cell office:value-type="float" office:value="35.30325" calcext:value-type="float">
            <text:p>35.30325</text:p>
          </table:table-cell>
        </table:table-row>
        <table:table-row table:style-name="ro1">
          <table:table-cell office:value-type="float" office:value="60245" calcext:value-type="float">
            <text:p>602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9</text:p>
          </table:table-cell>
          <table:table-cell office:value-type="float" office:value="35.4513125" calcext:value-type="float">
            <text:p>35.4513125</text:p>
          </table:table-cell>
          <table:table-cell office:value-type="float" office:value="36.14175" calcext:value-type="float">
            <text:p>36.14175</text:p>
          </table:table-cell>
        </table:table-row>
        <table:table-row table:style-name="ro1">
          <table:table-cell office:value-type="float" office:value="60246" calcext:value-type="float">
            <text:p>602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41</text:p>
          </table:table-cell>
          <table:table-cell office:value-type="string" calcext:value-type="string">
            <text:p>H10</text:p>
          </table:table-cell>
          <table:table-cell office:value-type="float" office:value="35.5400625" calcext:value-type="float">
            <text:p>35.5400625</text:p>
          </table:table-cell>
          <table:table-cell office:value-type="float" office:value="34.5428125" calcext:value-type="float">
            <text:p>34.5428125</text:p>
          </table:table-cell>
        </table:table-row>
        <table:table-row table:style-name="ro1">
          <table:table-cell office:value-type="float" office:value="60247" calcext:value-type="float">
            <text:p>602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56</text:p>
          </table:table-cell>
          <table:table-cell office:value-type="string" calcext:value-type="string">
            <text:p>H11</text:p>
          </table:table-cell>
          <table:table-cell office:value-type="float" office:value="35.9573125" calcext:value-type="float">
            <text:p>35.9573125</text:p>
          </table:table-cell>
          <table:table-cell office:value-type="float" office:value="37.7835" calcext:value-type="float">
            <text:p>37.7835</text:p>
          </table:table-cell>
        </table:table-row>
        <table:table-row table:style-name="ro1">
          <table:table-cell office:value-type="float" office:value="60248" calcext:value-type="float">
            <text:p>60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0</text:p>
          </table:table-cell>
          <table:table-cell office:value-type="string" calcext:value-type="string">
            <text:p>H12</text:p>
          </table:table-cell>
          <table:table-cell office:value-type="float" office:value="36.5935625" calcext:value-type="float">
            <text:p>36.5935625</text:p>
          </table:table-cell>
          <table:table-cell office:value-type="float" office:value="37.75325" calcext:value-type="float">
            <text:p>37.75325</text:p>
          </table:table-cell>
        </table:table-row>
        <table:table-row table:style-name="ro1">
          <table:table-cell office:value-type="float" office:value="60249" calcext:value-type="float">
            <text:p>60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7</text:p>
          </table:table-cell>
          <table:table-cell office:value-type="float" office:value="34.7871875" calcext:value-type="float">
            <text:p>34.7871875</text:p>
          </table:table-cell>
          <table:table-cell office:value-type="float" office:value="33.790875" calcext:value-type="float">
            <text:p>33.790875</text:p>
          </table:table-cell>
        </table:table-row>
        <table:table-row table:style-name="ro1">
          <table:table-cell office:value-type="float" office:value="60250" calcext:value-type="float">
            <text:p>60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46</text:p>
          </table:table-cell>
          <table:table-cell office:value-type="string" calcext:value-type="string">
            <text:p>I8</text:p>
          </table:table-cell>
          <table:table-cell office:value-type="float" office:value="36.3878125" calcext:value-type="float">
            <text:p>36.3878125</text:p>
          </table:table-cell>
          <table:table-cell office:value-type="float" office:value="34.41975" calcext:value-type="float">
            <text:p>34.41975</text:p>
          </table:table-cell>
        </table:table-row>
        <table:table-row table:style-name="ro1">
          <table:table-cell office:value-type="float" office:value="60251" calcext:value-type="float">
            <text:p>60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8</text:p>
          </table:table-cell>
          <table:table-cell office:value-type="string" calcext:value-type="string">
            <text:p>I9</text:p>
          </table:table-cell>
          <table:table-cell office:value-type="float" office:value="35.645" calcext:value-type="float">
            <text:p>35.645</text:p>
          </table:table-cell>
          <table:table-cell office:value-type="float" office:value="37.161" calcext:value-type="float">
            <text:p>37.161</text:p>
          </table:table-cell>
        </table:table-row>
        <table:table-row table:style-name="ro1">
          <table:table-cell office:value-type="float" office:value="60252" calcext:value-type="float">
            <text:p>602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48</text:p>
          </table:table-cell>
          <table:table-cell office:value-type="string" calcext:value-type="string">
            <text:p>I10</text:p>
          </table:table-cell>
          <table:table-cell office:value-type="float" office:value="36.3475625" calcext:value-type="float">
            <text:p>36.3475625</text:p>
          </table:table-cell>
          <table:table-cell office:value-type="float" office:value="35.8908125" calcext:value-type="float">
            <text:p>35.8908125</text:p>
          </table:table-cell>
        </table:table-row>
        <table:table-row table:style-name="ro1">
          <table:table-cell office:value-type="float" office:value="60253" calcext:value-type="float">
            <text:p>602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3</text:p>
          </table:table-cell>
          <table:table-cell office:value-type="string" calcext:value-type="string">
            <text:p>I11</text:p>
          </table:table-cell>
          <table:table-cell office:value-type="float" office:value="35.448375" calcext:value-type="float">
            <text:p>35.448375</text:p>
          </table:table-cell>
          <table:table-cell office:value-type="float" office:value="34.2795625" calcext:value-type="float">
            <text:p>34.2795625</text:p>
          </table:table-cell>
        </table:table-row>
        <table:table-row table:style-name="ro1">
          <table:table-cell office:value-type="float" office:value="60254" calcext:value-type="float">
            <text:p>602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12</text:p>
          </table:table-cell>
          <table:table-cell office:value-type="string" calcext:value-type="string">
            <text:p>I12</text:p>
          </table:table-cell>
          <table:table-cell office:value-type="float" office:value="36.4564375" calcext:value-type="float">
            <text:p>36.4564375</text:p>
          </table:table-cell>
          <table:table-cell office:value-type="float" office:value="34.628875" calcext:value-type="float">
            <text:p>34.628875</text:p>
          </table:table-cell>
        </table:table-row>
        <table:table-row table:style-name="ro1">
          <table:table-cell office:value-type="float" office:value="60255" calcext:value-type="float">
            <text:p>60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4</text:p>
          </table:table-cell>
          <table:table-cell office:value-type="string" calcext:value-type="string">
            <text:p>J7</text:p>
          </table:table-cell>
          <table:table-cell office:value-type="float" office:value="35.23275" calcext:value-type="float">
            <text:p>35.23275</text:p>
          </table:table-cell>
          <table:table-cell office:value-type="float" office:value="33.864125" calcext:value-type="float">
            <text:p>33.864125</text:p>
          </table:table-cell>
        </table:table-row>
        <table:table-row table:style-name="ro1">
          <table:table-cell office:value-type="float" office:value="60256" calcext:value-type="float">
            <text:p>60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27</text:p>
          </table:table-cell>
          <table:table-cell office:value-type="string" calcext:value-type="string">
            <text:p>J8</text:p>
          </table:table-cell>
          <table:table-cell office:value-type="float" office:value="35.1719375" calcext:value-type="float">
            <text:p>35.1719375</text:p>
          </table:table-cell>
          <table:table-cell office:value-type="float" office:value="33.6786875" calcext:value-type="float">
            <text:p>33.6786875</text:p>
          </table:table-cell>
        </table:table-row>
        <table:table-row table:style-name="ro1">
          <table:table-cell office:value-type="float" office:value="60257" calcext:value-type="float">
            <text:p>602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78</text:p>
          </table:table-cell>
          <table:table-cell office:value-type="string" calcext:value-type="string">
            <text:p>J9</text:p>
          </table:table-cell>
          <table:table-cell office:value-type="float" office:value="35.319125" calcext:value-type="float">
            <text:p>35.319125</text:p>
          </table:table-cell>
          <table:table-cell office:value-type="float" office:value="34.9436875" calcext:value-type="float">
            <text:p>34.9436875</text:p>
          </table:table-cell>
        </table:table-row>
        <table:table-row table:style-name="ro1">
          <table:table-cell office:value-type="float" office:value="60258" calcext:value-type="float">
            <text:p>60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9</text:p>
          </table:table-cell>
          <table:table-cell office:value-type="string" calcext:value-type="string">
            <text:p>J10</text:p>
          </table:table-cell>
          <table:table-cell office:value-type="float" office:value="35.1006875" calcext:value-type="float">
            <text:p>35.1006875</text:p>
          </table:table-cell>
          <table:table-cell office:value-type="float" office:value="33.867" calcext:value-type="float">
            <text:p>33.867</text:p>
          </table:table-cell>
        </table:table-row>
        <table:table-row table:style-name="ro1">
          <table:table-cell office:value-type="float" office:value="60259" calcext:value-type="float">
            <text:p>602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11</text:p>
          </table:table-cell>
          <table:table-cell office:value-type="float" office:value="34.982375" calcext:value-type="float">
            <text:p>34.982375</text:p>
          </table:table-cell>
          <table:table-cell office:value-type="float" office:value="33.921125" calcext:value-type="float">
            <text:p>33.921125</text:p>
          </table:table-cell>
        </table:table-row>
        <table:table-row table:style-name="ro1">
          <table:table-cell office:value-type="float" office:value="60260" calcext:value-type="float">
            <text:p>60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01</text:p>
          </table:table-cell>
          <table:table-cell office:value-type="string" calcext:value-type="string">
            <text:p>J12</text:p>
          </table:table-cell>
          <table:table-cell office:value-type="float" office:value="35.471375" calcext:value-type="float">
            <text:p>35.471375</text:p>
          </table:table-cell>
          <table:table-cell office:value-type="float" office:value="34.4176875" calcext:value-type="float">
            <text:p>34.4176875</text:p>
          </table:table-cell>
        </table:table-row>
        <table:table-row table:style-name="ro1">
          <table:table-cell office:value-type="float" office:value="60301" calcext:value-type="float">
            <text:p>60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04</text:p>
          </table:table-cell>
          <table:table-cell office:value-type="string" calcext:value-type="string">
            <text:p>A18</text:p>
          </table:table-cell>
          <table:table-cell office:value-type="float" office:value="42.623125" calcext:value-type="float">
            <text:p>42.623125</text:p>
          </table:table-cell>
          <table:table-cell office:value-type="float" office:value="34.4305625" calcext:value-type="float">
            <text:p>34.4305625</text:p>
          </table:table-cell>
        </table:table-row>
        <table:table-row table:style-name="ro1">
          <table:table-cell office:value-type="float" office:value="60302" calcext:value-type="float">
            <text:p>60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17</text:p>
          </table:table-cell>
          <table:table-cell office:value-type="float" office:value="36.6984375" calcext:value-type="float">
            <text:p>36.6984375</text:p>
          </table:table-cell>
          <table:table-cell office:value-type="float" office:value="33.959125" calcext:value-type="float">
            <text:p>33.959125</text:p>
          </table:table-cell>
        </table:table-row>
        <table:table-row table:style-name="ro1">
          <table:table-cell office:value-type="float" office:value="60303" calcext:value-type="float">
            <text:p>603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58</text:p>
          </table:table-cell>
          <table:table-cell office:value-type="string" calcext:value-type="string">
            <text:p>A16</text:p>
          </table:table-cell>
          <table:table-cell office:value-type="float" office:value="36.5085" calcext:value-type="float">
            <text:p>36.5085</text:p>
          </table:table-cell>
          <table:table-cell office:value-type="float" office:value="34.08025" calcext:value-type="float">
            <text:p>34.08025</text:p>
          </table:table-cell>
        </table:table-row>
        <table:table-row table:style-name="ro1">
          <table:table-cell office:value-type="float" office:value="60304" calcext:value-type="float">
            <text:p>603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82</text:p>
          </table:table-cell>
          <table:table-cell office:value-type="string" calcext:value-type="string">
            <text:p>A15</text:p>
          </table:table-cell>
          <table:table-cell office:value-type="float" office:value="36.9725625" calcext:value-type="float">
            <text:p>36.9725625</text:p>
          </table:table-cell>
          <table:table-cell office:value-type="float" office:value="34.0714375" calcext:value-type="float">
            <text:p>34.0714375</text:p>
          </table:table-cell>
        </table:table-row>
        <table:table-row table:style-name="ro1">
          <table:table-cell office:value-type="float" office:value="60305" calcext:value-type="float">
            <text:p>603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77</text:p>
          </table:table-cell>
          <table:table-cell office:value-type="string" calcext:value-type="string">
            <text:p>A14</text:p>
          </table:table-cell>
          <table:table-cell office:value-type="float" office:value="36.85025" calcext:value-type="float">
            <text:p>36.85025</text:p>
          </table:table-cell>
          <table:table-cell office:value-type="float" office:value="35.0823125" calcext:value-type="float">
            <text:p>35.0823125</text:p>
          </table:table-cell>
        </table:table-row>
        <table:table-row table:style-name="ro1">
          <table:table-cell office:value-type="float" office:value="60306" calcext:value-type="float">
            <text:p>603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8</text:p>
          </table:table-cell>
          <table:table-cell office:value-type="string" calcext:value-type="string">
            <text:p>A13</text:p>
          </table:table-cell>
          <table:table-cell office:value-type="float" office:value="36.981625" calcext:value-type="float">
            <text:p>36.981625</text:p>
          </table:table-cell>
          <table:table-cell office:value-type="float" office:value="34.3920625" calcext:value-type="float">
            <text:p>34.3920625</text:p>
          </table:table-cell>
        </table:table-row>
        <table:table-row table:style-name="ro1">
          <table:table-cell office:value-type="float" office:value="60307" calcext:value-type="float">
            <text:p>603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34</text:p>
          </table:table-cell>
          <table:table-cell office:value-type="string" calcext:value-type="string">
            <text:p>B18</text:p>
          </table:table-cell>
          <table:table-cell office:value-type="float" office:value="36.130625" calcext:value-type="float">
            <text:p>36.130625</text:p>
          </table:table-cell>
          <table:table-cell office:value-type="float" office:value="33.5286875" calcext:value-type="float">
            <text:p>33.5286875</text:p>
          </table:table-cell>
        </table:table-row>
        <table:table-row table:style-name="ro1">
          <table:table-cell office:value-type="float" office:value="60308" calcext:value-type="float">
            <text:p>603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84</text:p>
          </table:table-cell>
          <table:table-cell office:value-type="string" calcext:value-type="string">
            <text:p>B17</text:p>
          </table:table-cell>
          <table:table-cell office:value-type="float" office:value="36.292" calcext:value-type="float">
            <text:p>36.292</text:p>
          </table:table-cell>
          <table:table-cell office:value-type="float" office:value="34.3899375" calcext:value-type="float">
            <text:p>34.3899375</text:p>
          </table:table-cell>
        </table:table-row>
        <table:table-row table:style-name="ro1">
          <table:table-cell office:value-type="float" office:value="60309" calcext:value-type="float">
            <text:p>603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16</text:p>
          </table:table-cell>
          <table:table-cell office:value-type="float" office:value="36.2511875" calcext:value-type="float">
            <text:p>36.2511875</text:p>
          </table:table-cell>
          <table:table-cell office:value-type="float" office:value="35.0094375" calcext:value-type="float">
            <text:p>35.0094375</text:p>
          </table:table-cell>
        </table:table-row>
        <table:table-row table:style-name="ro1">
          <table:table-cell office:value-type="float" office:value="60310" calcext:value-type="float">
            <text:p>603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15</text:p>
          </table:table-cell>
          <table:table-cell office:value-type="float" office:value="37.5391875" calcext:value-type="float">
            <text:p>37.5391875</text:p>
          </table:table-cell>
          <table:table-cell office:value-type="float" office:value="34.686625" calcext:value-type="float">
            <text:p>34.686625</text:p>
          </table:table-cell>
        </table:table-row>
        <table:table-row table:style-name="ro1">
          <table:table-cell office:value-type="float" office:value="60311" calcext:value-type="float">
            <text:p>603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10</text:p>
          </table:table-cell>
          <table:table-cell office:value-type="string" calcext:value-type="string">
            <text:p>B14</text:p>
          </table:table-cell>
          <table:table-cell office:value-type="float" office:value="36.3404375" calcext:value-type="float">
            <text:p>36.3404375</text:p>
          </table:table-cell>
          <table:table-cell office:value-type="float" office:value="33.5259375" calcext:value-type="float">
            <text:p>33.5259375</text:p>
          </table:table-cell>
        </table:table-row>
        <table:table-row table:style-name="ro1">
          <table:table-cell office:value-type="float" office:value="60312" calcext:value-type="float">
            <text:p>603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64</text:p>
          </table:table-cell>
          <table:table-cell office:value-type="string" calcext:value-type="string">
            <text:p>B13</text:p>
          </table:table-cell>
          <table:table-cell office:value-type="float" office:value="36.5596875" calcext:value-type="float">
            <text:p>36.5596875</text:p>
          </table:table-cell>
          <table:table-cell office:value-type="float" office:value="33.948" calcext:value-type="float">
            <text:p>33.948</text:p>
          </table:table-cell>
        </table:table-row>
        <table:table-row table:style-name="ro1">
          <table:table-cell office:value-type="float" office:value="60313" calcext:value-type="float">
            <text:p>603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93</text:p>
          </table:table-cell>
          <table:table-cell office:value-type="string" calcext:value-type="string">
            <text:p>C18</text:p>
          </table:table-cell>
          <table:table-cell office:value-type="float" office:value="36.1815625" calcext:value-type="float">
            <text:p>36.1815625</text:p>
          </table:table-cell>
          <table:table-cell office:value-type="float" office:value="33.25275" calcext:value-type="float">
            <text:p>33.25275</text:p>
          </table:table-cell>
        </table:table-row>
        <table:table-row table:style-name="ro1">
          <table:table-cell office:value-type="float" office:value="60314" calcext:value-type="float">
            <text:p>603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5</text:p>
          </table:table-cell>
          <table:table-cell office:value-type="string" calcext:value-type="string">
            <text:p>C17</text:p>
          </table:table-cell>
          <table:table-cell office:value-type="float" office:value="36.93575" calcext:value-type="float">
            <text:p>36.93575</text:p>
          </table:table-cell>
          <table:table-cell office:value-type="float" office:value="34.188625" calcext:value-type="float">
            <text:p>34.188625</text:p>
          </table:table-cell>
        </table:table-row>
        <table:table-row table:style-name="ro1">
          <table:table-cell office:value-type="float" office:value="60315" calcext:value-type="float">
            <text:p>603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1</text:p>
          </table:table-cell>
          <table:table-cell office:value-type="string" calcext:value-type="string">
            <text:p>C16</text:p>
          </table:table-cell>
          <table:table-cell office:value-type="float" office:value="35.923875" calcext:value-type="float">
            <text:p>35.923875</text:p>
          </table:table-cell>
          <table:table-cell office:value-type="float" office:value="32.84325" calcext:value-type="float">
            <text:p>32.84325</text:p>
          </table:table-cell>
        </table:table-row>
        <table:table-row table:style-name="ro1">
          <table:table-cell office:value-type="float" office:value="60316" calcext:value-type="float">
            <text:p>60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56</text:p>
          </table:table-cell>
          <table:table-cell office:value-type="string" calcext:value-type="string">
            <text:p>C15</text:p>
          </table:table-cell>
          <table:table-cell office:value-type="float" office:value="36.4213125" calcext:value-type="float">
            <text:p>36.4213125</text:p>
          </table:table-cell>
          <table:table-cell office:value-type="float" office:value="33.4616875" calcext:value-type="float">
            <text:p>33.4616875</text:p>
          </table:table-cell>
        </table:table-row>
        <table:table-row table:style-name="ro1">
          <table:table-cell office:value-type="float" office:value="60317" calcext:value-type="float">
            <text:p>6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95</text:p>
          </table:table-cell>
          <table:table-cell office:value-type="string" calcext:value-type="string">
            <text:p>C14</text:p>
          </table:table-cell>
          <table:table-cell office:value-type="float" office:value="36.250625" calcext:value-type="float">
            <text:p>36.250625</text:p>
          </table:table-cell>
          <table:table-cell office:value-type="float" office:value="33.5989375" calcext:value-type="float">
            <text:p>33.5989375</text:p>
          </table:table-cell>
        </table:table-row>
        <table:table-row table:style-name="ro1">
          <table:table-cell office:value-type="float" office:value="60318" calcext:value-type="float">
            <text:p>603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3</text:p>
          </table:table-cell>
          <table:table-cell office:value-type="float" office:value="36.1745625" calcext:value-type="float">
            <text:p>36.1745625</text:p>
          </table:table-cell>
          <table:table-cell office:value-type="float" office:value="33.2135625" calcext:value-type="float">
            <text:p>33.2135625</text:p>
          </table:table-cell>
        </table:table-row>
        <table:table-row table:style-name="ro1">
          <table:table-cell office:value-type="float" office:value="60319" calcext:value-type="float">
            <text:p>603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55</text:p>
          </table:table-cell>
          <table:table-cell office:value-type="string" calcext:value-type="string">
            <text:p>D18</text:p>
          </table:table-cell>
          <table:table-cell office:value-type="float" office:value="37.219625" calcext:value-type="float">
            <text:p>37.219625</text:p>
          </table:table-cell>
          <table:table-cell office:value-type="float" office:value="33.657125" calcext:value-type="float">
            <text:p>33.657125</text:p>
          </table:table-cell>
        </table:table-row>
        <table:table-row table:style-name="ro1">
          <table:table-cell office:value-type="float" office:value="60320" calcext:value-type="float">
            <text:p>603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17</text:p>
          </table:table-cell>
          <table:table-cell office:value-type="float" office:value="36.14975" calcext:value-type="float">
            <text:p>36.14975</text:p>
          </table:table-cell>
          <table:table-cell office:value-type="float" office:value="33.755625" calcext:value-type="float">
            <text:p>33.755625</text:p>
          </table:table-cell>
        </table:table-row>
        <table:table-row table:style-name="ro1">
          <table:table-cell office:value-type="float" office:value="60321" calcext:value-type="float">
            <text:p>603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2</text:p>
          </table:table-cell>
          <table:table-cell office:value-type="string" calcext:value-type="string">
            <text:p>D16</text:p>
          </table:table-cell>
          <table:table-cell office:value-type="float" office:value="37.4285625" calcext:value-type="float">
            <text:p>37.4285625</text:p>
          </table:table-cell>
          <table:table-cell office:value-type="float" office:value="34.64" calcext:value-type="float">
            <text:p>34.64</text:p>
          </table:table-cell>
        </table:table-row>
        <table:table-row table:style-name="ro1">
          <table:table-cell office:value-type="float" office:value="60322" calcext:value-type="float">
            <text:p>603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56</text:p>
          </table:table-cell>
          <table:table-cell office:value-type="string" calcext:value-type="string">
            <text:p>D15</text:p>
          </table:table-cell>
          <table:table-cell office:value-type="float" office:value="36.361375" calcext:value-type="float">
            <text:p>36.361375</text:p>
          </table:table-cell>
          <table:table-cell office:value-type="float" office:value="33.9101875" calcext:value-type="float">
            <text:p>33.9101875</text:p>
          </table:table-cell>
        </table:table-row>
        <table:table-row table:style-name="ro1">
          <table:table-cell office:value-type="float" office:value="60323" calcext:value-type="float">
            <text:p>603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40</text:p>
          </table:table-cell>
          <table:table-cell office:value-type="string" calcext:value-type="string">
            <text:p>D14</text:p>
          </table:table-cell>
          <table:table-cell office:value-type="float" office:value="36.384" calcext:value-type="float">
            <text:p>36.384</text:p>
          </table:table-cell>
          <table:table-cell office:value-type="float" office:value="34.03325" calcext:value-type="float">
            <text:p>34.03325</text:p>
          </table:table-cell>
        </table:table-row>
        <table:table-row table:style-name="ro1">
          <table:table-cell office:value-type="float" office:value="60324" calcext:value-type="float">
            <text:p>603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06</text:p>
          </table:table-cell>
          <table:table-cell office:value-type="string" calcext:value-type="string">
            <text:p>D13</text:p>
          </table:table-cell>
          <table:table-cell office:value-type="float" office:value="36.800125" calcext:value-type="float">
            <text:p>36.800125</text:p>
          </table:table-cell>
          <table:table-cell office:value-type="float" office:value="34.028375" calcext:value-type="float">
            <text:p>34.028375</text:p>
          </table:table-cell>
        </table:table-row>
        <table:table-row table:style-name="ro1">
          <table:table-cell office:value-type="float" office:value="60325" calcext:value-type="float">
            <text:p>603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34</text:p>
          </table:table-cell>
          <table:table-cell office:value-type="string" calcext:value-type="string">
            <text:p>E18</text:p>
          </table:table-cell>
          <table:table-cell office:value-type="float" office:value="36.2015625" calcext:value-type="float">
            <text:p>36.2015625</text:p>
          </table:table-cell>
          <table:table-cell office:value-type="float" office:value="33.6943125" calcext:value-type="float">
            <text:p>33.6943125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37</text:p>
          </table:table-cell>
          <table:table-cell office:value-type="string" calcext:value-type="string">
            <text:p>E17</text:p>
          </table:table-cell>
          <table:table-cell office:value-type="float" office:value="36.878875" calcext:value-type="float">
            <text:p>36.878875</text:p>
          </table:table-cell>
          <table:table-cell office:value-type="float" office:value="33.1484375" calcext:value-type="float">
            <text:p>33.1484375</text:p>
          </table:table-cell>
        </table:table-row>
        <table:table-row table:style-name="ro1">
          <table:table-cell office:value-type="float" office:value="60327" calcext:value-type="float">
            <text:p>603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5</text:p>
          </table:table-cell>
          <table:table-cell office:value-type="string" calcext:value-type="string">
            <text:p>E16</text:p>
          </table:table-cell>
          <table:table-cell office:value-type="float" office:value="35.839125" calcext:value-type="float">
            <text:p>35.839125</text:p>
          </table:table-cell>
          <table:table-cell office:value-type="float" office:value="32.9859375" calcext:value-type="float">
            <text:p>32.9859375</text:p>
          </table:table-cell>
        </table:table-row>
        <table:table-row table:style-name="ro1">
          <table:table-cell office:value-type="float" office:value="60328" calcext:value-type="float">
            <text:p>60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47</text:p>
          </table:table-cell>
          <table:table-cell office:value-type="string" calcext:value-type="string">
            <text:p>E15</text:p>
          </table:table-cell>
          <table:table-cell office:value-type="float" office:value="37.362625" calcext:value-type="float">
            <text:p>37.362625</text:p>
          </table:table-cell>
          <table:table-cell office:value-type="float" office:value="34.3168125" calcext:value-type="float">
            <text:p>34.3168125</text:p>
          </table:table-cell>
        </table:table-row>
        <table:table-row table:style-name="ro1">
          <table:table-cell office:value-type="float" office:value="60329" calcext:value-type="float">
            <text:p>60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50</text:p>
          </table:table-cell>
          <table:table-cell office:value-type="string" calcext:value-type="string">
            <text:p>E14</text:p>
          </table:table-cell>
          <table:table-cell office:value-type="float" office:value="36.63975" calcext:value-type="float">
            <text:p>36.63975</text:p>
          </table:table-cell>
          <table:table-cell office:value-type="float" office:value="33.235" calcext:value-type="float">
            <text:p>33.235</text:p>
          </table:table-cell>
        </table:table-row>
        <table:table-row table:style-name="ro1">
          <table:table-cell office:value-type="float" office:value="60330" calcext:value-type="float">
            <text:p>603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60</text:p>
          </table:table-cell>
          <table:table-cell office:value-type="string" calcext:value-type="string">
            <text:p>E13</text:p>
          </table:table-cell>
          <table:table-cell office:value-type="float" office:value="36.5888125" calcext:value-type="float">
            <text:p>36.5888125</text:p>
          </table:table-cell>
          <table:table-cell office:value-type="float" office:value="33.473875" calcext:value-type="float">
            <text:p>33.473875</text:p>
          </table:table-cell>
        </table:table-row>
        <table:table-row table:style-name="ro1">
          <table:table-cell office:value-type="float" office:value="60331" calcext:value-type="float">
            <text:p>60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5</text:p>
          </table:table-cell>
          <table:table-cell office:value-type="string" calcext:value-type="string">
            <text:p>F18</text:p>
          </table:table-cell>
          <table:table-cell office:value-type="float" office:value="37.02925" calcext:value-type="float">
            <text:p>37.02925</text:p>
          </table:table-cell>
          <table:table-cell office:value-type="float" office:value="34.41175" calcext:value-type="float">
            <text:p>34.41175</text:p>
          </table:table-cell>
        </table:table-row>
        <table:table-row table:style-name="ro1">
          <table:table-cell office:value-type="float" office:value="60332" calcext:value-type="float">
            <text:p>603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11</text:p>
          </table:table-cell>
          <table:table-cell office:value-type="string" calcext:value-type="string">
            <text:p>F17</text:p>
          </table:table-cell>
          <table:table-cell office:value-type="float" office:value="36.93175" calcext:value-type="float">
            <text:p>36.931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333" calcext:value-type="float">
            <text:p>60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87</text:p>
          </table:table-cell>
          <table:table-cell office:value-type="string" calcext:value-type="string">
            <text:p>F16</text:p>
          </table:table-cell>
          <table:table-cell office:value-type="float" office:value="35.9978125" calcext:value-type="float">
            <text:p>35.9978125</text:p>
          </table:table-cell>
          <table:table-cell office:value-type="float" office:value="33.6006875" calcext:value-type="float">
            <text:p>33.6006875</text:p>
          </table:table-cell>
        </table:table-row>
        <table:table-row table:style-name="ro1">
          <table:table-cell office:value-type="float" office:value="60334" calcext:value-type="float">
            <text:p>603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15</text:p>
          </table:table-cell>
          <table:table-cell office:value-type="float" office:value="35.473875" calcext:value-type="float">
            <text:p>35.473875</text:p>
          </table:table-cell>
          <table:table-cell office:value-type="float" office:value="33.37225" calcext:value-type="float">
            <text:p>33.37225</text:p>
          </table:table-cell>
        </table:table-row>
        <table:table-row table:style-name="ro1">
          <table:table-cell office:value-type="float" office:value="60335" calcext:value-type="float">
            <text:p>6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01</text:p>
          </table:table-cell>
          <table:table-cell office:value-type="string" calcext:value-type="string">
            <text:p>F14</text:p>
          </table:table-cell>
          <table:table-cell office:value-type="float" office:value="36.1285625" calcext:value-type="float">
            <text:p>36.1285625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float" office:value="60336" calcext:value-type="float">
            <text:p>603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06</text:p>
          </table:table-cell>
          <table:table-cell office:value-type="string" calcext:value-type="string">
            <text:p>F13</text:p>
          </table:table-cell>
          <table:table-cell office:value-type="float" office:value="47.414125" calcext:value-type="float">
            <text:p>47.414125</text:p>
          </table:table-cell>
          <table:table-cell office:value-type="float" office:value="34.867" calcext:value-type="float">
            <text:p>34.867</text:p>
          </table:table-cell>
        </table:table-row>
        <table:table-row table:style-name="ro1">
          <table:table-cell office:value-type="float" office:value="60337" calcext:value-type="float">
            <text:p>603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96</text:p>
          </table:table-cell>
          <table:table-cell office:value-type="string" calcext:value-type="string">
            <text:p>G18</text:p>
          </table:table-cell>
          <table:table-cell office:value-type="float" office:value="35.737625" calcext:value-type="float">
            <text:p>35.737625</text:p>
          </table:table-cell>
          <table:table-cell office:value-type="float" office:value="33.2275625" calcext:value-type="float">
            <text:p>33.2275625</text:p>
          </table:table-cell>
        </table:table-row>
        <table:table-row table:style-name="ro1">
          <table:table-cell office:value-type="float" office:value="60338" calcext:value-type="float">
            <text:p>603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22</text:p>
          </table:table-cell>
          <table:table-cell office:value-type="string" calcext:value-type="string">
            <text:p>G17</text:p>
          </table:table-cell>
          <table:table-cell office:value-type="float" office:value="36.8478125" calcext:value-type="float">
            <text:p>36.8478125</text:p>
          </table:table-cell>
          <table:table-cell office:value-type="float" office:value="33.89625" calcext:value-type="float">
            <text:p>33.89625</text:p>
          </table:table-cell>
        </table:table-row>
        <table:table-row table:style-name="ro1">
          <table:table-cell office:value-type="float" office:value="60339" calcext:value-type="float">
            <text:p>60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9</text:p>
          </table:table-cell>
          <table:table-cell office:value-type="string" calcext:value-type="string">
            <text:p>G16</text:p>
          </table:table-cell>
          <table:table-cell office:value-type="float" office:value="37.50325" calcext:value-type="float">
            <text:p>37.50325</text:p>
          </table:table-cell>
          <table:table-cell office:value-type="float" office:value="34.799625" calcext:value-type="float">
            <text:p>34.799625</text:p>
          </table:table-cell>
        </table:table-row>
        <table:table-row table:style-name="ro1">
          <table:table-cell office:value-type="float" office:value="60340" calcext:value-type="float">
            <text:p>6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94</text:p>
          </table:table-cell>
          <table:table-cell office:value-type="string" calcext:value-type="string">
            <text:p>G15</text:p>
          </table:table-cell>
          <table:table-cell office:value-type="float" office:value="37.3525625" calcext:value-type="float">
            <text:p>37.3525625</text:p>
          </table:table-cell>
          <table:table-cell office:value-type="float" office:value="35.0853125" calcext:value-type="float">
            <text:p>35.0853125</text:p>
          </table:table-cell>
        </table:table-row>
        <table:table-row table:style-name="ro1">
          <table:table-cell office:value-type="float" office:value="60341" calcext:value-type="float">
            <text:p>603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34</text:p>
          </table:table-cell>
          <table:table-cell office:value-type="string" calcext:value-type="string">
            <text:p>G14</text:p>
          </table:table-cell>
          <table:table-cell office:value-type="float" office:value="36.037875" calcext:value-type="float">
            <text:p>36.037875</text:p>
          </table:table-cell>
          <table:table-cell office:value-type="float" office:value="34.57225" calcext:value-type="float">
            <text:p>34.57225</text:p>
          </table:table-cell>
        </table:table-row>
        <table:table-row table:style-name="ro1">
          <table:table-cell office:value-type="float" office:value="60342" calcext:value-type="float">
            <text:p>603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12</text:p>
          </table:table-cell>
          <table:table-cell office:value-type="string" calcext:value-type="string">
            <text:p>G13</text:p>
          </table:table-cell>
          <table:table-cell office:value-type="float" office:value="36.311625" calcext:value-type="float">
            <text:p>36.311625</text:p>
          </table:table-cell>
          <table:table-cell office:value-type="float" office:value="34.2355" calcext:value-type="float">
            <text:p>34.2355</text:p>
          </table:table-cell>
        </table:table-row>
        <table:table-row table:style-name="ro1">
          <table:table-cell office:value-type="float" office:value="60343" calcext:value-type="float">
            <text:p>603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7</text:p>
          </table:table-cell>
          <table:table-cell office:value-type="string" calcext:value-type="string">
            <text:p>H18</text:p>
          </table:table-cell>
          <table:table-cell office:value-type="float" office:value="35.9945" calcext:value-type="float">
            <text:p>35.9945</text:p>
          </table:table-cell>
          <table:table-cell office:value-type="float" office:value="34.7988125" calcext:value-type="float">
            <text:p>34.7988125</text:p>
          </table:table-cell>
        </table:table-row>
        <table:table-row table:style-name="ro1">
          <table:table-cell office:value-type="float" office:value="60344" calcext:value-type="float">
            <text:p>603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7</text:p>
          </table:table-cell>
          <table:table-cell office:value-type="string" calcext:value-type="string">
            <text:p>H17</text:p>
          </table:table-cell>
          <table:table-cell office:value-type="float" office:value="36.2918125" calcext:value-type="float">
            <text:p>36.2918125</text:p>
          </table:table-cell>
          <table:table-cell office:value-type="float" office:value="34.2864375" calcext:value-type="float">
            <text:p>34.2864375</text:p>
          </table:table-cell>
        </table:table-row>
        <table:table-row table:style-name="ro1">
          <table:table-cell office:value-type="float" office:value="60345" calcext:value-type="float">
            <text:p>603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16</text:p>
          </table:table-cell>
          <table:table-cell office:value-type="float" office:value="36.266125" calcext:value-type="float">
            <text:p>36.266125</text:p>
          </table:table-cell>
          <table:table-cell office:value-type="float" office:value="34.2081875" calcext:value-type="float">
            <text:p>34.2081875</text:p>
          </table:table-cell>
        </table:table-row>
        <table:table-row table:style-name="ro1">
          <table:table-cell office:value-type="float" office:value="60346" calcext:value-type="float">
            <text:p>603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88</text:p>
          </table:table-cell>
          <table:table-cell office:value-type="string" calcext:value-type="string">
            <text:p>H15</text:p>
          </table:table-cell>
          <table:table-cell office:value-type="float" office:value="36.283" calcext:value-type="float">
            <text:p>36.283</text:p>
          </table:table-cell>
          <table:table-cell office:value-type="float" office:value="35.1910625" calcext:value-type="float">
            <text:p>35.1910625</text:p>
          </table:table-cell>
        </table:table-row>
        <table:table-row table:style-name="ro1">
          <table:table-cell office:value-type="float" office:value="60347" calcext:value-type="float">
            <text:p>603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31</text:p>
          </table:table-cell>
          <table:table-cell office:value-type="string" calcext:value-type="string">
            <text:p>H14</text:p>
          </table:table-cell>
          <table:table-cell office:value-type="float" office:value="35.927375" calcext:value-type="float">
            <text:p>35.927375</text:p>
          </table:table-cell>
          <table:table-cell office:value-type="float" office:value="35.1789375" calcext:value-type="float">
            <text:p>35.1789375</text:p>
          </table:table-cell>
        </table:table-row>
        <table:table-row table:style-name="ro1">
          <table:table-cell office:value-type="float" office:value="60348" calcext:value-type="float">
            <text:p>60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63</text:p>
          </table:table-cell>
          <table:table-cell office:value-type="string" calcext:value-type="string">
            <text:p>H13</text:p>
          </table:table-cell>
          <table:table-cell office:value-type="float" office:value="36.9648125" calcext:value-type="float">
            <text:p>36.9648125</text:p>
          </table:table-cell>
          <table:table-cell office:value-type="float" office:value="34.908625" calcext:value-type="float">
            <text:p>34.908625</text:p>
          </table:table-cell>
        </table:table-row>
        <table:table-row table:style-name="ro1">
          <table:table-cell office:value-type="float" office:value="60349" calcext:value-type="float">
            <text:p>60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18</text:p>
          </table:table-cell>
          <table:table-cell office:value-type="float" office:value="36.0829375" calcext:value-type="float">
            <text:p>36.0829375</text:p>
          </table:table-cell>
          <table:table-cell office:value-type="float" office:value="33.3828125" calcext:value-type="float">
            <text:p>33.3828125</text:p>
          </table:table-cell>
        </table:table-row>
        <table:table-row table:style-name="ro1">
          <table:table-cell office:value-type="float" office:value="60350" calcext:value-type="float">
            <text:p>60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91</text:p>
          </table:table-cell>
          <table:table-cell office:value-type="string" calcext:value-type="string">
            <text:p>I17</text:p>
          </table:table-cell>
          <table:table-cell office:value-type="float" office:value="35.99675" calcext:value-type="float">
            <text:p>35.99675</text:p>
          </table:table-cell>
          <table:table-cell office:value-type="float" office:value="33.4660625" calcext:value-type="float">
            <text:p>33.4660625</text:p>
          </table:table-cell>
        </table:table-row>
        <table:table-row table:style-name="ro1">
          <table:table-cell office:value-type="float" office:value="60351" calcext:value-type="float">
            <text:p>603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78</text:p>
          </table:table-cell>
          <table:table-cell office:value-type="string" calcext:value-type="string">
            <text:p>I16</text:p>
          </table:table-cell>
          <table:table-cell office:value-type="float" office:value="35.646625" calcext:value-type="float">
            <text:p>35.646625</text:p>
          </table:table-cell>
          <table:table-cell office:value-type="float" office:value="33.8336875" calcext:value-type="float">
            <text:p>33.8336875</text:p>
          </table:table-cell>
        </table:table-row>
        <table:table-row table:style-name="ro1">
          <table:table-cell office:value-type="float" office:value="60352" calcext:value-type="float">
            <text:p>60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6</text:p>
          </table:table-cell>
          <table:table-cell office:value-type="string" calcext:value-type="string">
            <text:p>I15</text:p>
          </table:table-cell>
          <table:table-cell office:value-type="float" office:value="35.527625" calcext:value-type="float">
            <text:p>35.527625</text:p>
          </table:table-cell>
          <table:table-cell office:value-type="float" office:value="33.9939375" calcext:value-type="float">
            <text:p>33.9939375</text:p>
          </table:table-cell>
        </table:table-row>
        <table:table-row table:style-name="ro1">
          <table:table-cell office:value-type="float" office:value="60353" calcext:value-type="float">
            <text:p>603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25</text:p>
          </table:table-cell>
          <table:table-cell office:value-type="string" calcext:value-type="string">
            <text:p>I14</text:p>
          </table:table-cell>
          <table:table-cell office:value-type="float" office:value="35.7763125" calcext:value-type="float">
            <text:p>35.7763125</text:p>
          </table:table-cell>
          <table:table-cell office:value-type="float" office:value="34.124875" calcext:value-type="float">
            <text:p>34.124875</text:p>
          </table:table-cell>
        </table:table-row>
        <table:table-row table:style-name="ro1">
          <table:table-cell office:value-type="float" office:value="60354" calcext:value-type="float">
            <text:p>603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79</text:p>
          </table:table-cell>
          <table:table-cell office:value-type="string" calcext:value-type="string">
            <text:p>I13</text:p>
          </table:table-cell>
          <table:table-cell office:value-type="float" office:value="36.4685625" calcext:value-type="float">
            <text:p>36.4685625</text:p>
          </table:table-cell>
          <table:table-cell office:value-type="float" office:value="34.5161875" calcext:value-type="float">
            <text:p>34.5161875</text:p>
          </table:table-cell>
        </table:table-row>
        <table:table-row table:style-name="ro1">
          <table:table-cell office:value-type="float" office:value="60355" calcext:value-type="float">
            <text:p>603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14</text:p>
          </table:table-cell>
          <table:table-cell office:value-type="string" calcext:value-type="string">
            <text:p>J18</text:p>
          </table:table-cell>
          <table:table-cell office:value-type="float" office:value="35.830125" calcext:value-type="float">
            <text:p>35.830125</text:p>
          </table:table-cell>
          <table:table-cell office:value-type="float" office:value="33.722375" calcext:value-type="float">
            <text:p>33.722375</text:p>
          </table:table-cell>
        </table:table-row>
        <table:table-row table:style-name="ro1">
          <table:table-cell office:value-type="float" office:value="60356" calcext:value-type="float">
            <text:p>603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31</text:p>
          </table:table-cell>
          <table:table-cell office:value-type="string" calcext:value-type="string">
            <text:p>J17</text:p>
          </table:table-cell>
          <table:table-cell office:value-type="float" office:value="35.5235625" calcext:value-type="float">
            <text:p>35.5235625</text:p>
          </table:table-cell>
          <table:table-cell office:value-type="float" office:value="33.322875" calcext:value-type="float">
            <text:p>33.322875</text:p>
          </table:table-cell>
        </table:table-row>
        <table:table-row table:style-name="ro1">
          <table:table-cell office:value-type="float" office:value="60357" calcext:value-type="float">
            <text:p>603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65</text:p>
          </table:table-cell>
          <table:table-cell office:value-type="string" calcext:value-type="string">
            <text:p>J16</text:p>
          </table:table-cell>
          <table:table-cell office:value-type="float" office:value="36.5875625" calcext:value-type="float">
            <text:p>36.5875625</text:p>
          </table:table-cell>
          <table:table-cell office:value-type="float" office:value="33.5040625" calcext:value-type="float">
            <text:p>33.5040625</text:p>
          </table:table-cell>
        </table:table-row>
        <table:table-row table:style-name="ro1">
          <table:table-cell office:value-type="float" office:value="60358" calcext:value-type="float">
            <text:p>603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46</text:p>
          </table:table-cell>
          <table:table-cell office:value-type="string" calcext:value-type="string">
            <text:p>J15</text:p>
          </table:table-cell>
          <table:table-cell office:value-type="float" office:value="35.8003125" calcext:value-type="float">
            <text:p>35.8003125</text:p>
          </table:table-cell>
          <table:table-cell office:value-type="float" office:value="34.102625" calcext:value-type="float">
            <text:p>34.102625</text:p>
          </table:table-cell>
        </table:table-row>
        <table:table-row table:style-name="ro1">
          <table:table-cell office:value-type="float" office:value="60359" calcext:value-type="float">
            <text:p>60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14</text:p>
          </table:table-cell>
          <table:table-cell office:value-type="float" office:value="35.5540625" calcext:value-type="float">
            <text:p>35.5540625</text:p>
          </table:table-cell>
          <table:table-cell office:value-type="float" office:value="33.791" calcext:value-type="float">
            <text:p>33.791</text:p>
          </table:table-cell>
        </table:table-row>
        <table:table-row table:style-name="ro1">
          <table:table-cell office:value-type="float" office:value="60360" calcext:value-type="float">
            <text:p>60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64</text:p>
          </table:table-cell>
          <table:table-cell office:value-type="string" calcext:value-type="string">
            <text:p>J13</text:p>
          </table:table-cell>
          <table:table-cell office:value-type="float" office:value="37.481125" calcext:value-type="float">
            <text:p>37.481125</text:p>
          </table:table-cell>
          <table:table-cell office:value-type="float" office:value="34.23275" calcext:value-type="float">
            <text:p>34.23275</text:p>
          </table:table-cell>
        </table:table-row>
        <table:table-row table:style-name="ro1">
          <table:table-cell office:value-type="float" office:value="60401" calcext:value-type="float">
            <text:p>604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81</text:p>
          </table:table-cell>
          <table:table-cell office:value-type="string" calcext:value-type="string">
            <text:p>A19</text:p>
          </table:table-cell>
          <table:table-cell office:value-type="float" office:value="36.01475" calcext:value-type="float">
            <text:p>36.01475</text:p>
          </table:table-cell>
          <table:table-cell office:value-type="float" office:value="32.1248125" calcext:value-type="float">
            <text:p>32.1248125</text:p>
          </table:table-cell>
        </table:table-row>
        <table:table-row table:style-name="ro1">
          <table:table-cell office:value-type="float" office:value="60402" calcext:value-type="float">
            <text:p>604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20</text:p>
          </table:table-cell>
          <table:table-cell office:value-type="float" office:value="35.5245625" calcext:value-type="float">
            <text:p>35.5245625</text:p>
          </table:table-cell>
          <table:table-cell office:value-type="float" office:value="32.041875" calcext:value-type="float">
            <text:p>32.041875</text:p>
          </table:table-cell>
        </table:table-row>
        <table:table-row table:style-name="ro1">
          <table:table-cell office:value-type="float" office:value="60403" calcext:value-type="float">
            <text:p>604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55</text:p>
          </table:table-cell>
          <table:table-cell office:value-type="string" calcext:value-type="string">
            <text:p>A21</text:p>
          </table:table-cell>
          <table:table-cell office:value-type="float" office:value="35.8845" calcext:value-type="float">
            <text:p>35.8845</text:p>
          </table:table-cell>
          <table:table-cell office:value-type="float" office:value="32.35625" calcext:value-type="float">
            <text:p>32.35625</text:p>
          </table:table-cell>
        </table:table-row>
        <table:table-row table:style-name="ro1">
          <table:table-cell office:value-type="float" office:value="60404" calcext:value-type="float">
            <text:p>604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44</text:p>
          </table:table-cell>
          <table:table-cell office:value-type="string" calcext:value-type="string">
            <text:p>A22</text:p>
          </table:table-cell>
          <table:table-cell office:value-type="float" office:value="36.5413125" calcext:value-type="float">
            <text:p>36.5413125</text:p>
          </table:table-cell>
          <table:table-cell office:value-type="float" office:value="32.6359375" calcext:value-type="float">
            <text:p>32.6359375</text:p>
          </table:table-cell>
        </table:table-row>
        <table:table-row table:style-name="ro1">
          <table:table-cell office:value-type="float" office:value="60405" calcext:value-type="float">
            <text:p>604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17</text:p>
          </table:table-cell>
          <table:table-cell office:value-type="string" calcext:value-type="string">
            <text:p>A23</text:p>
          </table:table-cell>
          <table:table-cell office:value-type="float" office:value="39.3154375" calcext:value-type="float">
            <text:p>39.3154375</text:p>
          </table:table-cell>
          <table:table-cell office:value-type="float" office:value="33.70975" calcext:value-type="float">
            <text:p>33.70975</text:p>
          </table:table-cell>
        </table:table-row>
        <table:table-row table:style-name="ro1">
          <table:table-cell office:value-type="float" office:value="60406" calcext:value-type="float">
            <text:p>604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28</text:p>
          </table:table-cell>
          <table:table-cell office:value-type="string" calcext:value-type="string">
            <text:p>A24</text:p>
          </table:table-cell>
          <table:table-cell office:value-type="float" office:value="49.6248125" calcext:value-type="float">
            <text:p>49.6248125</text:p>
          </table:table-cell>
          <table:table-cell office:value-type="float" office:value="35.175125" calcext:value-type="float">
            <text:p>35.175125</text:p>
          </table:table-cell>
        </table:table-row>
        <table:table-row table:style-name="ro1">
          <table:table-cell office:value-type="float" office:value="60407" calcext:value-type="float">
            <text:p>604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69</text:p>
          </table:table-cell>
          <table:table-cell office:value-type="string" calcext:value-type="string">
            <text:p>B19</text:p>
          </table:table-cell>
          <table:table-cell office:value-type="float" office:value="36.11375" calcext:value-type="float">
            <text:p>36.11375</text:p>
          </table:table-cell>
          <table:table-cell office:value-type="float" office:value="31.72275" calcext:value-type="float">
            <text:p>31.72275</text:p>
          </table:table-cell>
        </table:table-row>
        <table:table-row table:style-name="ro1">
          <table:table-cell office:value-type="float" office:value="60408" calcext:value-type="float">
            <text:p>604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98</text:p>
          </table:table-cell>
          <table:table-cell office:value-type="string" calcext:value-type="string">
            <text:p>B20</text:p>
          </table:table-cell>
          <table:table-cell office:value-type="float" office:value="34.892375" calcext:value-type="float">
            <text:p>34.892375</text:p>
          </table:table-cell>
          <table:table-cell office:value-type="float" office:value="31.427125" calcext:value-type="float">
            <text:p>31.427125</text:p>
          </table:table-cell>
        </table:table-row>
        <table:table-row table:style-name="ro1">
          <table:table-cell office:value-type="float" office:value="60409" calcext:value-type="float">
            <text:p>604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21</text:p>
          </table:table-cell>
          <table:table-cell office:value-type="float" office:value="35.2918125" calcext:value-type="float">
            <text:p>35.2918125</text:p>
          </table:table-cell>
          <table:table-cell office:value-type="float" office:value="31.7201875" calcext:value-type="float">
            <text:p>31.7201875</text:p>
          </table:table-cell>
        </table:table-row>
        <table:table-row table:style-name="ro1">
          <table:table-cell office:value-type="float" office:value="60410" calcext:value-type="float">
            <text:p>604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62</text:p>
          </table:table-cell>
          <table:table-cell office:value-type="string" calcext:value-type="string">
            <text:p>B22</text:p>
          </table:table-cell>
          <table:table-cell office:value-type="float" office:value="35.1438125" calcext:value-type="float">
            <text:p>35.1438125</text:p>
          </table:table-cell>
          <table:table-cell office:value-type="float" office:value="32.082375" calcext:value-type="float">
            <text:p>32.082375</text:p>
          </table:table-cell>
        </table:table-row>
        <table:table-row table:style-name="ro1">
          <table:table-cell office:value-type="float" office:value="60411" calcext:value-type="float">
            <text:p>604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7</text:p>
          </table:table-cell>
          <table:table-cell office:value-type="string" calcext:value-type="string">
            <text:p>B23</text:p>
          </table:table-cell>
          <table:table-cell office:value-type="float" office:value="35.542" calcext:value-type="float">
            <text:p>35.542</text:p>
          </table:table-cell>
          <table:table-cell office:value-type="float" office:value="32.5455" calcext:value-type="float">
            <text:p>32.5455</text:p>
          </table:table-cell>
        </table:table-row>
        <table:table-row table:style-name="ro1">
          <table:table-cell office:value-type="float" office:value="60412" calcext:value-type="float">
            <text:p>604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03</text:p>
          </table:table-cell>
          <table:table-cell office:value-type="string" calcext:value-type="string">
            <text:p>B24</text:p>
          </table:table-cell>
          <table:table-cell office:value-type="float" office:value="36.3214375" calcext:value-type="float">
            <text:p>36.3214375</text:p>
          </table:table-cell>
          <table:table-cell office:value-type="float" office:value="33.5365625" calcext:value-type="float">
            <text:p>33.5365625</text:p>
          </table:table-cell>
        </table:table-row>
        <table:table-row table:style-name="ro1">
          <table:table-cell office:value-type="float" office:value="60413" calcext:value-type="float">
            <text:p>604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5</text:p>
          </table:table-cell>
          <table:table-cell office:value-type="string" calcext:value-type="string">
            <text:p>C19</text:p>
          </table:table-cell>
          <table:table-cell office:value-type="float" office:value="36.128625" calcext:value-type="float">
            <text:p>36.128625</text:p>
          </table:table-cell>
          <table:table-cell office:value-type="float" office:value="32.7270625" calcext:value-type="float">
            <text:p>32.7270625</text:p>
          </table:table-cell>
        </table:table-row>
        <table:table-row table:style-name="ro1">
          <table:table-cell office:value-type="float" office:value="60414" calcext:value-type="float">
            <text:p>604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69</text:p>
          </table:table-cell>
          <table:table-cell office:value-type="string" calcext:value-type="string">
            <text:p>C20</text:p>
          </table:table-cell>
          <table:table-cell office:value-type="float" office:value="35.4328125" calcext:value-type="float">
            <text:p>35.4328125</text:p>
          </table:table-cell>
          <table:table-cell office:value-type="float" office:value="32.0239375" calcext:value-type="float">
            <text:p>32.0239375</text:p>
          </table:table-cell>
        </table:table-row>
        <table:table-row table:style-name="ro1">
          <table:table-cell office:value-type="float" office:value="60415" calcext:value-type="float">
            <text:p>604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6</text:p>
          </table:table-cell>
          <table:table-cell office:value-type="string" calcext:value-type="string">
            <text:p>C21</text:p>
          </table:table-cell>
          <table:table-cell office:value-type="float" office:value="35.565375" calcext:value-type="float">
            <text:p>35.565375</text:p>
          </table:table-cell>
          <table:table-cell office:value-type="float" office:value="32.11425" calcext:value-type="float">
            <text:p>32.11425</text:p>
          </table:table-cell>
        </table:table-row>
        <table:table-row table:style-name="ro1">
          <table:table-cell office:value-type="float" office:value="60416" calcext:value-type="float">
            <text:p>6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06</text:p>
          </table:table-cell>
          <table:table-cell office:value-type="string" calcext:value-type="string">
            <text:p>C22</text:p>
          </table:table-cell>
          <table:table-cell office:value-type="float" office:value="35.0015" calcext:value-type="float">
            <text:p>35.0015</text:p>
          </table:table-cell>
          <table:table-cell office:value-type="float" office:value="31.9619375" calcext:value-type="float">
            <text:p>31.9619375</text:p>
          </table:table-cell>
        </table:table-row>
        <table:table-row table:style-name="ro1">
          <table:table-cell office:value-type="float" office:value="60417" calcext:value-type="float">
            <text:p>604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26</text:p>
          </table:table-cell>
          <table:table-cell office:value-type="string" calcext:value-type="string">
            <text:p>C23</text:p>
          </table:table-cell>
          <table:table-cell office:value-type="float" office:value="35.5690625" calcext:value-type="float">
            <text:p>35.5690625</text:p>
          </table:table-cell>
          <table:table-cell office:value-type="float" office:value="32.024625" calcext:value-type="float">
            <text:p>32.024625</text:p>
          </table:table-cell>
        </table:table-row>
        <table:table-row table:style-name="ro1">
          <table:table-cell office:value-type="float" office:value="60418" calcext:value-type="float">
            <text:p>604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24</text:p>
          </table:table-cell>
          <table:table-cell office:value-type="float" office:value="35.043375" calcext:value-type="float">
            <text:p>35.043375</text:p>
          </table:table-cell>
          <table:table-cell office:value-type="float" office:value="32.279875" calcext:value-type="float">
            <text:p>32.279875</text:p>
          </table:table-cell>
        </table:table-row>
        <table:table-row table:style-name="ro1">
          <table:table-cell office:value-type="float" office:value="60419" calcext:value-type="float">
            <text:p>604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30</text:p>
          </table:table-cell>
          <table:table-cell office:value-type="string" calcext:value-type="string">
            <text:p>D19</text:p>
          </table:table-cell>
          <table:table-cell office:value-type="float" office:value="35.6043125" calcext:value-type="float">
            <text:p>35.6043125</text:p>
          </table:table-cell>
          <table:table-cell office:value-type="float" office:value="31.708125" calcext:value-type="float">
            <text:p>31.708125</text:p>
          </table:table-cell>
        </table:table-row>
        <table:table-row table:style-name="ro1">
          <table:table-cell office:value-type="float" office:value="60420" calcext:value-type="float">
            <text:p>604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20</text:p>
          </table:table-cell>
          <table:table-cell office:value-type="float" office:value="35.399875" calcext:value-type="float">
            <text:p>35.399875</text:p>
          </table:table-cell>
          <table:table-cell office:value-type="float" office:value="31.61075" calcext:value-type="float">
            <text:p>31.61075</text:p>
          </table:table-cell>
        </table:table-row>
        <table:table-row table:style-name="ro1">
          <table:table-cell office:value-type="float" office:value="60421" calcext:value-type="float">
            <text:p>604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2</text:p>
          </table:table-cell>
          <table:table-cell office:value-type="string" calcext:value-type="string">
            <text:p>D21</text:p>
          </table:table-cell>
          <table:table-cell office:value-type="float" office:value="35.44875" calcext:value-type="float">
            <text:p>35.44875</text:p>
          </table:table-cell>
          <table:table-cell office:value-type="float" office:value="32.343875" calcext:value-type="float">
            <text:p>32.343875</text:p>
          </table:table-cell>
        </table:table-row>
        <table:table-row table:style-name="ro1">
          <table:table-cell office:value-type="float" office:value="60422" calcext:value-type="float">
            <text:p>604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17</text:p>
          </table:table-cell>
          <table:table-cell office:value-type="string" calcext:value-type="string">
            <text:p>D22</text:p>
          </table:table-cell>
          <table:table-cell office:value-type="float" office:value="35.3285" calcext:value-type="float">
            <text:p>35.3285</text:p>
          </table:table-cell>
          <table:table-cell office:value-type="float" office:value="32.3434375" calcext:value-type="float">
            <text:p>32.3434375</text:p>
          </table:table-cell>
        </table:table-row>
        <table:table-row table:style-name="ro1">
          <table:table-cell office:value-type="float" office:value="60423" calcext:value-type="float">
            <text:p>604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54</text:p>
          </table:table-cell>
          <table:table-cell office:value-type="string" calcext:value-type="string">
            <text:p>D23</text:p>
          </table:table-cell>
          <table:table-cell office:value-type="float" office:value="35.673125" calcext:value-type="float">
            <text:p>35.673125</text:p>
          </table:table-cell>
          <table:table-cell office:value-type="float" office:value="32.3450625" calcext:value-type="float">
            <text:p>32.3450625</text:p>
          </table:table-cell>
        </table:table-row>
        <table:table-row table:style-name="ro1">
          <table:table-cell office:value-type="float" office:value="60424" calcext:value-type="float">
            <text:p>604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15</text:p>
          </table:table-cell>
          <table:table-cell office:value-type="string" calcext:value-type="string">
            <text:p>D24</text:p>
          </table:table-cell>
          <table:table-cell office:value-type="float" office:value="36.0515" calcext:value-type="float">
            <text:p>36.0515</text:p>
          </table:table-cell>
          <table:table-cell office:value-type="float" office:value="32.79575" calcext:value-type="float">
            <text:p>32.79575</text:p>
          </table:table-cell>
        </table:table-row>
        <table:table-row table:style-name="ro1">
          <table:table-cell office:value-type="float" office:value="60425" calcext:value-type="float">
            <text:p>604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59</text:p>
          </table:table-cell>
          <table:table-cell office:value-type="string" calcext:value-type="string">
            <text:p>E19</text:p>
          </table:table-cell>
          <table:table-cell office:value-type="float" office:value="36.274" calcext:value-type="float">
            <text:p>36.274</text:p>
          </table:table-cell>
          <table:table-cell office:value-type="float" office:value="32.4679375" calcext:value-type="float">
            <text:p>32.4679375</text:p>
          </table:table-cell>
        </table:table-row>
        <table:table-row table:style-name="ro1">
          <table:table-cell office:value-type="float" office:value="60426" calcext:value-type="float">
            <text:p>604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63</text:p>
          </table:table-cell>
          <table:table-cell office:value-type="string" calcext:value-type="string">
            <text:p>E20</text:p>
          </table:table-cell>
          <table:table-cell office:value-type="float" office:value="36.504875" calcext:value-type="float">
            <text:p>36.504875</text:p>
          </table:table-cell>
          <table:table-cell office:value-type="float" office:value="32.49275" calcext:value-type="float">
            <text:p>32.49275</text:p>
          </table:table-cell>
        </table:table-row>
        <table:table-row table:style-name="ro1">
          <table:table-cell office:value-type="float" office:value="60427" calcext:value-type="float">
            <text:p>604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80</text:p>
          </table:table-cell>
          <table:table-cell office:value-type="string" calcext:value-type="string">
            <text:p>E21</text:p>
          </table:table-cell>
          <table:table-cell office:value-type="float" office:value="36.2705" calcext:value-type="float">
            <text:p>36.2705</text:p>
          </table:table-cell>
          <table:table-cell office:value-type="float" office:value="32.567" calcext:value-type="float">
            <text:p>32.567</text:p>
          </table:table-cell>
        </table:table-row>
        <table:table-row table:style-name="ro1">
          <table:table-cell office:value-type="float" office:value="60428" calcext:value-type="float">
            <text:p>604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0</text:p>
          </table:table-cell>
          <table:table-cell office:value-type="string" calcext:value-type="string">
            <text:p>E22</text:p>
          </table:table-cell>
          <table:table-cell office:value-type="float" office:value="35.4186875" calcext:value-type="float">
            <text:p>35.4186875</text:p>
          </table:table-cell>
          <table:table-cell office:value-type="float" office:value="32.3441875" calcext:value-type="float">
            <text:p>32.3441875</text:p>
          </table:table-cell>
        </table:table-row>
        <table:table-row table:style-name="ro1">
          <table:table-cell office:value-type="float" office:value="60429" calcext:value-type="float">
            <text:p>604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7</text:p>
          </table:table-cell>
          <table:table-cell office:value-type="string" calcext:value-type="string">
            <text:p>E23</text:p>
          </table:table-cell>
          <table:table-cell office:value-type="float" office:value="36.45275" calcext:value-type="float">
            <text:p>36.45275</text:p>
          </table:table-cell>
          <table:table-cell office:value-type="float" office:value="32.7560625" calcext:value-type="float">
            <text:p>32.7560625</text:p>
          </table:table-cell>
        </table:table-row>
        <table:table-row table:style-name="ro1">
          <table:table-cell office:value-type="float" office:value="60430" calcext:value-type="float">
            <text:p>604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E24</text:p>
          </table:table-cell>
          <table:table-cell office:value-type="float" office:value="45.864875" calcext:value-type="float">
            <text:p>45.864875</text:p>
          </table:table-cell>
          <table:table-cell office:value-type="float" office:value="37.2750625" calcext:value-type="float">
            <text:p>37.2750625</text:p>
          </table:table-cell>
        </table:table-row>
        <table:table-row table:style-name="ro1">
          <table:table-cell office:value-type="float" office:value="60431" calcext:value-type="float">
            <text:p>604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4</text:p>
          </table:table-cell>
          <table:table-cell office:value-type="string" calcext:value-type="string">
            <text:p>F19</text:p>
          </table:table-cell>
          <table:table-cell office:value-type="float" office:value="36.2695" calcext:value-type="float">
            <text:p>36.2695</text:p>
          </table:table-cell>
          <table:table-cell office:value-type="float" office:value="32.39825" calcext:value-type="float">
            <text:p>32.39825</text:p>
          </table:table-cell>
        </table:table-row>
        <table:table-row table:style-name="ro1">
          <table:table-cell office:value-type="float" office:value="60432" calcext:value-type="float">
            <text:p>604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09</text:p>
          </table:table-cell>
          <table:table-cell office:value-type="string" calcext:value-type="string">
            <text:p>F20</text:p>
          </table:table-cell>
          <table:table-cell office:value-type="float" office:value="36.5905" calcext:value-type="float">
            <text:p>36.5905</text:p>
          </table:table-cell>
          <table:table-cell office:value-type="float" office:value="32.832" calcext:value-type="float">
            <text:p>32.832</text:p>
          </table:table-cell>
        </table:table-row>
        <table:table-row table:style-name="ro1">
          <table:table-cell office:value-type="float" office:value="60433" calcext:value-type="float">
            <text:p>604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F21</text:p>
          </table:table-cell>
          <table:table-cell office:value-type="float" office:value="39.4825" calcext:value-type="float">
            <text:p>39.4825</text:p>
          </table:table-cell>
          <table:table-cell office:value-type="float" office:value="38.64825" calcext:value-type="float">
            <text:p>38.64825</text:p>
          </table:table-cell>
        </table:table-row>
        <table:table-row table:style-name="ro1">
          <table:table-cell office:value-type="float" office:value="60434" calcext:value-type="float">
            <text:p>604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22</text:p>
          </table:table-cell>
          <table:table-cell office:value-type="float" office:value="35.9894375" calcext:value-type="float">
            <text:p>35.9894375</text:p>
          </table:table-cell>
          <table:table-cell office:value-type="float" office:value="32.8831875" calcext:value-type="float">
            <text:p>32.8831875</text:p>
          </table:table-cell>
        </table:table-row>
        <table:table-row table:style-name="ro1">
          <table:table-cell office:value-type="float" office:value="60435" calcext:value-type="float">
            <text:p>604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44</text:p>
          </table:table-cell>
          <table:table-cell office:value-type="string" calcext:value-type="string">
            <text:p>F23</text:p>
          </table:table-cell>
          <table:table-cell office:value-type="float" office:value="36.7688125" calcext:value-type="float">
            <text:p>36.7688125</text:p>
          </table:table-cell>
          <table:table-cell office:value-type="float" office:value="32.1164375" calcext:value-type="float">
            <text:p>32.1164375</text:p>
          </table:table-cell>
        </table:table-row>
        <table:table-row table:style-name="ro1">
          <table:table-cell office:value-type="float" office:value="60436" calcext:value-type="float">
            <text:p>604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57</text:p>
          </table:table-cell>
          <table:table-cell office:value-type="string" calcext:value-type="string">
            <text:p>F24</text:p>
          </table:table-cell>
          <table:table-cell office:value-type="float" office:value="36.567125" calcext:value-type="float">
            <text:p>36.567125</text:p>
          </table:table-cell>
          <table:table-cell office:value-type="float" office:value="32.3219375" calcext:value-type="float">
            <text:p>32.3219375</text:p>
          </table:table-cell>
        </table:table-row>
        <table:table-row table:style-name="ro1">
          <table:table-cell office:value-type="float" office:value="60437" calcext:value-type="float">
            <text:p>604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59</text:p>
          </table:table-cell>
          <table:table-cell office:value-type="string" calcext:value-type="string">
            <text:p>G19</text:p>
          </table:table-cell>
          <table:table-cell office:value-type="float" office:value="35.537125" calcext:value-type="float">
            <text:p>35.537125</text:p>
          </table:table-cell>
          <table:table-cell office:value-type="float" office:value="32.3631875" calcext:value-type="float">
            <text:p>32.3631875</text:p>
          </table:table-cell>
        </table:table-row>
        <table:table-row table:style-name="ro1">
          <table:table-cell office:value-type="float" office:value="60438" calcext:value-type="float">
            <text:p>604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4</text:p>
          </table:table-cell>
          <table:table-cell office:value-type="string" calcext:value-type="string">
            <text:p>G20</text:p>
          </table:table-cell>
          <table:table-cell office:value-type="float" office:value="35.3390625" calcext:value-type="float">
            <text:p>35.3390625</text:p>
          </table:table-cell>
          <table:table-cell office:value-type="float" office:value="32.515625" calcext:value-type="float">
            <text:p>32.515625</text:p>
          </table:table-cell>
        </table:table-row>
        <table:table-row table:style-name="ro1">
          <table:table-cell office:value-type="float" office:value="60439" calcext:value-type="float">
            <text:p>604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62</text:p>
          </table:table-cell>
          <table:table-cell office:value-type="string" calcext:value-type="string">
            <text:p>G21</text:p>
          </table:table-cell>
          <table:table-cell office:value-type="float" office:value="35.5831875" calcext:value-type="float">
            <text:p>35.5831875</text:p>
          </table:table-cell>
          <table:table-cell office:value-type="float" office:value="33.4195" calcext:value-type="float">
            <text:p>33.4195</text:p>
          </table:table-cell>
        </table:table-row>
        <table:table-row table:style-name="ro1">
          <table:table-cell office:value-type="float" office:value="60440" calcext:value-type="float">
            <text:p>604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48</text:p>
          </table:table-cell>
          <table:table-cell office:value-type="string" calcext:value-type="string">
            <text:p>G22</text:p>
          </table:table-cell>
          <table:table-cell office:value-type="float" office:value="34.7695625" calcext:value-type="float">
            <text:p>34.7695625</text:p>
          </table:table-cell>
          <table:table-cell office:value-type="float" office:value="34.050125" calcext:value-type="float">
            <text:p>34.050125</text:p>
          </table:table-cell>
        </table:table-row>
        <table:table-row table:style-name="ro1">
          <table:table-cell office:value-type="float" office:value="60441" calcext:value-type="float">
            <text:p>604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10</text:p>
          </table:table-cell>
          <table:table-cell office:value-type="string" calcext:value-type="string">
            <text:p>G23</text:p>
          </table:table-cell>
          <table:table-cell office:value-type="float" office:value="35.1649375" calcext:value-type="float">
            <text:p>35.1649375</text:p>
          </table:table-cell>
          <table:table-cell office:value-type="float" office:value="34.667375" calcext:value-type="float">
            <text:p>34.667375</text:p>
          </table:table-cell>
        </table:table-row>
        <table:table-row table:style-name="ro1">
          <table:table-cell office:value-type="float" office:value="60442" calcext:value-type="float">
            <text:p>604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85</text:p>
          </table:table-cell>
          <table:table-cell office:value-type="string" calcext:value-type="string">
            <text:p>G24</text:p>
          </table:table-cell>
          <table:table-cell office:value-type="float" office:value="35.363875" calcext:value-type="float">
            <text:p>35.363875</text:p>
          </table:table-cell>
          <table:table-cell office:value-type="float" office:value="33.525375" calcext:value-type="float">
            <text:p>33.525375</text:p>
          </table:table-cell>
        </table:table-row>
        <table:table-row table:style-name="ro1">
          <table:table-cell office:value-type="float" office:value="60443" calcext:value-type="float">
            <text:p>604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88</text:p>
          </table:table-cell>
          <table:table-cell office:value-type="string" calcext:value-type="string">
            <text:p>H19</text:p>
          </table:table-cell>
          <table:table-cell office:value-type="float" office:value="35.3006875" calcext:value-type="float">
            <text:p>35.3006875</text:p>
          </table:table-cell>
          <table:table-cell office:value-type="float" office:value="32.5665625" calcext:value-type="float">
            <text:p>32.5665625</text:p>
          </table:table-cell>
        </table:table-row>
        <table:table-row table:style-name="ro1">
          <table:table-cell office:value-type="float" office:value="60444" calcext:value-type="float">
            <text:p>604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0</text:p>
          </table:table-cell>
          <table:table-cell office:value-type="string" calcext:value-type="string">
            <text:p>H20</text:p>
          </table:table-cell>
          <table:table-cell office:value-type="float" office:value="34.943125" calcext:value-type="float">
            <text:p>34.943125</text:p>
          </table:table-cell>
          <table:table-cell office:value-type="float" office:value="32.6629375" calcext:value-type="float">
            <text:p>32.6629375</text:p>
          </table:table-cell>
        </table:table-row>
        <table:table-row table:style-name="ro1">
          <table:table-cell office:value-type="float" office:value="60445" calcext:value-type="float">
            <text:p>604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21</text:p>
          </table:table-cell>
          <table:table-cell office:value-type="float" office:value="34.6625625" calcext:value-type="float">
            <text:p>34.6625625</text:p>
          </table:table-cell>
          <table:table-cell office:value-type="float" office:value="32.2559375" calcext:value-type="float">
            <text:p>32.2559375</text:p>
          </table:table-cell>
        </table:table-row>
        <table:table-row table:style-name="ro1">
          <table:table-cell office:value-type="float" office:value="60446" calcext:value-type="float">
            <text:p>604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3</text:p>
          </table:table-cell>
          <table:table-cell office:value-type="string" calcext:value-type="string">
            <text:p>H22</text:p>
          </table:table-cell>
          <table:table-cell office:value-type="float" office:value="34.7760625" calcext:value-type="float">
            <text:p>34.7760625</text:p>
          </table:table-cell>
          <table:table-cell office:value-type="float" office:value="32.2320625" calcext:value-type="float">
            <text:p>32.2320625</text:p>
          </table:table-cell>
        </table:table-row>
        <table:table-row table:style-name="ro1">
          <table:table-cell office:value-type="float" office:value="60447" calcext:value-type="float">
            <text:p>604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35</text:p>
          </table:table-cell>
          <table:table-cell office:value-type="string" calcext:value-type="string">
            <text:p>H23</text:p>
          </table:table-cell>
          <table:table-cell office:value-type="float" office:value="35.1773125" calcext:value-type="float">
            <text:p>35.1773125</text:p>
          </table:table-cell>
          <table:table-cell office:value-type="float" office:value="32.1873125" calcext:value-type="float">
            <text:p>32.1873125</text:p>
          </table:table-cell>
        </table:table-row>
        <table:table-row table:style-name="ro1">
          <table:table-cell office:value-type="float" office:value="60448" calcext:value-type="float">
            <text:p>604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71</text:p>
          </table:table-cell>
          <table:table-cell office:value-type="string" calcext:value-type="string">
            <text:p>H24</text:p>
          </table:table-cell>
          <table:table-cell office:value-type="float" office:value="34.9825625" calcext:value-type="float">
            <text:p>34.9825625</text:p>
          </table:table-cell>
          <table:table-cell office:value-type="float" office:value="32.5475" calcext:value-type="float">
            <text:p>32.5475</text:p>
          </table:table-cell>
        </table:table-row>
        <table:table-row table:style-name="ro1">
          <table:table-cell office:value-type="float" office:value="60449" calcext:value-type="float">
            <text:p>604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19</text:p>
          </table:table-cell>
          <table:table-cell office:value-type="float" office:value="35.0815" calcext:value-type="float">
            <text:p>35.0815</text:p>
          </table:table-cell>
          <table:table-cell office:value-type="float" office:value="31.9365" calcext:value-type="float">
            <text:p>31.9365</text:p>
          </table:table-cell>
        </table:table-row>
        <table:table-row table:style-name="ro1">
          <table:table-cell office:value-type="float" office:value="60450" calcext:value-type="float">
            <text:p>604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0</text:p>
          </table:table-cell>
          <table:table-cell office:value-type="string" calcext:value-type="string">
            <text:p>I20</text:p>
          </table:table-cell>
          <table:table-cell office:value-type="float" office:value="35.1900625" calcext:value-type="float">
            <text:p>35.1900625</text:p>
          </table:table-cell>
          <table:table-cell office:value-type="float" office:value="32.18225" calcext:value-type="float">
            <text:p>32.18225</text:p>
          </table:table-cell>
        </table:table-row>
        <table:table-row table:style-name="ro1">
          <table:table-cell office:value-type="float" office:value="60451" calcext:value-type="float">
            <text:p>604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03</text:p>
          </table:table-cell>
          <table:table-cell office:value-type="string" calcext:value-type="string">
            <text:p>I21</text:p>
          </table:table-cell>
          <table:table-cell office:value-type="float" office:value="35.3305625" calcext:value-type="float">
            <text:p>35.3305625</text:p>
          </table:table-cell>
          <table:table-cell office:value-type="float" office:value="31.972125" calcext:value-type="float">
            <text:p>31.972125</text:p>
          </table:table-cell>
        </table:table-row>
        <table:table-row table:style-name="ro1">
          <table:table-cell office:value-type="float" office:value="60452" calcext:value-type="float">
            <text:p>604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23</text:p>
          </table:table-cell>
          <table:table-cell office:value-type="string" calcext:value-type="string">
            <text:p>I22</text:p>
          </table:table-cell>
          <table:table-cell office:value-type="float" office:value="35.1931875" calcext:value-type="float">
            <text:p>35.1931875</text:p>
          </table:table-cell>
          <table:table-cell office:value-type="float" office:value="32.0100625" calcext:value-type="float">
            <text:p>32.0100625</text:p>
          </table:table-cell>
        </table:table-row>
        <table:table-row table:style-name="ro1">
          <table:table-cell office:value-type="float" office:value="60453" calcext:value-type="float">
            <text:p>604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7</text:p>
          </table:table-cell>
          <table:table-cell office:value-type="string" calcext:value-type="string">
            <text:p>I23</text:p>
          </table:table-cell>
          <table:table-cell office:value-type="float" office:value="35.0484375" calcext:value-type="float">
            <text:p>35.0484375</text:p>
          </table:table-cell>
          <table:table-cell office:value-type="float" office:value="32.09925" calcext:value-type="float">
            <text:p>32.09925</text:p>
          </table:table-cell>
        </table:table-row>
        <table:table-row table:style-name="ro1">
          <table:table-cell office:value-type="float" office:value="60454" calcext:value-type="float">
            <text:p>604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47</text:p>
          </table:table-cell>
          <table:table-cell office:value-type="string" calcext:value-type="string">
            <text:p>I24</text:p>
          </table:table-cell>
          <table:table-cell office:value-type="float" office:value="34.871625" calcext:value-type="float">
            <text:p>34.871625</text:p>
          </table:table-cell>
          <table:table-cell office:value-type="float" office:value="32.398125" calcext:value-type="float">
            <text:p>32.398125</text:p>
          </table:table-cell>
        </table:table-row>
        <table:table-row table:style-name="ro1">
          <table:table-cell office:value-type="float" office:value="60455" calcext:value-type="float">
            <text:p>604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96</text:p>
          </table:table-cell>
          <table:table-cell office:value-type="string" calcext:value-type="string">
            <text:p>J19</text:p>
          </table:table-cell>
          <table:table-cell office:value-type="float" office:value="35.5404375" calcext:value-type="float">
            <text:p>35.5404375</text:p>
          </table:table-cell>
          <table:table-cell office:value-type="float" office:value="32.6088125" calcext:value-type="float">
            <text:p>32.6088125</text:p>
          </table:table-cell>
        </table:table-row>
        <table:table-row table:style-name="ro1">
          <table:table-cell office:value-type="float" office:value="60456" calcext:value-type="float">
            <text:p>60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31</text:p>
          </table:table-cell>
          <table:table-cell office:value-type="string" calcext:value-type="string">
            <text:p>J20</text:p>
          </table:table-cell>
          <table:table-cell office:value-type="float" office:value="35.044875" calcext:value-type="float">
            <text:p>35.044875</text:p>
          </table:table-cell>
          <table:table-cell office:value-type="float" office:value="32.6728125" calcext:value-type="float">
            <text:p>32.6728125</text:p>
          </table:table-cell>
        </table:table-row>
        <table:table-row table:style-name="ro1">
          <table:table-cell office:value-type="float" office:value="60457" calcext:value-type="float">
            <text:p>60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09</text:p>
          </table:table-cell>
          <table:table-cell office:value-type="string" calcext:value-type="string">
            <text:p>J21</text:p>
          </table:table-cell>
          <table:table-cell office:value-type="float" office:value="35.295875" calcext:value-type="float">
            <text:p>35.295875</text:p>
          </table:table-cell>
          <table:table-cell office:value-type="float" office:value="32.1295" calcext:value-type="float">
            <text:p>32.1295</text:p>
          </table:table-cell>
        </table:table-row>
        <table:table-row table:style-name="ro1">
          <table:table-cell office:value-type="float" office:value="60458" calcext:value-type="float">
            <text:p>60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1</text:p>
          </table:table-cell>
          <table:table-cell office:value-type="string" calcext:value-type="string">
            <text:p>J22</text:p>
          </table:table-cell>
          <table:table-cell office:value-type="float" office:value="35.071875" calcext:value-type="float">
            <text:p>35.071875</text:p>
          </table:table-cell>
          <table:table-cell office:value-type="float" office:value="32.326375" calcext:value-type="float">
            <text:p>32.326375</text:p>
          </table:table-cell>
        </table:table-row>
        <table:table-row table:style-name="ro1">
          <table:table-cell office:value-type="float" office:value="60459" calcext:value-type="float">
            <text:p>604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23</text:p>
          </table:table-cell>
          <table:table-cell office:value-type="float" office:value="35.088125" calcext:value-type="float">
            <text:p>35.088125</text:p>
          </table:table-cell>
          <table:table-cell office:value-type="float" office:value="31.7771875" calcext:value-type="float">
            <text:p>31.7771875</text:p>
          </table:table-cell>
        </table:table-row>
        <table:table-row table:style-name="ro1">
          <table:table-cell office:value-type="float" office:value="60460" calcext:value-type="float">
            <text:p>604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39</text:p>
          </table:table-cell>
          <table:table-cell office:value-type="string" calcext:value-type="string">
            <text:p>J24</text:p>
          </table:table-cell>
          <table:table-cell office:value-type="float" office:value="36.646125" calcext:value-type="float">
            <text:p>36.646125</text:p>
          </table:table-cell>
          <table:table-cell office:value-type="float" office:value="32.24525" calcext:value-type="float">
            <text:p>32.24525</text:p>
          </table:table-cell>
        </table:table-row>
        <table:table-row table:style-name="ro1">
          <table:table-cell office:value-type="float" office:value="60501" calcext:value-type="float">
            <text:p>605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35</text:p>
          </table:table-cell>
          <table:table-cell office:value-type="string" calcext:value-type="string">
            <text:p>A6</text:p>
          </table:table-cell>
          <table:table-cell office:value-type="float" office:value="38.722" calcext:value-type="float">
            <text:p>38.722</text:p>
          </table:table-cell>
          <table:table-cell office:value-type="float" office:value="38.79325" calcext:value-type="float">
            <text:p>38.79325</text:p>
          </table:table-cell>
        </table:table-row>
        <table:table-row table:style-name="ro1">
          <table:table-cell office:value-type="float" office:value="60502" calcext:value-type="float">
            <text:p>605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5</text:p>
          </table:table-cell>
          <table:table-cell office:value-type="float" office:value="36.4754375" calcext:value-type="float">
            <text:p>36.4754375</text:p>
          </table:table-cell>
          <table:table-cell office:value-type="float" office:value="38.7420625" calcext:value-type="float">
            <text:p>38.7420625</text:p>
          </table:table-cell>
        </table:table-row>
        <table:table-row table:style-name="ro1">
          <table:table-cell office:value-type="float" office:value="60503" calcext:value-type="float">
            <text:p>6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54</text:p>
          </table:table-cell>
          <table:table-cell office:value-type="string" calcext:value-type="string">
            <text:p>A4</text:p>
          </table:table-cell>
          <table:table-cell office:value-type="float" office:value="41.006" calcext:value-type="float">
            <text:p>41.006</text:p>
          </table:table-cell>
          <table:table-cell office:value-type="float" office:value="41.8775" calcext:value-type="float">
            <text:p>41.8775</text:p>
          </table:table-cell>
        </table:table-row>
        <table:table-row table:style-name="ro1">
          <table:table-cell office:value-type="float" office:value="60504" calcext:value-type="float">
            <text:p>605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00</text:p>
          </table:table-cell>
          <table:table-cell office:value-type="string" calcext:value-type="string">
            <text:p>A3</text:p>
          </table:table-cell>
          <table:table-cell office:value-type="float" office:value="38.11675" calcext:value-type="float">
            <text:p>38.11675</text:p>
          </table:table-cell>
          <table:table-cell office:value-type="float" office:value="41.5309375" calcext:value-type="float">
            <text:p>41.5309375</text:p>
          </table:table-cell>
        </table:table-row>
        <table:table-row table:style-name="ro1">
          <table:table-cell office:value-type="float" office:value="60505" calcext:value-type="float">
            <text:p>605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3</text:p>
          </table:table-cell>
          <table:table-cell office:value-type="string" calcext:value-type="string">
            <text:p>A2</text:p>
          </table:table-cell>
          <table:table-cell office:value-type="float" office:value="38.19" calcext:value-type="float">
            <text:p>38.19</text:p>
          </table:table-cell>
          <table:table-cell office:value-type="float" office:value="44.250625" calcext:value-type="float">
            <text:p>44.250625</text:p>
          </table:table-cell>
        </table:table-row>
        <table:table-row table:style-name="ro1">
          <table:table-cell office:value-type="float" office:value="60506" calcext:value-type="float">
            <text:p>605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9</text:p>
          </table:table-cell>
          <table:table-cell office:value-type="string" calcext:value-type="string">
            <text:p>A1</text:p>
          </table:table-cell>
          <table:table-cell office:value-type="float" office:value="38.2423125" calcext:value-type="float">
            <text:p>38.2423125</text:p>
          </table:table-cell>
          <table:table-cell office:value-type="float" office:value="49.1175" calcext:value-type="float">
            <text:p>49.1175</text:p>
          </table:table-cell>
        </table:table-row>
        <table:table-row table:style-name="ro1">
          <table:table-cell office:value-type="float" office:value="60507" calcext:value-type="float">
            <text:p>605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13</text:p>
          </table:table-cell>
          <table:table-cell office:value-type="string" calcext:value-type="string">
            <text:p>B6</text:p>
          </table:table-cell>
          <table:table-cell office:value-type="float" office:value="36.0508125" calcext:value-type="float">
            <text:p>36.0508125</text:p>
          </table:table-cell>
          <table:table-cell office:value-type="float" office:value="38.9513125" calcext:value-type="float">
            <text:p>38.9513125</text:p>
          </table:table-cell>
        </table:table-row>
        <table:table-row table:style-name="ro1">
          <table:table-cell office:value-type="float" office:value="60508" calcext:value-type="float">
            <text:p>605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8</text:p>
          </table:table-cell>
          <table:table-cell office:value-type="string" calcext:value-type="string">
            <text:p>B5</text:p>
          </table:table-cell>
          <table:table-cell office:value-type="float" office:value="38.4693125" calcext:value-type="float">
            <text:p>38.4693125</text:p>
          </table:table-cell>
          <table:table-cell office:value-type="float" office:value="38.2266875" calcext:value-type="float">
            <text:p>38.2266875</text:p>
          </table:table-cell>
        </table:table-row>
        <table:table-row table:style-name="ro1">
          <table:table-cell office:value-type="float" office:value="60509" calcext:value-type="float">
            <text:p>605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4</text:p>
          </table:table-cell>
          <table:table-cell office:value-type="float" office:value="36.3185" calcext:value-type="float">
            <text:p>36.3185</text:p>
          </table:table-cell>
          <table:table-cell office:value-type="float" office:value="43.1141875" calcext:value-type="float">
            <text:p>43.1141875</text:p>
          </table:table-cell>
        </table:table-row>
        <table:table-row table:style-name="ro1">
          <table:table-cell office:value-type="float" office:value="60510" calcext:value-type="float">
            <text:p>605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65</text:p>
          </table:table-cell>
          <table:table-cell office:value-type="string" calcext:value-type="string">
            <text:p>B3</text:p>
          </table:table-cell>
          <table:table-cell office:value-type="float" office:value="38.18825" calcext:value-type="float">
            <text:p>38.18825</text:p>
          </table:table-cell>
          <table:table-cell office:value-type="float" office:value="46.5215" calcext:value-type="float">
            <text:p>46.5215</text:p>
          </table:table-cell>
        </table:table-row>
        <table:table-row table:style-name="ro1">
          <table:table-cell office:value-type="float" office:value="60511" calcext:value-type="float">
            <text:p>605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44</text:p>
          </table:table-cell>
          <table:table-cell office:value-type="string" calcext:value-type="string">
            <text:p>B2</text:p>
          </table:table-cell>
          <table:table-cell office:value-type="float" office:value="36.1625625" calcext:value-type="float">
            <text:p>36.1625625</text:p>
          </table:table-cell>
          <table:table-cell office:value-type="float" office:value="38.177125" calcext:value-type="float">
            <text:p>38.177125</text:p>
          </table:table-cell>
        </table:table-row>
        <table:table-row table:style-name="ro1">
          <table:table-cell office:value-type="float" office:value="60512" calcext:value-type="float">
            <text:p>60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61</text:p>
          </table:table-cell>
          <table:table-cell office:value-type="string" calcext:value-type="string">
            <text:p>B1</text:p>
          </table:table-cell>
          <table:table-cell office:value-type="float" office:value="37.448375" calcext:value-type="float">
            <text:p>37.448375</text:p>
          </table:table-cell>
          <table:table-cell office:value-type="float" office:value="40.851" calcext:value-type="float">
            <text:p>40.851</text:p>
          </table:table-cell>
        </table:table-row>
        <table:table-row table:style-name="ro1">
          <table:table-cell office:value-type="float" office:value="60513" calcext:value-type="float">
            <text:p>605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40</text:p>
          </table:table-cell>
          <table:table-cell office:value-type="string" calcext:value-type="string">
            <text:p>C6</text:p>
          </table:table-cell>
          <table:table-cell office:value-type="float" office:value="35.310375" calcext:value-type="float">
            <text:p>35.310375</text:p>
          </table:table-cell>
          <table:table-cell office:value-type="float" office:value="37.153625" calcext:value-type="float">
            <text:p>37.153625</text:p>
          </table:table-cell>
        </table:table-row>
        <table:table-row table:style-name="ro1">
          <table:table-cell office:value-type="float" office:value="60514" calcext:value-type="float">
            <text:p>605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29</text:p>
          </table:table-cell>
          <table:table-cell office:value-type="string" calcext:value-type="string">
            <text:p>C5</text:p>
          </table:table-cell>
          <table:table-cell office:value-type="float" office:value="40.854125" calcext:value-type="float">
            <text:p>40.854125</text:p>
          </table:table-cell>
          <table:table-cell office:value-type="float" office:value="41.022125" calcext:value-type="float">
            <text:p>41.022125</text:p>
          </table:table-cell>
        </table:table-row>
        <table:table-row table:style-name="ro1">
          <table:table-cell office:value-type="float" office:value="60515" calcext:value-type="float">
            <text:p>605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87</text:p>
          </table:table-cell>
          <table:table-cell office:value-type="string" calcext:value-type="string">
            <text:p>C4</text:p>
          </table:table-cell>
          <table:table-cell office:value-type="float" office:value="37.4650625" calcext:value-type="float">
            <text:p>37.4650625</text:p>
          </table:table-cell>
          <table:table-cell office:value-type="float" office:value="39.1213125" calcext:value-type="float">
            <text:p>39.1213125</text:p>
          </table:table-cell>
        </table:table-row>
        <table:table-row table:style-name="ro1">
          <table:table-cell office:value-type="float" office:value="60516" calcext:value-type="float">
            <text:p>605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66</text:p>
          </table:table-cell>
          <table:table-cell office:value-type="string" calcext:value-type="string">
            <text:p>C3</text:p>
          </table:table-cell>
          <table:table-cell office:value-type="float" office:value="42.744625" calcext:value-type="float">
            <text:p>42.744625</text:p>
          </table:table-cell>
          <table:table-cell office:value-type="float" office:value="46.981125" calcext:value-type="float">
            <text:p>46.981125</text:p>
          </table:table-cell>
        </table:table-row>
        <table:table-row table:style-name="ro1">
          <table:table-cell office:value-type="float" office:value="60517" calcext:value-type="float">
            <text:p>605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75</text:p>
          </table:table-cell>
          <table:table-cell office:value-type="string" calcext:value-type="string">
            <text:p>C2</text:p>
          </table:table-cell>
          <table:table-cell office:value-type="float" office:value="39.046625" calcext:value-type="float">
            <text:p>39.046625</text:p>
          </table:table-cell>
          <table:table-cell office:value-type="float" office:value="45.1923125" calcext:value-type="float">
            <text:p>45.1923125</text:p>
          </table:table-cell>
        </table:table-row>
        <table:table-row table:style-name="ro1">
          <table:table-cell office:value-type="float" office:value="60518" calcext:value-type="float">
            <text:p>605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</text:p>
          </table:table-cell>
          <table:table-cell office:value-type="float" office:value="36.50475" calcext:value-type="float">
            <text:p>36.50475</text:p>
          </table:table-cell>
          <table:table-cell office:value-type="float" office:value="40.4946875" calcext:value-type="float">
            <text:p>40.4946875</text:p>
          </table:table-cell>
        </table:table-row>
        <table:table-row table:style-name="ro1">
          <table:table-cell office:value-type="float" office:value="60519" calcext:value-type="float">
            <text:p>605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36</text:p>
          </table:table-cell>
          <table:table-cell office:value-type="string" calcext:value-type="string">
            <text:p>D6</text:p>
          </table:table-cell>
          <table:table-cell office:value-type="float" office:value="39.5985" calcext:value-type="float">
            <text:p>39.5985</text:p>
          </table:table-cell>
          <table:table-cell office:value-type="float" office:value="45.86125" calcext:value-type="float">
            <text:p>45.86125</text:p>
          </table:table-cell>
        </table:table-row>
        <table:table-row table:style-name="ro1">
          <table:table-cell office:value-type="float" office:value="60520" calcext:value-type="float">
            <text:p>605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5</text:p>
          </table:table-cell>
          <table:table-cell office:value-type="float" office:value="37.842875" calcext:value-type="float">
            <text:p>37.842875</text:p>
          </table:table-cell>
          <table:table-cell office:value-type="float" office:value="42.1780625" calcext:value-type="float">
            <text:p>42.1780625</text:p>
          </table:table-cell>
        </table:table-row>
        <table:table-row table:style-name="ro1">
          <table:table-cell office:value-type="float" office:value="60521" calcext:value-type="float">
            <text:p>605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95</text:p>
          </table:table-cell>
          <table:table-cell office:value-type="string" calcext:value-type="string">
            <text:p>D4</text:p>
          </table:table-cell>
          <table:table-cell office:value-type="float" office:value="41.102125" calcext:value-type="float">
            <text:p>41.102125</text:p>
          </table:table-cell>
          <table:table-cell office:value-type="float" office:value="40.2146875" calcext:value-type="float">
            <text:p>40.2146875</text:p>
          </table:table-cell>
        </table:table-row>
        <table:table-row table:style-name="ro1">
          <table:table-cell office:value-type="float" office:value="60522" calcext:value-type="float">
            <text:p>605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6</text:p>
          </table:table-cell>
          <table:table-cell office:value-type="string" calcext:value-type="string">
            <text:p>D3</text:p>
          </table:table-cell>
          <table:table-cell office:value-type="float" office:value="37.135375" calcext:value-type="float">
            <text:p>37.135375</text:p>
          </table:table-cell>
          <table:table-cell office:value-type="float" office:value="39.6616875" calcext:value-type="float">
            <text:p>39.6616875</text:p>
          </table:table-cell>
        </table:table-row>
        <table:table-row table:style-name="ro1">
          <table:table-cell office:value-type="float" office:value="60523" calcext:value-type="float">
            <text:p>605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08</text:p>
          </table:table-cell>
          <table:table-cell office:value-type="string" calcext:value-type="string">
            <text:p>D2</text:p>
          </table:table-cell>
          <table:table-cell office:value-type="float" office:value="35.5175625" calcext:value-type="float">
            <text:p>35.5175625</text:p>
          </table:table-cell>
          <table:table-cell office:value-type="float" office:value="39.14775" calcext:value-type="float">
            <text:p>39.14775</text:p>
          </table:table-cell>
        </table:table-row>
        <table:table-row table:style-name="ro1">
          <table:table-cell office:value-type="float" office:value="60524" calcext:value-type="float">
            <text:p>605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4</text:p>
          </table:table-cell>
          <table:table-cell office:value-type="string" calcext:value-type="string">
            <text:p>D1</text:p>
          </table:table-cell>
          <table:table-cell office:value-type="float" office:value="36.7506875" calcext:value-type="float">
            <text:p>36.7506875</text:p>
          </table:table-cell>
          <table:table-cell office:value-type="float" office:value="42.8895" calcext:value-type="float">
            <text:p>42.8895</text:p>
          </table:table-cell>
        </table:table-row>
        <table:table-row table:style-name="ro1">
          <table:table-cell office:value-type="float" office:value="60525" calcext:value-type="float">
            <text:p>605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82</text:p>
          </table:table-cell>
          <table:table-cell office:value-type="string" calcext:value-type="string">
            <text:p>E6</text:p>
          </table:table-cell>
          <table:table-cell office:value-type="float" office:value="40.001" calcext:value-type="float">
            <text:p>40.001</text:p>
          </table:table-cell>
          <table:table-cell office:value-type="float" office:value="40.007375" calcext:value-type="float">
            <text:p>40.007375</text:p>
          </table:table-cell>
        </table:table-row>
        <table:table-row table:style-name="ro1">
          <table:table-cell office:value-type="float" office:value="60526" calcext:value-type="float">
            <text:p>605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54</text:p>
          </table:table-cell>
          <table:table-cell office:value-type="string" calcext:value-type="string">
            <text:p>E5</text:p>
          </table:table-cell>
          <table:table-cell office:value-type="float" office:value="40.27825" calcext:value-type="float">
            <text:p>40.27825</text:p>
          </table:table-cell>
          <table:table-cell office:value-type="float" office:value="39.9920625" calcext:value-type="float">
            <text:p>39.9920625</text:p>
          </table:table-cell>
        </table:table-row>
        <table:table-row table:style-name="ro1">
          <table:table-cell office:value-type="float" office:value="60527" calcext:value-type="float">
            <text:p>605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96</text:p>
          </table:table-cell>
          <table:table-cell office:value-type="string" calcext:value-type="string">
            <text:p>E4</text:p>
          </table:table-cell>
          <table:table-cell office:value-type="float" office:value="40.4619375" calcext:value-type="float">
            <text:p>40.4619375</text:p>
          </table:table-cell>
          <table:table-cell office:value-type="float" office:value="40.045625" calcext:value-type="float">
            <text:p>40.045625</text:p>
          </table:table-cell>
        </table:table-row>
        <table:table-row table:style-name="ro1">
          <table:table-cell office:value-type="float" office:value="60528" calcext:value-type="float">
            <text:p>605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11</text:p>
          </table:table-cell>
          <table:table-cell office:value-type="string" calcext:value-type="string">
            <text:p>E3</text:p>
          </table:table-cell>
          <table:table-cell office:value-type="float" office:value="47.6243125" calcext:value-type="float">
            <text:p>47.6243125</text:p>
          </table:table-cell>
          <table:table-cell office:value-type="float" office:value="42.33" calcext:value-type="float">
            <text:p>42.33</text:p>
          </table:table-cell>
        </table:table-row>
        <table:table-row table:style-name="ro1">
          <table:table-cell office:value-type="float" office:value="60529" calcext:value-type="float">
            <text:p>605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39</text:p>
          </table:table-cell>
          <table:table-cell office:value-type="string" calcext:value-type="string">
            <text:p>E2</text:p>
          </table:table-cell>
          <table:table-cell office:value-type="float" office:value="36.570875" calcext:value-type="float">
            <text:p>36.570875</text:p>
          </table:table-cell>
          <table:table-cell office:value-type="float" office:value="37.4928125" calcext:value-type="float">
            <text:p>37.4928125</text:p>
          </table:table-cell>
        </table:table-row>
        <table:table-row table:style-name="ro1">
          <table:table-cell office:value-type="float" office:value="60530" calcext:value-type="float">
            <text:p>605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29</text:p>
          </table:table-cell>
          <table:table-cell office:value-type="string" calcext:value-type="string">
            <text:p>E1</text:p>
          </table:table-cell>
          <table:table-cell office:value-type="float" office:value="37.4415625" calcext:value-type="float">
            <text:p>37.4415625</text:p>
          </table:table-cell>
          <table:table-cell office:value-type="float" office:value="44.5100625" calcext:value-type="float">
            <text:p>44.5100625</text:p>
          </table:table-cell>
        </table:table-row>
        <table:table-row table:style-name="ro1">
          <table:table-cell office:value-type="float" office:value="60531" calcext:value-type="float">
            <text:p>605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37</text:p>
          </table:table-cell>
          <table:table-cell office:value-type="string" calcext:value-type="string">
            <text:p>F6</text:p>
          </table:table-cell>
          <table:table-cell office:value-type="float" office:value="56.9576875" calcext:value-type="float">
            <text:p>56.9576875</text:p>
          </table:table-cell>
          <table:table-cell office:value-type="float" office:value="58.1765" calcext:value-type="float">
            <text:p>58.1765</text:p>
          </table:table-cell>
        </table:table-row>
        <table:table-row table:style-name="ro1">
          <table:table-cell office:value-type="float" office:value="60532" calcext:value-type="float">
            <text:p>605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23</text:p>
          </table:table-cell>
          <table:table-cell office:value-type="string" calcext:value-type="string">
            <text:p>F5</text:p>
          </table:table-cell>
          <table:table-cell office:value-type="float" office:value="40.650875" calcext:value-type="float">
            <text:p>40.650875</text:p>
          </table:table-cell>
          <table:table-cell office:value-type="float" office:value="42.1069375" calcext:value-type="float">
            <text:p>42.1069375</text:p>
          </table:table-cell>
        </table:table-row>
        <table:table-row table:style-name="ro1">
          <table:table-cell office:value-type="float" office:value="60533" calcext:value-type="float">
            <text:p>605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18</text:p>
          </table:table-cell>
          <table:table-cell office:value-type="string" calcext:value-type="string">
            <text:p>F4</text:p>
          </table:table-cell>
          <table:table-cell office:value-type="float" office:value="48.28725" calcext:value-type="float">
            <text:p>48.28725</text:p>
          </table:table-cell>
          <table:table-cell office:value-type="float" office:value="53.556625" calcext:value-type="float">
            <text:p>53.556625</text:p>
          </table:table-cell>
        </table:table-row>
        <table:table-row table:style-name="ro1">
          <table:table-cell office:value-type="float" office:value="60534" calcext:value-type="float">
            <text:p>605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3</text:p>
          </table:table-cell>
          <table:table-cell office:value-type="float" office:value="39.9485" calcext:value-type="float">
            <text:p>39.9485</text:p>
          </table:table-cell>
          <table:table-cell office:value-type="float" office:value="44.3195" calcext:value-type="float">
            <text:p>44.3195</text:p>
          </table:table-cell>
        </table:table-row>
        <table:table-row table:style-name="ro1">
          <table:table-cell office:value-type="float" office:value="60535" calcext:value-type="float">
            <text:p>605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09</text:p>
          </table:table-cell>
          <table:table-cell office:value-type="string" calcext:value-type="string">
            <text:p>F2</text:p>
          </table:table-cell>
          <table:table-cell office:value-type="float" office:value="38.88875" calcext:value-type="float">
            <text:p>38.88875</text:p>
          </table:table-cell>
          <table:table-cell office:value-type="float" office:value="39.023125" calcext:value-type="float">
            <text:p>39.023125</text:p>
          </table:table-cell>
        </table:table-row>
        <table:table-row table:style-name="ro1">
          <table:table-cell office:value-type="float" office:value="60536" calcext:value-type="float">
            <text:p>605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94</text:p>
          </table:table-cell>
          <table:table-cell office:value-type="string" calcext:value-type="string">
            <text:p>F1</text:p>
          </table:table-cell>
          <table:table-cell office:value-type="float" office:value="36.3105625" calcext:value-type="float">
            <text:p>36.3105625</text:p>
          </table:table-cell>
          <table:table-cell office:value-type="float" office:value="39.35575" calcext:value-type="float">
            <text:p>39.35575</text:p>
          </table:table-cell>
        </table:table-row>
        <table:table-row table:style-name="ro1">
          <table:table-cell office:value-type="float" office:value="60537" calcext:value-type="float">
            <text:p>605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5</text:p>
          </table:table-cell>
          <table:table-cell office:value-type="string" calcext:value-type="string">
            <text:p>G6</text:p>
          </table:table-cell>
          <table:table-cell office:value-type="float" office:value="44.9948125" calcext:value-type="float">
            <text:p>44.9948125</text:p>
          </table:table-cell>
          <table:table-cell office:value-type="float" office:value="46.1004375" calcext:value-type="float">
            <text:p>46.1004375</text:p>
          </table:table-cell>
        </table:table-row>
        <table:table-row table:style-name="ro1">
          <table:table-cell office:value-type="float" office:value="60538" calcext:value-type="float">
            <text:p>605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11</text:p>
          </table:table-cell>
          <table:table-cell office:value-type="string" calcext:value-type="string">
            <text:p>G5</text:p>
          </table:table-cell>
          <table:table-cell office:value-type="float" office:value="37.32775" calcext:value-type="float">
            <text:p>37.32775</text:p>
          </table:table-cell>
          <table:table-cell office:value-type="float" office:value="39.4485625" calcext:value-type="float">
            <text:p>39.4485625</text:p>
          </table:table-cell>
        </table:table-row>
        <table:table-row table:style-name="ro1">
          <table:table-cell office:value-type="float" office:value="60539" calcext:value-type="float">
            <text:p>605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1</text:p>
          </table:table-cell>
          <table:table-cell office:value-type="string" calcext:value-type="string">
            <text:p>G4</text:p>
          </table:table-cell>
          <table:table-cell office:value-type="float" office:value="45.06525" calcext:value-type="float">
            <text:p>45.06525</text:p>
          </table:table-cell>
          <table:table-cell office:value-type="float" office:value="42.5118125" calcext:value-type="float">
            <text:p>42.5118125</text:p>
          </table:table-cell>
        </table:table-row>
        <table:table-row table:style-name="ro1">
          <table:table-cell office:value-type="float" office:value="60540" calcext:value-type="float">
            <text:p>605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77</text:p>
          </table:table-cell>
          <table:table-cell office:value-type="string" calcext:value-type="string">
            <text:p>G3</text:p>
          </table:table-cell>
          <table:table-cell office:value-type="float" office:value="36.495375" calcext:value-type="float">
            <text:p>36.495375</text:p>
          </table:table-cell>
          <table:table-cell office:value-type="float" office:value="40.141125" calcext:value-type="float">
            <text:p>40.141125</text:p>
          </table:table-cell>
        </table:table-row>
        <table:table-row table:style-name="ro1">
          <table:table-cell office:value-type="float" office:value="60541" calcext:value-type="float">
            <text:p>605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28</text:p>
          </table:table-cell>
          <table:table-cell office:value-type="string" calcext:value-type="string">
            <text:p>G2</text:p>
          </table:table-cell>
          <table:table-cell office:value-type="float" office:value="38.034375" calcext:value-type="float">
            <text:p>38.034375</text:p>
          </table:table-cell>
          <table:table-cell office:value-type="float" office:value="41.20425" calcext:value-type="float">
            <text:p>41.20425</text:p>
          </table:table-cell>
        </table:table-row>
        <table:table-row table:style-name="ro1">
          <table:table-cell office:value-type="float" office:value="60542" calcext:value-type="float">
            <text:p>605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67</text:p>
          </table:table-cell>
          <table:table-cell office:value-type="string" calcext:value-type="string">
            <text:p>G1</text:p>
          </table:table-cell>
          <table:table-cell office:value-type="float" office:value="35.7093125" calcext:value-type="float">
            <text:p>35.7093125</text:p>
          </table:table-cell>
          <table:table-cell office:value-type="float" office:value="37.9045" calcext:value-type="float">
            <text:p>37.9045</text:p>
          </table:table-cell>
        </table:table-row>
        <table:table-row table:style-name="ro1">
          <table:table-cell office:value-type="float" office:value="60543" calcext:value-type="float">
            <text:p>605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49</text:p>
          </table:table-cell>
          <table:table-cell office:value-type="string" calcext:value-type="string">
            <text:p>H6</text:p>
          </table:table-cell>
          <table:table-cell office:value-type="float" office:value="37.8095" calcext:value-type="float">
            <text:p>37.8095</text:p>
          </table:table-cell>
          <table:table-cell office:value-type="float" office:value="40.827875" calcext:value-type="float">
            <text:p>40.827875</text:p>
          </table:table-cell>
        </table:table-row>
        <table:table-row table:style-name="ro1">
          <table:table-cell office:value-type="float" office:value="60544" calcext:value-type="float">
            <text:p>605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90</text:p>
          </table:table-cell>
          <table:table-cell office:value-type="string" calcext:value-type="string">
            <text:p>H5</text:p>
          </table:table-cell>
          <table:table-cell office:value-type="float" office:value="38.13725" calcext:value-type="float">
            <text:p>38.13725</text:p>
          </table:table-cell>
          <table:table-cell office:value-type="float" office:value="39.9414375" calcext:value-type="float">
            <text:p>39.9414375</text:p>
          </table:table-cell>
        </table:table-row>
        <table:table-row table:style-name="ro1">
          <table:table-cell office:value-type="float" office:value="60545" calcext:value-type="float">
            <text:p>605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4</text:p>
          </table:table-cell>
          <table:table-cell office:value-type="float" office:value="38.434125" calcext:value-type="float">
            <text:p>38.434125</text:p>
          </table:table-cell>
          <table:table-cell office:value-type="float" office:value="43.615375" calcext:value-type="float">
            <text:p>43.615375</text:p>
          </table:table-cell>
        </table:table-row>
        <table:table-row table:style-name="ro1">
          <table:table-cell office:value-type="float" office:value="60546" calcext:value-type="float">
            <text:p>605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07</text:p>
          </table:table-cell>
          <table:table-cell office:value-type="string" calcext:value-type="string">
            <text:p>H3</text:p>
          </table:table-cell>
          <table:table-cell office:value-type="float" office:value="37.521375" calcext:value-type="float">
            <text:p>37.521375</text:p>
          </table:table-cell>
          <table:table-cell office:value-type="float" office:value="44.920125" calcext:value-type="float">
            <text:p>44.920125</text:p>
          </table:table-cell>
        </table:table-row>
        <table:table-row table:style-name="ro1">
          <table:table-cell office:value-type="float" office:value="60547" calcext:value-type="float">
            <text:p>605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9</text:p>
          </table:table-cell>
          <table:table-cell office:value-type="string" calcext:value-type="string">
            <text:p>H2</text:p>
          </table:table-cell>
          <table:table-cell office:value-type="float" office:value="36.207375" calcext:value-type="float">
            <text:p>36.207375</text:p>
          </table:table-cell>
          <table:table-cell office:value-type="float" office:value="42.288" calcext:value-type="float">
            <text:p>42.288</text:p>
          </table:table-cell>
        </table:table-row>
        <table:table-row table:style-name="ro1">
          <table:table-cell office:value-type="float" office:value="60548" calcext:value-type="float">
            <text:p>605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05</text:p>
          </table:table-cell>
          <table:table-cell office:value-type="string" calcext:value-type="string">
            <text:p>H1</text:p>
          </table:table-cell>
          <table:table-cell office:value-type="float" office:value="35.40775" calcext:value-type="float">
            <text:p>35.40775</text:p>
          </table:table-cell>
          <table:table-cell office:value-type="float" office:value="38.2198125" calcext:value-type="float">
            <text:p>38.2198125</text:p>
          </table:table-cell>
        </table:table-row>
        <table:table-row table:style-name="ro1">
          <table:table-cell office:value-type="float" office:value="60549" calcext:value-type="float">
            <text:p>605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6</text:p>
          </table:table-cell>
          <table:table-cell office:value-type="float" office:value="35.914" calcext:value-type="float">
            <text:p>35.914</text:p>
          </table:table-cell>
          <table:table-cell office:value-type="float" office:value="40.4150625" calcext:value-type="float">
            <text:p>40.4150625</text:p>
          </table:table-cell>
        </table:table-row>
        <table:table-row table:style-name="ro1">
          <table:table-cell office:value-type="float" office:value="60550" calcext:value-type="float">
            <text:p>605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68</text:p>
          </table:table-cell>
          <table:table-cell office:value-type="string" calcext:value-type="string">
            <text:p>I5</text:p>
          </table:table-cell>
          <table:table-cell office:value-type="float" office:value="35.877" calcext:value-type="float">
            <text:p>35.877</text:p>
          </table:table-cell>
          <table:table-cell office:value-type="float" office:value="36.6055" calcext:value-type="float">
            <text:p>36.6055</text:p>
          </table:table-cell>
        </table:table-row>
        <table:table-row table:style-name="ro1">
          <table:table-cell office:value-type="float" office:value="60551" calcext:value-type="float">
            <text:p>605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7</text:p>
          </table:table-cell>
          <table:table-cell office:value-type="string" calcext:value-type="string">
            <text:p>I4</text:p>
          </table:table-cell>
          <table:table-cell office:value-type="float" office:value="37.0375625" calcext:value-type="float">
            <text:p>37.0375625</text:p>
          </table:table-cell>
          <table:table-cell office:value-type="float" office:value="39.534375" calcext:value-type="float">
            <text:p>39.534375</text:p>
          </table:table-cell>
        </table:table-row>
        <table:table-row table:style-name="ro1">
          <table:table-cell office:value-type="float" office:value="60552" calcext:value-type="float">
            <text:p>605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81</text:p>
          </table:table-cell>
          <table:table-cell office:value-type="string" calcext:value-type="string">
            <text:p>I3</text:p>
          </table:table-cell>
          <table:table-cell office:value-type="float" office:value="37.9048125" calcext:value-type="float">
            <text:p>37.9048125</text:p>
          </table:table-cell>
          <table:table-cell office:value-type="float" office:value="42.4473125" calcext:value-type="float">
            <text:p>42.4473125</text:p>
          </table:table-cell>
        </table:table-row>
        <table:table-row table:style-name="ro1">
          <table:table-cell office:value-type="float" office:value="60553" calcext:value-type="float">
            <text:p>605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97</text:p>
          </table:table-cell>
          <table:table-cell office:value-type="string" calcext:value-type="string">
            <text:p>I2</text:p>
          </table:table-cell>
          <table:table-cell office:value-type="float" office:value="37.085625" calcext:value-type="float">
            <text:p>37.085625</text:p>
          </table:table-cell>
          <table:table-cell office:value-type="float" office:value="41.5736875" calcext:value-type="float">
            <text:p>41.5736875</text:p>
          </table:table-cell>
        </table:table-row>
        <table:table-row table:style-name="ro1">
          <table:table-cell office:value-type="float" office:value="60554" calcext:value-type="float">
            <text:p>605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75</text:p>
          </table:table-cell>
          <table:table-cell office:value-type="string" calcext:value-type="string">
            <text:p>I1</text:p>
          </table:table-cell>
          <table:table-cell office:value-type="float" office:value="37.669625" calcext:value-type="float">
            <text:p>37.669625</text:p>
          </table:table-cell>
          <table:table-cell office:value-type="float" office:value="45.8385625" calcext:value-type="float">
            <text:p>45.8385625</text:p>
          </table:table-cell>
        </table:table-row>
        <table:table-row table:style-name="ro1">
          <table:table-cell office:value-type="float" office:value="60555" calcext:value-type="float">
            <text:p>605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8</text:p>
          </table:table-cell>
          <table:table-cell office:value-type="string" calcext:value-type="string">
            <text:p>J6</text:p>
          </table:table-cell>
          <table:table-cell office:value-type="float" office:value="38.011125" calcext:value-type="float">
            <text:p>38.011125</text:p>
          </table:table-cell>
          <table:table-cell office:value-type="float" office:value="38.9738125" calcext:value-type="float">
            <text:p>38.9738125</text:p>
          </table:table-cell>
        </table:table-row>
        <table:table-row table:style-name="ro1">
          <table:table-cell office:value-type="float" office:value="60556" calcext:value-type="float">
            <text:p>605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86</text:p>
          </table:table-cell>
          <table:table-cell office:value-type="string" calcext:value-type="string">
            <text:p>J5</text:p>
          </table:table-cell>
          <table:table-cell office:value-type="float" office:value="36.3814375" calcext:value-type="float">
            <text:p>36.3814375</text:p>
          </table:table-cell>
          <table:table-cell office:value-type="float" office:value="37.421125" calcext:value-type="float">
            <text:p>37.421125</text:p>
          </table:table-cell>
        </table:table-row>
        <table:table-row table:style-name="ro1">
          <table:table-cell office:value-type="float" office:value="60557" calcext:value-type="float">
            <text:p>605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6</text:p>
          </table:table-cell>
          <table:table-cell office:value-type="string" calcext:value-type="string">
            <text:p>J4</text:p>
          </table:table-cell>
          <table:table-cell office:value-type="float" office:value="38.199" calcext:value-type="float">
            <text:p>38.199</text:p>
          </table:table-cell>
          <table:table-cell office:value-type="float" office:value="38.2771875" calcext:value-type="float">
            <text:p>38.2771875</text:p>
          </table:table-cell>
        </table:table-row>
        <table:table-row table:style-name="ro1">
          <table:table-cell office:value-type="float" office:value="60558" calcext:value-type="float">
            <text:p>605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7</text:p>
          </table:table-cell>
          <table:table-cell office:value-type="string" calcext:value-type="string">
            <text:p>J3</text:p>
          </table:table-cell>
          <table:table-cell office:value-type="float" office:value="37.8383125" calcext:value-type="float">
            <text:p>37.8383125</text:p>
          </table:table-cell>
          <table:table-cell office:value-type="float" office:value="40.4325625" calcext:value-type="float">
            <text:p>40.4325625</text:p>
          </table:table-cell>
        </table:table-row>
        <table:table-row table:style-name="ro1">
          <table:table-cell office:value-type="float" office:value="60559" calcext:value-type="float">
            <text:p>605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2</text:p>
          </table:table-cell>
          <table:table-cell office:value-type="float" office:value="37.065" calcext:value-type="float">
            <text:p>37.065</text:p>
          </table:table-cell>
          <table:table-cell office:value-type="float" office:value="40.9356875" calcext:value-type="float">
            <text:p>40.9356875</text:p>
          </table:table-cell>
        </table:table-row>
        <table:table-row table:style-name="ro1">
          <table:table-cell office:value-type="float" office:value="60560" calcext:value-type="float">
            <text:p>605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9</text:p>
          </table:table-cell>
          <table:table-cell office:value-type="string" calcext:value-type="string">
            <text:p>J1</text:p>
          </table:table-cell>
          <table:table-cell office:value-type="float" office:value="44.4266875" calcext:value-type="float">
            <text:p>44.4266875</text:p>
          </table:table-cell>
          <table:table-cell office:value-type="float" office:value="45.501625" calcext:value-type="float">
            <text:p>45.501625</text:p>
          </table:table-cell>
        </table:table-row>
        <table:table-row table:style-name="ro1">
          <table:table-cell office:value-type="float" office:value="60601" calcext:value-type="float">
            <text:p>606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11</text:p>
          </table:table-cell>
          <table:table-cell office:value-type="string" calcext:value-type="string">
            <text:p>A7</text:p>
          </table:table-cell>
          <table:table-cell office:value-type="float" office:value="35.5295625" calcext:value-type="float">
            <text:p>35.5295625</text:p>
          </table:table-cell>
          <table:table-cell office:value-type="float" office:value="35.68125" calcext:value-type="float">
            <text:p>35.68125</text:p>
          </table:table-cell>
        </table:table-row>
        <table:table-row table:style-name="ro1">
          <table:table-cell office:value-type="float" office:value="60602" calcext:value-type="float">
            <text:p>606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97</text:p>
          </table:table-cell>
          <table:table-cell office:value-type="string" calcext:value-type="string">
            <text:p>A8</text:p>
          </table:table-cell>
          <table:table-cell office:value-type="float" office:value="36.4785" calcext:value-type="float">
            <text:p>36.4785</text:p>
          </table:table-cell>
          <table:table-cell office:value-type="float" office:value="36.9909375" calcext:value-type="float">
            <text:p>36.9909375</text:p>
          </table:table-cell>
        </table:table-row>
        <table:table-row table:style-name="ro1">
          <table:table-cell office:value-type="float" office:value="60603" calcext:value-type="float">
            <text:p>606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3</text:p>
          </table:table-cell>
          <table:table-cell office:value-type="string" calcext:value-type="string">
            <text:p>A9</text:p>
          </table:table-cell>
          <table:table-cell office:value-type="float" office:value="46.3906875" calcext:value-type="float">
            <text:p>46.3906875</text:p>
          </table:table-cell>
          <table:table-cell office:value-type="float" office:value="50.9208125" calcext:value-type="float">
            <text:p>50.9208125</text:p>
          </table:table-cell>
        </table:table-row>
        <table:table-row table:style-name="ro1">
          <table:table-cell office:value-type="float" office:value="60604" calcext:value-type="float">
            <text:p>606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10</text:p>
          </table:table-cell>
          <table:table-cell office:value-type="float" office:value="36.504625" calcext:value-type="float">
            <text:p>36.504625</text:p>
          </table:table-cell>
          <table:table-cell office:value-type="float" office:value="34.9750625" calcext:value-type="float">
            <text:p>34.9750625</text:p>
          </table:table-cell>
        </table:table-row>
        <table:table-row table:style-name="ro1">
          <table:table-cell office:value-type="float" office:value="60605" calcext:value-type="float">
            <text:p>606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30</text:p>
          </table:table-cell>
          <table:table-cell office:value-type="string" calcext:value-type="string">
            <text:p>A11</text:p>
          </table:table-cell>
          <table:table-cell office:value-type="float" office:value="38.696125" calcext:value-type="float">
            <text:p>38.696125</text:p>
          </table:table-cell>
          <table:table-cell office:value-type="float" office:value="39.103" calcext:value-type="float">
            <text:p>39.103</text:p>
          </table:table-cell>
        </table:table-row>
        <table:table-row table:style-name="ro1">
          <table:table-cell office:value-type="float" office:value="60606" calcext:value-type="float">
            <text:p>606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9</text:p>
          </table:table-cell>
          <table:table-cell office:value-type="string" calcext:value-type="string">
            <text:p>A12</text:p>
          </table:table-cell>
          <table:table-cell office:value-type="float" office:value="39.7733125" calcext:value-type="float">
            <text:p>39.7733125</text:p>
          </table:table-cell>
          <table:table-cell office:value-type="float" office:value="36.238" calcext:value-type="float">
            <text:p>36.238</text:p>
          </table:table-cell>
        </table:table-row>
        <table:table-row table:style-name="ro1">
          <table:table-cell office:value-type="float" office:value="60607" calcext:value-type="float">
            <text:p>606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39</text:p>
          </table:table-cell>
          <table:table-cell office:value-type="string" calcext:value-type="string">
            <text:p>B7</text:p>
          </table:table-cell>
          <table:table-cell office:value-type="float" office:value="35.7735625" calcext:value-type="float">
            <text:p>35.7735625</text:p>
          </table:table-cell>
          <table:table-cell office:value-type="float" office:value="38.896375" calcext:value-type="float">
            <text:p>38.896375</text:p>
          </table:table-cell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97</text:p>
          </table:table-cell>
          <table:table-cell office:value-type="string" calcext:value-type="string">
            <text:p>B8</text:p>
          </table:table-cell>
          <table:table-cell office:value-type="float" office:value="35.7711875" calcext:value-type="float">
            <text:p>35.7711875</text:p>
          </table:table-cell>
          <table:table-cell office:value-type="float" office:value="34.629625" calcext:value-type="float">
            <text:p>34.629625</text:p>
          </table:table-cell>
        </table:table-row>
        <table:table-row table:style-name="ro1">
          <table:table-cell office:value-type="float" office:value="60609" calcext:value-type="float">
            <text:p>606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9</text:p>
          </table:table-cell>
          <table:table-cell office:value-type="float" office:value="36.411625" calcext:value-type="float">
            <text:p>36.411625</text:p>
          </table:table-cell>
          <table:table-cell office:value-type="float" office:value="35.945625" calcext:value-type="float">
            <text:p>35.945625</text:p>
          </table:table-cell>
        </table:table-row>
        <table:table-row table:style-name="ro1">
          <table:table-cell office:value-type="float" office:value="60610" calcext:value-type="float">
            <text:p>606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2</text:p>
          </table:table-cell>
          <table:table-cell office:value-type="string" calcext:value-type="string">
            <text:p>B10</text:p>
          </table:table-cell>
          <table:table-cell office:value-type="float" office:value="36.9524375" calcext:value-type="float">
            <text:p>36.9524375</text:p>
          </table:table-cell>
          <table:table-cell office:value-type="float" office:value="38.0798125" calcext:value-type="float">
            <text:p>38.0798125</text:p>
          </table:table-cell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81</text:p>
          </table:table-cell>
          <table:table-cell office:value-type="string" calcext:value-type="string">
            <text:p>B11</text:p>
          </table:table-cell>
          <table:table-cell office:value-type="float" office:value="47.710625" calcext:value-type="float">
            <text:p>47.710625</text:p>
          </table:table-cell>
          <table:table-cell office:value-type="float" office:value="54.8330625" calcext:value-type="float">
            <text:p>54.8330625</text:p>
          </table:table-cell>
        </table:table-row>
        <table:table-row table:style-name="ro1">
          <table:table-cell office:value-type="float" office:value="60612" calcext:value-type="float">
            <text:p>606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4</text:p>
          </table:table-cell>
          <table:table-cell office:value-type="string" calcext:value-type="string">
            <text:p>B12</text:p>
          </table:table-cell>
          <table:table-cell office:value-type="float" office:value="40.8821875" calcext:value-type="float">
            <text:p>40.8821875</text:p>
          </table:table-cell>
          <table:table-cell office:value-type="float" office:value="39.71525" calcext:value-type="float">
            <text:p>39.71525</text:p>
          </table:table-cell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05</text:p>
          </table:table-cell>
          <table:table-cell office:value-type="string" calcext:value-type="string">
            <text:p>C7</text:p>
          </table:table-cell>
          <table:table-cell office:value-type="float" office:value="42.867375" calcext:value-type="float">
            <text:p>42.867375</text:p>
          </table:table-cell>
          <table:table-cell office:value-type="float" office:value="46.9206875" calcext:value-type="float">
            <text:p>46.9206875</text:p>
          </table:table-cell>
        </table:table-row>
        <table:table-row table:style-name="ro1">
          <table:table-cell office:value-type="float" office:value="60614" calcext:value-type="float">
            <text:p>606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47</text:p>
          </table:table-cell>
          <table:table-cell office:value-type="string" calcext:value-type="string">
            <text:p>C8</text:p>
          </table:table-cell>
          <table:table-cell office:value-type="float" office:value="38.203625" calcext:value-type="float">
            <text:p>38.203625</text:p>
          </table:table-cell>
          <table:table-cell office:value-type="float" office:value="37.1138125" calcext:value-type="float">
            <text:p>37.1138125</text:p>
          </table:table-cell>
        </table:table-row>
        <table:table-row table:style-name="ro1">
          <table:table-cell office:value-type="float" office:value="60615" calcext:value-type="float">
            <text:p>606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46</text:p>
          </table:table-cell>
          <table:table-cell office:value-type="string" calcext:value-type="string">
            <text:p>C9</text:p>
          </table:table-cell>
          <table:table-cell office:value-type="float" office:value="38.1113125" calcext:value-type="float">
            <text:p>38.1113125</text:p>
          </table:table-cell>
          <table:table-cell office:value-type="float" office:value="37.0105" calcext:value-type="float">
            <text:p>37.0105</text:p>
          </table:table-cell>
        </table:table-row>
        <table:table-row table:style-name="ro1">
          <table:table-cell office:value-type="float" office:value="60616" calcext:value-type="float">
            <text:p>606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29</text:p>
          </table:table-cell>
          <table:table-cell office:value-type="string" calcext:value-type="string">
            <text:p>C10</text:p>
          </table:table-cell>
          <table:table-cell office:value-type="float" office:value="38.0790625" calcext:value-type="float">
            <text:p>38.0790625</text:p>
          </table:table-cell>
          <table:table-cell office:value-type="float" office:value="35.846875" calcext:value-type="float">
            <text:p>35.846875</text:p>
          </table:table-cell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92</text:p>
          </table:table-cell>
          <table:table-cell office:value-type="string" calcext:value-type="string">
            <text:p>C11</text:p>
          </table:table-cell>
          <table:table-cell office:value-type="float" office:value="37.33925" calcext:value-type="float">
            <text:p>37.33925</text:p>
          </table:table-cell>
          <table:table-cell office:value-type="float" office:value="38.4969375" calcext:value-type="float">
            <text:p>38.4969375</text:p>
          </table:table-cell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2</text:p>
          </table:table-cell>
          <table:table-cell office:value-type="float" office:value="37.9496875" calcext:value-type="float">
            <text:p>37.9496875</text:p>
          </table:table-cell>
          <table:table-cell office:value-type="float" office:value="36.620375" calcext:value-type="float">
            <text:p>36.620375</text:p>
          </table:table-cell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56</text:p>
          </table:table-cell>
          <table:table-cell office:value-type="string" calcext:value-type="string">
            <text:p>D7</text:p>
          </table:table-cell>
          <table:table-cell office:value-type="float" office:value="37.45275" calcext:value-type="float">
            <text:p>37.45275</text:p>
          </table:table-cell>
          <table:table-cell office:value-type="float" office:value="37.12675" calcext:value-type="float">
            <text:p>37.12675</text:p>
          </table:table-cell>
        </table:table-row>
        <table:table-row table:style-name="ro1">
          <table:table-cell office:value-type="float" office:value="60620" calcext:value-type="float">
            <text:p>606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8</text:p>
          </table:table-cell>
          <table:table-cell office:value-type="float" office:value="36.1055" calcext:value-type="float">
            <text:p>36.1055</text:p>
          </table:table-cell>
          <table:table-cell office:value-type="float" office:value="35.7950625" calcext:value-type="float">
            <text:p>35.7950625</text:p>
          </table:table-cell>
        </table:table-row>
        <table:table-row table:style-name="ro1">
          <table:table-cell office:value-type="float" office:value="60621" calcext:value-type="float">
            <text:p>606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82</text:p>
          </table:table-cell>
          <table:table-cell office:value-type="string" calcext:value-type="string">
            <text:p>D9</text:p>
          </table:table-cell>
          <table:table-cell office:value-type="float" office:value="37.2555625" calcext:value-type="float">
            <text:p>37.2555625</text:p>
          </table:table-cell>
          <table:table-cell office:value-type="float" office:value="38.360125" calcext:value-type="float">
            <text:p>38.360125</text:p>
          </table:table-cell>
        </table:table-row>
        <table:table-row table:style-name="ro1">
          <table:table-cell office:value-type="float" office:value="60622" calcext:value-type="float">
            <text:p>606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1</text:p>
          </table:table-cell>
          <table:table-cell office:value-type="string" calcext:value-type="string">
            <text:p>D10</text:p>
          </table:table-cell>
          <table:table-cell office:value-type="float" office:value="37.2718125" calcext:value-type="float">
            <text:p>37.2718125</text:p>
          </table:table-cell>
          <table:table-cell office:value-type="float" office:value="34.829" calcext:value-type="float">
            <text:p>34.829</text:p>
          </table:table-cell>
        </table:table-row>
        <table:table-row table:style-name="ro1">
          <table:table-cell office:value-type="float" office:value="60623" calcext:value-type="float">
            <text:p>606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01</text:p>
          </table:table-cell>
          <table:table-cell office:value-type="string" calcext:value-type="string">
            <text:p>D11</text:p>
          </table:table-cell>
          <table:table-cell office:value-type="float" office:value="37.9848125" calcext:value-type="float">
            <text:p>37.9848125</text:p>
          </table:table-cell>
          <table:table-cell office:value-type="float" office:value="40.6915625" calcext:value-type="float">
            <text:p>40.6915625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74</text:p>
          </table:table-cell>
          <table:table-cell office:value-type="string" calcext:value-type="string">
            <text:p>D12</text:p>
          </table:table-cell>
          <table:table-cell office:value-type="float" office:value="41.330625" calcext:value-type="float">
            <text:p>41.330625</text:p>
          </table:table-cell>
          <table:table-cell office:value-type="float" office:value="45.275875" calcext:value-type="float">
            <text:p>45.275875</text:p>
          </table:table-cell>
        </table:table-row>
        <table:table-row table:style-name="ro1">
          <table:table-cell office:value-type="float" office:value="60625" calcext:value-type="float">
            <text:p>606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86</text:p>
          </table:table-cell>
          <table:table-cell office:value-type="string" calcext:value-type="string">
            <text:p>E7</text:p>
          </table:table-cell>
          <table:table-cell office:value-type="float" office:value="35.4135" calcext:value-type="float">
            <text:p>35.4135</text:p>
          </table:table-cell>
          <table:table-cell office:value-type="float" office:value="34.752125" calcext:value-type="float">
            <text:p>34.752125</text:p>
          </table:table-cell>
        </table:table-row>
        <table:table-row table:style-name="ro1">
          <table:table-cell office:value-type="float" office:value="60626" calcext:value-type="float">
            <text:p>606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0</text:p>
          </table:table-cell>
          <table:table-cell office:value-type="string" calcext:value-type="string">
            <text:p>E8</text:p>
          </table:table-cell>
          <table:table-cell office:value-type="float" office:value="36.7094375" calcext:value-type="float">
            <text:p>36.7094375</text:p>
          </table:table-cell>
          <table:table-cell office:value-type="float" office:value="35.972625" calcext:value-type="float">
            <text:p>35.972625</text:p>
          </table:table-cell>
        </table:table-row>
        <table:table-row table:style-name="ro1">
          <table:table-cell office:value-type="float" office:value="60627" calcext:value-type="float">
            <text:p>606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1</text:p>
          </table:table-cell>
          <table:table-cell office:value-type="string" calcext:value-type="string">
            <text:p>E9</text:p>
          </table:table-cell>
          <table:table-cell office:value-type="float" office:value="37.6098125" calcext:value-type="float">
            <text:p>37.6098125</text:p>
          </table:table-cell>
          <table:table-cell office:value-type="float" office:value="41.1963125" calcext:value-type="float">
            <text:p>41.1963125</text:p>
          </table:table-cell>
        </table:table-row>
        <table:table-row table:style-name="ro1">
          <table:table-cell office:value-type="float" office:value="60628" calcext:value-type="float">
            <text:p>606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0</text:p>
          </table:table-cell>
          <table:table-cell office:value-type="string" calcext:value-type="string">
            <text:p>E10</text:p>
          </table:table-cell>
          <table:table-cell office:value-type="float" office:value="49.1176875" calcext:value-type="float">
            <text:p>49.1176875</text:p>
          </table:table-cell>
          <table:table-cell office:value-type="float" office:value="41.02075" calcext:value-type="float">
            <text:p>41.02075</text:p>
          </table:table-cell>
        </table:table-row>
        <table:table-row table:style-name="ro1">
          <table:table-cell office:value-type="float" office:value="60629" calcext:value-type="float">
            <text:p>606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4</text:p>
          </table:table-cell>
          <table:table-cell office:value-type="string" calcext:value-type="string">
            <text:p>E11</text:p>
          </table:table-cell>
          <table:table-cell office:value-type="float" office:value="45.5505625" calcext:value-type="float">
            <text:p>45.5505625</text:p>
          </table:table-cell>
          <table:table-cell office:value-type="float" office:value="45.4555625" calcext:value-type="float">
            <text:p>45.4555625</text:p>
          </table:table-cell>
        </table:table-row>
        <table:table-row table:style-name="ro1">
          <table:table-cell office:value-type="float" office:value="60630" calcext:value-type="float">
            <text:p>606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67</text:p>
          </table:table-cell>
          <table:table-cell office:value-type="string" calcext:value-type="string">
            <text:p>E12</text:p>
          </table:table-cell>
          <table:table-cell office:value-type="float" office:value="41.994625" calcext:value-type="float">
            <text:p>41.994625</text:p>
          </table:table-cell>
          <table:table-cell office:value-type="float" office:value="42.7173125" calcext:value-type="float">
            <text:p>42.7173125</text:p>
          </table:table-cell>
        </table:table-row>
        <table:table-row table:style-name="ro1">
          <table:table-cell office:value-type="float" office:value="60631" calcext:value-type="float">
            <text:p>606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69</text:p>
          </table:table-cell>
          <table:table-cell office:value-type="string" calcext:value-type="string">
            <text:p>F7</text:p>
          </table:table-cell>
          <table:table-cell office:value-type="float" office:value="35.6339375" calcext:value-type="float">
            <text:p>35.6339375</text:p>
          </table:table-cell>
          <table:table-cell office:value-type="float" office:value="38.53425" calcext:value-type="float">
            <text:p>38.53425</text:p>
          </table:table-cell>
        </table:table-row>
        <table:table-row table:style-name="ro1">
          <table:table-cell office:value-type="float" office:value="60632" calcext:value-type="float">
            <text:p>606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08</text:p>
          </table:table-cell>
          <table:table-cell office:value-type="string" calcext:value-type="string">
            <text:p>F8</text:p>
          </table:table-cell>
          <table:table-cell office:value-type="float" office:value="42.4241875" calcext:value-type="float">
            <text:p>42.4241875</text:p>
          </table:table-cell>
          <table:table-cell office:value-type="float" office:value="45.746125" calcext:value-type="float">
            <text:p>45.746125</text:p>
          </table:table-cell>
        </table:table-row>
        <table:table-row table:style-name="ro1">
          <table:table-cell office:value-type="float" office:value="60633" calcext:value-type="float">
            <text:p>606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60</text:p>
          </table:table-cell>
          <table:table-cell office:value-type="string" calcext:value-type="string">
            <text:p>F9</text:p>
          </table:table-cell>
          <table:table-cell office:value-type="float" office:value="37.775" calcext:value-type="float">
            <text:p>37.775</text:p>
          </table:table-cell>
          <table:table-cell office:value-type="float" office:value="40.7413125" calcext:value-type="float">
            <text:p>40.7413125</text:p>
          </table:table-cell>
        </table:table-row>
        <table:table-row table:style-name="ro1">
          <table:table-cell office:value-type="float" office:value="60634" calcext:value-type="float">
            <text:p>606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10</text:p>
          </table:table-cell>
          <table:table-cell office:value-type="float" office:value="36.0633125" calcext:value-type="float">
            <text:p>36.0633125</text:p>
          </table:table-cell>
          <table:table-cell office:value-type="float" office:value="36.964" calcext:value-type="float">
            <text:p>36.964</text:p>
          </table:table-cell>
        </table:table-row>
        <table:table-row table:style-name="ro1">
          <table:table-cell office:value-type="float" office:value="60635" calcext:value-type="float">
            <text:p>606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37</text:p>
          </table:table-cell>
          <table:table-cell office:value-type="string" calcext:value-type="string">
            <text:p>F11</text:p>
          </table:table-cell>
          <table:table-cell office:value-type="float" office:value="38.3026875" calcext:value-type="float">
            <text:p>38.3026875</text:p>
          </table:table-cell>
          <table:table-cell office:value-type="float" office:value="38.607" calcext:value-type="float">
            <text:p>38.607</text:p>
          </table:table-cell>
        </table:table-row>
        <table:table-row table:style-name="ro1">
          <table:table-cell office:value-type="float" office:value="60636" calcext:value-type="float">
            <text:p>606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4</text:p>
          </table:table-cell>
          <table:table-cell office:value-type="string" calcext:value-type="string">
            <text:p>F12</text:p>
          </table:table-cell>
          <table:table-cell office:value-type="float" office:value="41.6806875" calcext:value-type="float">
            <text:p>41.6806875</text:p>
          </table:table-cell>
          <table:table-cell office:value-type="float" office:value="44.4725" calcext:value-type="float">
            <text:p>44.4725</text:p>
          </table:table-cell>
        </table:table-row>
        <table:table-row table:style-name="ro1">
          <table:table-cell office:value-type="float" office:value="60637" calcext:value-type="float">
            <text:p>606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02</text:p>
          </table:table-cell>
          <table:table-cell office:value-type="string" calcext:value-type="string">
            <text:p>G7</text:p>
          </table:table-cell>
          <table:table-cell office:value-type="float" office:value="35.744625" calcext:value-type="float">
            <text:p>35.744625</text:p>
          </table:table-cell>
          <table:table-cell office:value-type="float" office:value="37.9439375" calcext:value-type="float">
            <text:p>37.9439375</text:p>
          </table:table-cell>
        </table:table-row>
        <table:table-row table:style-name="ro1">
          <table:table-cell office:value-type="float" office:value="60638" calcext:value-type="float">
            <text:p>606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12</text:p>
          </table:table-cell>
          <table:table-cell office:value-type="string" calcext:value-type="string">
            <text:p>G8</text:p>
          </table:table-cell>
          <table:table-cell office:value-type="float" office:value="39.96825" calcext:value-type="float">
            <text:p>39.96825</text:p>
          </table:table-cell>
          <table:table-cell office:value-type="float" office:value="41.8181875" calcext:value-type="float">
            <text:p>41.8181875</text:p>
          </table:table-cell>
        </table:table-row>
        <table:table-row table:style-name="ro1">
          <table:table-cell office:value-type="float" office:value="60639" calcext:value-type="float">
            <text:p>606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6</text:p>
          </table:table-cell>
          <table:table-cell office:value-type="string" calcext:value-type="string">
            <text:p>G9</text:p>
          </table:table-cell>
          <table:table-cell office:value-type="float" office:value="41.630125" calcext:value-type="float">
            <text:p>41.630125</text:p>
          </table:table-cell>
          <table:table-cell office:value-type="float" office:value="43.2783125" calcext:value-type="float">
            <text:p>43.2783125</text:p>
          </table:table-cell>
        </table:table-row>
        <table:table-row table:style-name="ro1">
          <table:table-cell office:value-type="float" office:value="60640" calcext:value-type="float">
            <text:p>606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20</text:p>
          </table:table-cell>
          <table:table-cell office:value-type="string" calcext:value-type="string">
            <text:p>G10</text:p>
          </table:table-cell>
          <table:table-cell office:value-type="float" office:value="38.675875" calcext:value-type="float">
            <text:p>38.675875</text:p>
          </table:table-cell>
          <table:table-cell office:value-type="float" office:value="42.0359375" calcext:value-type="float">
            <text:p>42.0359375</text:p>
          </table:table-cell>
        </table:table-row>
        <table:table-row table:style-name="ro1">
          <table:table-cell office:value-type="float" office:value="60641" calcext:value-type="float">
            <text:p>606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12</text:p>
          </table:table-cell>
          <table:table-cell office:value-type="string" calcext:value-type="string">
            <text:p>G11</text:p>
          </table:table-cell>
          <table:table-cell office:value-type="float" office:value="39.2925" calcext:value-type="float">
            <text:p>39.2925</text:p>
          </table:table-cell>
          <table:table-cell office:value-type="float" office:value="37.472625" calcext:value-type="float">
            <text:p>37.472625</text:p>
          </table:table-cell>
        </table:table-row>
        <table:table-row table:style-name="ro1">
          <table:table-cell office:value-type="float" office:value="60642" calcext:value-type="float">
            <text:p>606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76</text:p>
          </table:table-cell>
          <table:table-cell office:value-type="string" calcext:value-type="string">
            <text:p>G12</text:p>
          </table:table-cell>
          <table:table-cell office:value-type="float" office:value="40.181125" calcext:value-type="float">
            <text:p>40.181125</text:p>
          </table:table-cell>
          <table:table-cell office:value-type="float" office:value="38.47975" calcext:value-type="float">
            <text:p>38.47975</text:p>
          </table:table-cell>
        </table:table-row>
        <table:table-row table:style-name="ro1">
          <table:table-cell office:value-type="float" office:value="60643" calcext:value-type="float">
            <text:p>606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68</text:p>
          </table:table-cell>
          <table:table-cell office:value-type="string" calcext:value-type="string">
            <text:p>H7</text:p>
          </table:table-cell>
          <table:table-cell office:value-type="float" office:value="36.500875" calcext:value-type="float">
            <text:p>36.500875</text:p>
          </table:table-cell>
          <table:table-cell office:value-type="float" office:value="38.478375" calcext:value-type="float">
            <text:p>38.478375</text:p>
          </table:table-cell>
        </table:table-row>
        <table:table-row table:style-name="ro1">
          <table:table-cell office:value-type="float" office:value="60644" calcext:value-type="float">
            <text:p>606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24</text:p>
          </table:table-cell>
          <table:table-cell office:value-type="string" calcext:value-type="string">
            <text:p>H8</text:p>
          </table:table-cell>
          <table:table-cell office:value-type="float" office:value="38.706125" calcext:value-type="float">
            <text:p>38.706125</text:p>
          </table:table-cell>
          <table:table-cell office:value-type="float" office:value="37.4695" calcext:value-type="float">
            <text:p>37.4695</text:p>
          </table:table-cell>
        </table:table-row>
        <table:table-row table:style-name="ro1">
          <table:table-cell office:value-type="float" office:value="60645" calcext:value-type="float">
            <text:p>606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9</text:p>
          </table:table-cell>
          <table:table-cell office:value-type="float" office:value="36.17075" calcext:value-type="float">
            <text:p>36.17075</text:p>
          </table:table-cell>
          <table:table-cell office:value-type="float" office:value="36.113875" calcext:value-type="float">
            <text:p>36.113875</text:p>
          </table:table-cell>
        </table:table-row>
        <table:table-row table:style-name="ro1">
          <table:table-cell office:value-type="float" office:value="60646" calcext:value-type="float">
            <text:p>606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41</text:p>
          </table:table-cell>
          <table:table-cell office:value-type="string" calcext:value-type="string">
            <text:p>H10</text:p>
          </table:table-cell>
          <table:table-cell office:value-type="float" office:value="36.8996875" calcext:value-type="float">
            <text:p>36.8996875</text:p>
          </table:table-cell>
          <table:table-cell office:value-type="float" office:value="36.34" calcext:value-type="float">
            <text:p>36.34</text:p>
          </table:table-cell>
        </table:table-row>
        <table:table-row table:style-name="ro1">
          <table:table-cell office:value-type="float" office:value="60647" calcext:value-type="float">
            <text:p>606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56</text:p>
          </table:table-cell>
          <table:table-cell office:value-type="string" calcext:value-type="string">
            <text:p>H11</text:p>
          </table:table-cell>
          <table:table-cell office:value-type="float" office:value="39.2296875" calcext:value-type="float">
            <text:p>39.2296875</text:p>
          </table:table-cell>
          <table:table-cell office:value-type="float" office:value="47.7845" calcext:value-type="float">
            <text:p>47.7845</text:p>
          </table:table-cell>
        </table:table-row>
        <table:table-row table:style-name="ro1">
          <table:table-cell office:value-type="float" office:value="60648" calcext:value-type="float">
            <text:p>606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0</text:p>
          </table:table-cell>
          <table:table-cell office:value-type="string" calcext:value-type="string">
            <text:p>H12</text:p>
          </table:table-cell>
          <table:table-cell office:value-type="float" office:value="38.876125" calcext:value-type="float">
            <text:p>38.876125</text:p>
          </table:table-cell>
          <table:table-cell office:value-type="float" office:value="44.4581875" calcext:value-type="float">
            <text:p>44.4581875</text:p>
          </table:table-cell>
        </table:table-row>
        <table:table-row table:style-name="ro1">
          <table:table-cell office:value-type="float" office:value="60649" calcext:value-type="float">
            <text:p>606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7</text:p>
          </table:table-cell>
          <table:table-cell office:value-type="float" office:value="35.7079375" calcext:value-type="float">
            <text:p>35.7079375</text:p>
          </table:table-cell>
          <table:table-cell office:value-type="float" office:value="36.5211875" calcext:value-type="float">
            <text:p>36.5211875</text:p>
          </table:table-cell>
        </table:table-row>
        <table:table-row table:style-name="ro1">
          <table:table-cell office:value-type="float" office:value="60650" calcext:value-type="float">
            <text:p>606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46</text:p>
          </table:table-cell>
          <table:table-cell office:value-type="string" calcext:value-type="string">
            <text:p>I8</text:p>
          </table:table-cell>
          <table:table-cell office:value-type="float" office:value="38.5063125" calcext:value-type="float">
            <text:p>38.5063125</text:p>
          </table:table-cell>
          <table:table-cell office:value-type="float" office:value="40.751875" calcext:value-type="float">
            <text:p>40.751875</text:p>
          </table:table-cell>
        </table:table-row>
        <table:table-row table:style-name="ro1">
          <table:table-cell office:value-type="float" office:value="60651" calcext:value-type="float">
            <text:p>606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8</text:p>
          </table:table-cell>
          <table:table-cell office:value-type="string" calcext:value-type="string">
            <text:p>I9</text:p>
          </table:table-cell>
          <table:table-cell office:value-type="float" office:value="39.1333125" calcext:value-type="float">
            <text:p>39.1333125</text:p>
          </table:table-cell>
          <table:table-cell office:value-type="float" office:value="46.4988125" calcext:value-type="float">
            <text:p>46.4988125</text:p>
          </table:table-cell>
        </table:table-row>
        <table:table-row table:style-name="ro1">
          <table:table-cell office:value-type="float" office:value="60652" calcext:value-type="float">
            <text:p>606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48</text:p>
          </table:table-cell>
          <table:table-cell office:value-type="string" calcext:value-type="string">
            <text:p>I10</text:p>
          </table:table-cell>
          <table:table-cell office:value-type="float" office:value="42.533875" calcext:value-type="float">
            <text:p>42.533875</text:p>
          </table:table-cell>
          <table:table-cell office:value-type="float" office:value="43.5349375" calcext:value-type="float">
            <text:p>43.5349375</text:p>
          </table:table-cell>
        </table:table-row>
        <table:table-row table:style-name="ro1">
          <table:table-cell office:value-type="float" office:value="60653" calcext:value-type="float">
            <text:p>606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3</text:p>
          </table:table-cell>
          <table:table-cell office:value-type="string" calcext:value-type="string">
            <text:p>I11</text:p>
          </table:table-cell>
          <table:table-cell office:value-type="float" office:value="37.590875" calcext:value-type="float">
            <text:p>37.590875</text:p>
          </table:table-cell>
          <table:table-cell office:value-type="float" office:value="37.2146875" calcext:value-type="float">
            <text:p>37.2146875</text:p>
          </table:table-cell>
        </table:table-row>
        <table:table-row table:style-name="ro1">
          <table:table-cell office:value-type="float" office:value="60654" calcext:value-type="float">
            <text:p>606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12</text:p>
          </table:table-cell>
          <table:table-cell office:value-type="string" calcext:value-type="string">
            <text:p>I12</text:p>
          </table:table-cell>
          <table:table-cell office:value-type="float" office:value="47.98275" calcext:value-type="float">
            <text:p>47.98275</text:p>
          </table:table-cell>
          <table:table-cell office:value-type="float" office:value="44.130375" calcext:value-type="float">
            <text:p>44.130375</text:p>
          </table:table-cell>
        </table:table-row>
        <table:table-row table:style-name="ro1">
          <table:table-cell office:value-type="float" office:value="60655" calcext:value-type="float">
            <text:p>606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4</text:p>
          </table:table-cell>
          <table:table-cell office:value-type="string" calcext:value-type="string">
            <text:p>J7</text:p>
          </table:table-cell>
          <table:table-cell office:value-type="float" office:value="35.77625" calcext:value-type="float">
            <text:p>35.77625</text:p>
          </table:table-cell>
          <table:table-cell office:value-type="float" office:value="34.668125" calcext:value-type="float">
            <text:p>34.668125</text:p>
          </table:table-cell>
        </table:table-row>
        <table:table-row table:style-name="ro1">
          <table:table-cell office:value-type="float" office:value="60656" calcext:value-type="float">
            <text:p>606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27</text:p>
          </table:table-cell>
          <table:table-cell office:value-type="string" calcext:value-type="string">
            <text:p>J8</text:p>
          </table:table-cell>
          <table:table-cell office:value-type="float" office:value="36.371875" calcext:value-type="float">
            <text:p>36.371875</text:p>
          </table:table-cell>
          <table:table-cell office:value-type="float" office:value="34.7795625" calcext:value-type="float">
            <text:p>34.7795625</text:p>
          </table:table-cell>
        </table:table-row>
        <table:table-row table:style-name="ro1">
          <table:table-cell office:value-type="float" office:value="60657" calcext:value-type="float">
            <text:p>606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78</text:p>
          </table:table-cell>
          <table:table-cell office:value-type="string" calcext:value-type="string">
            <text:p>J9</text:p>
          </table:table-cell>
          <table:table-cell office:value-type="float" office:value="38.959625" calcext:value-type="float">
            <text:p>38.959625</text:p>
          </table:table-cell>
          <table:table-cell office:value-type="float" office:value="40.316" calcext:value-type="float">
            <text:p>40.316</text:p>
          </table:table-cell>
        </table:table-row>
        <table:table-row table:style-name="ro1">
          <table:table-cell office:value-type="float" office:value="60658" calcext:value-type="float">
            <text:p>606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9</text:p>
          </table:table-cell>
          <table:table-cell office:value-type="string" calcext:value-type="string">
            <text:p>J10</text:p>
          </table:table-cell>
          <table:table-cell office:value-type="float" office:value="37.136125" calcext:value-type="float">
            <text:p>37.136125</text:p>
          </table:table-cell>
          <table:table-cell office:value-type="float" office:value="35.2899375" calcext:value-type="float">
            <text:p>35.2899375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11</text:p>
          </table:table-cell>
          <table:table-cell office:value-type="float" office:value="39.174125" calcext:value-type="float">
            <text:p>39.174125</text:p>
          </table:table-cell>
          <table:table-cell office:value-type="float" office:value="42.1706875" calcext:value-type="float">
            <text:p>42.1706875</text:p>
          </table:table-cell>
        </table:table-row>
        <table:table-row table:style-name="ro1">
          <table:table-cell office:value-type="float" office:value="60660" calcext:value-type="float">
            <text:p>606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01</text:p>
          </table:table-cell>
          <table:table-cell office:value-type="string" calcext:value-type="string">
            <text:p>J12</text:p>
          </table:table-cell>
          <table:table-cell office:value-type="float" office:value="41.5321875" calcext:value-type="float">
            <text:p>41.5321875</text:p>
          </table:table-cell>
          <table:table-cell office:value-type="float" office:value="41.8376875" calcext:value-type="float">
            <text:p>41.8376875</text:p>
          </table:table-cell>
        </table:table-row>
        <table:table-row table:style-name="ro1">
          <table:table-cell office:value-type="float" office:value="60701" calcext:value-type="float">
            <text:p>607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04</text:p>
          </table:table-cell>
          <table:table-cell office:value-type="string" calcext:value-type="string">
            <text:p>A18</text:p>
          </table:table-cell>
          <table:table-cell office:value-type="float" office:value="45.9284375" calcext:value-type="float">
            <text:p>45.9284375</text:p>
          </table:table-cell>
          <table:table-cell office:value-type="float" office:value="42.8769375" calcext:value-type="float">
            <text:p>42.8769375</text:p>
          </table:table-cell>
        </table:table-row>
        <table:table-row table:style-name="ro1">
          <table:table-cell office:value-type="float" office:value="60702" calcext:value-type="float">
            <text:p>607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17</text:p>
          </table:table-cell>
          <table:table-cell office:value-type="float" office:value="36.5875625" calcext:value-type="float">
            <text:p>36.5875625</text:p>
          </table:table-cell>
          <table:table-cell office:value-type="float" office:value="37.2195" calcext:value-type="float">
            <text:p>37.2195</text:p>
          </table:table-cell>
        </table:table-row>
        <table:table-row table:style-name="ro1">
          <table:table-cell office:value-type="float" office:value="60703" calcext:value-type="float">
            <text:p>607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58</text:p>
          </table:table-cell>
          <table:table-cell office:value-type="string" calcext:value-type="string">
            <text:p>A16</text:p>
          </table:table-cell>
          <table:table-cell office:value-type="float" office:value="36.84425" calcext:value-type="float">
            <text:p>36.84425</text:p>
          </table:table-cell>
          <table:table-cell office:value-type="float" office:value="38.334625" calcext:value-type="float">
            <text:p>38.334625</text:p>
          </table:table-cell>
        </table:table-row>
        <table:table-row table:style-name="ro1">
          <table:table-cell office:value-type="float" office:value="60704" calcext:value-type="float">
            <text:p>607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82</text:p>
          </table:table-cell>
          <table:table-cell office:value-type="string" calcext:value-type="string">
            <text:p>A15</text:p>
          </table:table-cell>
          <table:table-cell office:value-type="float" office:value="36.7620625" calcext:value-type="float">
            <text:p>36.7620625</text:p>
          </table:table-cell>
          <table:table-cell office:value-type="float" office:value="36.8088125" calcext:value-type="float">
            <text:p>36.8088125</text:p>
          </table:table-cell>
        </table:table-row>
        <table:table-row table:style-name="ro1">
          <table:table-cell office:value-type="float" office:value="60705" calcext:value-type="float">
            <text:p>607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77</text:p>
          </table:table-cell>
          <table:table-cell office:value-type="string" calcext:value-type="string">
            <text:p>A14</text:p>
          </table:table-cell>
          <table:table-cell office:value-type="float" office:value="37.180125" calcext:value-type="float">
            <text:p>37.180125</text:p>
          </table:table-cell>
          <table:table-cell office:value-type="float" office:value="37.1646875" calcext:value-type="float">
            <text:p>37.1646875</text:p>
          </table:table-cell>
        </table:table-row>
        <table:table-row table:style-name="ro1">
          <table:table-cell office:value-type="float" office:value="60706" calcext:value-type="float">
            <text:p>607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8</text:p>
          </table:table-cell>
          <table:table-cell office:value-type="string" calcext:value-type="string">
            <text:p>A13</text:p>
          </table:table-cell>
          <table:table-cell office:value-type="float" office:value="37.900375" calcext:value-type="float">
            <text:p>37.900375</text:p>
          </table:table-cell>
          <table:table-cell office:value-type="float" office:value="43.4430625" calcext:value-type="float">
            <text:p>43.4430625</text:p>
          </table:table-cell>
        </table:table-row>
        <table:table-row table:style-name="ro1">
          <table:table-cell office:value-type="float" office:value="60707" calcext:value-type="float">
            <text:p>607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34</text:p>
          </table:table-cell>
          <table:table-cell office:value-type="string" calcext:value-type="string">
            <text:p>B18</text:p>
          </table:table-cell>
          <table:table-cell office:value-type="float" office:value="36.3976875" calcext:value-type="float">
            <text:p>36.3976875</text:p>
          </table:table-cell>
          <table:table-cell office:value-type="float" office:value="34.220625" calcext:value-type="float">
            <text:p>34.220625</text:p>
          </table:table-cell>
        </table:table-row>
        <table:table-row table:style-name="ro1">
          <table:table-cell office:value-type="float" office:value="60708" calcext:value-type="float">
            <text:p>6070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84</text:p>
          </table:table-cell>
          <table:table-cell office:value-type="string" calcext:value-type="string">
            <text:p>B17</text:p>
          </table:table-cell>
          <table:table-cell office:value-type="float" office:value="37.4193125" calcext:value-type="float">
            <text:p>37.4193125</text:p>
          </table:table-cell>
          <table:table-cell office:value-type="float" office:value="36.14175" calcext:value-type="float">
            <text:p>36.14175</text:p>
          </table:table-cell>
        </table:table-row>
        <table:table-row table:style-name="ro1">
          <table:table-cell office:value-type="float" office:value="60709" calcext:value-type="float">
            <text:p>607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16</text:p>
          </table:table-cell>
          <table:table-cell office:value-type="float" office:value="36.3098125" calcext:value-type="float">
            <text:p>36.3098125</text:p>
          </table:table-cell>
          <table:table-cell office:value-type="float" office:value="37.3328125" calcext:value-type="float">
            <text:p>37.3328125</text:p>
          </table:table-cell>
        </table:table-row>
        <table:table-row table:style-name="ro1">
          <table:table-cell office:value-type="float" office:value="60710" calcext:value-type="float">
            <text:p>607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15</text:p>
          </table:table-cell>
          <table:table-cell office:value-type="float" office:value="37.1870625" calcext:value-type="float">
            <text:p>37.1870625</text:p>
          </table:table-cell>
          <table:table-cell office:value-type="float" office:value="36.92125" calcext:value-type="float">
            <text:p>36.92125</text:p>
          </table:table-cell>
        </table:table-row>
        <table:table-row table:style-name="ro1">
          <table:table-cell office:value-type="float" office:value="60711" calcext:value-type="float">
            <text:p>607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10</text:p>
          </table:table-cell>
          <table:table-cell office:value-type="string" calcext:value-type="string">
            <text:p>B14</text:p>
          </table:table-cell>
          <table:table-cell office:value-type="float" office:value="36.3534375" calcext:value-type="float">
            <text:p>36.3534375</text:p>
          </table:table-cell>
          <table:table-cell office:value-type="float" office:value="36.9800625" calcext:value-type="float">
            <text:p>36.9800625</text:p>
          </table:table-cell>
        </table:table-row>
        <table:table-row table:style-name="ro1">
          <table:table-cell office:value-type="float" office:value="60712" calcext:value-type="float">
            <text:p>607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64</text:p>
          </table:table-cell>
          <table:table-cell office:value-type="string" calcext:value-type="string">
            <text:p>B13</text:p>
          </table:table-cell>
          <table:table-cell office:value-type="float" office:value="36.22625" calcext:value-type="float">
            <text:p>36.22625</text:p>
          </table:table-cell>
          <table:table-cell office:value-type="float" office:value="35.9159375" calcext:value-type="float">
            <text:p>35.9159375</text:p>
          </table:table-cell>
        </table:table-row>
        <table:table-row table:style-name="ro1">
          <table:table-cell office:value-type="float" office:value="60713" calcext:value-type="float">
            <text:p>607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93</text:p>
          </table:table-cell>
          <table:table-cell office:value-type="string" calcext:value-type="string">
            <text:p>C18</text:p>
          </table:table-cell>
          <table:table-cell office:value-type="float" office:value="37.025875" calcext:value-type="float">
            <text:p>37.025875</text:p>
          </table:table-cell>
          <table:table-cell office:value-type="float" office:value="36.558875" calcext:value-type="float">
            <text:p>36.558875</text:p>
          </table:table-cell>
        </table:table-row>
        <table:table-row table:style-name="ro1">
          <table:table-cell office:value-type="float" office:value="60714" calcext:value-type="float">
            <text:p>607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5</text:p>
          </table:table-cell>
          <table:table-cell office:value-type="string" calcext:value-type="string">
            <text:p>C17</text:p>
          </table:table-cell>
          <table:table-cell office:value-type="float" office:value="37.3908125" calcext:value-type="float">
            <text:p>37.3908125</text:p>
          </table:table-cell>
          <table:table-cell office:value-type="float" office:value="37.7764375" calcext:value-type="float">
            <text:p>37.7764375</text:p>
          </table:table-cell>
        </table:table-row>
        <table:table-row table:style-name="ro1">
          <table:table-cell office:value-type="float" office:value="60715" calcext:value-type="float">
            <text:p>607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1</text:p>
          </table:table-cell>
          <table:table-cell office:value-type="string" calcext:value-type="string">
            <text:p>C16</text:p>
          </table:table-cell>
          <table:table-cell office:value-type="float" office:value="36.452875" calcext:value-type="float">
            <text:p>36.452875</text:p>
          </table:table-cell>
          <table:table-cell office:value-type="float" office:value="40.4689375" calcext:value-type="float">
            <text:p>40.4689375</text:p>
          </table:table-cell>
        </table:table-row>
        <table:table-row table:style-name="ro1">
          <table:table-cell office:value-type="float" office:value="60716" calcext:value-type="float">
            <text:p>607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56</text:p>
          </table:table-cell>
          <table:table-cell office:value-type="string" calcext:value-type="string">
            <text:p>C15</text:p>
          </table:table-cell>
          <table:table-cell office:value-type="float" office:value="37.0403125" calcext:value-type="float">
            <text:p>37.0403125</text:p>
          </table:table-cell>
          <table:table-cell office:value-type="float" office:value="37.1416875" calcext:value-type="float">
            <text:p>37.1416875</text:p>
          </table:table-cell>
        </table:table-row>
        <table:table-row table:style-name="ro1">
          <table:table-cell office:value-type="float" office:value="60717" calcext:value-type="float">
            <text:p>607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95</text:p>
          </table:table-cell>
          <table:table-cell office:value-type="string" calcext:value-type="string">
            <text:p>C14</text:p>
          </table:table-cell>
          <table:table-cell office:value-type="float" office:value="36.9659375" calcext:value-type="float">
            <text:p>36.9659375</text:p>
          </table:table-cell>
          <table:table-cell office:value-type="float" office:value="36.937875" calcext:value-type="float">
            <text:p>36.937875</text:p>
          </table:table-cell>
        </table:table-row>
        <table:table-row table:style-name="ro1">
          <table:table-cell office:value-type="float" office:value="60718" calcext:value-type="float">
            <text:p>607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3</text:p>
          </table:table-cell>
          <table:table-cell office:value-type="float" office:value="36.5280625" calcext:value-type="float">
            <text:p>36.5280625</text:p>
          </table:table-cell>
          <table:table-cell office:value-type="float" office:value="36.785125" calcext:value-type="float">
            <text:p>36.785125</text:p>
          </table:table-cell>
        </table:table-row>
        <table:table-row table:style-name="ro1">
          <table:table-cell office:value-type="float" office:value="60719" calcext:value-type="float">
            <text:p>607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55</text:p>
          </table:table-cell>
          <table:table-cell office:value-type="string" calcext:value-type="string">
            <text:p>D18</text:p>
          </table:table-cell>
          <table:table-cell office:value-type="float" office:value="37.467375" calcext:value-type="float">
            <text:p>37.467375</text:p>
          </table:table-cell>
          <table:table-cell office:value-type="float" office:value="35.65275" calcext:value-type="float">
            <text:p>35.65275</text:p>
          </table:table-cell>
        </table:table-row>
        <table:table-row table:style-name="ro1">
          <table:table-cell office:value-type="float" office:value="60720" calcext:value-type="float">
            <text:p>607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17</text:p>
          </table:table-cell>
          <table:table-cell office:value-type="float" office:value="36.668375" calcext:value-type="float">
            <text:p>36.668375</text:p>
          </table:table-cell>
          <table:table-cell office:value-type="float" office:value="35.36425" calcext:value-type="float">
            <text:p>35.36425</text:p>
          </table:table-cell>
        </table:table-row>
        <table:table-row table:style-name="ro1">
          <table:table-cell office:value-type="float" office:value="60721" calcext:value-type="float">
            <text:p>607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2</text:p>
          </table:table-cell>
          <table:table-cell office:value-type="string" calcext:value-type="string">
            <text:p>D16</text:p>
          </table:table-cell>
          <table:table-cell office:value-type="float" office:value="38.08325" calcext:value-type="float">
            <text:p>38.08325</text:p>
          </table:table-cell>
          <table:table-cell office:value-type="float" office:value="42.9055625" calcext:value-type="float">
            <text:p>42.9055625</text:p>
          </table:table-cell>
        </table:table-row>
        <table:table-row table:style-name="ro1">
          <table:table-cell office:value-type="float" office:value="60722" calcext:value-type="float">
            <text:p>607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56</text:p>
          </table:table-cell>
          <table:table-cell office:value-type="string" calcext:value-type="string">
            <text:p>D15</text:p>
          </table:table-cell>
          <table:table-cell office:value-type="float" office:value="37.1590625" calcext:value-type="float">
            <text:p>37.1590625</text:p>
          </table:table-cell>
          <table:table-cell office:value-type="float" office:value="36.3440625" calcext:value-type="float">
            <text:p>36.3440625</text:p>
          </table:table-cell>
        </table:table-row>
        <table:table-row table:style-name="ro1">
          <table:table-cell office:value-type="float" office:value="60723" calcext:value-type="float">
            <text:p>607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40</text:p>
          </table:table-cell>
          <table:table-cell office:value-type="string" calcext:value-type="string">
            <text:p>D14</text:p>
          </table:table-cell>
          <table:table-cell office:value-type="float" office:value="36.987625" calcext:value-type="float">
            <text:p>36.987625</text:p>
          </table:table-cell>
          <table:table-cell office:value-type="float" office:value="36.6011875" calcext:value-type="float">
            <text:p>36.6011875</text:p>
          </table:table-cell>
        </table:table-row>
        <table:table-row table:style-name="ro1">
          <table:table-cell office:value-type="float" office:value="60724" calcext:value-type="float">
            <text:p>607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06</text:p>
          </table:table-cell>
          <table:table-cell office:value-type="string" calcext:value-type="string">
            <text:p>D13</text:p>
          </table:table-cell>
          <table:table-cell office:value-type="float" office:value="36.34025" calcext:value-type="float">
            <text:p>36.34025</text:p>
          </table:table-cell>
          <table:table-cell office:value-type="float" office:value="36.3256875" calcext:value-type="float">
            <text:p>36.3256875</text:p>
          </table:table-cell>
        </table:table-row>
        <table:table-row table:style-name="ro1">
          <table:table-cell office:value-type="float" office:value="60725" calcext:value-type="float">
            <text:p>607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34</text:p>
          </table:table-cell>
          <table:table-cell office:value-type="string" calcext:value-type="string">
            <text:p>E18</text:p>
          </table:table-cell>
          <table:table-cell office:value-type="float" office:value="37.1976875" calcext:value-type="float">
            <text:p>37.1976875</text:p>
          </table:table-cell>
          <table:table-cell office:value-type="float" office:value="35.6016875" calcext:value-type="float">
            <text:p>35.6016875</text:p>
          </table:table-cell>
        </table:table-row>
        <table:table-row table:style-name="ro1">
          <table:table-cell office:value-type="float" office:value="60726" calcext:value-type="float">
            <text:p>607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37</text:p>
          </table:table-cell>
          <table:table-cell office:value-type="string" calcext:value-type="string">
            <text:p>E17</text:p>
          </table:table-cell>
          <table:table-cell office:value-type="float" office:value="39.46825" calcext:value-type="float">
            <text:p>39.46825</text:p>
          </table:table-cell>
          <table:table-cell office:value-type="float" office:value="36.5359375" calcext:value-type="float">
            <text:p>36.5359375</text:p>
          </table:table-cell>
        </table:table-row>
        <table:table-row table:style-name="ro1">
          <table:table-cell office:value-type="float" office:value="60727" calcext:value-type="float">
            <text:p>607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5</text:p>
          </table:table-cell>
          <table:table-cell office:value-type="string" calcext:value-type="string">
            <text:p>E16</text:p>
          </table:table-cell>
          <table:table-cell office:value-type="float" office:value="35.687125" calcext:value-type="float">
            <text:p>35.687125</text:p>
          </table:table-cell>
          <table:table-cell office:value-type="float" office:value="34.30225" calcext:value-type="float">
            <text:p>34.30225</text:p>
          </table:table-cell>
        </table:table-row>
        <table:table-row table:style-name="ro1">
          <table:table-cell office:value-type="float" office:value="60728" calcext:value-type="float">
            <text:p>607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47</text:p>
          </table:table-cell>
          <table:table-cell office:value-type="string" calcext:value-type="string">
            <text:p>E15</text:p>
          </table:table-cell>
          <table:table-cell office:value-type="float" office:value="37.2989375" calcext:value-type="float">
            <text:p>37.2989375</text:p>
          </table:table-cell>
          <table:table-cell office:value-type="float" office:value="36.11925" calcext:value-type="float">
            <text:p>36.11925</text:p>
          </table:table-cell>
        </table:table-row>
        <table:table-row table:style-name="ro1">
          <table:table-cell office:value-type="float" office:value="60729" calcext:value-type="float">
            <text:p>607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50</text:p>
          </table:table-cell>
          <table:table-cell office:value-type="string" calcext:value-type="string">
            <text:p>E14</text:p>
          </table:table-cell>
          <table:table-cell office:value-type="float" office:value="36.8246875" calcext:value-type="float">
            <text:p>36.8246875</text:p>
          </table:table-cell>
          <table:table-cell office:value-type="float" office:value="35.7986875" calcext:value-type="float">
            <text:p>35.7986875</text:p>
          </table:table-cell>
        </table:table-row>
        <table:table-row table:style-name="ro1">
          <table:table-cell office:value-type="float" office:value="60730" calcext:value-type="float">
            <text:p>607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60</text:p>
          </table:table-cell>
          <table:table-cell office:value-type="string" calcext:value-type="string">
            <text:p>E13</text:p>
          </table:table-cell>
          <table:table-cell office:value-type="float" office:value="36.4731875" calcext:value-type="float">
            <text:p>36.4731875</text:p>
          </table:table-cell>
          <table:table-cell office:value-type="float" office:value="36.2689375" calcext:value-type="float">
            <text:p>36.2689375</text:p>
          </table:table-cell>
        </table:table-row>
        <table:table-row table:style-name="ro1">
          <table:table-cell office:value-type="float" office:value="60731" calcext:value-type="float">
            <text:p>607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5</text:p>
          </table:table-cell>
          <table:table-cell office:value-type="string" calcext:value-type="string">
            <text:p>F18</text:p>
          </table:table-cell>
          <table:table-cell office:value-type="float" office:value="38.128" calcext:value-type="float">
            <text:p>38.128</text:p>
          </table:table-cell>
          <table:table-cell office:value-type="float" office:value="36.89975" calcext:value-type="float">
            <text:p>36.89975</text:p>
          </table:table-cell>
        </table:table-row>
        <table:table-row table:style-name="ro1">
          <table:table-cell office:value-type="float" office:value="60732" calcext:value-type="float">
            <text:p>607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41</text:p>
          </table:table-cell>
          <table:table-cell office:value-type="string" calcext:value-type="string">
            <text:p>F17</text:p>
          </table:table-cell>
          <table:table-cell office:value-type="float" office:value="38.0068125" calcext:value-type="float">
            <text:p>38.0068125</text:p>
          </table:table-cell>
          <table:table-cell office:value-type="float" office:value="38.5475625" calcext:value-type="float">
            <text:p>38.5475625</text:p>
          </table:table-cell>
        </table:table-row>
        <table:table-row table:style-name="ro1">
          <table:table-cell office:value-type="float" office:value="60733" calcext:value-type="float">
            <text:p>607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87</text:p>
          </table:table-cell>
          <table:table-cell office:value-type="string" calcext:value-type="string">
            <text:p>F16</text:p>
          </table:table-cell>
          <table:table-cell office:value-type="float" office:value="36.7119375" calcext:value-type="float">
            <text:p>36.7119375</text:p>
          </table:table-cell>
          <table:table-cell office:value-type="float" office:value="37.5803125" calcext:value-type="float">
            <text:p>37.5803125</text:p>
          </table:table-cell>
        </table:table-row>
        <table:table-row table:style-name="ro1">
          <table:table-cell office:value-type="float" office:value="60734" calcext:value-type="float">
            <text:p>607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15</text:p>
          </table:table-cell>
          <table:table-cell office:value-type="float" office:value="35.858875" calcext:value-type="float">
            <text:p>35.858875</text:p>
          </table:table-cell>
          <table:table-cell office:value-type="float" office:value="35.7219375" calcext:value-type="float">
            <text:p>35.7219375</text:p>
          </table:table-cell>
        </table:table-row>
        <table:table-row table:style-name="ro1">
          <table:table-cell office:value-type="float" office:value="60735" calcext:value-type="float">
            <text:p>607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01</text:p>
          </table:table-cell>
          <table:table-cell office:value-type="string" calcext:value-type="string">
            <text:p>F14</text:p>
          </table:table-cell>
          <table:table-cell office:value-type="float" office:value="35.9369375" calcext:value-type="float">
            <text:p>35.9369375</text:p>
          </table:table-cell>
          <table:table-cell office:value-type="float" office:value="35.3773125" calcext:value-type="float">
            <text:p>35.3773125</text:p>
          </table:table-cell>
        </table:table-row>
        <table:table-row table:style-name="ro1">
          <table:table-cell office:value-type="float" office:value="60736" calcext:value-type="float">
            <text:p>607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06</text:p>
          </table:table-cell>
          <table:table-cell office:value-type="string" calcext:value-type="string">
            <text:p>F13</text:p>
          </table:table-cell>
          <table:table-cell office:value-type="float" office:value="47.6076875" calcext:value-type="float">
            <text:p>47.6076875</text:p>
          </table:table-cell>
          <table:table-cell office:value-type="float" office:value="43.3335625" calcext:value-type="float">
            <text:p>43.3335625</text:p>
          </table:table-cell>
        </table:table-row>
        <table:table-row table:style-name="ro1">
          <table:table-cell office:value-type="float" office:value="60737" calcext:value-type="float">
            <text:p>607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96</text:p>
          </table:table-cell>
          <table:table-cell office:value-type="string" calcext:value-type="string">
            <text:p>G18</text:p>
          </table:table-cell>
          <table:table-cell office:value-type="float" office:value="38.18825" calcext:value-type="float">
            <text:p>38.18825</text:p>
          </table:table-cell>
          <table:table-cell office:value-type="float" office:value="35.9915625" calcext:value-type="float">
            <text:p>35.9915625</text:p>
          </table:table-cell>
        </table:table-row>
        <table:table-row table:style-name="ro1">
          <table:table-cell office:value-type="float" office:value="60738" calcext:value-type="float">
            <text:p>607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22</text:p>
          </table:table-cell>
          <table:table-cell office:value-type="string" calcext:value-type="string">
            <text:p>G17</text:p>
          </table:table-cell>
          <table:table-cell office:value-type="float" office:value="37.722625" calcext:value-type="float">
            <text:p>37.722625</text:p>
          </table:table-cell>
          <table:table-cell office:value-type="float" office:value="36.9244375" calcext:value-type="float">
            <text:p>36.9244375</text:p>
          </table:table-cell>
        </table:table-row>
        <table:table-row table:style-name="ro1">
          <table:table-cell office:value-type="float" office:value="60739" calcext:value-type="float">
            <text:p>607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9</text:p>
          </table:table-cell>
          <table:table-cell office:value-type="string" calcext:value-type="string">
            <text:p>G16</text:p>
          </table:table-cell>
          <table:table-cell office:value-type="float" office:value="39.587875" calcext:value-type="float">
            <text:p>39.587875</text:p>
          </table:table-cell>
          <table:table-cell office:value-type="float" office:value="39.4246875" calcext:value-type="float">
            <text:p>39.4246875</text:p>
          </table:table-cell>
        </table:table-row>
        <table:table-row table:style-name="ro1">
          <table:table-cell office:value-type="float" office:value="60740" calcext:value-type="float">
            <text:p>607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94</text:p>
          </table:table-cell>
          <table:table-cell office:value-type="string" calcext:value-type="string">
            <text:p>G15</text:p>
          </table:table-cell>
          <table:table-cell office:value-type="float" office:value="38.190125" calcext:value-type="float">
            <text:p>38.190125</text:p>
          </table:table-cell>
          <table:table-cell office:value-type="float" office:value="39.5885" calcext:value-type="float">
            <text:p>39.5885</text:p>
          </table:table-cell>
        </table:table-row>
        <table:table-row table:style-name="ro1">
          <table:table-cell office:value-type="float" office:value="60741" calcext:value-type="float">
            <text:p>607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34</text:p>
          </table:table-cell>
          <table:table-cell office:value-type="string" calcext:value-type="string">
            <text:p>G14</text:p>
          </table:table-cell>
          <table:table-cell office:value-type="float" office:value="36.8568125" calcext:value-type="float">
            <text:p>36.8568125</text:p>
          </table:table-cell>
          <table:table-cell office:value-type="float" office:value="36.7695625" calcext:value-type="float">
            <text:p>36.7695625</text:p>
          </table:table-cell>
        </table:table-row>
        <table:table-row table:style-name="ro1">
          <table:table-cell office:value-type="float" office:value="60742" calcext:value-type="float">
            <text:p>607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12</text:p>
          </table:table-cell>
          <table:table-cell office:value-type="string" calcext:value-type="string">
            <text:p>G13</text:p>
          </table:table-cell>
          <table:table-cell office:value-type="float" office:value="36.247125" calcext:value-type="float">
            <text:p>36.247125</text:p>
          </table:table-cell>
          <table:table-cell office:value-type="float" office:value="37.0999375" calcext:value-type="float">
            <text:p>37.0999375</text:p>
          </table:table-cell>
        </table:table-row>
        <table:table-row table:style-name="ro1">
          <table:table-cell office:value-type="float" office:value="60743" calcext:value-type="float">
            <text:p>607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7</text:p>
          </table:table-cell>
          <table:table-cell office:value-type="string" calcext:value-type="string">
            <text:p>H18</text:p>
          </table:table-cell>
          <table:table-cell office:value-type="float" office:value="37.43825" calcext:value-type="float">
            <text:p>37.43825</text:p>
          </table:table-cell>
          <table:table-cell office:value-type="float" office:value="38.9020625" calcext:value-type="float">
            <text:p>38.9020625</text:p>
          </table:table-cell>
        </table:table-row>
        <table:table-row table:style-name="ro1">
          <table:table-cell office:value-type="float" office:value="60744" calcext:value-type="float">
            <text:p>607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7</text:p>
          </table:table-cell>
          <table:table-cell office:value-type="string" calcext:value-type="string">
            <text:p>H17</text:p>
          </table:table-cell>
          <table:table-cell office:value-type="float" office:value="36.2995" calcext:value-type="float">
            <text:p>36.2995</text:p>
          </table:table-cell>
          <table:table-cell office:value-type="float" office:value="37.361625" calcext:value-type="float">
            <text:p>37.361625</text:p>
          </table:table-cell>
        </table:table-row>
        <table:table-row table:style-name="ro1">
          <table:table-cell office:value-type="float" office:value="60745" calcext:value-type="float">
            <text:p>6074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16</text:p>
          </table:table-cell>
          <table:table-cell office:value-type="float" office:value="36.3901875" calcext:value-type="float">
            <text:p>36.3901875</text:p>
          </table:table-cell>
          <table:table-cell office:value-type="float" office:value="38.9575625" calcext:value-type="float">
            <text:p>38.9575625</text:p>
          </table:table-cell>
        </table:table-row>
        <table:table-row table:style-name="ro1">
          <table:table-cell office:value-type="float" office:value="60746" calcext:value-type="float">
            <text:p>607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88</text:p>
          </table:table-cell>
          <table:table-cell office:value-type="string" calcext:value-type="string">
            <text:p>H15</text:p>
          </table:table-cell>
          <table:table-cell office:value-type="float" office:value="36.7859375" calcext:value-type="float">
            <text:p>36.7859375</text:p>
          </table:table-cell>
          <table:table-cell office:value-type="float" office:value="35.468125" calcext:value-type="float">
            <text:p>35.468125</text:p>
          </table:table-cell>
        </table:table-row>
        <table:table-row table:style-name="ro1">
          <table:table-cell office:value-type="float" office:value="60747" calcext:value-type="float">
            <text:p>607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31</text:p>
          </table:table-cell>
          <table:table-cell office:value-type="string" calcext:value-type="string">
            <text:p>H14</text:p>
          </table:table-cell>
          <table:table-cell office:value-type="float" office:value="36.65125" calcext:value-type="float">
            <text:p>36.65125</text:p>
          </table:table-cell>
          <table:table-cell office:value-type="float" office:value="38.1810625" calcext:value-type="float">
            <text:p>38.1810625</text:p>
          </table:table-cell>
        </table:table-row>
        <table:table-row table:style-name="ro1">
          <table:table-cell office:value-type="float" office:value="60748" calcext:value-type="float">
            <text:p>607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63</text:p>
          </table:table-cell>
          <table:table-cell office:value-type="string" calcext:value-type="string">
            <text:p>H13</text:p>
          </table:table-cell>
          <table:table-cell office:value-type="float" office:value="36.330375" calcext:value-type="float">
            <text:p>36.330375</text:p>
          </table:table-cell>
          <table:table-cell office:value-type="float" office:value="40.0738125" calcext:value-type="float">
            <text:p>40.0738125</text:p>
          </table:table-cell>
        </table:table-row>
        <table:table-row table:style-name="ro1">
          <table:table-cell office:value-type="float" office:value="60749" calcext:value-type="float">
            <text:p>6074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18</text:p>
          </table:table-cell>
          <table:table-cell office:value-type="float" office:value="35.6445" calcext:value-type="float">
            <text:p>35.6445</text:p>
          </table:table-cell>
          <table:table-cell office:value-type="float" office:value="36.532125" calcext:value-type="float">
            <text:p>36.532125</text:p>
          </table:table-cell>
        </table:table-row>
        <table:table-row table:style-name="ro1">
          <table:table-cell office:value-type="float" office:value="60750" calcext:value-type="float">
            <text:p>6075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91</text:p>
          </table:table-cell>
          <table:table-cell office:value-type="string" calcext:value-type="string">
            <text:p>I17</text:p>
          </table:table-cell>
          <table:table-cell office:value-type="float" office:value="36.3843125" calcext:value-type="float">
            <text:p>36.3843125</text:p>
          </table:table-cell>
          <table:table-cell office:value-type="float" office:value="37.433" calcext:value-type="float">
            <text:p>37.433</text:p>
          </table:table-cell>
        </table:table-row>
        <table:table-row table:style-name="ro1">
          <table:table-cell office:value-type="float" office:value="60751" calcext:value-type="float">
            <text:p>6075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78</text:p>
          </table:table-cell>
          <table:table-cell office:value-type="string" calcext:value-type="string">
            <text:p>I16</text:p>
          </table:table-cell>
          <table:table-cell office:value-type="float" office:value="35.9066875" calcext:value-type="float">
            <text:p>35.9066875</text:p>
          </table:table-cell>
          <table:table-cell office:value-type="float" office:value="38.3845625" calcext:value-type="float">
            <text:p>38.3845625</text:p>
          </table:table-cell>
        </table:table-row>
        <table:table-row table:style-name="ro1">
          <table:table-cell office:value-type="float" office:value="60752" calcext:value-type="float">
            <text:p>607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6</text:p>
          </table:table-cell>
          <table:table-cell office:value-type="string" calcext:value-type="string">
            <text:p>I15</text:p>
          </table:table-cell>
          <table:table-cell office:value-type="float" office:value="35.72725" calcext:value-type="float">
            <text:p>35.72725</text:p>
          </table:table-cell>
          <table:table-cell office:value-type="float" office:value="38.3436875" calcext:value-type="float">
            <text:p>38.3436875</text:p>
          </table:table-cell>
        </table:table-row>
        <table:table-row table:style-name="ro1">
          <table:table-cell office:value-type="float" office:value="60753" calcext:value-type="float">
            <text:p>607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25</text:p>
          </table:table-cell>
          <table:table-cell office:value-type="string" calcext:value-type="string">
            <text:p>I14</text:p>
          </table:table-cell>
          <table:table-cell office:value-type="float" office:value="35.5235625" calcext:value-type="float">
            <text:p>35.5235625</text:p>
          </table:table-cell>
          <table:table-cell office:value-type="float" office:value="36.3571875" calcext:value-type="float">
            <text:p>36.3571875</text:p>
          </table:table-cell>
        </table:table-row>
        <table:table-row table:style-name="ro1">
          <table:table-cell office:value-type="float" office:value="60754" calcext:value-type="float">
            <text:p>607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79</text:p>
          </table:table-cell>
          <table:table-cell office:value-type="string" calcext:value-type="string">
            <text:p>I13</text:p>
          </table:table-cell>
          <table:table-cell office:value-type="float" office:value="37.0091875" calcext:value-type="float">
            <text:p>37.0091875</text:p>
          </table:table-cell>
          <table:table-cell office:value-type="float" office:value="40.640375" calcext:value-type="float">
            <text:p>40.640375</text:p>
          </table:table-cell>
        </table:table-row>
        <table:table-row table:style-name="ro1">
          <table:table-cell office:value-type="float" office:value="60755" calcext:value-type="float">
            <text:p>607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14</text:p>
          </table:table-cell>
          <table:table-cell office:value-type="string" calcext:value-type="string">
            <text:p>J18</text:p>
          </table:table-cell>
          <table:table-cell office:value-type="float" office:value="35.873375" calcext:value-type="float">
            <text:p>35.873375</text:p>
          </table:table-cell>
          <table:table-cell office:value-type="float" office:value="36.8419375" calcext:value-type="float">
            <text:p>36.8419375</text:p>
          </table:table-cell>
        </table:table-row>
        <table:table-row table:style-name="ro1">
          <table:table-cell office:value-type="float" office:value="60756" calcext:value-type="float">
            <text:p>607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31</text:p>
          </table:table-cell>
          <table:table-cell office:value-type="string" calcext:value-type="string">
            <text:p>J17</text:p>
          </table:table-cell>
          <table:table-cell office:value-type="float" office:value="35.73425" calcext:value-type="float">
            <text:p>35.73425</text:p>
          </table:table-cell>
          <table:table-cell office:value-type="float" office:value="36.7745625" calcext:value-type="float">
            <text:p>36.7745625</text:p>
          </table:table-cell>
        </table:table-row>
        <table:table-row table:style-name="ro1">
          <table:table-cell office:value-type="float" office:value="60757" calcext:value-type="float">
            <text:p>607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65</text:p>
          </table:table-cell>
          <table:table-cell office:value-type="string" calcext:value-type="string">
            <text:p>J16</text:p>
          </table:table-cell>
          <table:table-cell office:value-type="float" office:value="35.084875" calcext:value-type="float">
            <text:p>35.084875</text:p>
          </table:table-cell>
          <table:table-cell office:value-type="float" office:value="35.93675" calcext:value-type="float">
            <text:p>35.93675</text:p>
          </table:table-cell>
        </table:table-row>
        <table:table-row table:style-name="ro1">
          <table:table-cell office:value-type="float" office:value="60758" calcext:value-type="float">
            <text:p>607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46</text:p>
          </table:table-cell>
          <table:table-cell office:value-type="string" calcext:value-type="string">
            <text:p>J15</text:p>
          </table:table-cell>
          <table:table-cell office:value-type="float" office:value="36.8431875" calcext:value-type="float">
            <text:p>36.8431875</text:p>
          </table:table-cell>
          <table:table-cell office:value-type="float" office:value="42.657625" calcext:value-type="float">
            <text:p>42.657625</text:p>
          </table:table-cell>
        </table:table-row>
        <table:table-row table:style-name="ro1">
          <table:table-cell office:value-type="float" office:value="60759" calcext:value-type="float">
            <text:p>607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14</text:p>
          </table:table-cell>
          <table:table-cell office:value-type="float" office:value="35.42325" calcext:value-type="float">
            <text:p>35.42325</text:p>
          </table:table-cell>
          <table:table-cell office:value-type="float" office:value="35.7026875" calcext:value-type="float">
            <text:p>35.7026875</text:p>
          </table:table-cell>
        </table:table-row>
        <table:table-row table:style-name="ro1">
          <table:table-cell office:value-type="float" office:value="60760" calcext:value-type="float">
            <text:p>607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64</text:p>
          </table:table-cell>
          <table:table-cell office:value-type="string" calcext:value-type="string">
            <text:p>J13</text:p>
          </table:table-cell>
          <table:table-cell office:value-type="float" office:value="36.736875" calcext:value-type="float">
            <text:p>36.736875</text:p>
          </table:table-cell>
          <table:table-cell office:value-type="float" office:value="36.0860625" calcext:value-type="float">
            <text:p>36.0860625</text:p>
          </table:table-cell>
        </table:table-row>
        <table:table-row table:style-name="ro1">
          <table:table-cell office:value-type="float" office:value="60801" calcext:value-type="float">
            <text:p>608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81</text:p>
          </table:table-cell>
          <table:table-cell office:value-type="string" calcext:value-type="string">
            <text:p>A19</text:p>
          </table:table-cell>
          <table:table-cell office:value-type="float" office:value="35.1494375" calcext:value-type="float">
            <text:p>35.1494375</text:p>
          </table:table-cell>
          <table:table-cell office:value-type="float" office:value="34.705125" calcext:value-type="float">
            <text:p>34.705125</text:p>
          </table:table-cell>
        </table:table-row>
        <table:table-row table:style-name="ro1">
          <table:table-cell office:value-type="float" office:value="60802" calcext:value-type="float">
            <text:p>608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20</text:p>
          </table:table-cell>
          <table:table-cell office:value-type="float" office:value="35.947" calcext:value-type="float">
            <text:p>35.947</text:p>
          </table:table-cell>
          <table:table-cell office:value-type="float" office:value="35.434" calcext:value-type="float">
            <text:p>35.434</text:p>
          </table:table-cell>
        </table:table-row>
        <table:table-row table:style-name="ro1">
          <table:table-cell office:value-type="float" office:value="60803" calcext:value-type="float">
            <text:p>608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55</text:p>
          </table:table-cell>
          <table:table-cell office:value-type="string" calcext:value-type="string">
            <text:p>A21</text:p>
          </table:table-cell>
          <table:table-cell office:value-type="float" office:value="35.597875" calcext:value-type="float">
            <text:p>35.597875</text:p>
          </table:table-cell>
          <table:table-cell office:value-type="float" office:value="36.652875" calcext:value-type="float">
            <text:p>36.652875</text:p>
          </table:table-cell>
        </table:table-row>
        <table:table-row table:style-name="ro1">
          <table:table-cell office:value-type="float" office:value="60804" calcext:value-type="float">
            <text:p>608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44</text:p>
          </table:table-cell>
          <table:table-cell office:value-type="string" calcext:value-type="string">
            <text:p>A22</text:p>
          </table:table-cell>
          <table:table-cell office:value-type="float" office:value="37.0700625" calcext:value-type="float">
            <text:p>37.0700625</text:p>
          </table:table-cell>
          <table:table-cell office:value-type="float" office:value="36.505875" calcext:value-type="float">
            <text:p>36.505875</text:p>
          </table:table-cell>
        </table:table-row>
        <table:table-row table:style-name="ro1">
          <table:table-cell office:value-type="float" office:value="60805" calcext:value-type="float">
            <text:p>608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17</text:p>
          </table:table-cell>
          <table:table-cell office:value-type="string" calcext:value-type="string">
            <text:p>A23</text:p>
          </table:table-cell>
          <table:table-cell office:value-type="float" office:value="38.11925" calcext:value-type="float">
            <text:p>38.11925</text:p>
          </table:table-cell>
          <table:table-cell office:value-type="float" office:value="38.127375" calcext:value-type="float">
            <text:p>38.127375</text:p>
          </table:table-cell>
        </table:table-row>
        <table:table-row table:style-name="ro1">
          <table:table-cell office:value-type="float" office:value="60806" calcext:value-type="float">
            <text:p>608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28</text:p>
          </table:table-cell>
          <table:table-cell office:value-type="string" calcext:value-type="string">
            <text:p>A24</text:p>
          </table:table-cell>
          <table:table-cell office:value-type="float" office:value="59.5305" calcext:value-type="float">
            <text:p>59.5305</text:p>
          </table:table-cell>
          <table:table-cell office:value-type="float" office:value="43.5635" calcext:value-type="float">
            <text:p>43.5635</text:p>
          </table:table-cell>
        </table:table-row>
        <table:table-row table:style-name="ro1">
          <table:table-cell office:value-type="float" office:value="60807" calcext:value-type="float">
            <text:p>608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69</text:p>
          </table:table-cell>
          <table:table-cell office:value-type="string" calcext:value-type="string">
            <text:p>B19</text:p>
          </table:table-cell>
          <table:table-cell office:value-type="float" office:value="36.8726875" calcext:value-type="float">
            <text:p>36.8726875</text:p>
          </table:table-cell>
          <table:table-cell office:value-type="float" office:value="34.8348125" calcext:value-type="float">
            <text:p>34.8348125</text:p>
          </table:table-cell>
        </table:table-row>
        <table:table-row table:style-name="ro1">
          <table:table-cell office:value-type="float" office:value="60808" calcext:value-type="float">
            <text:p>608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98</text:p>
          </table:table-cell>
          <table:table-cell office:value-type="string" calcext:value-type="string">
            <text:p>B20</text:p>
          </table:table-cell>
          <table:table-cell office:value-type="float" office:value="34.9825" calcext:value-type="float">
            <text:p>34.9825</text:p>
          </table:table-cell>
          <table:table-cell office:value-type="float" office:value="34.81675" calcext:value-type="float">
            <text:p>34.81675</text:p>
          </table:table-cell>
        </table:table-row>
        <table:table-row table:style-name="ro1">
          <table:table-cell office:value-type="float" office:value="60809" calcext:value-type="float">
            <text:p>608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21</text:p>
          </table:table-cell>
          <table:table-cell office:value-type="float" office:value="35.3800625" calcext:value-type="float">
            <text:p>35.3800625</text:p>
          </table:table-cell>
          <table:table-cell office:value-type="float" office:value="34.473125" calcext:value-type="float">
            <text:p>34.473125</text:p>
          </table:table-cell>
        </table:table-row>
        <table:table-row table:style-name="ro1">
          <table:table-cell office:value-type="float" office:value="60810" calcext:value-type="float">
            <text:p>608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62</text:p>
          </table:table-cell>
          <table:table-cell office:value-type="string" calcext:value-type="string">
            <text:p>B22</text:p>
          </table:table-cell>
          <table:table-cell office:value-type="float" office:value="35.9041875" calcext:value-type="float">
            <text:p>35.9041875</text:p>
          </table:table-cell>
          <table:table-cell office:value-type="float" office:value="35.39425" calcext:value-type="float">
            <text:p>35.39425</text:p>
          </table:table-cell>
        </table:table-row>
        <table:table-row table:style-name="ro1">
          <table:table-cell office:value-type="float" office:value="60811" calcext:value-type="float">
            <text:p>608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7</text:p>
          </table:table-cell>
          <table:table-cell office:value-type="string" calcext:value-type="string">
            <text:p>B23</text:p>
          </table:table-cell>
          <table:table-cell office:value-type="float" office:value="37.9426875" calcext:value-type="float">
            <text:p>37.9426875</text:p>
          </table:table-cell>
          <table:table-cell office:value-type="float" office:value="36.857875" calcext:value-type="float">
            <text:p>36.857875</text:p>
          </table:table-cell>
        </table:table-row>
        <table:table-row table:style-name="ro1">
          <table:table-cell office:value-type="float" office:value="60812" calcext:value-type="float">
            <text:p>608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03</text:p>
          </table:table-cell>
          <table:table-cell office:value-type="string" calcext:value-type="string">
            <text:p>B24</text:p>
          </table:table-cell>
          <table:table-cell office:value-type="float" office:value="38.6205" calcext:value-type="float">
            <text:p>38.6205</text:p>
          </table:table-cell>
          <table:table-cell office:value-type="float" office:value="36.204875" calcext:value-type="float">
            <text:p>36.204875</text:p>
          </table:table-cell>
        </table:table-row>
        <table:table-row table:style-name="ro1">
          <table:table-cell office:value-type="float" office:value="60813" calcext:value-type="float">
            <text:p>608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5</text:p>
          </table:table-cell>
          <table:table-cell office:value-type="string" calcext:value-type="string">
            <text:p>C19</text:p>
          </table:table-cell>
          <table:table-cell office:value-type="float" office:value="35.55825" calcext:value-type="float">
            <text:p>35.55825</text:p>
          </table:table-cell>
          <table:table-cell office:value-type="float" office:value="38.128875" calcext:value-type="float">
            <text:p>38.128875</text:p>
          </table:table-cell>
        </table:table-row>
        <table:table-row table:style-name="ro1">
          <table:table-cell office:value-type="float" office:value="60814" calcext:value-type="float">
            <text:p>608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69</text:p>
          </table:table-cell>
          <table:table-cell office:value-type="string" calcext:value-type="string">
            <text:p>C20</text:p>
          </table:table-cell>
          <table:table-cell office:value-type="float" office:value="35.19" calcext:value-type="float">
            <text:p>35.19</text:p>
          </table:table-cell>
          <table:table-cell office:value-type="float" office:value="35.2498125" calcext:value-type="float">
            <text:p>35.2498125</text:p>
          </table:table-cell>
        </table:table-row>
        <table:table-row table:style-name="ro1">
          <table:table-cell office:value-type="float" office:value="60815" calcext:value-type="float">
            <text:p>608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6</text:p>
          </table:table-cell>
          <table:table-cell office:value-type="string" calcext:value-type="string">
            <text:p>C21</text:p>
          </table:table-cell>
          <table:table-cell office:value-type="float" office:value="36.232" calcext:value-type="float">
            <text:p>36.232</text:p>
          </table:table-cell>
          <table:table-cell office:value-type="float" office:value="35.8021875" calcext:value-type="float">
            <text:p>35.8021875</text:p>
          </table:table-cell>
        </table:table-row>
        <table:table-row table:style-name="ro1">
          <table:table-cell office:value-type="float" office:value="60816" calcext:value-type="float">
            <text:p>608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06</text:p>
          </table:table-cell>
          <table:table-cell office:value-type="string" calcext:value-type="string">
            <text:p>C22</text:p>
          </table:table-cell>
          <table:table-cell office:value-type="float" office:value="35.5390625" calcext:value-type="float">
            <text:p>35.5390625</text:p>
          </table:table-cell>
          <table:table-cell office:value-type="float" office:value="35.31975" calcext:value-type="float">
            <text:p>35.31975</text:p>
          </table:table-cell>
        </table:table-row>
        <table:table-row table:style-name="ro1">
          <table:table-cell office:value-type="float" office:value="60817" calcext:value-type="float">
            <text:p>608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26</text:p>
          </table:table-cell>
          <table:table-cell office:value-type="string" calcext:value-type="string">
            <text:p>C23</text:p>
          </table:table-cell>
          <table:table-cell office:value-type="float" office:value="40.822125" calcext:value-type="float">
            <text:p>40.822125</text:p>
          </table:table-cell>
          <table:table-cell office:value-type="float" office:value="37.5725" calcext:value-type="float">
            <text:p>37.5725</text:p>
          </table:table-cell>
        </table:table-row>
        <table:table-row table:style-name="ro1">
          <table:table-cell office:value-type="float" office:value="60818" calcext:value-type="float">
            <text:p>608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24</text:p>
          </table:table-cell>
          <table:table-cell office:value-type="float" office:value="36.6511875" calcext:value-type="float">
            <text:p>36.6511875</text:p>
          </table:table-cell>
          <table:table-cell office:value-type="float" office:value="35.731375" calcext:value-type="float">
            <text:p>35.731375</text:p>
          </table:table-cell>
        </table:table-row>
        <table:table-row table:style-name="ro1">
          <table:table-cell office:value-type="float" office:value="60819" calcext:value-type="float">
            <text:p>608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30</text:p>
          </table:table-cell>
          <table:table-cell office:value-type="string" calcext:value-type="string">
            <text:p>D19</text:p>
          </table:table-cell>
          <table:table-cell office:value-type="float" office:value="35.980375" calcext:value-type="float">
            <text:p>35.980375</text:p>
          </table:table-cell>
          <table:table-cell office:value-type="float" office:value="35.5990625" calcext:value-type="float">
            <text:p>35.5990625</text:p>
          </table:table-cell>
        </table:table-row>
        <table:table-row table:style-name="ro1">
          <table:table-cell office:value-type="float" office:value="60820" calcext:value-type="float">
            <text:p>608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20</text:p>
          </table:table-cell>
          <table:table-cell office:value-type="float" office:value="35.4018125" calcext:value-type="float">
            <text:p>35.4018125</text:p>
          </table:table-cell>
          <table:table-cell office:value-type="float" office:value="35.0426875" calcext:value-type="float">
            <text:p>35.0426875</text:p>
          </table:table-cell>
        </table:table-row>
        <table:table-row table:style-name="ro1">
          <table:table-cell office:value-type="float" office:value="60821" calcext:value-type="float">
            <text:p>608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2</text:p>
          </table:table-cell>
          <table:table-cell office:value-type="string" calcext:value-type="string">
            <text:p>D21</text:p>
          </table:table-cell>
          <table:table-cell office:value-type="float" office:value="35.554875" calcext:value-type="float">
            <text:p>35.554875</text:p>
          </table:table-cell>
          <table:table-cell office:value-type="float" office:value="36.9225" calcext:value-type="float">
            <text:p>36.9225</text:p>
          </table:table-cell>
        </table:table-row>
        <table:table-row table:style-name="ro1">
          <table:table-cell office:value-type="float" office:value="60822" calcext:value-type="float">
            <text:p>608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17</text:p>
          </table:table-cell>
          <table:table-cell office:value-type="string" calcext:value-type="string">
            <text:p>D22</text:p>
          </table:table-cell>
          <table:table-cell office:value-type="float" office:value="36.1235" calcext:value-type="float">
            <text:p>36.1235</text:p>
          </table:table-cell>
          <table:table-cell office:value-type="float" office:value="35.787" calcext:value-type="float">
            <text:p>35.787</text:p>
          </table:table-cell>
        </table:table-row>
        <table:table-row table:style-name="ro1">
          <table:table-cell office:value-type="float" office:value="60823" calcext:value-type="float">
            <text:p>608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54</text:p>
          </table:table-cell>
          <table:table-cell office:value-type="string" calcext:value-type="string">
            <text:p>D23</text:p>
          </table:table-cell>
          <table:table-cell office:value-type="float" office:value="36.7963125" calcext:value-type="float">
            <text:p>36.7963125</text:p>
          </table:table-cell>
          <table:table-cell office:value-type="float" office:value="36.0279375" calcext:value-type="float">
            <text:p>36.0279375</text:p>
          </table:table-cell>
        </table:table-row>
        <table:table-row table:style-name="ro1">
          <table:table-cell office:value-type="float" office:value="60824" calcext:value-type="float">
            <text:p>608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15</text:p>
          </table:table-cell>
          <table:table-cell office:value-type="string" calcext:value-type="string">
            <text:p>D24</text:p>
          </table:table-cell>
          <table:table-cell office:value-type="float" office:value="38.2069375" calcext:value-type="float">
            <text:p>38.2069375</text:p>
          </table:table-cell>
          <table:table-cell office:value-type="float" office:value="35.454875" calcext:value-type="float">
            <text:p>35.454875</text:p>
          </table:table-cell>
        </table:table-row>
        <table:table-row table:style-name="ro1">
          <table:table-cell office:value-type="float" office:value="60825" calcext:value-type="float">
            <text:p>608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59</text:p>
          </table:table-cell>
          <table:table-cell office:value-type="string" calcext:value-type="string">
            <text:p>E19</text:p>
          </table:table-cell>
          <table:table-cell office:value-type="float" office:value="36.258375" calcext:value-type="float">
            <text:p>36.258375</text:p>
          </table:table-cell>
          <table:table-cell office:value-type="float" office:value="36.1670625" calcext:value-type="float">
            <text:p>36.1670625</text:p>
          </table:table-cell>
        </table:table-row>
        <table:table-row table:style-name="ro1">
          <table:table-cell office:value-type="float" office:value="60826" calcext:value-type="float">
            <text:p>608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63</text:p>
          </table:table-cell>
          <table:table-cell office:value-type="string" calcext:value-type="string">
            <text:p>E20</text:p>
          </table:table-cell>
          <table:table-cell office:value-type="float" office:value="35.95675" calcext:value-type="float">
            <text:p>35.95675</text:p>
          </table:table-cell>
          <table:table-cell office:value-type="float" office:value="36.87475" calcext:value-type="float">
            <text:p>36.87475</text:p>
          </table:table-cell>
        </table:table-row>
        <table:table-row table:style-name="ro1">
          <table:table-cell office:value-type="float" office:value="60827" calcext:value-type="float">
            <text:p>608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80</text:p>
          </table:table-cell>
          <table:table-cell office:value-type="string" calcext:value-type="string">
            <text:p>E21</text:p>
          </table:table-cell>
          <table:table-cell office:value-type="float" office:value="36.7925" calcext:value-type="float">
            <text:p>36.7925</text:p>
          </table:table-cell>
          <table:table-cell office:value-type="float" office:value="39.9950625" calcext:value-type="float">
            <text:p>39.9950625</text:p>
          </table:table-cell>
        </table:table-row>
        <table:table-row table:style-name="ro1">
          <table:table-cell office:value-type="float" office:value="60828" calcext:value-type="float">
            <text:p>608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0</text:p>
          </table:table-cell>
          <table:table-cell office:value-type="string" calcext:value-type="string">
            <text:p>E22</text:p>
          </table:table-cell>
          <table:table-cell office:value-type="float" office:value="37.020625" calcext:value-type="float">
            <text:p>37.020625</text:p>
          </table:table-cell>
          <table:table-cell office:value-type="float" office:value="37.0676875" calcext:value-type="float">
            <text:p>37.0676875</text:p>
          </table:table-cell>
        </table:table-row>
        <table:table-row table:style-name="ro1">
          <table:table-cell office:value-type="float" office:value="60829" calcext:value-type="float">
            <text:p>608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7</text:p>
          </table:table-cell>
          <table:table-cell office:value-type="string" calcext:value-type="string">
            <text:p>E23</text:p>
          </table:table-cell>
          <table:table-cell office:value-type="float" office:value="38.931625" calcext:value-type="float">
            <text:p>38.931625</text:p>
          </table:table-cell>
          <table:table-cell office:value-type="float" office:value="36.88325" calcext:value-type="float">
            <text:p>36.88325</text:p>
          </table:table-cell>
        </table:table-row>
        <table:table-row table:style-name="ro1">
          <table:table-cell office:value-type="float" office:value="60830" calcext:value-type="float">
            <text:p>608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93</text:p>
          </table:table-cell>
          <table:table-cell office:value-type="string" calcext:value-type="string">
            <text:p>E24</text:p>
          </table:table-cell>
          <table:table-cell office:value-type="float" office:value="38.0968125" calcext:value-type="float">
            <text:p>38.0968125</text:p>
          </table:table-cell>
          <table:table-cell office:value-type="float" office:value="35.798875" calcext:value-type="float">
            <text:p>35.798875</text:p>
          </table:table-cell>
        </table:table-row>
        <table:table-row table:style-name="ro1">
          <table:table-cell office:value-type="float" office:value="60831" calcext:value-type="float">
            <text:p>608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4</text:p>
          </table:table-cell>
          <table:table-cell office:value-type="string" calcext:value-type="string">
            <text:p>F19</text:p>
          </table:table-cell>
          <table:table-cell office:value-type="float" office:value="35.2066875" calcext:value-type="float">
            <text:p>35.2066875</text:p>
          </table:table-cell>
          <table:table-cell office:value-type="float" office:value="37.53225" calcext:value-type="float">
            <text:p>37.53225</text:p>
          </table:table-cell>
        </table:table-row>
        <table:table-row table:style-name="ro1">
          <table:table-cell office:value-type="float" office:value="60832" calcext:value-type="float">
            <text:p>608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09</text:p>
          </table:table-cell>
          <table:table-cell office:value-type="string" calcext:value-type="string">
            <text:p>F20</text:p>
          </table:table-cell>
          <table:table-cell office:value-type="float" office:value="35.69175" calcext:value-type="float">
            <text:p>35.69175</text:p>
          </table:table-cell>
          <table:table-cell office:value-type="float" office:value="36.0439375" calcext:value-type="float">
            <text:p>36.0439375</text:p>
          </table:table-cell>
        </table:table-row>
        <table:table-row table:style-name="ro1">
          <table:table-cell office:value-type="float" office:value="60833" calcext:value-type="float">
            <text:p>608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97</text:p>
          </table:table-cell>
          <table:table-cell office:value-type="string" calcext:value-type="string">
            <text:p>F21</text:p>
          </table:table-cell>
          <table:table-cell office:value-type="float" office:value="36.2609375" calcext:value-type="float">
            <text:p>36.2609375</text:p>
          </table:table-cell>
          <table:table-cell office:value-type="float" office:value="36.3301875" calcext:value-type="float">
            <text:p>36.3301875</text:p>
          </table:table-cell>
        </table:table-row>
        <table:table-row table:style-name="ro1">
          <table:table-cell office:value-type="float" office:value="60834" calcext:value-type="float">
            <text:p>608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22</text:p>
          </table:table-cell>
          <table:table-cell office:value-type="float" office:value="36.349625" calcext:value-type="float">
            <text:p>36.349625</text:p>
          </table:table-cell>
          <table:table-cell office:value-type="float" office:value="35.1130625" calcext:value-type="float">
            <text:p>35.1130625</text:p>
          </table:table-cell>
        </table:table-row>
        <table:table-row table:style-name="ro1">
          <table:table-cell office:value-type="float" office:value="60835" calcext:value-type="float">
            <text:p>608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44</text:p>
          </table:table-cell>
          <table:table-cell office:value-type="string" calcext:value-type="string">
            <text:p>F23</text:p>
          </table:table-cell>
          <table:table-cell office:value-type="float" office:value="37.6898125" calcext:value-type="float">
            <text:p>37.6898125</text:p>
          </table:table-cell>
          <table:table-cell office:value-type="float" office:value="34.825125" calcext:value-type="float">
            <text:p>34.825125</text:p>
          </table:table-cell>
        </table:table-row>
        <table:table-row table:style-name="ro1">
          <table:table-cell office:value-type="float" office:value="60836" calcext:value-type="float">
            <text:p>608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57</text:p>
          </table:table-cell>
          <table:table-cell office:value-type="string" calcext:value-type="string">
            <text:p>F24</text:p>
          </table:table-cell>
          <table:table-cell office:value-type="float" office:value="38.8645625" calcext:value-type="float">
            <text:p>38.8645625</text:p>
          </table:table-cell>
          <table:table-cell office:value-type="float" office:value="36.685625" calcext:value-type="float">
            <text:p>36.685625</text:p>
          </table:table-cell>
        </table:table-row>
        <table:table-row table:style-name="ro1">
          <table:table-cell office:value-type="float" office:value="60837" calcext:value-type="float">
            <text:p>608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59</text:p>
          </table:table-cell>
          <table:table-cell office:value-type="string" calcext:value-type="string">
            <text:p>G19</text:p>
          </table:table-cell>
          <table:table-cell office:value-type="float" office:value="35.956875" calcext:value-type="float">
            <text:p>35.956875</text:p>
          </table:table-cell>
          <table:table-cell office:value-type="float" office:value="36.6854375" calcext:value-type="float">
            <text:p>36.6854375</text:p>
          </table:table-cell>
        </table:table-row>
        <table:table-row table:style-name="ro1">
          <table:table-cell office:value-type="float" office:value="60838" calcext:value-type="float">
            <text:p>608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4</text:p>
          </table:table-cell>
          <table:table-cell office:value-type="string" calcext:value-type="string">
            <text:p>G20</text:p>
          </table:table-cell>
          <table:table-cell office:value-type="float" office:value="35.3244375" calcext:value-type="float">
            <text:p>35.3244375</text:p>
          </table:table-cell>
          <table:table-cell office:value-type="float" office:value="35.7250625" calcext:value-type="float">
            <text:p>35.7250625</text:p>
          </table:table-cell>
        </table:table-row>
        <table:table-row table:style-name="ro1">
          <table:table-cell office:value-type="float" office:value="60839" calcext:value-type="float">
            <text:p>608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62</text:p>
          </table:table-cell>
          <table:table-cell office:value-type="string" calcext:value-type="string">
            <text:p>G21</text:p>
          </table:table-cell>
          <table:table-cell office:value-type="float" office:value="35.923125" calcext:value-type="float">
            <text:p>35.923125</text:p>
          </table:table-cell>
          <table:table-cell office:value-type="float" office:value="37.2584375" calcext:value-type="float">
            <text:p>37.2584375</text:p>
          </table:table-cell>
        </table:table-row>
        <table:table-row table:style-name="ro1">
          <table:table-cell office:value-type="float" office:value="60840" calcext:value-type="float">
            <text:p>608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48</text:p>
          </table:table-cell>
          <table:table-cell office:value-type="string" calcext:value-type="string">
            <text:p>G22</text:p>
          </table:table-cell>
          <table:table-cell office:value-type="float" office:value="36.1765" calcext:value-type="float">
            <text:p>36.1765</text:p>
          </table:table-cell>
          <table:table-cell office:value-type="float" office:value="37.321875" calcext:value-type="float">
            <text:p>37.321875</text:p>
          </table:table-cell>
        </table:table-row>
        <table:table-row table:style-name="ro1">
          <table:table-cell office:value-type="float" office:value="60841" calcext:value-type="float">
            <text:p>608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10</text:p>
          </table:table-cell>
          <table:table-cell office:value-type="string" calcext:value-type="string">
            <text:p>G23</text:p>
          </table:table-cell>
          <table:table-cell office:value-type="float" office:value="37.3004375" calcext:value-type="float">
            <text:p>37.3004375</text:p>
          </table:table-cell>
          <table:table-cell office:value-type="float" office:value="37.1291875" calcext:value-type="float">
            <text:p>37.1291875</text:p>
          </table:table-cell>
        </table:table-row>
        <table:table-row table:style-name="ro1">
          <table:table-cell office:value-type="float" office:value="60842" calcext:value-type="float">
            <text:p>608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85</text:p>
          </table:table-cell>
          <table:table-cell office:value-type="string" calcext:value-type="string">
            <text:p>G24</text:p>
          </table:table-cell>
          <table:table-cell office:value-type="float" office:value="38.12825" calcext:value-type="float">
            <text:p>38.12825</text:p>
          </table:table-cell>
          <table:table-cell office:value-type="float" office:value="37.2825625" calcext:value-type="float">
            <text:p>37.2825625</text:p>
          </table:table-cell>
        </table:table-row>
        <table:table-row table:style-name="ro1">
          <table:table-cell office:value-type="float" office:value="60843" calcext:value-type="float">
            <text:p>608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88</text:p>
          </table:table-cell>
          <table:table-cell office:value-type="string" calcext:value-type="string">
            <text:p>H19</text:p>
          </table:table-cell>
          <table:table-cell office:value-type="float" office:value="34.8284375" calcext:value-type="float">
            <text:p>34.8284375</text:p>
          </table:table-cell>
          <table:table-cell office:value-type="float" office:value="36.6225" calcext:value-type="float">
            <text:p>36.6225</text:p>
          </table:table-cell>
        </table:table-row>
        <table:table-row table:style-name="ro1">
          <table:table-cell office:value-type="float" office:value="60844" calcext:value-type="float">
            <text:p>608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0</text:p>
          </table:table-cell>
          <table:table-cell office:value-type="string" calcext:value-type="string">
            <text:p>H20</text:p>
          </table:table-cell>
          <table:table-cell office:value-type="float" office:value="36.4671875" calcext:value-type="float">
            <text:p>36.4671875</text:p>
          </table:table-cell>
          <table:table-cell office:value-type="float" office:value="36.006875" calcext:value-type="float">
            <text:p>36.006875</text:p>
          </table:table-cell>
        </table:table-row>
        <table:table-row table:style-name="ro1">
          <table:table-cell office:value-type="float" office:value="60845" calcext:value-type="float">
            <text:p>608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21</text:p>
          </table:table-cell>
          <table:table-cell office:value-type="float" office:value="34.546125" calcext:value-type="float">
            <text:p>34.546125</text:p>
          </table:table-cell>
          <table:table-cell office:value-type="float" office:value="36.2303125" calcext:value-type="float">
            <text:p>36.2303125</text:p>
          </table:table-cell>
        </table:table-row>
        <table:table-row table:style-name="ro1">
          <table:table-cell office:value-type="float" office:value="60846" calcext:value-type="float">
            <text:p>608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3</text:p>
          </table:table-cell>
          <table:table-cell office:value-type="string" calcext:value-type="string">
            <text:p>H22</text:p>
          </table:table-cell>
          <table:table-cell office:value-type="float" office:value="39.4655" calcext:value-type="float">
            <text:p>39.4655</text:p>
          </table:table-cell>
          <table:table-cell office:value-type="float" office:value="39.6763125" calcext:value-type="float">
            <text:p>39.6763125</text:p>
          </table:table-cell>
        </table:table-row>
        <table:table-row table:style-name="ro1">
          <table:table-cell office:value-type="float" office:value="60847" calcext:value-type="float">
            <text:p>608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35</text:p>
          </table:table-cell>
          <table:table-cell office:value-type="string" calcext:value-type="string">
            <text:p>H23</text:p>
          </table:table-cell>
          <table:table-cell office:value-type="float" office:value="37.8944375" calcext:value-type="float">
            <text:p>37.8944375</text:p>
          </table:table-cell>
          <table:table-cell office:value-type="float" office:value="36.993125" calcext:value-type="float">
            <text:p>36.993125</text:p>
          </table:table-cell>
        </table:table-row>
        <table:table-row table:style-name="ro1">
          <table:table-cell office:value-type="float" office:value="60848" calcext:value-type="float">
            <text:p>608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71</text:p>
          </table:table-cell>
          <table:table-cell office:value-type="string" calcext:value-type="string">
            <text:p>H24</text:p>
          </table:table-cell>
          <table:table-cell office:value-type="float" office:value="38.3481875" calcext:value-type="float">
            <text:p>38.3481875</text:p>
          </table:table-cell>
          <table:table-cell office:value-type="float" office:value="36.3381875" calcext:value-type="float">
            <text:p>36.3381875</text:p>
          </table:table-cell>
        </table:table-row>
        <table:table-row table:style-name="ro1">
          <table:table-cell office:value-type="float" office:value="60849" calcext:value-type="float">
            <text:p>608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19</text:p>
          </table:table-cell>
          <table:table-cell office:value-type="float" office:value="34.762" calcext:value-type="float">
            <text:p>34.762</text:p>
          </table:table-cell>
          <table:table-cell office:value-type="float" office:value="35.0506875" calcext:value-type="float">
            <text:p>35.0506875</text:p>
          </table:table-cell>
        </table:table-row>
        <table:table-row table:style-name="ro1">
          <table:table-cell office:value-type="float" office:value="60850" calcext:value-type="float">
            <text:p>608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0</text:p>
          </table:table-cell>
          <table:table-cell office:value-type="string" calcext:value-type="string">
            <text:p>I20</text:p>
          </table:table-cell>
          <table:table-cell office:value-type="float" office:value="35.489" calcext:value-type="float">
            <text:p>35.489</text:p>
          </table:table-cell>
          <table:table-cell office:value-type="float" office:value="35.868125" calcext:value-type="float">
            <text:p>35.868125</text:p>
          </table:table-cell>
        </table:table-row>
        <table:table-row table:style-name="ro1">
          <table:table-cell office:value-type="float" office:value="60851" calcext:value-type="float">
            <text:p>608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03</text:p>
          </table:table-cell>
          <table:table-cell office:value-type="string" calcext:value-type="string">
            <text:p>I21</text:p>
          </table:table-cell>
          <table:table-cell office:value-type="float" office:value="36.9785625" calcext:value-type="float">
            <text:p>36.9785625</text:p>
          </table:table-cell>
          <table:table-cell office:value-type="float" office:value="35.7345625" calcext:value-type="float">
            <text:p>35.7345625</text:p>
          </table:table-cell>
        </table:table-row>
        <table:table-row table:style-name="ro1">
          <table:table-cell office:value-type="float" office:value="60852" calcext:value-type="float">
            <text:p>608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23</text:p>
          </table:table-cell>
          <table:table-cell office:value-type="string" calcext:value-type="string">
            <text:p>I22</text:p>
          </table:table-cell>
          <table:table-cell office:value-type="float" office:value="36.590625" calcext:value-type="float">
            <text:p>36.590625</text:p>
          </table:table-cell>
          <table:table-cell office:value-type="float" office:value="35.9194375" calcext:value-type="float">
            <text:p>35.9194375</text:p>
          </table:table-cell>
        </table:table-row>
        <table:table-row table:style-name="ro1">
          <table:table-cell office:value-type="float" office:value="60853" calcext:value-type="float">
            <text:p>608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7</text:p>
          </table:table-cell>
          <table:table-cell office:value-type="string" calcext:value-type="string">
            <text:p>I23</text:p>
          </table:table-cell>
          <table:table-cell office:value-type="float" office:value="36.3485625" calcext:value-type="float">
            <text:p>36.3485625</text:p>
          </table:table-cell>
          <table:table-cell office:value-type="float" office:value="35.785375" calcext:value-type="float">
            <text:p>35.785375</text:p>
          </table:table-cell>
        </table:table-row>
        <table:table-row table:style-name="ro1">
          <table:table-cell office:value-type="float" office:value="60854" calcext:value-type="float">
            <text:p>608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47</text:p>
          </table:table-cell>
          <table:table-cell office:value-type="string" calcext:value-type="string">
            <text:p>I24</text:p>
          </table:table-cell>
          <table:table-cell office:value-type="float" office:value="37.894625" calcext:value-type="float">
            <text:p>37.894625</text:p>
          </table:table-cell>
          <table:table-cell office:value-type="float" office:value="36.280625" calcext:value-type="float">
            <text:p>36.280625</text:p>
          </table:table-cell>
        </table:table-row>
        <table:table-row table:style-name="ro1">
          <table:table-cell office:value-type="float" office:value="60855" calcext:value-type="float">
            <text:p>608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96</text:p>
          </table:table-cell>
          <table:table-cell office:value-type="string" calcext:value-type="string">
            <text:p>J19</text:p>
          </table:table-cell>
          <table:table-cell office:value-type="float" office:value="34.9235625" calcext:value-type="float">
            <text:p>34.9235625</text:p>
          </table:table-cell>
          <table:table-cell office:value-type="float" office:value="36.2505625" calcext:value-type="float">
            <text:p>36.2505625</text:p>
          </table:table-cell>
        </table:table-row>
        <table:table-row table:style-name="ro1">
          <table:table-cell office:value-type="float" office:value="60856" calcext:value-type="float">
            <text:p>608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31</text:p>
          </table:table-cell>
          <table:table-cell office:value-type="string" calcext:value-type="string">
            <text:p>J20</text:p>
          </table:table-cell>
          <table:table-cell office:value-type="float" office:value="34.8295" calcext:value-type="float">
            <text:p>34.8295</text:p>
          </table:table-cell>
          <table:table-cell office:value-type="float" office:value="35.0385625" calcext:value-type="float">
            <text:p>35.0385625</text:p>
          </table:table-cell>
        </table:table-row>
        <table:table-row table:style-name="ro1">
          <table:table-cell office:value-type="float" office:value="60857" calcext:value-type="float">
            <text:p>608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09</text:p>
          </table:table-cell>
          <table:table-cell office:value-type="string" calcext:value-type="string">
            <text:p>J21</text:p>
          </table:table-cell>
          <table:table-cell office:value-type="float" office:value="35.15525" calcext:value-type="float">
            <text:p>35.15525</text:p>
          </table:table-cell>
          <table:table-cell office:value-type="float" office:value="35.7136875" calcext:value-type="float">
            <text:p>35.7136875</text:p>
          </table:table-cell>
        </table:table-row>
        <table:table-row table:style-name="ro1">
          <table:table-cell office:value-type="float" office:value="60858" calcext:value-type="float">
            <text:p>608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1</text:p>
          </table:table-cell>
          <table:table-cell office:value-type="string" calcext:value-type="string">
            <text:p>J22</text:p>
          </table:table-cell>
          <table:table-cell office:value-type="float" office:value="35.2276875" calcext:value-type="float">
            <text:p>35.2276875</text:p>
          </table:table-cell>
          <table:table-cell office:value-type="float" office:value="34.2315625" calcext:value-type="float">
            <text:p>34.2315625</text:p>
          </table:table-cell>
        </table:table-row>
        <table:table-row table:style-name="ro1">
          <table:table-cell office:value-type="float" office:value="60859" calcext:value-type="float">
            <text:p>608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23</text:p>
          </table:table-cell>
          <table:table-cell office:value-type="float" office:value="34.947625" calcext:value-type="float">
            <text:p>34.947625</text:p>
          </table:table-cell>
          <table:table-cell office:value-type="float" office:value="34.950625" calcext:value-type="float">
            <text:p>34.950625</text:p>
          </table:table-cell>
        </table:table-row>
        <table:table-row table:style-name="ro1">
          <table:table-cell office:value-type="float" office:value="60860" calcext:value-type="float">
            <text:p>608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39</text:p>
          </table:table-cell>
          <table:table-cell office:value-type="string" calcext:value-type="string">
            <text:p>J24</text:p>
          </table:table-cell>
          <table:table-cell office:value-type="float" office:value="53.8241875" calcext:value-type="float">
            <text:p>53.8241875</text:p>
          </table:table-cell>
          <table:table-cell office:value-type="float" office:value="38.680125" calcext:value-type="float">
            <text:p>38.680125</text:p>
          </table:table-cell>
        </table:table-row>
        <table:table-row table:style-name="ro1">
          <table:table-cell office:value-type="float" office:value="60901" calcext:value-type="float">
            <text:p>609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23</text:p>
          </table:table-cell>
          <table:table-cell office:value-type="string" calcext:value-type="string">
            <text:p>A6</text:p>
          </table:table-cell>
          <table:table-cell office:value-type="float" office:value="37.3091875" calcext:value-type="float">
            <text:p>37.3091875</text:p>
          </table:table-cell>
          <table:table-cell office:value-type="float" office:value="37.327" calcext:value-type="float">
            <text:p>37.327</text:p>
          </table:table-cell>
        </table:table-row>
        <table:table-row table:style-name="ro1">
          <table:table-cell office:value-type="float" office:value="60902" calcext:value-type="float">
            <text:p>609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5</text:p>
          </table:table-cell>
          <table:table-cell office:value-type="float" office:value="36.1823125" calcext:value-type="float">
            <text:p>36.1823125</text:p>
          </table:table-cell>
          <table:table-cell office:value-type="float" office:value="35.24775" calcext:value-type="float">
            <text:p>35.24775</text:p>
          </table:table-cell>
        </table:table-row>
        <table:table-row table:style-name="ro1">
          <table:table-cell office:value-type="float" office:value="60903" calcext:value-type="float">
            <text:p>6090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37</text:p>
          </table:table-cell>
          <table:table-cell office:value-type="string" calcext:value-type="string">
            <text:p>A4</text:p>
          </table:table-cell>
          <table:table-cell office:value-type="float" office:value="35.510125" calcext:value-type="float">
            <text:p>35.510125</text:p>
          </table:table-cell>
          <table:table-cell office:value-type="float" office:value="35.1228125" calcext:value-type="float">
            <text:p>35.1228125</text:p>
          </table:table-cell>
        </table:table-row>
        <table:table-row table:style-name="ro1">
          <table:table-cell office:value-type="float" office:value="60904" calcext:value-type="float">
            <text:p>609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97</text:p>
          </table:table-cell>
          <table:table-cell office:value-type="string" calcext:value-type="string">
            <text:p>A3</text:p>
          </table:table-cell>
          <table:table-cell office:value-type="float" office:value="35.13975" calcext:value-type="float">
            <text:p>35.13975</text:p>
          </table:table-cell>
          <table:table-cell office:value-type="float" office:value="35.1293125" calcext:value-type="float">
            <text:p>35.1293125</text:p>
          </table:table-cell>
        </table:table-row>
        <table:table-row table:style-name="ro1">
          <table:table-cell office:value-type="float" office:value="60905" calcext:value-type="float">
            <text:p>6090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00</text:p>
          </table:table-cell>
          <table:table-cell office:value-type="string" calcext:value-type="string">
            <text:p>A2</text:p>
          </table:table-cell>
          <table:table-cell office:value-type="float" office:value="34.804625" calcext:value-type="float">
            <text:p>34.804625</text:p>
          </table:table-cell>
          <table:table-cell office:value-type="float" office:value="36.292875" calcext:value-type="float">
            <text:p>36.292875</text:p>
          </table:table-cell>
        </table:table-row>
        <table:table-row table:style-name="ro1">
          <table:table-cell office:value-type="float" office:value="60906" calcext:value-type="float">
            <text:p>6090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63</text:p>
          </table:table-cell>
          <table:table-cell office:value-type="string" calcext:value-type="string">
            <text:p>A1</text:p>
          </table:table-cell>
          <table:table-cell office:value-type="float" office:value="34.089375" calcext:value-type="float">
            <text:p>34.089375</text:p>
          </table:table-cell>
          <table:table-cell office:value-type="float" office:value="36.67225" calcext:value-type="float">
            <text:p>36.67225</text:p>
          </table:table-cell>
        </table:table-row>
        <table:table-row table:style-name="ro1">
          <table:table-cell office:value-type="float" office:value="60907" calcext:value-type="float">
            <text:p>6090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76</text:p>
          </table:table-cell>
          <table:table-cell office:value-type="string" calcext:value-type="string">
            <text:p>B6</text:p>
          </table:table-cell>
          <table:table-cell office:value-type="float" office:value="36.1236875" calcext:value-type="float">
            <text:p>36.1236875</text:p>
          </table:table-cell>
          <table:table-cell office:value-type="float" office:value="35.0814375" calcext:value-type="float">
            <text:p>35.0814375</text:p>
          </table:table-cell>
        </table:table-row>
        <table:table-row table:style-name="ro1">
          <table:table-cell office:value-type="float" office:value="60908" calcext:value-type="float">
            <text:p>6090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28</text:p>
          </table:table-cell>
          <table:table-cell office:value-type="string" calcext:value-type="string">
            <text:p>B5</text:p>
          </table:table-cell>
          <table:table-cell office:value-type="float" office:value="36.7079375" calcext:value-type="float">
            <text:p>36.7079375</text:p>
          </table:table-cell>
          <table:table-cell office:value-type="float" office:value="35.63575" calcext:value-type="float">
            <text:p>35.63575</text:p>
          </table:table-cell>
        </table:table-row>
        <table:table-row table:style-name="ro1">
          <table:table-cell office:value-type="float" office:value="60909" calcext:value-type="float">
            <text:p>6090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4</text:p>
          </table:table-cell>
          <table:table-cell office:value-type="float" office:value="35.4796875" calcext:value-type="float">
            <text:p>35.4796875</text:p>
          </table:table-cell>
          <table:table-cell office:value-type="float" office:value="38.57475" calcext:value-type="float">
            <text:p>38.57475</text:p>
          </table:table-cell>
        </table:table-row>
        <table:table-row table:style-name="ro1">
          <table:table-cell office:value-type="float" office:value="60910" calcext:value-type="float">
            <text:p>609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12</text:p>
          </table:table-cell>
          <table:table-cell office:value-type="string" calcext:value-type="string">
            <text:p>B3</text:p>
          </table:table-cell>
          <table:table-cell office:value-type="float" office:value="35.0733125" calcext:value-type="float">
            <text:p>35.0733125</text:p>
          </table:table-cell>
          <table:table-cell office:value-type="float" office:value="36.7998125" calcext:value-type="float">
            <text:p>36.7998125</text:p>
          </table:table-cell>
        </table:table-row>
        <table:table-row table:style-name="ro1">
          <table:table-cell office:value-type="float" office:value="60911" calcext:value-type="float">
            <text:p>609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68</text:p>
          </table:table-cell>
          <table:table-cell office:value-type="string" calcext:value-type="string">
            <text:p>B2</text:p>
          </table:table-cell>
          <table:table-cell office:value-type="float" office:value="35.2725" calcext:value-type="float">
            <text:p>35.2725</text:p>
          </table:table-cell>
          <table:table-cell office:value-type="float" office:value="35.656875" calcext:value-type="float">
            <text:p>35.656875</text:p>
          </table:table-cell>
        </table:table-row>
        <table:table-row table:style-name="ro1">
          <table:table-cell office:value-type="float" office:value="60912" calcext:value-type="float">
            <text:p>609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96</text:p>
          </table:table-cell>
          <table:table-cell office:value-type="string" calcext:value-type="string">
            <text:p>B1</text:p>
          </table:table-cell>
          <table:table-cell office:value-type="float" office:value="34.6026875" calcext:value-type="float">
            <text:p>34.6026875</text:p>
          </table:table-cell>
          <table:table-cell office:value-type="float" office:value="36.6513125" calcext:value-type="float">
            <text:p>36.6513125</text:p>
          </table:table-cell>
        </table:table-row>
        <table:table-row table:style-name="ro1">
          <table:table-cell office:value-type="float" office:value="60913" calcext:value-type="float">
            <text:p>609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77</text:p>
          </table:table-cell>
          <table:table-cell office:value-type="string" calcext:value-type="string">
            <text:p>C6</text:p>
          </table:table-cell>
          <table:table-cell office:value-type="float" office:value="35.1014375" calcext:value-type="float">
            <text:p>35.1014375</text:p>
          </table:table-cell>
          <table:table-cell office:value-type="float" office:value="34.862625" calcext:value-type="float">
            <text:p>34.862625</text:p>
          </table:table-cell>
        </table:table-row>
        <table:table-row table:style-name="ro1">
          <table:table-cell office:value-type="float" office:value="60914" calcext:value-type="float">
            <text:p>609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5</text:p>
          </table:table-cell>
          <table:table-cell office:value-type="string" calcext:value-type="string">
            <text:p>C5</text:p>
          </table:table-cell>
          <table:table-cell office:value-type="float" office:value="35.69025" calcext:value-type="float">
            <text:p>35.69025</text:p>
          </table:table-cell>
          <table:table-cell office:value-type="float" office:value="36.0294375" calcext:value-type="float">
            <text:p>36.0294375</text:p>
          </table:table-cell>
        </table:table-row>
        <table:table-row table:style-name="ro1">
          <table:table-cell office:value-type="float" office:value="60915" calcext:value-type="float">
            <text:p>609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9</text:p>
          </table:table-cell>
          <table:table-cell office:value-type="string" calcext:value-type="string">
            <text:p>C4</text:p>
          </table:table-cell>
          <table:table-cell office:value-type="float" office:value="34.73725" calcext:value-type="float">
            <text:p>34.73725</text:p>
          </table:table-cell>
          <table:table-cell office:value-type="float" office:value="33.889125" calcext:value-type="float">
            <text:p>33.889125</text:p>
          </table:table-cell>
        </table:table-row>
        <table:table-row table:style-name="ro1">
          <table:table-cell office:value-type="float" office:value="60916" calcext:value-type="float">
            <text:p>609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49</text:p>
          </table:table-cell>
          <table:table-cell office:value-type="string" calcext:value-type="string">
            <text:p>C3</text:p>
          </table:table-cell>
          <table:table-cell office:value-type="float" office:value="34.446" calcext:value-type="float">
            <text:p>34.446</text:p>
          </table:table-cell>
          <table:table-cell office:value-type="float" office:value="33.6385" calcext:value-type="float">
            <text:p>33.6385</text:p>
          </table:table-cell>
        </table:table-row>
        <table:table-row table:style-name="ro1">
          <table:table-cell office:value-type="float" office:value="60917" calcext:value-type="float">
            <text:p>609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4</text:p>
          </table:table-cell>
          <table:table-cell office:value-type="string" calcext:value-type="string">
            <text:p>C2</text:p>
          </table:table-cell>
          <table:table-cell office:value-type="float" office:value="34.1385625" calcext:value-type="float">
            <text:p>34.1385625</text:p>
          </table:table-cell>
          <table:table-cell office:value-type="float" office:value="33.8264375" calcext:value-type="float">
            <text:p>33.8264375</text:p>
          </table:table-cell>
        </table:table-row>
        <table:table-row table:style-name="ro1">
          <table:table-cell office:value-type="float" office:value="60918" calcext:value-type="float">
            <text:p>609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</text:p>
          </table:table-cell>
          <table:table-cell office:value-type="float" office:value="33.660375" calcext:value-type="float">
            <text:p>33.660375</text:p>
          </table:table-cell>
          <table:table-cell office:value-type="float" office:value="35.0976875" calcext:value-type="float">
            <text:p>35.0976875</text:p>
          </table:table-cell>
        </table:table-row>
        <table:table-row table:style-name="ro1">
          <table:table-cell office:value-type="float" office:value="60919" calcext:value-type="float">
            <text:p>609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12</text:p>
          </table:table-cell>
          <table:table-cell office:value-type="string" calcext:value-type="string">
            <text:p>D6</text:p>
          </table:table-cell>
          <table:table-cell office:value-type="float" office:value="39.7545625" calcext:value-type="float">
            <text:p>39.7545625</text:p>
          </table:table-cell>
          <table:table-cell office:value-type="float" office:value="37.6839375" calcext:value-type="float">
            <text:p>37.6839375</text:p>
          </table:table-cell>
        </table:table-row>
        <table:table-row table:style-name="ro1">
          <table:table-cell office:value-type="float" office:value="60920" calcext:value-type="float">
            <text:p>609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5</text:p>
          </table:table-cell>
          <table:table-cell office:value-type="float" office:value="35.0529375" calcext:value-type="float">
            <text:p>35.0529375</text:p>
          </table:table-cell>
          <table:table-cell office:value-type="float" office:value="34.0660625" calcext:value-type="float">
            <text:p>34.0660625</text:p>
          </table:table-cell>
        </table:table-row>
        <table:table-row table:style-name="ro1">
          <table:table-cell office:value-type="float" office:value="60921" calcext:value-type="float">
            <text:p>609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2</text:p>
          </table:table-cell>
          <table:table-cell office:value-type="string" calcext:value-type="string">
            <text:p>D4</text:p>
          </table:table-cell>
          <table:table-cell office:value-type="float" office:value="34.284625" calcext:value-type="float">
            <text:p>34.284625</text:p>
          </table:table-cell>
          <table:table-cell office:value-type="float" office:value="33.4681875" calcext:value-type="float">
            <text:p>33.4681875</text:p>
          </table:table-cell>
        </table:table-row>
        <table:table-row table:style-name="ro1">
          <table:table-cell office:value-type="float" office:value="60922" calcext:value-type="float">
            <text:p>609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95</text:p>
          </table:table-cell>
          <table:table-cell office:value-type="string" calcext:value-type="string">
            <text:p>D3</text:p>
          </table:table-cell>
          <table:table-cell office:value-type="float" office:value="34.24" calcext:value-type="float">
            <text:p>34.24</text:p>
          </table:table-cell>
          <table:table-cell office:value-type="float" office:value="34.5253125" calcext:value-type="float">
            <text:p>34.5253125</text:p>
          </table:table-cell>
        </table:table-row>
        <table:table-row table:style-name="ro1">
          <table:table-cell office:value-type="float" office:value="60923" calcext:value-type="float">
            <text:p>609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0</text:p>
          </table:table-cell>
          <table:table-cell office:value-type="string" calcext:value-type="string">
            <text:p>D2</text:p>
          </table:table-cell>
          <table:table-cell office:value-type="float" office:value="35.211" calcext:value-type="float">
            <text:p>35.211</text:p>
          </table:table-cell>
          <table:table-cell office:value-type="float" office:value="35.5403125" calcext:value-type="float">
            <text:p>35.5403125</text:p>
          </table:table-cell>
        </table:table-row>
        <table:table-row table:style-name="ro1">
          <table:table-cell office:value-type="float" office:value="60924" calcext:value-type="float">
            <text:p>609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77</text:p>
          </table:table-cell>
          <table:table-cell office:value-type="string" calcext:value-type="string">
            <text:p>D1</text:p>
          </table:table-cell>
          <table:table-cell office:value-type="float" office:value="34.021875" calcext:value-type="float">
            <text:p>34.021875</text:p>
          </table:table-cell>
          <table:table-cell office:value-type="float" office:value="34.0606875" calcext:value-type="float">
            <text:p>34.0606875</text:p>
          </table:table-cell>
        </table:table-row>
        <table:table-row table:style-name="ro1">
          <table:table-cell office:value-type="float" office:value="60925" calcext:value-type="float">
            <text:p>609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05</text:p>
          </table:table-cell>
          <table:table-cell office:value-type="string" calcext:value-type="string">
            <text:p>E6</text:p>
          </table:table-cell>
          <table:table-cell office:value-type="float" office:value="37.3754375" calcext:value-type="float">
            <text:p>37.3754375</text:p>
          </table:table-cell>
          <table:table-cell office:value-type="float" office:value="45.8796875" calcext:value-type="float">
            <text:p>45.8796875</text:p>
          </table:table-cell>
        </table:table-row>
        <table:table-row table:style-name="ro1">
          <table:table-cell office:value-type="float" office:value="60926" calcext:value-type="float">
            <text:p>609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97</text:p>
          </table:table-cell>
          <table:table-cell office:value-type="string" calcext:value-type="string">
            <text:p>E5</text:p>
          </table:table-cell>
          <table:table-cell office:value-type="float" office:value="35.4443125" calcext:value-type="float">
            <text:p>35.4443125</text:p>
          </table:table-cell>
          <table:table-cell office:value-type="float" office:value="35.010625" calcext:value-type="float">
            <text:p>35.010625</text:p>
          </table:table-cell>
        </table:table-row>
        <table:table-row table:style-name="ro1">
          <table:table-cell office:value-type="float" office:value="60927" calcext:value-type="float">
            <text:p>609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93</text:p>
          </table:table-cell>
          <table:table-cell office:value-type="string" calcext:value-type="string">
            <text:p>E4</text:p>
          </table:table-cell>
          <table:table-cell office:value-type="float" office:value="35.4418125" calcext:value-type="float">
            <text:p>35.4418125</text:p>
          </table:table-cell>
          <table:table-cell office:value-type="float" office:value="34.6331875" calcext:value-type="float">
            <text:p>34.6331875</text:p>
          </table:table-cell>
        </table:table-row>
        <table:table-row table:style-name="ro1">
          <table:table-cell office:value-type="float" office:value="60928" calcext:value-type="float">
            <text:p>609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08</text:p>
          </table:table-cell>
          <table:table-cell office:value-type="string" calcext:value-type="string">
            <text:p>E3</text:p>
          </table:table-cell>
          <table:table-cell office:value-type="float" office:value="34.151125" calcext:value-type="float">
            <text:p>34.151125</text:p>
          </table:table-cell>
          <table:table-cell office:value-type="float" office:value="34.024375" calcext:value-type="float">
            <text:p>34.024375</text:p>
          </table:table-cell>
        </table:table-row>
        <table:table-row table:style-name="ro1">
          <table:table-cell office:value-type="float" office:value="60929" calcext:value-type="float">
            <text:p>609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2</text:p>
          </table:table-cell>
          <table:table-cell office:value-type="string" calcext:value-type="string">
            <text:p>E2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37.6608125" calcext:value-type="float">
            <text:p>37.6608125</text:p>
          </table:table-cell>
        </table:table-row>
        <table:table-row table:style-name="ro1">
          <table:table-cell office:value-type="float" office:value="60930" calcext:value-type="float">
            <text:p>609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04</text:p>
          </table:table-cell>
          <table:table-cell office:value-type="string" calcext:value-type="string">
            <text:p>E1</text:p>
          </table:table-cell>
          <table:table-cell office:value-type="float" office:value="39.77575" calcext:value-type="float">
            <text:p>39.77575</text:p>
          </table:table-cell>
          <table:table-cell office:value-type="float" office:value="39.402" calcext:value-type="float">
            <text:p>39.402</text:p>
          </table:table-cell>
        </table:table-row>
        <table:table-row table:style-name="ro1">
          <table:table-cell office:value-type="float" office:value="60931" calcext:value-type="float">
            <text:p>609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22</text:p>
          </table:table-cell>
          <table:table-cell office:value-type="string" calcext:value-type="string">
            <text:p>F6</text:p>
          </table:table-cell>
          <table:table-cell office:value-type="float" office:value="37.4923125" calcext:value-type="float">
            <text:p>37.4923125</text:p>
          </table:table-cell>
          <table:table-cell office:value-type="float" office:value="35.437125" calcext:value-type="float">
            <text:p>35.437125</text:p>
          </table:table-cell>
        </table:table-row>
        <table:table-row table:style-name="ro1">
          <table:table-cell office:value-type="float" office:value="60932" calcext:value-type="float">
            <text:p>6093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7</text:p>
          </table:table-cell>
          <table:table-cell office:value-type="string" calcext:value-type="string">
            <text:p>F5</text:p>
          </table:table-cell>
          <table:table-cell office:value-type="float" office:value="37.58625" calcext:value-type="float">
            <text:p>37.58625</text:p>
          </table:table-cell>
          <table:table-cell office:value-type="float" office:value="37.0085" calcext:value-type="float">
            <text:p>37.0085</text:p>
          </table:table-cell>
        </table:table-row>
        <table:table-row table:style-name="ro1">
          <table:table-cell office:value-type="float" office:value="60933" calcext:value-type="float">
            <text:p>609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88</text:p>
          </table:table-cell>
          <table:table-cell office:value-type="string" calcext:value-type="string">
            <text:p>F4</text:p>
          </table:table-cell>
          <table:table-cell office:value-type="float" office:value="35.245875" calcext:value-type="float">
            <text:p>35.245875</text:p>
          </table:table-cell>
          <table:table-cell office:value-type="float" office:value="35.9600625" calcext:value-type="float">
            <text:p>35.9600625</text:p>
          </table:table-cell>
        </table:table-row>
        <table:table-row table:style-name="ro1">
          <table:table-cell office:value-type="float" office:value="60934" calcext:value-type="float">
            <text:p>609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3</text:p>
          </table:table-cell>
          <table:table-cell office:value-type="float" office:value="35.8754375" calcext:value-type="float">
            <text:p>35.8754375</text:p>
          </table:table-cell>
          <table:table-cell office:value-type="float" office:value="40.3840625" calcext:value-type="float">
            <text:p>40.3840625</text:p>
          </table:table-cell>
        </table:table-row>
        <table:table-row table:style-name="ro1">
          <table:table-cell office:value-type="float" office:value="60935" calcext:value-type="float">
            <text:p>609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64</text:p>
          </table:table-cell>
          <table:table-cell office:value-type="string" calcext:value-type="string">
            <text:p>F2</text:p>
          </table:table-cell>
          <table:table-cell office:value-type="float" office:value="34.593" calcext:value-type="float">
            <text:p>34.593</text:p>
          </table:table-cell>
          <table:table-cell office:value-type="float" office:value="37.472875" calcext:value-type="float">
            <text:p>37.472875</text:p>
          </table:table-cell>
        </table:table-row>
        <table:table-row table:style-name="ro1">
          <table:table-cell office:value-type="float" office:value="60936" calcext:value-type="float">
            <text:p>609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54</text:p>
          </table:table-cell>
          <table:table-cell office:value-type="string" calcext:value-type="string">
            <text:p>F1</text:p>
          </table:table-cell>
          <table:table-cell office:value-type="float" office:value="34.539375" calcext:value-type="float">
            <text:p>34.539375</text:p>
          </table:table-cell>
          <table:table-cell office:value-type="float" office:value="37.4998125" calcext:value-type="float">
            <text:p>37.4998125</text:p>
          </table:table-cell>
        </table:table-row>
        <table:table-row table:style-name="ro1">
          <table:table-cell office:value-type="float" office:value="60937" calcext:value-type="float">
            <text:p>609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65</text:p>
          </table:table-cell>
          <table:table-cell office:value-type="string" calcext:value-type="string">
            <text:p>G6</text:p>
          </table:table-cell>
          <table:table-cell office:value-type="float" office:value="34.34125" calcext:value-type="float">
            <text:p>34.34125</text:p>
          </table:table-cell>
          <table:table-cell office:value-type="float" office:value="33.429625" calcext:value-type="float">
            <text:p>33.429625</text:p>
          </table:table-cell>
        </table:table-row>
        <table:table-row table:style-name="ro1">
          <table:table-cell office:value-type="float" office:value="60938" calcext:value-type="float">
            <text:p>609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4</text:p>
          </table:table-cell>
          <table:table-cell office:value-type="string" calcext:value-type="string">
            <text:p>G5</text:p>
          </table:table-cell>
          <table:table-cell office:value-type="float" office:value="36.1396875" calcext:value-type="float">
            <text:p>36.1396875</text:p>
          </table:table-cell>
          <table:table-cell office:value-type="float" office:value="35.3553125" calcext:value-type="float">
            <text:p>35.3553125</text:p>
          </table:table-cell>
        </table:table-row>
        <table:table-row table:style-name="ro1">
          <table:table-cell office:value-type="float" office:value="60939" calcext:value-type="float">
            <text:p>609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5</text:p>
          </table:table-cell>
          <table:table-cell office:value-type="string" calcext:value-type="string">
            <text:p>G4</text:p>
          </table:table-cell>
          <table:table-cell office:value-type="float" office:value="36.622125" calcext:value-type="float">
            <text:p>36.622125</text:p>
          </table:table-cell>
          <table:table-cell office:value-type="float" office:value="40.8703125" calcext:value-type="float">
            <text:p>40.8703125</text:p>
          </table:table-cell>
        </table:table-row>
        <table:table-row table:style-name="ro1">
          <table:table-cell office:value-type="float" office:value="60940" calcext:value-type="float">
            <text:p>609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06</text:p>
          </table:table-cell>
          <table:table-cell office:value-type="string" calcext:value-type="string">
            <text:p>G3</text:p>
          </table:table-cell>
          <table:table-cell office:value-type="float" office:value="40.9826875" calcext:value-type="float">
            <text:p>40.9826875</text:p>
          </table:table-cell>
          <table:table-cell office:value-type="float" office:value="45.512" calcext:value-type="float">
            <text:p>45.512</text:p>
          </table:table-cell>
        </table:table-row>
        <table:table-row table:style-name="ro1">
          <table:table-cell office:value-type="float" office:value="60941" calcext:value-type="float">
            <text:p>609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96</text:p>
          </table:table-cell>
          <table:table-cell office:value-type="string" calcext:value-type="string">
            <text:p>G2</text:p>
          </table:table-cell>
          <table:table-cell office:value-type="float" office:value="35.2459375" calcext:value-type="float">
            <text:p>35.2459375</text:p>
          </table:table-cell>
          <table:table-cell office:value-type="float" office:value="39.871" calcext:value-type="float">
            <text:p>39.871</text:p>
          </table:table-cell>
        </table:table-row>
        <table:table-row table:style-name="ro1">
          <table:table-cell office:value-type="float" office:value="60942" calcext:value-type="float">
            <text:p>609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39</text:p>
          </table:table-cell>
          <table:table-cell office:value-type="string" calcext:value-type="string">
            <text:p>G1</text:p>
          </table:table-cell>
          <table:table-cell office:value-type="float" office:value="35.288" calcext:value-type="float">
            <text:p>35.288</text:p>
          </table:table-cell>
          <table:table-cell office:value-type="float" office:value="40.2020625" calcext:value-type="float">
            <text:p>40.2020625</text:p>
          </table:table-cell>
        </table:table-row>
        <table:table-row table:style-name="ro1">
          <table:table-cell office:value-type="float" office:value="60943" calcext:value-type="float">
            <text:p>609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8</text:p>
          </table:table-cell>
          <table:table-cell office:value-type="string" calcext:value-type="string">
            <text:p>H6</text:p>
          </table:table-cell>
          <table:table-cell office:value-type="float" office:value="38.475375" calcext:value-type="float">
            <text:p>38.475375</text:p>
          </table:table-cell>
          <table:table-cell office:value-type="float" office:value="35.1425" calcext:value-type="float">
            <text:p>35.1425</text:p>
          </table:table-cell>
        </table:table-row>
        <table:table-row table:style-name="ro1">
          <table:table-cell office:value-type="float" office:value="60944" calcext:value-type="float">
            <text:p>6094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10</text:p>
          </table:table-cell>
          <table:table-cell office:value-type="string" calcext:value-type="string">
            <text:p>H5</text:p>
          </table:table-cell>
          <table:table-cell office:value-type="float" office:value="35.62225" calcext:value-type="float">
            <text:p>35.62225</text:p>
          </table:table-cell>
          <table:table-cell office:value-type="float" office:value="35.834" calcext:value-type="float">
            <text:p>35.834</text:p>
          </table:table-cell>
        </table:table-row>
        <table:table-row table:style-name="ro1">
          <table:table-cell office:value-type="float" office:value="60945" calcext:value-type="float">
            <text:p>609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4</text:p>
          </table:table-cell>
          <table:table-cell office:value-type="float" office:value="34.8249375" calcext:value-type="float">
            <text:p>34.8249375</text:p>
          </table:table-cell>
          <table:table-cell office:value-type="float" office:value="37.71075" calcext:value-type="float">
            <text:p>37.71075</text:p>
          </table:table-cell>
        </table:table-row>
        <table:table-row table:style-name="ro1">
          <table:table-cell office:value-type="float" office:value="60946" calcext:value-type="float">
            <text:p>609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29</text:p>
          </table:table-cell>
          <table:table-cell office:value-type="string" calcext:value-type="string">
            <text:p>H3</text:p>
          </table:table-cell>
          <table:table-cell office:value-type="float" office:value="35.8974375" calcext:value-type="float">
            <text:p>35.8974375</text:p>
          </table:table-cell>
          <table:table-cell office:value-type="float" office:value="44.1405625" calcext:value-type="float">
            <text:p>44.1405625</text:p>
          </table:table-cell>
        </table:table-row>
        <table:table-row table:style-name="ro1">
          <table:table-cell office:value-type="float" office:value="60947" calcext:value-type="float">
            <text:p>609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01</text:p>
          </table:table-cell>
          <table:table-cell office:value-type="string" calcext:value-type="string">
            <text:p>H2</text:p>
          </table:table-cell>
          <table:table-cell office:value-type="float" office:value="34.3521875" calcext:value-type="float">
            <text:p>34.3521875</text:p>
          </table:table-cell>
          <table:table-cell office:value-type="float" office:value="36.0935625" calcext:value-type="float">
            <text:p>36.0935625</text:p>
          </table:table-cell>
        </table:table-row>
        <table:table-row table:style-name="ro1">
          <table:table-cell office:value-type="float" office:value="60948" calcext:value-type="float">
            <text:p>6094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4</text:p>
          </table:table-cell>
          <table:table-cell office:value-type="string" calcext:value-type="string">
            <text:p>H1</text:p>
          </table:table-cell>
          <table:table-cell office:value-type="float" office:value="33.7965625" calcext:value-type="float">
            <text:p>33.7965625</text:p>
          </table:table-cell>
          <table:table-cell office:value-type="float" office:value="37.2635625" calcext:value-type="float">
            <text:p>37.2635625</text:p>
          </table:table-cell>
        </table:table-row>
        <table:table-row table:style-name="ro1">
          <table:table-cell office:value-type="float" office:value="60949" calcext:value-type="float">
            <text:p>609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6</text:p>
          </table:table-cell>
          <table:table-cell office:value-type="float" office:value="35.431375" calcext:value-type="float">
            <text:p>35.431375</text:p>
          </table:table-cell>
          <table:table-cell office:value-type="float" office:value="35.44975" calcext:value-type="float">
            <text:p>35.44975</text:p>
          </table:table-cell>
        </table:table-row>
        <table:table-row table:style-name="ro1">
          <table:table-cell office:value-type="float" office:value="60950" calcext:value-type="float">
            <text:p>609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01</text:p>
          </table:table-cell>
          <table:table-cell office:value-type="string" calcext:value-type="string">
            <text:p>I5</text:p>
          </table:table-cell>
          <table:table-cell office:value-type="float" office:value="34.896625" calcext:value-type="float">
            <text:p>34.896625</text:p>
          </table:table-cell>
          <table:table-cell office:value-type="float" office:value="34.3680625" calcext:value-type="float">
            <text:p>34.3680625</text:p>
          </table:table-cell>
        </table:table-row>
        <table:table-row table:style-name="ro1">
          <table:table-cell office:value-type="float" office:value="60951" calcext:value-type="float">
            <text:p>6095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1</text:p>
          </table:table-cell>
          <table:table-cell office:value-type="string" calcext:value-type="string">
            <text:p>I4</text:p>
          </table:table-cell>
          <table:table-cell office:value-type="float" office:value="35.09325" calcext:value-type="float">
            <text:p>35.09325</text:p>
          </table:table-cell>
          <table:table-cell office:value-type="float" office:value="34.8979375" calcext:value-type="float">
            <text:p>34.8979375</text:p>
          </table:table-cell>
        </table:table-row>
        <table:table-row table:style-name="ro1">
          <table:table-cell office:value-type="float" office:value="60952" calcext:value-type="float">
            <text:p>6095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62</text:p>
          </table:table-cell>
          <table:table-cell office:value-type="string" calcext:value-type="string">
            <text:p>I3</text:p>
          </table:table-cell>
          <table:table-cell office:value-type="float" office:value="35.62" calcext:value-type="float">
            <text:p>35.62</text:p>
          </table:table-cell>
          <table:table-cell office:value-type="float" office:value="34.4759375" calcext:value-type="float">
            <text:p>34.4759375</text:p>
          </table:table-cell>
        </table:table-row>
        <table:table-row table:style-name="ro1">
          <table:table-cell office:value-type="float" office:value="60953" calcext:value-type="float">
            <text:p>609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4</text:p>
          </table:table-cell>
          <table:table-cell office:value-type="string" calcext:value-type="string">
            <text:p>I2</text:p>
          </table:table-cell>
          <table:table-cell office:value-type="float" office:value="34.25475" calcext:value-type="float">
            <text:p>34.25475</text:p>
          </table:table-cell>
          <table:table-cell office:value-type="float" office:value="33.83225" calcext:value-type="float">
            <text:p>33.83225</text:p>
          </table:table-cell>
        </table:table-row>
        <table:table-row table:style-name="ro1">
          <table:table-cell office:value-type="float" office:value="60954" calcext:value-type="float">
            <text:p>609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56</text:p>
          </table:table-cell>
          <table:table-cell office:value-type="string" calcext:value-type="string">
            <text:p>I1</text:p>
          </table:table-cell>
          <table:table-cell office:value-type="float" office:value="33.7238125" calcext:value-type="float">
            <text:p>33.7238125</text:p>
          </table:table-cell>
          <table:table-cell office:value-type="float" office:value="35.9056875" calcext:value-type="float">
            <text:p>35.9056875</text:p>
          </table:table-cell>
        </table:table-row>
        <table:table-row table:style-name="ro1">
          <table:table-cell office:value-type="float" office:value="60955" calcext:value-type="float">
            <text:p>609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08</text:p>
          </table:table-cell>
          <table:table-cell office:value-type="string" calcext:value-type="string">
            <text:p>J6</text:p>
          </table:table-cell>
          <table:table-cell office:value-type="float" office:value="39.2673125" calcext:value-type="float">
            <text:p>39.2673125</text:p>
          </table:table-cell>
          <table:table-cell office:value-type="float" office:value="39.27275" calcext:value-type="float">
            <text:p>39.27275</text:p>
          </table:table-cell>
        </table:table-row>
        <table:table-row table:style-name="ro1">
          <table:table-cell office:value-type="float" office:value="60956" calcext:value-type="float">
            <text:p>609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46</text:p>
          </table:table-cell>
          <table:table-cell office:value-type="string" calcext:value-type="string">
            <text:p>J5</text:p>
          </table:table-cell>
          <table:table-cell office:value-type="float" office:value="35.801125" calcext:value-type="float">
            <text:p>35.801125</text:p>
          </table:table-cell>
          <table:table-cell office:value-type="float" office:value="34.155625" calcext:value-type="float">
            <text:p>34.155625</text:p>
          </table:table-cell>
        </table:table-row>
        <table:table-row table:style-name="ro1">
          <table:table-cell office:value-type="float" office:value="60957" calcext:value-type="float">
            <text:p>609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9</text:p>
          </table:table-cell>
          <table:table-cell office:value-type="string" calcext:value-type="string">
            <text:p>J4</text:p>
          </table:table-cell>
          <table:table-cell office:value-type="float" office:value="34.6294375" calcext:value-type="float">
            <text:p>34.6294375</text:p>
          </table:table-cell>
          <table:table-cell office:value-type="float" office:value="33.6368125" calcext:value-type="float">
            <text:p>33.6368125</text:p>
          </table:table-cell>
        </table:table-row>
        <table:table-row table:style-name="ro1">
          <table:table-cell office:value-type="float" office:value="60958" calcext:value-type="float">
            <text:p>609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55</text:p>
          </table:table-cell>
          <table:table-cell office:value-type="string" calcext:value-type="string">
            <text:p>J3</text:p>
          </table:table-cell>
          <table:table-cell office:value-type="float" office:value="35.299875" calcext:value-type="float">
            <text:p>35.299875</text:p>
          </table:table-cell>
          <table:table-cell office:value-type="float" office:value="34.15575" calcext:value-type="float">
            <text:p>34.15575</text:p>
          </table:table-cell>
        </table:table-row>
        <table:table-row table:style-name="ro1">
          <table:table-cell office:value-type="float" office:value="60959" calcext:value-type="float">
            <text:p>609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2</text:p>
          </table:table-cell>
          <table:table-cell office:value-type="float" office:value="34.69025" calcext:value-type="float">
            <text:p>34.69025</text:p>
          </table:table-cell>
          <table:table-cell office:value-type="float" office:value="33.963875" calcext:value-type="float">
            <text:p>33.963875</text:p>
          </table:table-cell>
        </table:table-row>
        <table:table-row table:style-name="ro1">
          <table:table-cell office:value-type="float" office:value="60960" calcext:value-type="float">
            <text:p>609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44</text:p>
          </table:table-cell>
          <table:table-cell office:value-type="string" calcext:value-type="string">
            <text:p>J1</text:p>
          </table:table-cell>
          <table:table-cell office:value-type="float" office:value="34.124875" calcext:value-type="float">
            <text:p>34.124875</text:p>
          </table:table-cell>
          <table:table-cell office:value-type="float" office:value="33.488375" calcext:value-type="float">
            <text:p>33.488375</text:p>
          </table:table-cell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1</text:p>
          </table:table-cell>
          <table:table-cell office:value-type="string" calcext:value-type="string">
            <text:p>A7</text:p>
          </table:table-cell>
          <table:table-cell office:value-type="float" office:value="36.374625" calcext:value-type="float">
            <text:p>36.374625</text:p>
          </table:table-cell>
          <table:table-cell office:value-type="float" office:value="35.982" calcext:value-type="float">
            <text:p>35.982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8</text:p>
          </table:table-cell>
          <table:table-cell office:value-type="float" office:value="36.19175" calcext:value-type="float">
            <text:p>36.19175</text:p>
          </table:table-cell>
          <table:table-cell office:value-type="float" office:value="37.0759375" calcext:value-type="float">
            <text:p>37.0759375</text:p>
          </table:table-cell>
        </table:table-row>
        <table:table-row table:style-name="ro1">
          <table:table-cell office:value-type="float" office:value="61003" calcext:value-type="float">
            <text:p>6100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37</text:p>
          </table:table-cell>
          <table:table-cell office:value-type="string" calcext:value-type="string">
            <text:p>A9</text:p>
          </table:table-cell>
          <table:table-cell office:value-type="float" office:value="48.415375" calcext:value-type="float">
            <text:p>48.415375</text:p>
          </table:table-cell>
          <table:table-cell office:value-type="float" office:value="55.4245625" calcext:value-type="float">
            <text:p>55.4245625</text:p>
          </table:table-cell>
        </table:table-row>
        <table:table-row table:style-name="ro1">
          <table:table-cell office:value-type="float" office:value="61004" calcext:value-type="float">
            <text:p>610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59</text:p>
          </table:table-cell>
          <table:table-cell office:value-type="string" calcext:value-type="string">
            <text:p>A10</text:p>
          </table:table-cell>
          <table:table-cell office:value-type="float" office:value="39.106875" calcext:value-type="float">
            <text:p>39.106875</text:p>
          </table:table-cell>
          <table:table-cell office:value-type="float" office:value="36.4388125" calcext:value-type="float">
            <text:p>36.4388125</text:p>
          </table:table-cell>
        </table:table-row>
        <table:table-row table:style-name="ro1">
          <table:table-cell office:value-type="float" office:value="61005" calcext:value-type="float">
            <text:p>610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81</text:p>
          </table:table-cell>
          <table:table-cell office:value-type="string" calcext:value-type="string">
            <text:p>A11</text:p>
          </table:table-cell>
          <table:table-cell office:value-type="float" office:value="38.120625" calcext:value-type="float">
            <text:p>38.120625</text:p>
          </table:table-cell>
          <table:table-cell office:value-type="float" office:value="35.7305625" calcext:value-type="float">
            <text:p>35.7305625</text:p>
          </table:table-cell>
        </table:table-row>
        <table:table-row table:style-name="ro1">
          <table:table-cell office:value-type="float" office:value="61006" calcext:value-type="float">
            <text:p>6100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82</text:p>
          </table:table-cell>
          <table:table-cell office:value-type="string" calcext:value-type="string">
            <text:p>A12</text:p>
          </table:table-cell>
          <table:table-cell office:value-type="float" office:value="39.7075" calcext:value-type="float">
            <text:p>39.7075</text:p>
          </table:table-cell>
          <table:table-cell office:value-type="float" office:value="35.973625" calcext:value-type="float">
            <text:p>35.973625</text:p>
          </table:table-cell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8</text:p>
          </table:table-cell>
          <table:table-cell office:value-type="string" calcext:value-type="string">
            <text:p>B7</text:p>
          </table:table-cell>
          <table:table-cell office:value-type="float" office:value="36.2874375" calcext:value-type="float">
            <text:p>36.2874375</text:p>
          </table:table-cell>
          <table:table-cell office:value-type="float" office:value="38.00025" calcext:value-type="float">
            <text:p>38.00025</text:p>
          </table:table-cell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7</text:p>
          </table:table-cell>
          <table:table-cell office:value-type="string" calcext:value-type="string">
            <text:p>B8</text:p>
          </table:table-cell>
          <table:table-cell office:value-type="float" office:value="36.753875" calcext:value-type="float">
            <text:p>36.753875</text:p>
          </table:table-cell>
          <table:table-cell office:value-type="float" office:value="37.3106875" calcext:value-type="float">
            <text:p>37.3106875</text:p>
          </table:table-cell>
        </table:table-row>
        <table:table-row table:style-name="ro1">
          <table:table-cell office:value-type="float" office:value="61009" calcext:value-type="float">
            <text:p>610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9</text:p>
          </table:table-cell>
          <table:table-cell office:value-type="float" office:value="35.72325" calcext:value-type="float">
            <text:p>35.72325</text:p>
          </table:table-cell>
          <table:table-cell office:value-type="float" office:value="37.351" calcext:value-type="float">
            <text:p>37.351</text:p>
          </table:table-cell>
        </table:table-row>
        <table:table-row table:style-name="ro1">
          <table:table-cell office:value-type="float" office:value="61010" calcext:value-type="float">
            <text:p>610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69</text:p>
          </table:table-cell>
          <table:table-cell office:value-type="string" calcext:value-type="string">
            <text:p>B10</text:p>
          </table:table-cell>
          <table:table-cell office:value-type="float" office:value="36.7658125" calcext:value-type="float">
            <text:p>36.7658125</text:p>
          </table:table-cell>
          <table:table-cell office:value-type="float" office:value="35.946375" calcext:value-type="float">
            <text:p>35.946375</text:p>
          </table:table-cell>
        </table:table-row>
        <table:table-row table:style-name="ro1">
          <table:table-cell office:value-type="float" office:value="61011" calcext:value-type="float">
            <text:p>610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0</text:p>
          </table:table-cell>
          <table:table-cell office:value-type="string" calcext:value-type="string">
            <text:p>B11</text:p>
          </table:table-cell>
          <table:table-cell office:value-type="float" office:value="38.16825" calcext:value-type="float">
            <text:p>38.16825</text:p>
          </table:table-cell>
          <table:table-cell office:value-type="float" office:value="36.3310625" calcext:value-type="float">
            <text:p>36.3310625</text:p>
          </table:table-cell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55</text:p>
          </table:table-cell>
          <table:table-cell office:value-type="string" calcext:value-type="string">
            <text:p>B12</text:p>
          </table:table-cell>
          <table:table-cell office:value-type="float" office:value="39.5360625" calcext:value-type="float">
            <text:p>39.5360625</text:p>
          </table:table-cell>
          <table:table-cell office:value-type="float" office:value="36.4679375" calcext:value-type="float">
            <text:p>36.4679375</text:p>
          </table:table-cell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18</text:p>
          </table:table-cell>
          <table:table-cell office:value-type="string" calcext:value-type="string">
            <text:p>C7</text:p>
          </table:table-cell>
          <table:table-cell office:value-type="float" office:value="35.7339375" calcext:value-type="float">
            <text:p>35.7339375</text:p>
          </table:table-cell>
          <table:table-cell office:value-type="float" office:value="36.1080625" calcext:value-type="float">
            <text:p>36.1080625</text:p>
          </table:table-cell>
        </table:table-row>
        <table:table-row table:style-name="ro1">
          <table:table-cell office:value-type="float" office:value="61014" calcext:value-type="float">
            <text:p>610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69</text:p>
          </table:table-cell>
          <table:table-cell office:value-type="string" calcext:value-type="string">
            <text:p>C8</text:p>
          </table:table-cell>
          <table:table-cell office:value-type="float" office:value="35.5014375" calcext:value-type="float">
            <text:p>35.5014375</text:p>
          </table:table-cell>
          <table:table-cell office:value-type="float" office:value="36.669" calcext:value-type="float">
            <text:p>36.669</text:p>
          </table:table-cell>
        </table:table-row>
        <table:table-row table:style-name="ro1">
          <table:table-cell office:value-type="float" office:value="61015" calcext:value-type="float">
            <text:p>610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23</text:p>
          </table:table-cell>
          <table:table-cell office:value-type="string" calcext:value-type="string">
            <text:p>C9</text:p>
          </table:table-cell>
          <table:table-cell office:value-type="float" office:value="35.601125" calcext:value-type="float">
            <text:p>35.601125</text:p>
          </table:table-cell>
          <table:table-cell office:value-type="float" office:value="38.4863125" calcext:value-type="float">
            <text:p>38.4863125</text:p>
          </table:table-cell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30</text:p>
          </table:table-cell>
          <table:table-cell office:value-type="string" calcext:value-type="string">
            <text:p>C10</text:p>
          </table:table-cell>
          <table:table-cell office:value-type="float" office:value="36.397125" calcext:value-type="float">
            <text:p>36.397125</text:p>
          </table:table-cell>
          <table:table-cell office:value-type="float" office:value="36.781875" calcext:value-type="float">
            <text:p>36.781875</text:p>
          </table:table-cell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26</text:p>
          </table:table-cell>
          <table:table-cell office:value-type="string" calcext:value-type="string">
            <text:p>C11</text:p>
          </table:table-cell>
          <table:table-cell office:value-type="float" office:value="37.7775" calcext:value-type="float">
            <text:p>37.7775</text:p>
          </table:table-cell>
          <table:table-cell office:value-type="float" office:value="37.403" calcext:value-type="float">
            <text:p>37.403</text:p>
          </table:table-cell>
        </table:table-row>
        <table:table-row table:style-name="ro1">
          <table:table-cell office:value-type="float" office:value="61018" calcext:value-type="float">
            <text:p>610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2</text:p>
          </table:table-cell>
          <table:table-cell office:value-type="float" office:value="37.571125" calcext:value-type="float">
            <text:p>37.571125</text:p>
          </table:table-cell>
          <table:table-cell office:value-type="float" office:value="36.251625" calcext:value-type="float">
            <text:p>36.251625</text:p>
          </table:table-cell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66</text:p>
          </table:table-cell>
          <table:table-cell office:value-type="string" calcext:value-type="string">
            <text:p>D7</text:p>
          </table:table-cell>
          <table:table-cell office:value-type="float" office:value="35.1936875" calcext:value-type="float">
            <text:p>35.1936875</text:p>
          </table:table-cell>
          <table:table-cell office:value-type="float" office:value="36.37" calcext:value-type="float">
            <text:p>36.37</text:p>
          </table:table-cell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8</text:p>
          </table:table-cell>
          <table:table-cell office:value-type="float" office:value="34.6096875" calcext:value-type="float">
            <text:p>34.6096875</text:p>
          </table:table-cell>
          <table:table-cell office:value-type="float" office:value="34.8846875" calcext:value-type="float">
            <text:p>34.8846875</text:p>
          </table:table-cell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39</text:p>
          </table:table-cell>
          <table:table-cell office:value-type="string" calcext:value-type="string">
            <text:p>D9</text:p>
          </table:table-cell>
          <table:table-cell office:value-type="float" office:value="35.6925" calcext:value-type="float">
            <text:p>35.6925</text:p>
          </table:table-cell>
          <table:table-cell office:value-type="float" office:value="34.761875" calcext:value-type="float">
            <text:p>34.761875</text:p>
          </table:table-cell>
        </table:table-row>
        <table:table-row table:style-name="ro1">
          <table:table-cell office:value-type="float" office:value="61022" calcext:value-type="float">
            <text:p>610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9</text:p>
          </table:table-cell>
          <table:table-cell office:value-type="string" calcext:value-type="string">
            <text:p>D10</text:p>
          </table:table-cell>
          <table:table-cell office:value-type="float" office:value="35.8779375" calcext:value-type="float">
            <text:p>35.8779375</text:p>
          </table:table-cell>
          <table:table-cell office:value-type="float" office:value="34.1429375" calcext:value-type="float">
            <text:p>34.1429375</text:p>
          </table:table-cell>
        </table:table-row>
        <table:table-row table:style-name="ro1">
          <table:table-cell office:value-type="float" office:value="61023" calcext:value-type="float">
            <text:p>610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17</text:p>
          </table:table-cell>
          <table:table-cell office:value-type="string" calcext:value-type="string">
            <text:p>D11</text:p>
          </table:table-cell>
          <table:table-cell office:value-type="float" office:value="36.7371875" calcext:value-type="float">
            <text:p>36.7371875</text:p>
          </table:table-cell>
          <table:table-cell office:value-type="float" office:value="35.844125" calcext:value-type="float">
            <text:p>35.844125</text:p>
          </table:table-cell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60</text:p>
          </table:table-cell>
          <table:table-cell office:value-type="string" calcext:value-type="string">
            <text:p>D12</text:p>
          </table:table-cell>
          <table:table-cell office:value-type="float" office:value="37.4695625" calcext:value-type="float">
            <text:p>37.4695625</text:p>
          </table:table-cell>
          <table:table-cell office:value-type="float" office:value="35.3146875" calcext:value-type="float">
            <text:p>35.3146875</text:p>
          </table:table-cell>
        </table:table-row>
        <table:table-row table:style-name="ro1">
          <table:table-cell office:value-type="float" office:value="61025" calcext:value-type="float">
            <text:p>610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12</text:p>
          </table:table-cell>
          <table:table-cell office:value-type="string" calcext:value-type="string">
            <text:p>E7</text:p>
          </table:table-cell>
          <table:table-cell office:value-type="float" office:value="35.8664375" calcext:value-type="float">
            <text:p>35.8664375</text:p>
          </table:table-cell>
          <table:table-cell office:value-type="float" office:value="36.919" calcext:value-type="float">
            <text:p>36.919</text:p>
          </table:table-cell>
        </table:table-row>
        <table:table-row table:style-name="ro1">
          <table:table-cell office:value-type="float" office:value="61026" calcext:value-type="float">
            <text:p>610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82</text:p>
          </table:table-cell>
          <table:table-cell office:value-type="string" calcext:value-type="string">
            <text:p>E8</text:p>
          </table:table-cell>
          <table:table-cell office:value-type="float" office:value="35.3851875" calcext:value-type="float">
            <text:p>35.3851875</text:p>
          </table:table-cell>
          <table:table-cell office:value-type="float" office:value="35.836625" calcext:value-type="float">
            <text:p>35.836625</text:p>
          </table:table-cell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44</text:p>
          </table:table-cell>
          <table:table-cell office:value-type="string" calcext:value-type="string">
            <text:p>E9</text:p>
          </table:table-cell>
          <table:table-cell office:value-type="float" office:value="35.6813125" calcext:value-type="float">
            <text:p>35.6813125</text:p>
          </table:table-cell>
          <table:table-cell office:value-type="float" office:value="35.272125" calcext:value-type="float">
            <text:p>35.272125</text:p>
          </table:table-cell>
        </table:table-row>
        <table:table-row table:style-name="ro1">
          <table:table-cell office:value-type="float" office:value="61028" calcext:value-type="float">
            <text:p>610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06</text:p>
          </table:table-cell>
          <table:table-cell office:value-type="string" calcext:value-type="string">
            <text:p>E10</text:p>
          </table:table-cell>
          <table:table-cell office:value-type="float" office:value="36.420625" calcext:value-type="float">
            <text:p>36.420625</text:p>
          </table:table-cell>
          <table:table-cell office:value-type="float" office:value="35.2979375" calcext:value-type="float">
            <text:p>35.2979375</text:p>
          </table:table-cell>
        </table:table-row>
        <table:table-row table:style-name="ro1">
          <table:table-cell office:value-type="float" office:value="61029" calcext:value-type="float">
            <text:p>610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41</text:p>
          </table:table-cell>
          <table:table-cell office:value-type="string" calcext:value-type="string">
            <text:p>E11</text:p>
          </table:table-cell>
          <table:table-cell office:value-type="float" office:value="39.5603125" calcext:value-type="float">
            <text:p>39.5603125</text:p>
          </table:table-cell>
          <table:table-cell office:value-type="float" office:value="37.3514375" calcext:value-type="float">
            <text:p>37.3514375</text:p>
          </table:table-cell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3</text:p>
          </table:table-cell>
          <table:table-cell office:value-type="string" calcext:value-type="string">
            <text:p>E12</text:p>
          </table:table-cell>
          <table:table-cell office:value-type="float" office:value="39.2840625" calcext:value-type="float">
            <text:p>39.2840625</text:p>
          </table:table-cell>
          <table:table-cell office:value-type="float" office:value="36.2498125" calcext:value-type="float">
            <text:p>36.2498125</text:p>
          </table:table-cell>
        </table:table-row>
        <table:table-row table:style-name="ro1">
          <table:table-cell office:value-type="float" office:value="61031" calcext:value-type="float">
            <text:p>610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96</text:p>
          </table:table-cell>
          <table:table-cell office:value-type="string" calcext:value-type="string">
            <text:p>F7</text:p>
          </table:table-cell>
          <table:table-cell office:value-type="float" office:value="35.1573125" calcext:value-type="float">
            <text:p>35.1573125</text:p>
          </table:table-cell>
          <table:table-cell office:value-type="float" office:value="36.7954375" calcext:value-type="float">
            <text:p>36.7954375</text:p>
          </table:table-cell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50</text:p>
          </table:table-cell>
          <table:table-cell office:value-type="string" calcext:value-type="string">
            <text:p>F8</text:p>
          </table:table-cell>
          <table:table-cell office:value-type="float" office:value="35.5171875" calcext:value-type="float">
            <text:p>35.5171875</text:p>
          </table:table-cell>
          <table:table-cell office:value-type="float" office:value="36.6911875" calcext:value-type="float">
            <text:p>36.6911875</text:p>
          </table:table-cell>
        </table:table-row>
        <table:table-row table:style-name="ro1">
          <table:table-cell office:value-type="float" office:value="61033" calcext:value-type="float">
            <text:p>610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7</text:p>
          </table:table-cell>
          <table:table-cell office:value-type="string" calcext:value-type="string">
            <text:p>F9</text:p>
          </table:table-cell>
          <table:table-cell office:value-type="float" office:value="36.211875" calcext:value-type="float">
            <text:p>36.211875</text:p>
          </table:table-cell>
          <table:table-cell office:value-type="float" office:value="37.1914375" calcext:value-type="float">
            <text:p>37.1914375</text:p>
          </table:table-cell>
        </table:table-row>
        <table:table-row table:style-name="ro1">
          <table:table-cell office:value-type="float" office:value="61034" calcext:value-type="float">
            <text:p>6103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10</text:p>
          </table:table-cell>
          <table:table-cell office:value-type="float" office:value="36.188625" calcext:value-type="float">
            <text:p>36.188625</text:p>
          </table:table-cell>
          <table:table-cell office:value-type="float" office:value="35.9863125" calcext:value-type="float">
            <text:p>35.9863125</text:p>
          </table:table-cell>
        </table:table-row>
        <table:table-row table:style-name="ro1">
          <table:table-cell office:value-type="float" office:value="61035" calcext:value-type="float">
            <text:p>61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91</text:p>
          </table:table-cell>
          <table:table-cell office:value-type="string" calcext:value-type="string">
            <text:p>F11</text:p>
          </table:table-cell>
          <table:table-cell office:value-type="float" office:value="37.9193125" calcext:value-type="float">
            <text:p>37.9193125</text:p>
          </table:table-cell>
          <table:table-cell office:value-type="float" office:value="35.9516875" calcext:value-type="float">
            <text:p>35.9516875</text:p>
          </table:table-cell>
        </table:table-row>
        <table:table-row table:style-name="ro1">
          <table:table-cell office:value-type="float" office:value="61036" calcext:value-type="float">
            <text:p>6103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8</text:p>
          </table:table-cell>
          <table:table-cell office:value-type="string" calcext:value-type="string">
            <text:p>F12</text:p>
          </table:table-cell>
          <table:table-cell office:value-type="float" office:value="39.7148125" calcext:value-type="float">
            <text:p>39.7148125</text:p>
          </table:table-cell>
          <table:table-cell office:value-type="float" office:value="35.3190625" calcext:value-type="float">
            <text:p>35.3190625</text:p>
          </table:table-cell>
        </table:table-row>
        <table:table-row table:style-name="ro1">
          <table:table-cell office:value-type="float" office:value="61037" calcext:value-type="float">
            <text:p>610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39</text:p>
          </table:table-cell>
          <table:table-cell office:value-type="string" calcext:value-type="string">
            <text:p>G7</text:p>
          </table:table-cell>
          <table:table-cell office:value-type="float" office:value="35.8535" calcext:value-type="float">
            <text:p>35.8535</text:p>
          </table:table-cell>
          <table:table-cell office:value-type="float" office:value="39.716" calcext:value-type="float">
            <text:p>39.716</text:p>
          </table:table-cell>
        </table:table-row>
        <table:table-row table:style-name="ro1">
          <table:table-cell office:value-type="float" office:value="61038" calcext:value-type="float">
            <text:p>610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56</text:p>
          </table:table-cell>
          <table:table-cell office:value-type="string" calcext:value-type="string">
            <text:p>G8</text:p>
          </table:table-cell>
          <table:table-cell office:value-type="float" office:value="36.980125" calcext:value-type="float">
            <text:p>36.980125</text:p>
          </table:table-cell>
          <table:table-cell office:value-type="float" office:value="36.692875" calcext:value-type="float">
            <text:p>36.692875</text:p>
          </table:table-cell>
        </table:table-row>
        <table:table-row table:style-name="ro1">
          <table:table-cell office:value-type="float" office:value="61039" calcext:value-type="float">
            <text:p>610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68</text:p>
          </table:table-cell>
          <table:table-cell office:value-type="string" calcext:value-type="string">
            <text:p>G9</text:p>
          </table:table-cell>
          <table:table-cell office:value-type="float" office:value="35.9375625" calcext:value-type="float">
            <text:p>35.9375625</text:p>
          </table:table-cell>
          <table:table-cell office:value-type="float" office:value="34.9774375" calcext:value-type="float">
            <text:p>34.9774375</text:p>
          </table:table-cell>
        </table:table-row>
        <table:table-row table:style-name="ro1">
          <table:table-cell office:value-type="float" office:value="61040" calcext:value-type="float">
            <text:p>610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09</text:p>
          </table:table-cell>
          <table:table-cell office:value-type="string" calcext:value-type="string">
            <text:p>G10</text:p>
          </table:table-cell>
          <table:table-cell office:value-type="float" office:value="36.78825" calcext:value-type="float">
            <text:p>36.78825</text:p>
          </table:table-cell>
          <table:table-cell office:value-type="float" office:value="35.8903125" calcext:value-type="float">
            <text:p>35.8903125</text:p>
          </table:table-cell>
        </table:table-row>
        <table:table-row table:style-name="ro1">
          <table:table-cell office:value-type="float" office:value="61041" calcext:value-type="float">
            <text:p>610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79</text:p>
          </table:table-cell>
          <table:table-cell office:value-type="string" calcext:value-type="string">
            <text:p>G11</text:p>
          </table:table-cell>
          <table:table-cell office:value-type="float" office:value="37.1295" calcext:value-type="float">
            <text:p>37.1295</text:p>
          </table:table-cell>
          <table:table-cell office:value-type="float" office:value="36.7965" calcext:value-type="float">
            <text:p>36.7965</text:p>
          </table:table-cell>
        </table:table-row>
        <table:table-row table:style-name="ro1">
          <table:table-cell office:value-type="float" office:value="61042" calcext:value-type="float">
            <text:p>610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67</text:p>
          </table:table-cell>
          <table:table-cell office:value-type="string" calcext:value-type="string">
            <text:p>G12</text:p>
          </table:table-cell>
          <table:table-cell office:value-type="float" office:value="38.483875" calcext:value-type="float">
            <text:p>38.483875</text:p>
          </table:table-cell>
          <table:table-cell office:value-type="float" office:value="34.8666875" calcext:value-type="float">
            <text:p>34.8666875</text:p>
          </table:table-cell>
        </table:table-row>
        <table:table-row table:style-name="ro1">
          <table:table-cell office:value-type="float" office:value="61043" calcext:value-type="float">
            <text:p>610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10</text:p>
          </table:table-cell>
          <table:table-cell office:value-type="string" calcext:value-type="string">
            <text:p>H7</text:p>
          </table:table-cell>
          <table:table-cell office:value-type="float" office:value="35.0245625" calcext:value-type="float">
            <text:p>35.0245625</text:p>
          </table:table-cell>
          <table:table-cell office:value-type="float" office:value="35.596375" calcext:value-type="float">
            <text:p>35.596375</text:p>
          </table:table-cell>
        </table:table-row>
        <table:table-row table:style-name="ro1">
          <table:table-cell office:value-type="float" office:value="61044" calcext:value-type="float">
            <text:p>610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27</text:p>
          </table:table-cell>
          <table:table-cell office:value-type="string" calcext:value-type="string">
            <text:p>H8</text:p>
          </table:table-cell>
          <table:table-cell office:value-type="float" office:value="35.627375" calcext:value-type="float">
            <text:p>35.627375</text:p>
          </table:table-cell>
          <table:table-cell office:value-type="float" office:value="35.546" calcext:value-type="float">
            <text:p>35.546</text:p>
          </table:table-cell>
        </table:table-row>
        <table:table-row table:style-name="ro1">
          <table:table-cell office:value-type="float" office:value="61045" calcext:value-type="float">
            <text:p>610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9</text:p>
          </table:table-cell>
          <table:table-cell office:value-type="float" office:value="36.180875" calcext:value-type="float">
            <text:p>36.180875</text:p>
          </table:table-cell>
          <table:table-cell office:value-type="float" office:value="35.9388125" calcext:value-type="float">
            <text:p>35.9388125</text:p>
          </table:table-cell>
        </table:table-row>
        <table:table-row table:style-name="ro1">
          <table:table-cell office:value-type="float" office:value="61046" calcext:value-type="float">
            <text:p>610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5</text:p>
          </table:table-cell>
          <table:table-cell office:value-type="string" calcext:value-type="string">
            <text:p>H10</text:p>
          </table:table-cell>
          <table:table-cell office:value-type="float" office:value="37.5031875" calcext:value-type="float">
            <text:p>37.5031875</text:p>
          </table:table-cell>
          <table:table-cell office:value-type="float" office:value="35.84175" calcext:value-type="float">
            <text:p>35.84175</text:p>
          </table:table-cell>
        </table:table-row>
        <table:table-row table:style-name="ro1">
          <table:table-cell office:value-type="float" office:value="61047" calcext:value-type="float">
            <text:p>6104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4</text:p>
          </table:table-cell>
          <table:table-cell office:value-type="string" calcext:value-type="string">
            <text:p>H11</text:p>
          </table:table-cell>
          <table:table-cell office:value-type="float" office:value="36.546" calcext:value-type="float">
            <text:p>36.546</text:p>
          </table:table-cell>
          <table:table-cell office:value-type="float" office:value="36.054625" calcext:value-type="float">
            <text:p>36.054625</text:p>
          </table:table-cell>
        </table:table-row>
        <table:table-row table:style-name="ro1">
          <table:table-cell office:value-type="float" office:value="61048" calcext:value-type="float">
            <text:p>610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15</text:p>
          </table:table-cell>
          <table:table-cell office:value-type="string" calcext:value-type="string">
            <text:p>H12</text:p>
          </table:table-cell>
          <table:table-cell office:value-type="float" office:value="36.788" calcext:value-type="float">
            <text:p>36.788</text:p>
          </table:table-cell>
          <table:table-cell office:value-type="float" office:value="34.619875" calcext:value-type="float">
            <text:p>34.619875</text:p>
          </table:table-cell>
        </table:table-row>
        <table:table-row table:style-name="ro1">
          <table:table-cell office:value-type="float" office:value="61049" calcext:value-type="float">
            <text:p>610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7</text:p>
          </table:table-cell>
          <table:table-cell office:value-type="float" office:value="35.0344375" calcext:value-type="float">
            <text:p>35.0344375</text:p>
          </table:table-cell>
          <table:table-cell office:value-type="float" office:value="35.5685625" calcext:value-type="float">
            <text:p>35.5685625</text:p>
          </table:table-cell>
        </table:table-row>
        <table:table-row table:style-name="ro1">
          <table:table-cell office:value-type="float" office:value="61050" calcext:value-type="float">
            <text:p>610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07</text:p>
          </table:table-cell>
          <table:table-cell office:value-type="string" calcext:value-type="string">
            <text:p>I8</text:p>
          </table:table-cell>
          <table:table-cell office:value-type="float" office:value="36.0143125" calcext:value-type="float">
            <text:p>36.0143125</text:p>
          </table:table-cell>
          <table:table-cell office:value-type="float" office:value="36.3196875" calcext:value-type="float">
            <text:p>36.3196875</text:p>
          </table:table-cell>
        </table:table-row>
        <table:table-row table:style-name="ro1">
          <table:table-cell office:value-type="float" office:value="61051" calcext:value-type="float">
            <text:p>610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78</text:p>
          </table:table-cell>
          <table:table-cell office:value-type="string" calcext:value-type="string">
            <text:p>I9</text:p>
          </table:table-cell>
          <table:table-cell office:value-type="float" office:value="36.2584375" calcext:value-type="float">
            <text:p>36.2584375</text:p>
          </table:table-cell>
          <table:table-cell office:value-type="float" office:value="36.0146875" calcext:value-type="float">
            <text:p>36.0146875</text:p>
          </table:table-cell>
        </table:table-row>
        <table:table-row table:style-name="ro1">
          <table:table-cell office:value-type="float" office:value="61052" calcext:value-type="float">
            <text:p>610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0</text:p>
          </table:table-cell>
          <table:table-cell office:value-type="string" calcext:value-type="string">
            <text:p>I10</text:p>
          </table:table-cell>
          <table:table-cell office:value-type="float" office:value="38.9883125" calcext:value-type="float">
            <text:p>38.9883125</text:p>
          </table:table-cell>
          <table:table-cell office:value-type="float" office:value="35.625125" calcext:value-type="float">
            <text:p>35.625125</text:p>
          </table:table-cell>
        </table:table-row>
        <table:table-row table:style-name="ro1">
          <table:table-cell office:value-type="float" office:value="61053" calcext:value-type="float">
            <text:p>610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3</text:p>
          </table:table-cell>
          <table:table-cell office:value-type="string" calcext:value-type="string">
            <text:p>I11</text:p>
          </table:table-cell>
          <table:table-cell office:value-type="float" office:value="37.1160625" calcext:value-type="float">
            <text:p>37.1160625</text:p>
          </table:table-cell>
          <table:table-cell office:value-type="float" office:value="35.1716875" calcext:value-type="float">
            <text:p>35.1716875</text:p>
          </table:table-cell>
        </table:table-row>
        <table:table-row table:style-name="ro1">
          <table:table-cell office:value-type="float" office:value="61054" calcext:value-type="float">
            <text:p>610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11</text:p>
          </table:table-cell>
          <table:table-cell office:value-type="string" calcext:value-type="string">
            <text:p>I12</text:p>
          </table:table-cell>
          <table:table-cell office:value-type="float" office:value="38.4838125" calcext:value-type="float">
            <text:p>38.4838125</text:p>
          </table:table-cell>
          <table:table-cell office:value-type="float" office:value="34.8209375" calcext:value-type="float">
            <text:p>34.8209375</text:p>
          </table:table-cell>
        </table:table-row>
        <table:table-row table:style-name="ro1">
          <table:table-cell office:value-type="float" office:value="61055" calcext:value-type="float">
            <text:p>6105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6</text:p>
          </table:table-cell>
          <table:table-cell office:value-type="string" calcext:value-type="string">
            <text:p>J7</text:p>
          </table:table-cell>
          <table:table-cell office:value-type="float" office:value="35.858625" calcext:value-type="float">
            <text:p>35.858625</text:p>
          </table:table-cell>
          <table:table-cell office:value-type="float" office:value="35.8408125" calcext:value-type="float">
            <text:p>35.8408125</text:p>
          </table:table-cell>
        </table:table-row>
        <table:table-row table:style-name="ro1">
          <table:table-cell office:value-type="float" office:value="61056" calcext:value-type="float">
            <text:p>610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4</text:p>
          </table:table-cell>
          <table:table-cell office:value-type="string" calcext:value-type="string">
            <text:p>J8</text:p>
          </table:table-cell>
          <table:table-cell office:value-type="float" office:value="36.0049375" calcext:value-type="float">
            <text:p>36.0049375</text:p>
          </table:table-cell>
          <table:table-cell office:value-type="float" office:value="34.7084375" calcext:value-type="float">
            <text:p>34.7084375</text:p>
          </table:table-cell>
        </table:table-row>
        <table:table-row table:style-name="ro1">
          <table:table-cell office:value-type="float" office:value="61057" calcext:value-type="float">
            <text:p>6105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30</text:p>
          </table:table-cell>
          <table:table-cell office:value-type="string" calcext:value-type="string">
            <text:p>J9</text:p>
          </table:table-cell>
          <table:table-cell office:value-type="float" office:value="36.63625" calcext:value-type="float">
            <text:p>36.63625</text:p>
          </table:table-cell>
          <table:table-cell office:value-type="float" office:value="34.274" calcext:value-type="float">
            <text:p>34.274</text:p>
          </table:table-cell>
        </table:table-row>
        <table:table-row table:style-name="ro1">
          <table:table-cell office:value-type="float" office:value="61058" calcext:value-type="float">
            <text:p>6105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0</text:p>
          </table:table-cell>
          <table:table-cell office:value-type="string" calcext:value-type="string">
            <text:p>J10</text:p>
          </table:table-cell>
          <table:table-cell office:value-type="float" office:value="37.0575625" calcext:value-type="float">
            <text:p>37.0575625</text:p>
          </table:table-cell>
          <table:table-cell office:value-type="float" office:value="34.6918125" calcext:value-type="float">
            <text:p>34.6918125</text:p>
          </table:table-cell>
        </table:table-row>
        <table:table-row table:style-name="ro1">
          <table:table-cell office:value-type="float" office:value="61059" calcext:value-type="float">
            <text:p>6105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11</text:p>
          </table:table-cell>
          <table:table-cell office:value-type="float" office:value="35.1395625" calcext:value-type="float">
            <text:p>35.1395625</text:p>
          </table:table-cell>
          <table:table-cell office:value-type="float" office:value="34.0084375" calcext:value-type="float">
            <text:p>34.0084375</text:p>
          </table:table-cell>
        </table:table-row>
        <table:table-row table:style-name="ro1">
          <table:table-cell office:value-type="float" office:value="61060" calcext:value-type="float">
            <text:p>61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94</text:p>
          </table:table-cell>
          <table:table-cell office:value-type="string" calcext:value-type="string">
            <text:p>J12</text:p>
          </table:table-cell>
          <table:table-cell office:value-type="float" office:value="37.3703125" calcext:value-type="float">
            <text:p>37.3703125</text:p>
          </table:table-cell>
          <table:table-cell office:value-type="float" office:value="35.7396875" calcext:value-type="float">
            <text:p>35.7396875</text:p>
          </table:table-cell>
        </table:table-row>
        <table:table-row table:style-name="ro1">
          <table:table-cell office:value-type="float" office:value="61101" calcext:value-type="float">
            <text:p>6110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03</text:p>
          </table:table-cell>
          <table:table-cell office:value-type="string" calcext:value-type="string">
            <text:p>A18</text:p>
          </table:table-cell>
          <table:table-cell office:value-type="float" office:value="37.194375" calcext:value-type="float">
            <text:p>37.194375</text:p>
          </table:table-cell>
          <table:table-cell office:value-type="float" office:value="36.852875" calcext:value-type="float">
            <text:p>36.852875</text:p>
          </table:table-cell>
        </table:table-row>
        <table:table-row table:style-name="ro1">
          <table:table-cell office:value-type="float" office:value="61102" calcext:value-type="float">
            <text:p>6110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17</text:p>
          </table:table-cell>
          <table:table-cell office:value-type="float" office:value="35.671625" calcext:value-type="float">
            <text:p>35.671625</text:p>
          </table:table-cell>
          <table:table-cell office:value-type="float" office:value="36.6798125" calcext:value-type="float">
            <text:p>36.6798125</text:p>
          </table:table-cell>
        </table:table-row>
        <table:table-row table:style-name="ro1">
          <table:table-cell office:value-type="float" office:value="61103" calcext:value-type="float">
            <text:p>6110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85</text:p>
          </table:table-cell>
          <table:table-cell office:value-type="string" calcext:value-type="string">
            <text:p>A16</text:p>
          </table:table-cell>
          <table:table-cell office:value-type="float" office:value="36.00825" calcext:value-type="float">
            <text:p>36.00825</text:p>
          </table:table-cell>
          <table:table-cell office:value-type="float" office:value="36.7604375" calcext:value-type="float">
            <text:p>36.7604375</text:p>
          </table:table-cell>
        </table:table-row>
        <table:table-row table:style-name="ro1">
          <table:table-cell office:value-type="float" office:value="61104" calcext:value-type="float">
            <text:p>6110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56</text:p>
          </table:table-cell>
          <table:table-cell office:value-type="string" calcext:value-type="string">
            <text:p>A15</text:p>
          </table:table-cell>
          <table:table-cell office:value-type="float" office:value="35.1140625" calcext:value-type="float">
            <text:p>35.1140625</text:p>
          </table:table-cell>
          <table:table-cell office:value-type="float" office:value="37.3385625" calcext:value-type="float">
            <text:p>37.3385625</text:p>
          </table:table-cell>
        </table:table-row>
        <table:table-row table:style-name="ro1">
          <table:table-cell office:value-type="float" office:value="61105" calcext:value-type="float">
            <text:p>6110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40</text:p>
          </table:table-cell>
          <table:table-cell office:value-type="string" calcext:value-type="string">
            <text:p>A14</text:p>
          </table:table-cell>
          <table:table-cell office:value-type="float" office:value="34.8874375" calcext:value-type="float">
            <text:p>34.8874375</text:p>
          </table:table-cell>
          <table:table-cell office:value-type="float" office:value="35.774" calcext:value-type="float">
            <text:p>35.774</text:p>
          </table:table-cell>
        </table:table-row>
        <table:table-row table:style-name="ro1">
          <table:table-cell office:value-type="float" office:value="61106" calcext:value-type="float">
            <text:p>6110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34</text:p>
          </table:table-cell>
          <table:table-cell office:value-type="string" calcext:value-type="string">
            <text:p>A13</text:p>
          </table:table-cell>
          <table:table-cell office:value-type="float" office:value="34.6165" calcext:value-type="float">
            <text:p>34.6165</text:p>
          </table:table-cell>
          <table:table-cell office:value-type="float" office:value="36.7925625" calcext:value-type="float">
            <text:p>36.7925625</text:p>
          </table:table-cell>
        </table:table-row>
        <table:table-row table:style-name="ro1">
          <table:table-cell office:value-type="float" office:value="61107" calcext:value-type="float">
            <text:p>6110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05</text:p>
          </table:table-cell>
          <table:table-cell office:value-type="string" calcext:value-type="string">
            <text:p>B18</text:p>
          </table:table-cell>
          <table:table-cell office:value-type="float" office:value="35.679375" calcext:value-type="float">
            <text:p>35.679375</text:p>
          </table:table-cell>
          <table:table-cell office:value-type="float" office:value="34.6150625" calcext:value-type="float">
            <text:p>34.6150625</text:p>
          </table:table-cell>
        </table:table-row>
        <table:table-row table:style-name="ro1">
          <table:table-cell office:value-type="float" office:value="61108" calcext:value-type="float">
            <text:p>6110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1</text:p>
          </table:table-cell>
          <table:table-cell office:value-type="string" calcext:value-type="string">
            <text:p>B17</text:p>
          </table:table-cell>
          <table:table-cell office:value-type="float" office:value="35.6079375" calcext:value-type="float">
            <text:p>35.6079375</text:p>
          </table:table-cell>
          <table:table-cell office:value-type="float" office:value="34.3554375" calcext:value-type="float">
            <text:p>34.3554375</text:p>
          </table:table-cell>
        </table:table-row>
        <table:table-row table:style-name="ro1">
          <table:table-cell office:value-type="float" office:value="61109" calcext:value-type="float">
            <text:p>6110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16</text:p>
          </table:table-cell>
          <table:table-cell office:value-type="float" office:value="37.6645625" calcext:value-type="float">
            <text:p>37.6645625</text:p>
          </table:table-cell>
          <table:table-cell office:value-type="float" office:value="36.1496875" calcext:value-type="float">
            <text:p>36.1496875</text:p>
          </table:table-cell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37</text:p>
          </table:table-cell>
          <table:table-cell office:value-type="string" calcext:value-type="string">
            <text:p>B15</text:p>
          </table:table-cell>
          <table:table-cell office:value-type="float" office:value="36.17775" calcext:value-type="float">
            <text:p>36.17775</text:p>
          </table:table-cell>
          <table:table-cell office:value-type="float" office:value="36.1064375" calcext:value-type="float">
            <text:p>36.1064375</text:p>
          </table:table-cell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54</text:p>
          </table:table-cell>
          <table:table-cell office:value-type="string" calcext:value-type="string">
            <text:p>B14</text:p>
          </table:table-cell>
          <table:table-cell office:value-type="float" office:value="35.3904375" calcext:value-type="float">
            <text:p>35.3904375</text:p>
          </table:table-cell>
          <table:table-cell office:value-type="float" office:value="36.942625" calcext:value-type="float">
            <text:p>36.942625</text:p>
          </table:table-cell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67</text:p>
          </table:table-cell>
          <table:table-cell office:value-type="string" calcext:value-type="string">
            <text:p>B13</text:p>
          </table:table-cell>
          <table:table-cell office:value-type="float" office:value="34.691375" calcext:value-type="float">
            <text:p>34.691375</text:p>
          </table:table-cell>
          <table:table-cell office:value-type="float" office:value="35.729875" calcext:value-type="float">
            <text:p>35.729875</text:p>
          </table:table-cell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65</text:p>
          </table:table-cell>
          <table:table-cell office:value-type="string" calcext:value-type="string">
            <text:p>C18</text:p>
          </table:table-cell>
          <table:table-cell office:value-type="float" office:value="36.43825" calcext:value-type="float">
            <text:p>36.43825</text:p>
          </table:table-cell>
          <table:table-cell office:value-type="float" office:value="36.37725" calcext:value-type="float">
            <text:p>36.37725</text:p>
          </table:table-cell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20</text:p>
          </table:table-cell>
          <table:table-cell office:value-type="string" calcext:value-type="string">
            <text:p>C17</text:p>
          </table:table-cell>
          <table:table-cell office:value-type="float" office:value="36.874625" calcext:value-type="float">
            <text:p>36.874625</text:p>
          </table:table-cell>
          <table:table-cell office:value-type="float" office:value="35.9604375" calcext:value-type="float">
            <text:p>35.9604375</text:p>
          </table:table-cell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8</text:p>
          </table:table-cell>
          <table:table-cell office:value-type="string" calcext:value-type="string">
            <text:p>C16</text:p>
          </table:table-cell>
          <table:table-cell office:value-type="float" office:value="37.9631875" calcext:value-type="float">
            <text:p>37.9631875</text:p>
          </table:table-cell>
          <table:table-cell office:value-type="float" office:value="37.427" calcext:value-type="float">
            <text:p>37.427</text:p>
          </table:table-cell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44</text:p>
          </table:table-cell>
          <table:table-cell office:value-type="string" calcext:value-type="string">
            <text:p>C15</text:p>
          </table:table-cell>
          <table:table-cell office:value-type="float" office:value="36.272" calcext:value-type="float">
            <text:p>36.272</text:p>
          </table:table-cell>
          <table:table-cell office:value-type="float" office:value="36.4219375" calcext:value-type="float">
            <text:p>36.4219375</text:p>
          </table:table-cell>
        </table:table-row>
        <table:table-row table:style-name="ro1">
          <table:table-cell office:value-type="float" office:value="61117" calcext:value-type="float">
            <text:p>6111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5</text:p>
          </table:table-cell>
          <table:table-cell office:value-type="string" calcext:value-type="string">
            <text:p>C14</text:p>
          </table:table-cell>
          <table:table-cell office:value-type="float" office:value="35.9255" calcext:value-type="float">
            <text:p>35.9255</text:p>
          </table:table-cell>
          <table:table-cell office:value-type="float" office:value="35.98275" calcext:value-type="float">
            <text:p>35.98275</text:p>
          </table:table-cell>
        </table:table-row>
        <table:table-row table:style-name="ro1">
          <table:table-cell office:value-type="float" office:value="61118" calcext:value-type="float">
            <text:p>611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3</text:p>
          </table:table-cell>
          <table:table-cell office:value-type="float" office:value="34.944625" calcext:value-type="float">
            <text:p>34.944625</text:p>
          </table:table-cell>
          <table:table-cell office:value-type="float" office:value="37.245125" calcext:value-type="float">
            <text:p>37.245125</text:p>
          </table:table-cell>
        </table:table-row>
        <table:table-row table:style-name="ro1">
          <table:table-cell office:value-type="float" office:value="61119" calcext:value-type="float">
            <text:p>611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3</text:p>
          </table:table-cell>
          <table:table-cell office:value-type="string" calcext:value-type="string">
            <text:p>D18</text:p>
          </table:table-cell>
          <table:table-cell office:value-type="float" office:value="42.95275" calcext:value-type="float">
            <text:p>42.95275</text:p>
          </table:table-cell>
          <table:table-cell office:value-type="float" office:value="44.3735625" calcext:value-type="float">
            <text:p>44.3735625</text:p>
          </table:table-cell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17</text:p>
          </table:table-cell>
          <table:table-cell office:value-type="float" office:value="36.595125" calcext:value-type="float">
            <text:p>36.595125</text:p>
          </table:table-cell>
          <table:table-cell office:value-type="float" office:value="36.267375" calcext:value-type="float">
            <text:p>36.267375</text:p>
          </table:table-cell>
        </table:table-row>
        <table:table-row table:style-name="ro1">
          <table:table-cell office:value-type="float" office:value="61121" calcext:value-type="float">
            <text:p>611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47</text:p>
          </table:table-cell>
          <table:table-cell office:value-type="string" calcext:value-type="string">
            <text:p>D16</text:p>
          </table:table-cell>
          <table:table-cell office:value-type="float" office:value="38.241375" calcext:value-type="float">
            <text:p>38.241375</text:p>
          </table:table-cell>
          <table:table-cell office:value-type="float" office:value="39.457375" calcext:value-type="float">
            <text:p>39.457375</text:p>
          </table:table-cell>
        </table:table-row>
        <table:table-row table:style-name="ro1">
          <table:table-cell office:value-type="float" office:value="61122" calcext:value-type="float">
            <text:p>611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88</text:p>
          </table:table-cell>
          <table:table-cell office:value-type="string" calcext:value-type="string">
            <text:p>D15</text:p>
          </table:table-cell>
          <table:table-cell office:value-type="float" office:value="37.3935" calcext:value-type="float">
            <text:p>37.3935</text:p>
          </table:table-cell>
          <table:table-cell office:value-type="float" office:value="37.572125" calcext:value-type="float">
            <text:p>37.572125</text:p>
          </table:table-cell>
        </table:table-row>
        <table:table-row table:style-name="ro1">
          <table:table-cell office:value-type="float" office:value="61123" calcext:value-type="float">
            <text:p>611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2</text:p>
          </table:table-cell>
          <table:table-cell office:value-type="string" calcext:value-type="string">
            <text:p>D14</text:p>
          </table:table-cell>
          <table:table-cell office:value-type="float" office:value="37.136125" calcext:value-type="float">
            <text:p>37.136125</text:p>
          </table:table-cell>
          <table:table-cell office:value-type="float" office:value="38.9319375" calcext:value-type="float">
            <text:p>38.9319375</text:p>
          </table:table-cell>
        </table:table-row>
        <table:table-row table:style-name="ro1">
          <table:table-cell office:value-type="float" office:value="61124" calcext:value-type="float">
            <text:p>611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24</text:p>
          </table:table-cell>
          <table:table-cell office:value-type="string" calcext:value-type="string">
            <text:p>D13</text:p>
          </table:table-cell>
          <table:table-cell office:value-type="float" office:value="35.2186875" calcext:value-type="float">
            <text:p>35.2186875</text:p>
          </table:table-cell>
          <table:table-cell office:value-type="float" office:value="38.5068125" calcext:value-type="float">
            <text:p>38.5068125</text:p>
          </table:table-cell>
        </table:table-row>
        <table:table-row table:style-name="ro1">
          <table:table-cell office:value-type="float" office:value="61125" calcext:value-type="float">
            <text:p>611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11</text:p>
          </table:table-cell>
          <table:table-cell office:value-type="string" calcext:value-type="string">
            <text:p>E18</text:p>
          </table:table-cell>
          <table:table-cell office:value-type="float" office:value="39.82775" calcext:value-type="float">
            <text:p>39.82775</text:p>
          </table:table-cell>
          <table:table-cell office:value-type="float" office:value="38.1995" calcext:value-type="float">
            <text:p>38.1995</text:p>
          </table:table-cell>
        </table:table-row>
        <table:table-row table:style-name="ro1">
          <table:table-cell office:value-type="float" office:value="61126" calcext:value-type="float">
            <text:p>611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6</text:p>
          </table:table-cell>
          <table:table-cell office:value-type="string" calcext:value-type="string">
            <text:p>E17</text:p>
          </table:table-cell>
          <table:table-cell office:value-type="float" office:value="41.46275" calcext:value-type="float">
            <text:p>41.46275</text:p>
          </table:table-cell>
          <table:table-cell office:value-type="float" office:value="41.0925" calcext:value-type="float">
            <text:p>41.0925</text:p>
          </table:table-cell>
        </table:table-row>
        <table:table-row table:style-name="ro1">
          <table:table-cell office:value-type="float" office:value="61127" calcext:value-type="float">
            <text:p>611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46</text:p>
          </table:table-cell>
          <table:table-cell office:value-type="string" calcext:value-type="string">
            <text:p>E16</text:p>
          </table:table-cell>
          <table:table-cell office:value-type="float" office:value="40.46675" calcext:value-type="float">
            <text:p>40.46675</text:p>
          </table:table-cell>
          <table:table-cell office:value-type="float" office:value="38.565375" calcext:value-type="float">
            <text:p>38.565375</text:p>
          </table:table-cell>
        </table:table-row>
        <table:table-row table:style-name="ro1">
          <table:table-cell office:value-type="float" office:value="61128" calcext:value-type="float">
            <text:p>611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17</text:p>
          </table:table-cell>
          <table:table-cell office:value-type="string" calcext:value-type="string">
            <text:p>E15</text:p>
          </table:table-cell>
          <table:table-cell office:value-type="float" office:value="38.66" calcext:value-type="float">
            <text:p>38.66</text:p>
          </table:table-cell>
          <table:table-cell office:value-type="float" office:value="41.797875" calcext:value-type="float">
            <text:p>41.797875</text:p>
          </table:table-cell>
        </table:table-row>
        <table:table-row table:style-name="ro1">
          <table:table-cell office:value-type="float" office:value="61129" calcext:value-type="float">
            <text:p>6112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6</text:p>
          </table:table-cell>
          <table:table-cell office:value-type="string" calcext:value-type="string">
            <text:p>E14</text:p>
          </table:table-cell>
          <table:table-cell office:value-type="float" office:value="36.5823125" calcext:value-type="float">
            <text:p>36.5823125</text:p>
          </table:table-cell>
          <table:table-cell office:value-type="float" office:value="39.437" calcext:value-type="float">
            <text:p>39.437</text:p>
          </table:table-cell>
        </table:table-row>
        <table:table-row table:style-name="ro1">
          <table:table-cell office:value-type="float" office:value="61130" calcext:value-type="float">
            <text:p>611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0</text:p>
          </table:table-cell>
          <table:table-cell office:value-type="string" calcext:value-type="string">
            <text:p>E13</text:p>
          </table:table-cell>
          <table:table-cell office:value-type="float" office:value="35.5721875" calcext:value-type="float">
            <text:p>35.5721875</text:p>
          </table:table-cell>
          <table:table-cell office:value-type="float" office:value="38.6093125" calcext:value-type="float">
            <text:p>38.6093125</text:p>
          </table:table-cell>
        </table:table-row>
        <table:table-row table:style-name="ro1">
          <table:table-cell office:value-type="float" office:value="61131" calcext:value-type="float">
            <text:p>611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58</text:p>
          </table:table-cell>
          <table:table-cell office:value-type="string" calcext:value-type="string">
            <text:p>F18</text:p>
          </table:table-cell>
          <table:table-cell office:value-type="float" office:value="37.3035" calcext:value-type="float">
            <text:p>37.3035</text:p>
          </table:table-cell>
          <table:table-cell office:value-type="float" office:value="36.3736875" calcext:value-type="float">
            <text:p>36.3736875</text:p>
          </table:table-cell>
        </table:table-row>
        <table:table-row table:style-name="ro1">
          <table:table-cell office:value-type="float" office:value="61132" calcext:value-type="float">
            <text:p>6113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98</text:p>
          </table:table-cell>
          <table:table-cell office:value-type="string" calcext:value-type="string">
            <text:p>F17</text:p>
          </table:table-cell>
          <table:table-cell office:value-type="float" office:value="39.8090625" calcext:value-type="float">
            <text:p>39.8090625</text:p>
          </table:table-cell>
          <table:table-cell office:value-type="float" office:value="39.0904375" calcext:value-type="float">
            <text:p>39.0904375</text:p>
          </table:table-cell>
        </table:table-row>
        <table:table-row table:style-name="ro1">
          <table:table-cell office:value-type="float" office:value="61133" calcext:value-type="float">
            <text:p>6113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61</text:p>
          </table:table-cell>
          <table:table-cell office:value-type="string" calcext:value-type="string">
            <text:p>F16</text:p>
          </table:table-cell>
          <table:table-cell office:value-type="float" office:value="39.3681875" calcext:value-type="float">
            <text:p>39.3681875</text:p>
          </table:table-cell>
          <table:table-cell office:value-type="float" office:value="39.129" calcext:value-type="float">
            <text:p>39.129</text:p>
          </table:table-cell>
        </table:table-row>
        <table:table-row table:style-name="ro1">
          <table:table-cell office:value-type="float" office:value="61134" calcext:value-type="float">
            <text:p>611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15</text:p>
          </table:table-cell>
          <table:table-cell office:value-type="float" office:value="38.09325" calcext:value-type="float">
            <text:p>38.09325</text:p>
          </table:table-cell>
          <table:table-cell office:value-type="float" office:value="39.1659375" calcext:value-type="float">
            <text:p>39.1659375</text:p>
          </table:table-cell>
        </table:table-row>
        <table:table-row table:style-name="ro1">
          <table:table-cell office:value-type="float" office:value="61135" calcext:value-type="float">
            <text:p>611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87</text:p>
          </table:table-cell>
          <table:table-cell office:value-type="string" calcext:value-type="string">
            <text:p>F14</text:p>
          </table:table-cell>
          <table:table-cell office:value-type="float" office:value="36.8635" calcext:value-type="float">
            <text:p>36.8635</text:p>
          </table:table-cell>
          <table:table-cell office:value-type="float" office:value="38.2266875" calcext:value-type="float">
            <text:p>38.2266875</text:p>
          </table:table-cell>
        </table:table-row>
        <table:table-row table:style-name="ro1">
          <table:table-cell office:value-type="float" office:value="61136" calcext:value-type="float">
            <text:p>611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56</text:p>
          </table:table-cell>
          <table:table-cell office:value-type="string" calcext:value-type="string">
            <text:p>F13</text:p>
          </table:table-cell>
          <table:table-cell office:value-type="float" office:value="35.1768125" calcext:value-type="float">
            <text:p>35.1768125</text:p>
          </table:table-cell>
          <table:table-cell office:value-type="float" office:value="36.9799375" calcext:value-type="float">
            <text:p>36.9799375</text:p>
          </table:table-cell>
        </table:table-row>
        <table:table-row table:style-name="ro1">
          <table:table-cell office:value-type="float" office:value="61137" calcext:value-type="float">
            <text:p>6113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84</text:p>
          </table:table-cell>
          <table:table-cell office:value-type="string" calcext:value-type="string">
            <text:p>G18</text:p>
          </table:table-cell>
          <table:table-cell office:value-type="float" office:value="38.2880625" calcext:value-type="float">
            <text:p>38.2880625</text:p>
          </table:table-cell>
          <table:table-cell office:value-type="float" office:value="37.577375" calcext:value-type="float">
            <text:p>37.577375</text:p>
          </table:table-cell>
        </table:table-row>
        <table:table-row table:style-name="ro1">
          <table:table-cell office:value-type="float" office:value="61138" calcext:value-type="float">
            <text:p>611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9</text:p>
          </table:table-cell>
          <table:table-cell office:value-type="string" calcext:value-type="string">
            <text:p>G17</text:p>
          </table:table-cell>
          <table:table-cell office:value-type="float" office:value="43.286" calcext:value-type="float">
            <text:p>43.286</text:p>
          </table:table-cell>
          <table:table-cell office:value-type="float" office:value="42.8701875" calcext:value-type="float">
            <text:p>42.8701875</text:p>
          </table:table-cell>
        </table:table-row>
        <table:table-row table:style-name="ro1">
          <table:table-cell office:value-type="float" office:value="61139" calcext:value-type="float">
            <text:p>6113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7</text:p>
          </table:table-cell>
          <table:table-cell office:value-type="string" calcext:value-type="string">
            <text:p>G16</text:p>
          </table:table-cell>
          <table:table-cell office:value-type="float" office:value="37.0638125" calcext:value-type="float">
            <text:p>37.0638125</text:p>
          </table:table-cell>
          <table:table-cell office:value-type="float" office:value="37.327625" calcext:value-type="float">
            <text:p>37.327625</text:p>
          </table:table-cell>
        </table:table-row>
        <table:table-row table:style-name="ro1">
          <table:table-cell office:value-type="float" office:value="61140" calcext:value-type="float">
            <text:p>611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48</text:p>
          </table:table-cell>
          <table:table-cell office:value-type="string" calcext:value-type="string">
            <text:p>G15</text:p>
          </table:table-cell>
          <table:table-cell office:value-type="float" office:value="40.1061875" calcext:value-type="float">
            <text:p>40.1061875</text:p>
          </table:table-cell>
          <table:table-cell office:value-type="float" office:value="41.506625" calcext:value-type="float">
            <text:p>41.506625</text:p>
          </table:table-cell>
        </table:table-row>
        <table:table-row table:style-name="ro1">
          <table:table-cell office:value-type="float" office:value="61141" calcext:value-type="float">
            <text:p>611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97</text:p>
          </table:table-cell>
          <table:table-cell office:value-type="string" calcext:value-type="string">
            <text:p>G14</text:p>
          </table:table-cell>
          <table:table-cell office:value-type="float" office:value="36.1098125" calcext:value-type="float">
            <text:p>36.1098125</text:p>
          </table:table-cell>
          <table:table-cell office:value-type="float" office:value="35.8336875" calcext:value-type="float">
            <text:p>35.8336875</text:p>
          </table:table-cell>
        </table:table-row>
        <table:table-row table:style-name="ro1">
          <table:table-cell office:value-type="float" office:value="61142" calcext:value-type="float">
            <text:p>611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5</text:p>
          </table:table-cell>
          <table:table-cell office:value-type="string" calcext:value-type="string">
            <text:p>G13</text:p>
          </table:table-cell>
          <table:table-cell office:value-type="float" office:value="34.764625" calcext:value-type="float">
            <text:p>34.764625</text:p>
          </table:table-cell>
          <table:table-cell office:value-type="float" office:value="35.548" calcext:value-type="float">
            <text:p>35.548</text:p>
          </table:table-cell>
        </table:table-row>
        <table:table-row table:style-name="ro1">
          <table:table-cell office:value-type="float" office:value="61143" calcext:value-type="float">
            <text:p>611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9</text:p>
          </table:table-cell>
          <table:table-cell office:value-type="string" calcext:value-type="string">
            <text:p>H18</text:p>
          </table:table-cell>
          <table:table-cell office:value-type="float" office:value="42.933375" calcext:value-type="float">
            <text:p>42.933375</text:p>
          </table:table-cell>
          <table:table-cell office:value-type="float" office:value="39.2864375" calcext:value-type="float">
            <text:p>39.2864375</text:p>
          </table:table-cell>
        </table:table-row>
        <table:table-row table:style-name="ro1">
          <table:table-cell office:value-type="float" office:value="61144" calcext:value-type="float">
            <text:p>611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0</text:p>
          </table:table-cell>
          <table:table-cell office:value-type="string" calcext:value-type="string">
            <text:p>H17</text:p>
          </table:table-cell>
          <table:table-cell office:value-type="float" office:value="37.1709375" calcext:value-type="float">
            <text:p>37.1709375</text:p>
          </table:table-cell>
          <table:table-cell office:value-type="float" office:value="36.856375" calcext:value-type="float">
            <text:p>36.856375</text:p>
          </table:table-cell>
        </table:table-row>
        <table:table-row table:style-name="ro1">
          <table:table-cell office:value-type="float" office:value="61145" calcext:value-type="float">
            <text:p>6114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16</text:p>
          </table:table-cell>
          <table:table-cell office:value-type="float" office:value="36.9569375" calcext:value-type="float">
            <text:p>36.9569375</text:p>
          </table:table-cell>
          <table:table-cell office:value-type="float" office:value="36.9606875" calcext:value-type="float">
            <text:p>36.9606875</text:p>
          </table:table-cell>
        </table:table-row>
        <table:table-row table:style-name="ro1">
          <table:table-cell office:value-type="float" office:value="61146" calcext:value-type="float">
            <text:p>6114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93</text:p>
          </table:table-cell>
          <table:table-cell office:value-type="string" calcext:value-type="string">
            <text:p>H15</text:p>
          </table:table-cell>
          <table:table-cell office:value-type="float" office:value="37.8925" calcext:value-type="float">
            <text:p>37.8925</text:p>
          </table:table-cell>
          <table:table-cell office:value-type="float" office:value="38.009625" calcext:value-type="float">
            <text:p>38.009625</text:p>
          </table:table-cell>
        </table:table-row>
        <table:table-row table:style-name="ro1">
          <table:table-cell office:value-type="float" office:value="61147" calcext:value-type="float">
            <text:p>611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48</text:p>
          </table:table-cell>
          <table:table-cell office:value-type="string" calcext:value-type="string">
            <text:p>H14</text:p>
          </table:table-cell>
          <table:table-cell office:value-type="float" office:value="35.934375" calcext:value-type="float">
            <text:p>35.934375</text:p>
          </table:table-cell>
          <table:table-cell office:value-type="float" office:value="36.58325" calcext:value-type="float">
            <text:p>36.58325</text:p>
          </table:table-cell>
        </table:table-row>
        <table:table-row table:style-name="ro1">
          <table:table-cell office:value-type="float" office:value="61148" calcext:value-type="float">
            <text:p>6114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47</text:p>
          </table:table-cell>
          <table:table-cell office:value-type="string" calcext:value-type="string">
            <text:p>H13</text:p>
          </table:table-cell>
          <table:table-cell office:value-type="float" office:value="35.268125" calcext:value-type="float">
            <text:p>35.268125</text:p>
          </table:table-cell>
          <table:table-cell office:value-type="float" office:value="35.9973125" calcext:value-type="float">
            <text:p>35.9973125</text:p>
          </table:table-cell>
        </table:table-row>
        <table:table-row table:style-name="ro1">
          <table:table-cell office:value-type="float" office:value="61149" calcext:value-type="float">
            <text:p>6114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18</text:p>
          </table:table-cell>
          <table:table-cell office:value-type="float" office:value="35.4566875" calcext:value-type="float">
            <text:p>35.4566875</text:p>
          </table:table-cell>
          <table:table-cell office:value-type="float" office:value="35.6375625" calcext:value-type="float">
            <text:p>35.6375625</text:p>
          </table:table-cell>
        </table:table-row>
        <table:table-row table:style-name="ro1">
          <table:table-cell office:value-type="float" office:value="61150" calcext:value-type="float">
            <text:p>6115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35</text:p>
          </table:table-cell>
          <table:table-cell office:value-type="string" calcext:value-type="string">
            <text:p>I17</text:p>
          </table:table-cell>
          <table:table-cell office:value-type="float" office:value="36.187" calcext:value-type="float">
            <text:p>36.187</text:p>
          </table:table-cell>
          <table:table-cell office:value-type="float" office:value="35.826375" calcext:value-type="float">
            <text:p>35.826375</text:p>
          </table:table-cell>
        </table:table-row>
        <table:table-row table:style-name="ro1">
          <table:table-cell office:value-type="float" office:value="61151" calcext:value-type="float">
            <text:p>6115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31</text:p>
          </table:table-cell>
          <table:table-cell office:value-type="string" calcext:value-type="string">
            <text:p>I16</text:p>
          </table:table-cell>
          <table:table-cell office:value-type="float" office:value="36.0143125" calcext:value-type="float">
            <text:p>36.0143125</text:p>
          </table:table-cell>
          <table:table-cell office:value-type="float" office:value="35.4310625" calcext:value-type="float">
            <text:p>35.4310625</text:p>
          </table:table-cell>
        </table:table-row>
        <table:table-row table:style-name="ro1">
          <table:table-cell office:value-type="float" office:value="61152" calcext:value-type="float">
            <text:p>6115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57</text:p>
          </table:table-cell>
          <table:table-cell office:value-type="string" calcext:value-type="string">
            <text:p>I15</text:p>
          </table:table-cell>
          <table:table-cell office:value-type="float" office:value="36.286625" calcext:value-type="float">
            <text:p>36.286625</text:p>
          </table:table-cell>
          <table:table-cell office:value-type="float" office:value="36.14075" calcext:value-type="float">
            <text:p>36.14075</text:p>
          </table:table-cell>
        </table:table-row>
        <table:table-row table:style-name="ro1">
          <table:table-cell office:value-type="float" office:value="61153" calcext:value-type="float">
            <text:p>611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46</text:p>
          </table:table-cell>
          <table:table-cell office:value-type="string" calcext:value-type="string">
            <text:p>I14</text:p>
          </table:table-cell>
          <table:table-cell office:value-type="float" office:value="35.7100625" calcext:value-type="float">
            <text:p>35.7100625</text:p>
          </table:table-cell>
          <table:table-cell office:value-type="float" office:value="37.0983125" calcext:value-type="float">
            <text:p>37.0983125</text:p>
          </table:table-cell>
        </table:table-row>
        <table:table-row table:style-name="ro1">
          <table:table-cell office:value-type="float" office:value="61154" calcext:value-type="float">
            <text:p>6115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90</text:p>
          </table:table-cell>
          <table:table-cell office:value-type="string" calcext:value-type="string">
            <text:p>I13</text:p>
          </table:table-cell>
          <table:table-cell office:value-type="float" office:value="34.7365" calcext:value-type="float">
            <text:p>34.7365</text:p>
          </table:table-cell>
          <table:table-cell office:value-type="float" office:value="35.3984375" calcext:value-type="float">
            <text:p>35.3984375</text:p>
          </table:table-cell>
        </table:table-row>
        <table:table-row table:style-name="ro1">
          <table:table-cell office:value-type="float" office:value="61155" calcext:value-type="float">
            <text:p>611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J18</text:p>
          </table:table-cell>
          <table:table-cell office:value-type="float" office:value="47.516125" calcext:value-type="float">
            <text:p>47.516125</text:p>
          </table:table-cell>
          <table:table-cell office:value-type="float" office:value="52.2990625" calcext:value-type="float">
            <text:p>52.2990625</text:p>
          </table:table-cell>
        </table:table-row>
        <table:table-row table:style-name="ro1">
          <table:table-cell office:value-type="float" office:value="61156" calcext:value-type="float">
            <text:p>6115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1</text:p>
          </table:table-cell>
          <table:table-cell office:value-type="string" calcext:value-type="string">
            <text:p>J17</text:p>
          </table:table-cell>
          <table:table-cell office:value-type="float" office:value="35.69625" calcext:value-type="float">
            <text:p>35.69625</text:p>
          </table:table-cell>
          <table:table-cell office:value-type="float" office:value="36.212" calcext:value-type="float">
            <text:p>36.212</text:p>
          </table:table-cell>
        </table:table-row>
        <table:table-row table:style-name="ro1">
          <table:table-cell office:value-type="float" office:value="61157" calcext:value-type="float">
            <text:p>6115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47</text:p>
          </table:table-cell>
          <table:table-cell office:value-type="string" calcext:value-type="string">
            <text:p>J16</text:p>
          </table:table-cell>
          <table:table-cell office:value-type="float" office:value="35.6064375" calcext:value-type="float">
            <text:p>35.6064375</text:p>
          </table:table-cell>
          <table:table-cell office:value-type="float" office:value="35.3271875" calcext:value-type="float">
            <text:p>35.3271875</text:p>
          </table:table-cell>
        </table:table-row>
        <table:table-row table:style-name="ro1">
          <table:table-cell office:value-type="float" office:value="61158" calcext:value-type="float">
            <text:p>6115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75</text:p>
          </table:table-cell>
          <table:table-cell office:value-type="string" calcext:value-type="string">
            <text:p>J15</text:p>
          </table:table-cell>
          <table:table-cell office:value-type="float" office:value="35.6285625" calcext:value-type="float">
            <text:p>35.6285625</text:p>
          </table:table-cell>
          <table:table-cell office:value-type="float" office:value="34.6384375" calcext:value-type="float">
            <text:p>34.6384375</text:p>
          </table:table-cell>
        </table:table-row>
        <table:table-row table:style-name="ro1">
          <table:table-cell office:value-type="float" office:value="61159" calcext:value-type="float">
            <text:p>6115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14</text:p>
          </table:table-cell>
          <table:table-cell office:value-type="float" office:value="35.5476875" calcext:value-type="float">
            <text:p>35.5476875</text:p>
          </table:table-cell>
          <table:table-cell office:value-type="float" office:value="34.847125" calcext:value-type="float">
            <text:p>34.847125</text:p>
          </table:table-cell>
        </table:table-row>
        <table:table-row table:style-name="ro1">
          <table:table-cell office:value-type="float" office:value="61160" calcext:value-type="float">
            <text:p>6116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95</text:p>
          </table:table-cell>
          <table:table-cell office:value-type="string" calcext:value-type="string">
            <text:p>J13</text:p>
          </table:table-cell>
          <table:table-cell office:value-type="float" office:value="36.3310625" calcext:value-type="float">
            <text:p>36.3310625</text:p>
          </table:table-cell>
          <table:table-cell office:value-type="float" office:value="35.38725" calcext:value-type="float">
            <text:p>35.38725</text:p>
          </table:table-cell>
        </table:table-row>
        <table:table-row table:style-name="ro1">
          <table:table-cell office:value-type="float" office:value="61201" calcext:value-type="float">
            <text:p>6120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37</text:p>
          </table:table-cell>
          <table:table-cell office:value-type="string" calcext:value-type="string">
            <text:p>A19</text:p>
          </table:table-cell>
          <table:table-cell office:value-type="float" office:value="34.839625" calcext:value-type="float">
            <text:p>34.839625</text:p>
          </table:table-cell>
          <table:table-cell office:value-type="float" office:value="33.8781875" calcext:value-type="float">
            <text:p>33.8781875</text:p>
          </table:table-cell>
        </table:table-row>
        <table:table-row table:style-name="ro1">
          <table:table-cell office:value-type="float" office:value="61202" calcext:value-type="float">
            <text:p>6120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20</text:p>
          </table:table-cell>
          <table:table-cell office:value-type="float" office:value="35.2626875" calcext:value-type="float">
            <text:p>35.2626875</text:p>
          </table:table-cell>
          <table:table-cell office:value-type="float" office:value="33.8978125" calcext:value-type="float">
            <text:p>33.8978125</text:p>
          </table:table-cell>
        </table:table-row>
        <table:table-row table:style-name="ro1">
          <table:table-cell office:value-type="float" office:value="61203" calcext:value-type="float">
            <text:p>6120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64</text:p>
          </table:table-cell>
          <table:table-cell office:value-type="string" calcext:value-type="string">
            <text:p>A21</text:p>
          </table:table-cell>
          <table:table-cell office:value-type="float" office:value="35.89725" calcext:value-type="float">
            <text:p>35.89725</text:p>
          </table:table-cell>
          <table:table-cell office:value-type="float" office:value="35.27075" calcext:value-type="float">
            <text:p>35.27075</text:p>
          </table:table-cell>
        </table:table-row>
        <table:table-row table:style-name="ro1">
          <table:table-cell office:value-type="float" office:value="61204" calcext:value-type="float">
            <text:p>6120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13</text:p>
          </table:table-cell>
          <table:table-cell office:value-type="string" calcext:value-type="string">
            <text:p>A22</text:p>
          </table:table-cell>
          <table:table-cell office:value-type="float" office:value="35.693" calcext:value-type="float">
            <text:p>35.693</text:p>
          </table:table-cell>
          <table:table-cell office:value-type="float" office:value="35.2984375" calcext:value-type="float">
            <text:p>35.2984375</text:p>
          </table:table-cell>
        </table:table-row>
        <table:table-row table:style-name="ro1">
          <table:table-cell office:value-type="float" office:value="61205" calcext:value-type="float">
            <text:p>612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50</text:p>
          </table:table-cell>
          <table:table-cell office:value-type="string" calcext:value-type="string">
            <text:p>A23</text:p>
          </table:table-cell>
          <table:table-cell office:value-type="float" office:value="36.6460625" calcext:value-type="float">
            <text:p>36.6460625</text:p>
          </table:table-cell>
          <table:table-cell office:value-type="float" office:value="35.8495" calcext:value-type="float">
            <text:p>35.8495</text:p>
          </table:table-cell>
        </table:table-row>
        <table:table-row table:style-name="ro1">
          <table:table-cell office:value-type="float" office:value="61206" calcext:value-type="float">
            <text:p>6120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29</text:p>
          </table:table-cell>
          <table:table-cell office:value-type="string" calcext:value-type="string">
            <text:p>A24</text:p>
          </table:table-cell>
          <table:table-cell office:value-type="float" office:value="37.6221875" calcext:value-type="float">
            <text:p>37.6221875</text:p>
          </table:table-cell>
          <table:table-cell office:value-type="float" office:value="36.5384375" calcext:value-type="float">
            <text:p>36.5384375</text:p>
          </table:table-cell>
        </table:table-row>
        <table:table-row table:style-name="ro1">
          <table:table-cell office:value-type="float" office:value="61207" calcext:value-type="float">
            <text:p>6120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31</text:p>
          </table:table-cell>
          <table:table-cell office:value-type="string" calcext:value-type="string">
            <text:p>B19</text:p>
          </table:table-cell>
          <table:table-cell office:value-type="float" office:value="36.2884375" calcext:value-type="float">
            <text:p>36.2884375</text:p>
          </table:table-cell>
          <table:table-cell office:value-type="float" office:value="34.701125" calcext:value-type="float">
            <text:p>34.701125</text:p>
          </table:table-cell>
        </table:table-row>
        <table:table-row table:style-name="ro1">
          <table:table-cell office:value-type="float" office:value="61208" calcext:value-type="float">
            <text:p>6120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62</text:p>
          </table:table-cell>
          <table:table-cell office:value-type="string" calcext:value-type="string">
            <text:p>B20</text:p>
          </table:table-cell>
          <table:table-cell office:value-type="float" office:value="36.675375" calcext:value-type="float">
            <text:p>36.675375</text:p>
          </table:table-cell>
          <table:table-cell office:value-type="float" office:value="36.1749375" calcext:value-type="float">
            <text:p>36.1749375</text:p>
          </table:table-cell>
        </table:table-row>
        <table:table-row table:style-name="ro1">
          <table:table-cell office:value-type="float" office:value="61209" calcext:value-type="float">
            <text:p>6120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21</text:p>
          </table:table-cell>
          <table:table-cell office:value-type="float" office:value="36.242375" calcext:value-type="float">
            <text:p>36.242375</text:p>
          </table:table-cell>
          <table:table-cell office:value-type="float" office:value="34.9406875" calcext:value-type="float">
            <text:p>34.9406875</text:p>
          </table:table-cell>
        </table:table-row>
        <table:table-row table:style-name="ro1">
          <table:table-cell office:value-type="float" office:value="61210" calcext:value-type="float">
            <text:p>612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36</text:p>
          </table:table-cell>
          <table:table-cell office:value-type="string" calcext:value-type="string">
            <text:p>B22</text:p>
          </table:table-cell>
          <table:table-cell office:value-type="float" office:value="36.5641875" calcext:value-type="float">
            <text:p>36.5641875</text:p>
          </table:table-cell>
          <table:table-cell office:value-type="float" office:value="35.28325" calcext:value-type="float">
            <text:p>35.28325</text:p>
          </table:table-cell>
        </table:table-row>
        <table:table-row table:style-name="ro1">
          <table:table-cell office:value-type="float" office:value="61211" calcext:value-type="float">
            <text:p>612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09</text:p>
          </table:table-cell>
          <table:table-cell office:value-type="string" calcext:value-type="string">
            <text:p>B23</text:p>
          </table:table-cell>
          <table:table-cell office:value-type="float" office:value="36.7536875" calcext:value-type="float">
            <text:p>36.7536875</text:p>
          </table:table-cell>
          <table:table-cell office:value-type="float" office:value="34.7608125" calcext:value-type="float">
            <text:p>34.7608125</text:p>
          </table:table-cell>
        </table:table-row>
        <table:table-row table:style-name="ro1">
          <table:table-cell office:value-type="float" office:value="61212" calcext:value-type="float">
            <text:p>612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40</text:p>
          </table:table-cell>
          <table:table-cell office:value-type="string" calcext:value-type="string">
            <text:p>B24</text:p>
          </table:table-cell>
          <table:table-cell office:value-type="float" office:value="36.5983125" calcext:value-type="float">
            <text:p>36.5983125</text:p>
          </table:table-cell>
          <table:table-cell office:value-type="float" office:value="35.048125" calcext:value-type="float">
            <text:p>35.048125</text:p>
          </table:table-cell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74</text:p>
          </table:table-cell>
          <table:table-cell office:value-type="string" calcext:value-type="string">
            <text:p>C19</text:p>
          </table:table-cell>
          <table:table-cell office:value-type="float" office:value="34.7498125" calcext:value-type="float">
            <text:p>34.7498125</text:p>
          </table:table-cell>
          <table:table-cell office:value-type="float" office:value="35.4759375" calcext:value-type="float">
            <text:p>35.4759375</text:p>
          </table:table-cell>
        </table:table-row>
        <table:table-row table:style-name="ro1">
          <table:table-cell office:value-type="float" office:value="61214" calcext:value-type="float">
            <text:p>612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6</text:p>
          </table:table-cell>
          <table:table-cell office:value-type="string" calcext:value-type="string">
            <text:p>C20</text:p>
          </table:table-cell>
          <table:table-cell office:value-type="float" office:value="36.8005625" calcext:value-type="float">
            <text:p>36.8005625</text:p>
          </table:table-cell>
          <table:table-cell office:value-type="float" office:value="36.9208125" calcext:value-type="float">
            <text:p>36.9208125</text:p>
          </table:table-cell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19</text:p>
          </table:table-cell>
          <table:table-cell office:value-type="string" calcext:value-type="string">
            <text:p>C21</text:p>
          </table:table-cell>
          <table:table-cell office:value-type="float" office:value="35.892" calcext:value-type="float">
            <text:p>35.892</text:p>
          </table:table-cell>
          <table:table-cell office:value-type="float" office:value="36.7476875" calcext:value-type="float">
            <text:p>36.7476875</text:p>
          </table:table-cell>
        </table:table-row>
        <table:table-row table:style-name="ro1">
          <table:table-cell office:value-type="float" office:value="61216" calcext:value-type="float">
            <text:p>612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80</text:p>
          </table:table-cell>
          <table:table-cell office:value-type="string" calcext:value-type="string">
            <text:p>C22</text:p>
          </table:table-cell>
          <table:table-cell office:value-type="float" office:value="36.0481875" calcext:value-type="float">
            <text:p>36.0481875</text:p>
          </table:table-cell>
          <table:table-cell office:value-type="float" office:value="35.99775" calcext:value-type="float">
            <text:p>35.99775</text:p>
          </table:table-cell>
        </table:table-row>
        <table:table-row table:style-name="ro1">
          <table:table-cell office:value-type="float" office:value="61217" calcext:value-type="float">
            <text:p>612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31</text:p>
          </table:table-cell>
          <table:table-cell office:value-type="string" calcext:value-type="string">
            <text:p>C23</text:p>
          </table:table-cell>
          <table:table-cell office:value-type="float" office:value="36.1310625" calcext:value-type="float">
            <text:p>36.1310625</text:p>
          </table:table-cell>
          <table:table-cell office:value-type="float" office:value="34.573625" calcext:value-type="float">
            <text:p>34.573625</text:p>
          </table:table-cell>
        </table:table-row>
        <table:table-row table:style-name="ro1">
          <table:table-cell office:value-type="float" office:value="61218" calcext:value-type="float">
            <text:p>612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24</text:p>
          </table:table-cell>
          <table:table-cell office:value-type="float" office:value="35.85225" calcext:value-type="float">
            <text:p>35.85225</text:p>
          </table:table-cell>
          <table:table-cell office:value-type="float" office:value="32.9245625" calcext:value-type="float">
            <text:p>32.9245625</text:p>
          </table:table-cell>
        </table:table-row>
        <table:table-row table:style-name="ro1">
          <table:table-cell office:value-type="float" office:value="61219" calcext:value-type="float">
            <text:p>612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41</text:p>
          </table:table-cell>
          <table:table-cell office:value-type="string" calcext:value-type="string">
            <text:p>D19</text:p>
          </table:table-cell>
          <table:table-cell office:value-type="float" office:value="35.00225" calcext:value-type="float">
            <text:p>35.00225</text:p>
          </table:table-cell>
          <table:table-cell office:value-type="float" office:value="33.347" calcext:value-type="float">
            <text:p>33.347</text:p>
          </table:table-cell>
        </table:table-row>
        <table:table-row table:style-name="ro1">
          <table:table-cell office:value-type="float" office:value="61220" calcext:value-type="float">
            <text:p>612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20</text:p>
          </table:table-cell>
          <table:table-cell office:value-type="float" office:value="35.0908125" calcext:value-type="float">
            <text:p>35.0908125</text:p>
          </table:table-cell>
          <table:table-cell office:value-type="float" office:value="33.8079375" calcext:value-type="float">
            <text:p>33.8079375</text:p>
          </table:table-cell>
        </table:table-row>
        <table:table-row table:style-name="ro1">
          <table:table-cell office:value-type="float" office:value="61221" calcext:value-type="float">
            <text:p>612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60</text:p>
          </table:table-cell>
          <table:table-cell office:value-type="string" calcext:value-type="string">
            <text:p>D21</text:p>
          </table:table-cell>
          <table:table-cell office:value-type="float" office:value="35.411" calcext:value-type="float">
            <text:p>35.411</text:p>
          </table:table-cell>
          <table:table-cell office:value-type="float" office:value="34.6225" calcext:value-type="float">
            <text:p>34.6225</text:p>
          </table:table-cell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7</text:p>
          </table:table-cell>
          <table:table-cell office:value-type="string" calcext:value-type="string">
            <text:p>D22</text:p>
          </table:table-cell>
          <table:table-cell office:value-type="float" office:value="35.8790625" calcext:value-type="float">
            <text:p>35.8790625</text:p>
          </table:table-cell>
          <table:table-cell office:value-type="float" office:value="34.220375" calcext:value-type="float">
            <text:p>34.220375</text:p>
          </table:table-cell>
        </table:table-row>
        <table:table-row table:style-name="ro1">
          <table:table-cell office:value-type="float" office:value="61223" calcext:value-type="float">
            <text:p>612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71</text:p>
          </table:table-cell>
          <table:table-cell office:value-type="string" calcext:value-type="string">
            <text:p>D23</text:p>
          </table:table-cell>
          <table:table-cell office:value-type="float" office:value="36.718875" calcext:value-type="float">
            <text:p>36.718875</text:p>
          </table:table-cell>
          <table:table-cell office:value-type="float" office:value="35.2083125" calcext:value-type="float">
            <text:p>35.2083125</text:p>
          </table:table-cell>
        </table:table-row>
        <table:table-row table:style-name="ro1">
          <table:table-cell office:value-type="float" office:value="61224" calcext:value-type="float">
            <text:p>612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75</text:p>
          </table:table-cell>
          <table:table-cell office:value-type="string" calcext:value-type="string">
            <text:p>D24</text:p>
          </table:table-cell>
          <table:table-cell office:value-type="float" office:value="49.453625" calcext:value-type="float">
            <text:p>49.453625</text:p>
          </table:table-cell>
          <table:table-cell office:value-type="float" office:value="37.019375" calcext:value-type="float">
            <text:p>37.019375</text:p>
          </table:table-cell>
        </table:table-row>
        <table:table-row table:style-name="ro1">
          <table:table-cell office:value-type="float" office:value="61225" calcext:value-type="float">
            <text:p>612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81</text:p>
          </table:table-cell>
          <table:table-cell office:value-type="string" calcext:value-type="string">
            <text:p>E19</text:p>
          </table:table-cell>
          <table:table-cell office:value-type="float" office:value="35.430625" calcext:value-type="float">
            <text:p>35.430625</text:p>
          </table:table-cell>
          <table:table-cell office:value-type="float" office:value="34.4749375" calcext:value-type="float">
            <text:p>34.4749375</text:p>
          </table:table-cell>
        </table:table-row>
        <table:table-row table:style-name="ro1">
          <table:table-cell office:value-type="float" office:value="61226" calcext:value-type="float">
            <text:p>6122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54</text:p>
          </table:table-cell>
          <table:table-cell office:value-type="string" calcext:value-type="string">
            <text:p>E20</text:p>
          </table:table-cell>
          <table:table-cell office:value-type="float" office:value="35.3769375" calcext:value-type="float">
            <text:p>35.3769375</text:p>
          </table:table-cell>
          <table:table-cell office:value-type="float" office:value="34.46825" calcext:value-type="float">
            <text:p>34.46825</text:p>
          </table:table-cell>
        </table:table-row>
        <table:table-row table:style-name="ro1">
          <table:table-cell office:value-type="float" office:value="61227" calcext:value-type="float">
            <text:p>6122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34</text:p>
          </table:table-cell>
          <table:table-cell office:value-type="string" calcext:value-type="string">
            <text:p>E21</text:p>
          </table:table-cell>
          <table:table-cell office:value-type="float" office:value="35.6388125" calcext:value-type="float">
            <text:p>35.6388125</text:p>
          </table:table-cell>
          <table:table-cell office:value-type="float" office:value="34.994375" calcext:value-type="float">
            <text:p>34.994375</text:p>
          </table:table-cell>
        </table:table-row>
        <table:table-row table:style-name="ro1">
          <table:table-cell office:value-type="float" office:value="61228" calcext:value-type="float">
            <text:p>612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02</text:p>
          </table:table-cell>
          <table:table-cell office:value-type="string" calcext:value-type="string">
            <text:p>E22</text:p>
          </table:table-cell>
          <table:table-cell office:value-type="float" office:value="35.5665" calcext:value-type="float">
            <text:p>35.5665</text:p>
          </table:table-cell>
          <table:table-cell office:value-type="float" office:value="35.555875" calcext:value-type="float">
            <text:p>35.555875</text:p>
          </table:table-cell>
        </table:table-row>
        <table:table-row table:style-name="ro1">
          <table:table-cell office:value-type="float" office:value="61229" calcext:value-type="float">
            <text:p>612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63</text:p>
          </table:table-cell>
          <table:table-cell office:value-type="string" calcext:value-type="string">
            <text:p>E23</text:p>
          </table:table-cell>
          <table:table-cell office:value-type="float" office:value="37.3915625" calcext:value-type="float">
            <text:p>37.3915625</text:p>
          </table:table-cell>
          <table:table-cell office:value-type="float" office:value="36.970625" calcext:value-type="float">
            <text:p>36.970625</text:p>
          </table:table-cell>
        </table:table-row>
        <table:table-row table:style-name="ro1">
          <table:table-cell office:value-type="float" office:value="61230" calcext:value-type="float">
            <text:p>6123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86</text:p>
          </table:table-cell>
          <table:table-cell office:value-type="string" calcext:value-type="string">
            <text:p>E24</text:p>
          </table:table-cell>
          <table:table-cell office:value-type="float" office:value="37.011125" calcext:value-type="float">
            <text:p>37.011125</text:p>
          </table:table-cell>
          <table:table-cell office:value-type="float" office:value="36.6210625" calcext:value-type="float">
            <text:p>36.6210625</text:p>
          </table:table-cell>
        </table:table-row>
        <table:table-row table:style-name="ro1">
          <table:table-cell office:value-type="float" office:value="61231" calcext:value-type="float">
            <text:p>6123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35</text:p>
          </table:table-cell>
          <table:table-cell office:value-type="string" calcext:value-type="string">
            <text:p>F19</text:p>
          </table:table-cell>
          <table:table-cell office:value-type="float" office:value="35.7184375" calcext:value-type="float">
            <text:p>35.7184375</text:p>
          </table:table-cell>
          <table:table-cell office:value-type="float" office:value="34.48475" calcext:value-type="float">
            <text:p>34.48475</text:p>
          </table:table-cell>
        </table:table-row>
        <table:table-row table:style-name="ro1">
          <table:table-cell office:value-type="float" office:value="61232" calcext:value-type="float">
            <text:p>612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28</text:p>
          </table:table-cell>
          <table:table-cell office:value-type="string" calcext:value-type="string">
            <text:p>F20</text:p>
          </table:table-cell>
          <table:table-cell office:value-type="float" office:value="37.7329375" calcext:value-type="float">
            <text:p>37.7329375</text:p>
          </table:table-cell>
          <table:table-cell office:value-type="float" office:value="39.1288125" calcext:value-type="float">
            <text:p>39.1288125</text:p>
          </table:table-cell>
        </table:table-row>
        <table:table-row table:style-name="ro1">
          <table:table-cell office:value-type="float" office:value="61233" calcext:value-type="float">
            <text:p>612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82</text:p>
          </table:table-cell>
          <table:table-cell office:value-type="string" calcext:value-type="string">
            <text:p>F21</text:p>
          </table:table-cell>
          <table:table-cell office:value-type="float" office:value="35.6628125" calcext:value-type="float">
            <text:p>35.6628125</text:p>
          </table:table-cell>
          <table:table-cell office:value-type="float" office:value="37.064875" calcext:value-type="float">
            <text:p>37.064875</text:p>
          </table:table-cell>
        </table:table-row>
        <table:table-row table:style-name="ro1">
          <table:table-cell office:value-type="float" office:value="61234" calcext:value-type="float">
            <text:p>6123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22</text:p>
          </table:table-cell>
          <table:table-cell office:value-type="float" office:value="35.768875" calcext:value-type="float">
            <text:p>35.768875</text:p>
          </table:table-cell>
          <table:table-cell office:value-type="float" office:value="36.6501875" calcext:value-type="float">
            <text:p>36.6501875</text:p>
          </table:table-cell>
        </table:table-row>
        <table:table-row table:style-name="ro1">
          <table:table-cell office:value-type="float" office:value="61235" calcext:value-type="float">
            <text:p>6123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09</text:p>
          </table:table-cell>
          <table:table-cell office:value-type="string" calcext:value-type="string">
            <text:p>F23</text:p>
          </table:table-cell>
          <table:table-cell office:value-type="float" office:value="36.8135" calcext:value-type="float">
            <text:p>36.8135</text:p>
          </table:table-cell>
          <table:table-cell office:value-type="float" office:value="37.284375" calcext:value-type="float">
            <text:p>37.284375</text:p>
          </table:table-cell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06</text:p>
          </table:table-cell>
          <table:table-cell office:value-type="string" calcext:value-type="string">
            <text:p>F24</text:p>
          </table:table-cell>
          <table:table-cell office:value-type="float" office:value="36.743375" calcext:value-type="float">
            <text:p>36.743375</text:p>
          </table:table-cell>
          <table:table-cell office:value-type="float" office:value="36.1334375" calcext:value-type="float">
            <text:p>36.1334375</text:p>
          </table:table-cell>
        </table:table-row>
        <table:table-row table:style-name="ro1">
          <table:table-cell office:value-type="float" office:value="61237" calcext:value-type="float">
            <text:p>6123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29</text:p>
          </table:table-cell>
          <table:table-cell office:value-type="string" calcext:value-type="string">
            <text:p>G19</text:p>
          </table:table-cell>
          <table:table-cell office:value-type="float" office:value="35.19425" calcext:value-type="float">
            <text:p>35.19425</text:p>
          </table:table-cell>
          <table:table-cell office:value-type="float" office:value="33.7550625" calcext:value-type="float">
            <text:p>33.7550625</text:p>
          </table:table-cell>
        </table:table-row>
        <table:table-row table:style-name="ro1">
          <table:table-cell office:value-type="float" office:value="61238" calcext:value-type="float">
            <text:p>612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47</text:p>
          </table:table-cell>
          <table:table-cell office:value-type="string" calcext:value-type="string">
            <text:p>G20</text:p>
          </table:table-cell>
          <table:table-cell office:value-type="float" office:value="34.9204375" calcext:value-type="float">
            <text:p>34.9204375</text:p>
          </table:table-cell>
          <table:table-cell office:value-type="float" office:value="34.7399375" calcext:value-type="float">
            <text:p>34.7399375</text:p>
          </table:table-cell>
        </table:table-row>
        <table:table-row table:style-name="ro1">
          <table:table-cell office:value-type="float" office:value="61239" calcext:value-type="float">
            <text:p>6123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25</text:p>
          </table:table-cell>
          <table:table-cell office:value-type="string" calcext:value-type="string">
            <text:p>G21</text:p>
          </table:table-cell>
          <table:table-cell office:value-type="float" office:value="35.4908125" calcext:value-type="float">
            <text:p>35.4908125</text:p>
          </table:table-cell>
          <table:table-cell office:value-type="float" office:value="35.402125" calcext:value-type="float">
            <text:p>35.402125</text:p>
          </table:table-cell>
        </table:table-row>
        <table:table-row table:style-name="ro1">
          <table:table-cell office:value-type="float" office:value="61240" calcext:value-type="float">
            <text:p>612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14</text:p>
          </table:table-cell>
          <table:table-cell office:value-type="string" calcext:value-type="string">
            <text:p>G22</text:p>
          </table:table-cell>
          <table:table-cell office:value-type="float" office:value="36.1203125" calcext:value-type="float">
            <text:p>36.1203125</text:p>
          </table:table-cell>
          <table:table-cell office:value-type="float" office:value="35.547875" calcext:value-type="float">
            <text:p>35.547875</text:p>
          </table:table-cell>
        </table:table-row>
        <table:table-row table:style-name="ro1">
          <table:table-cell office:value-type="float" office:value="61241" calcext:value-type="float">
            <text:p>6124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92</text:p>
          </table:table-cell>
          <table:table-cell office:value-type="string" calcext:value-type="string">
            <text:p>G23</text:p>
          </table:table-cell>
          <table:table-cell office:value-type="float" office:value="36.0310625" calcext:value-type="float">
            <text:p>36.0310625</text:p>
          </table:table-cell>
          <table:table-cell office:value-type="float" office:value="35.5279375" calcext:value-type="float">
            <text:p>35.5279375</text:p>
          </table:table-cell>
        </table:table-row>
        <table:table-row table:style-name="ro1">
          <table:table-cell office:value-type="float" office:value="61242" calcext:value-type="float">
            <text:p>612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04</text:p>
          </table:table-cell>
          <table:table-cell office:value-type="string" calcext:value-type="string">
            <text:p>G24</text:p>
          </table:table-cell>
          <table:table-cell office:value-type="float" office:value="36.33225" calcext:value-type="float">
            <text:p>36.33225</text:p>
          </table:table-cell>
          <table:table-cell office:value-type="float" office:value="35.7838125" calcext:value-type="float">
            <text:p>35.7838125</text:p>
          </table:table-cell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01</text:p>
          </table:table-cell>
          <table:table-cell office:value-type="string" calcext:value-type="string">
            <text:p>H19</text:p>
          </table:table-cell>
          <table:table-cell office:value-type="float" office:value="35.2343125" calcext:value-type="float">
            <text:p>35.2343125</text:p>
          </table:table-cell>
          <table:table-cell office:value-type="float" office:value="33.5076875" calcext:value-type="float">
            <text:p>33.5076875</text:p>
          </table:table-cell>
        </table:table-row>
        <table:table-row table:style-name="ro1">
          <table:table-cell office:value-type="float" office:value="61244" calcext:value-type="float">
            <text:p>612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34</text:p>
          </table:table-cell>
          <table:table-cell office:value-type="string" calcext:value-type="string">
            <text:p>H20</text:p>
          </table:table-cell>
          <table:table-cell office:value-type="float" office:value="35.938125" calcext:value-type="float">
            <text:p>35.938125</text:p>
          </table:table-cell>
          <table:table-cell office:value-type="float" office:value="34.3051875" calcext:value-type="float">
            <text:p>34.3051875</text:p>
          </table:table-cell>
        </table:table-row>
        <table:table-row table:style-name="ro1">
          <table:table-cell office:value-type="float" office:value="61245" calcext:value-type="float">
            <text:p>612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21</text:p>
          </table:table-cell>
          <table:table-cell office:value-type="float" office:value="35.4728125" calcext:value-type="float">
            <text:p>35.4728125</text:p>
          </table:table-cell>
          <table:table-cell office:value-type="float" office:value="34.478875" calcext:value-type="float">
            <text:p>34.478875</text:p>
          </table:table-cell>
        </table:table-row>
        <table:table-row table:style-name="ro1">
          <table:table-cell office:value-type="float" office:value="61246" calcext:value-type="float">
            <text:p>6124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569</text:p>
          </table:table-cell>
          <table:table-cell office:value-type="string" calcext:value-type="string">
            <text:p>H22</text:p>
          </table:table-cell>
          <table:table-cell office:value-type="float" office:value="36.3488125" calcext:value-type="float">
            <text:p>36.3488125</text:p>
          </table:table-cell>
          <table:table-cell office:value-type="float" office:value="35.204375" calcext:value-type="float">
            <text:p>35.204375</text:p>
          </table:table-cell>
        </table:table-row>
        <table:table-row table:style-name="ro1">
          <table:table-cell office:value-type="float" office:value="61247" calcext:value-type="float">
            <text:p>6124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003</text:p>
          </table:table-cell>
          <table:table-cell office:value-type="string" calcext:value-type="string">
            <text:p>H23</text:p>
          </table:table-cell>
          <table:table-cell office:value-type="float" office:value="36.829" calcext:value-type="float">
            <text:p>36.829</text:p>
          </table:table-cell>
          <table:table-cell office:value-type="float" office:value="36.0434375" calcext:value-type="float">
            <text:p>36.0434375</text:p>
          </table:table-cell>
        </table:table-row>
        <table:table-row table:style-name="ro1">
          <table:table-cell office:value-type="float" office:value="61248" calcext:value-type="float">
            <text:p>6124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612</text:p>
          </table:table-cell>
          <table:table-cell office:value-type="string" calcext:value-type="string">
            <text:p>H24</text:p>
          </table:table-cell>
          <table:table-cell office:value-type="float" office:value="37.1103125" calcext:value-type="float">
            <text:p>37.1103125</text:p>
          </table:table-cell>
          <table:table-cell office:value-type="float" office:value="37.5425625" calcext:value-type="float">
            <text:p>37.5425625</text:p>
          </table:table-cell>
        </table:table-row>
        <table:table-row table:style-name="ro1">
          <table:table-cell office:value-type="float" office:value="61249" calcext:value-type="float">
            <text:p>6124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19</text:p>
          </table:table-cell>
          <table:table-cell office:value-type="float" office:value="35.1689375" calcext:value-type="float">
            <text:p>35.1689375</text:p>
          </table:table-cell>
          <table:table-cell office:value-type="float" office:value="34.0501875" calcext:value-type="float">
            <text:p>34.0501875</text:p>
          </table:table-cell>
        </table:table-row>
        <table:table-row table:style-name="ro1">
          <table:table-cell office:value-type="float" office:value="61250" calcext:value-type="float">
            <text:p>612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97</text:p>
          </table:table-cell>
          <table:table-cell office:value-type="string" calcext:value-type="string">
            <text:p>I20</text:p>
          </table:table-cell>
          <table:table-cell office:value-type="float" office:value="34.858625" calcext:value-type="float">
            <text:p>34.858625</text:p>
          </table:table-cell>
          <table:table-cell office:value-type="float" office:value="34.3098125" calcext:value-type="float">
            <text:p>34.3098125</text:p>
          </table:table-cell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59</text:p>
          </table:table-cell>
          <table:table-cell office:value-type="string" calcext:value-type="string">
            <text:p>I21</text:p>
          </table:table-cell>
          <table:table-cell office:value-type="float" office:value="36.8285" calcext:value-type="float">
            <text:p>36.8285</text:p>
          </table:table-cell>
          <table:table-cell office:value-type="float" office:value="35.6445" calcext:value-type="float">
            <text:p>35.6445</text:p>
          </table:table-cell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126</text:p>
          </table:table-cell>
          <table:table-cell office:value-type="string" calcext:value-type="string">
            <text:p>I22</text:p>
          </table:table-cell>
          <table:table-cell office:value-type="float" office:value="35.6324375" calcext:value-type="float">
            <text:p>35.6324375</text:p>
          </table:table-cell>
          <table:table-cell office:value-type="float" office:value="34.5380625" calcext:value-type="float">
            <text:p>34.5380625</text:p>
          </table:table-cell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81</text:p>
          </table:table-cell>
          <table:table-cell office:value-type="string" calcext:value-type="string">
            <text:p>I23</text:p>
          </table:table-cell>
          <table:table-cell office:value-type="float" office:value="35.57925" calcext:value-type="float">
            <text:p>35.57925</text:p>
          </table:table-cell>
          <table:table-cell office:value-type="float" office:value="35.0955" calcext:value-type="float">
            <text:p>35.0955</text:p>
          </table:table-cell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I24</text:p>
          </table:table-cell>
          <table:table-cell office:value-type="float" office:value="43.1694375" calcext:value-type="float">
            <text:p>43.1694375</text:p>
          </table:table-cell>
          <table:table-cell office:value-type="float" office:value="36.592375" calcext:value-type="float">
            <text:p>36.592375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487</text:p>
          </table:table-cell>
          <table:table-cell office:value-type="string" calcext:value-type="string">
            <text:p>J19</text:p>
          </table:table-cell>
          <table:table-cell office:value-type="float" office:value="34.6903125" calcext:value-type="float">
            <text:p>34.6903125</text:p>
          </table:table-cell>
          <table:table-cell office:value-type="float" office:value="33.4764375" calcext:value-type="float">
            <text:p>33.4764375</text:p>
          </table:table-cell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61</text:p>
          </table:table-cell>
          <table:table-cell office:value-type="string" calcext:value-type="string">
            <text:p>J20</text:p>
          </table:table-cell>
          <table:table-cell office:value-type="float" office:value="34.5975" calcext:value-type="float">
            <text:p>34.5975</text:p>
          </table:table-cell>
          <table:table-cell office:value-type="float" office:value="33.2729375" calcext:value-type="float">
            <text:p>33.2729375</text:p>
          </table:table-cell>
        </table:table-row>
        <table:table-row table:style-name="ro1">
          <table:table-cell office:value-type="float" office:value="61257" calcext:value-type="float">
            <text:p>6125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294</text:p>
          </table:table-cell>
          <table:table-cell office:value-type="string" calcext:value-type="string">
            <text:p>J21</text:p>
          </table:table-cell>
          <table:table-cell office:value-type="float" office:value="35.186875" calcext:value-type="float">
            <text:p>35.186875</text:p>
          </table:table-cell>
          <table:table-cell office:value-type="float" office:value="33.7800625" calcext:value-type="float">
            <text:p>33.7800625</text:p>
          </table:table-cell>
        </table:table-row>
        <table:table-row table:style-name="ro1">
          <table:table-cell office:value-type="float" office:value="61258" calcext:value-type="float">
            <text:p>6125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53</text:p>
          </table:table-cell>
          <table:table-cell office:value-type="string" calcext:value-type="string">
            <text:p>J22</text:p>
          </table:table-cell>
          <table:table-cell office:value-type="float" office:value="35.5449375" calcext:value-type="float">
            <text:p>35.5449375</text:p>
          </table:table-cell>
          <table:table-cell office:value-type="float" office:value="34.33475" calcext:value-type="float">
            <text:p>34.33475</text:p>
          </table:table-cell>
        </table:table-row>
        <table:table-row table:style-name="ro1">
          <table:table-cell office:value-type="float" office:value="61259" calcext:value-type="float">
            <text:p>6125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23</text:p>
          </table:table-cell>
          <table:table-cell office:value-type="float" office:value="34.5900625" calcext:value-type="float">
            <text:p>34.5900625</text:p>
          </table:table-cell>
          <table:table-cell office:value-type="float" office:value="34.2438125" calcext:value-type="float">
            <text:p>34.2438125</text:p>
          </table:table-cell>
        </table:table-row>
        <table:table-row table:style-name="ro1">
          <table:table-cell office:value-type="float" office:value="61260" calcext:value-type="float">
            <text:p>6126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B_0386</text:p>
          </table:table-cell>
          <table:table-cell office:value-type="string" calcext:value-type="string">
            <text:p>J24</text:p>
          </table:table-cell>
          <table:table-cell office:value-type="float" office:value="34.9561875" calcext:value-type="float">
            <text:p>34.9561875</text:p>
          </table:table-cell>
          <table:table-cell office:value-type="float" office:value="33.884875" calcext:value-type="float">
            <text:p>33.884875</text:p>
          </table:table-cell>
        </table:table-row>
        <table:table-row table:style-name="ro1">
          <table:table-cell office:value-type="float" office:value="61301" calcext:value-type="float">
            <text:p>6130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23</text:p>
          </table:table-cell>
          <table:table-cell office:value-type="string" calcext:value-type="string">
            <text:p>A6</text:p>
          </table:table-cell>
          <table:table-cell office:value-type="float" office:value="35.63775" calcext:value-type="float">
            <text:p>35.63775</text:p>
          </table:table-cell>
          <table:table-cell office:value-type="float" office:value="33.2300625" calcext:value-type="float">
            <text:p>33.2300625</text:p>
          </table:table-cell>
        </table:table-row>
        <table:table-row table:style-name="ro1">
          <table:table-cell office:value-type="float" office:value="61302" calcext:value-type="float">
            <text:p>6130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5</text:p>
          </table:table-cell>
          <table:table-cell office:value-type="float" office:value="35.6978125" calcext:value-type="float">
            <text:p>35.6978125</text:p>
          </table:table-cell>
          <table:table-cell office:value-type="float" office:value="33.367625" calcext:value-type="float">
            <text:p>33.367625</text:p>
          </table:table-cell>
        </table:table-row>
        <table:table-row table:style-name="ro1">
          <table:table-cell office:value-type="float" office:value="61303" calcext:value-type="float">
            <text:p>6130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37</text:p>
          </table:table-cell>
          <table:table-cell office:value-type="string" calcext:value-type="string">
            <text:p>A4</text:p>
          </table:table-cell>
          <table:table-cell office:value-type="float" office:value="36.6780625" calcext:value-type="float">
            <text:p>36.6780625</text:p>
          </table:table-cell>
          <table:table-cell office:value-type="float" office:value="33.9458125" calcext:value-type="float">
            <text:p>33.9458125</text:p>
          </table:table-cell>
        </table:table-row>
        <table:table-row table:style-name="ro1">
          <table:table-cell office:value-type="float" office:value="61304" calcext:value-type="float">
            <text:p>6130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A3</text:p>
          </table:table-cell>
          <table:table-cell office:value-type="float" office:value="36.1466875" calcext:value-type="float">
            <text:p>36.1466875</text:p>
          </table:table-cell>
          <table:table-cell office:value-type="float" office:value="40.6231875" calcext:value-type="float">
            <text:p>40.6231875</text:p>
          </table:table-cell>
        </table:table-row>
        <table:table-row table:style-name="ro1">
          <table:table-cell office:value-type="float" office:value="61305" calcext:value-type="float">
            <text:p>6130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00</text:p>
          </table:table-cell>
          <table:table-cell office:value-type="string" calcext:value-type="string">
            <text:p>A2</text:p>
          </table:table-cell>
          <table:table-cell office:value-type="float" office:value="35.314875" calcext:value-type="float">
            <text:p>35.314875</text:p>
          </table:table-cell>
          <table:table-cell office:value-type="float" office:value="35.4815625" calcext:value-type="float">
            <text:p>35.4815625</text:p>
          </table:table-cell>
        </table:table-row>
        <table:table-row table:style-name="ro1">
          <table:table-cell office:value-type="float" office:value="61306" calcext:value-type="float">
            <text:p>6130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63</text:p>
          </table:table-cell>
          <table:table-cell office:value-type="string" calcext:value-type="string">
            <text:p>A1</text:p>
          </table:table-cell>
          <table:table-cell office:value-type="float" office:value="35.1143125" calcext:value-type="float">
            <text:p>35.1143125</text:p>
          </table:table-cell>
          <table:table-cell office:value-type="float" office:value="34.027375" calcext:value-type="float">
            <text:p>34.027375</text:p>
          </table:table-cell>
        </table:table-row>
        <table:table-row table:style-name="ro1">
          <table:table-cell office:value-type="float" office:value="61307" calcext:value-type="float">
            <text:p>6130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28</text:p>
          </table:table-cell>
          <table:table-cell office:value-type="string" calcext:value-type="string">
            <text:p>B6</text:p>
          </table:table-cell>
          <table:table-cell office:value-type="float" office:value="35.184125" calcext:value-type="float">
            <text:p>35.184125</text:p>
          </table:table-cell>
          <table:table-cell office:value-type="float" office:value="32.796125" calcext:value-type="float">
            <text:p>32.796125</text:p>
          </table:table-cell>
        </table:table-row>
        <table:table-row table:style-name="ro1">
          <table:table-cell office:value-type="float" office:value="61308" calcext:value-type="float">
            <text:p>6130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5</text:p>
          </table:table-cell>
          <table:table-cell office:value-type="float" office:value="35.796125" calcext:value-type="float">
            <text:p>35.796125</text:p>
          </table:table-cell>
          <table:table-cell office:value-type="float" office:value="33.7214375" calcext:value-type="float">
            <text:p>33.7214375</text:p>
          </table:table-cell>
        </table:table-row>
        <table:table-row table:style-name="ro1">
          <table:table-cell office:value-type="float" office:value="61309" calcext:value-type="float">
            <text:p>6130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76</text:p>
          </table:table-cell>
          <table:table-cell office:value-type="string" calcext:value-type="string">
            <text:p>B4</text:p>
          </table:table-cell>
          <table:table-cell office:value-type="float" office:value="35.998875" calcext:value-type="float">
            <text:p>35.998875</text:p>
          </table:table-cell>
          <table:table-cell office:value-type="float" office:value="33.1879375" calcext:value-type="float">
            <text:p>33.1879375</text:p>
          </table:table-cell>
        </table:table-row>
        <table:table-row table:style-name="ro1">
          <table:table-cell office:value-type="float" office:value="61310" calcext:value-type="float">
            <text:p>613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12</text:p>
          </table:table-cell>
          <table:table-cell office:value-type="string" calcext:value-type="string">
            <text:p>B3</text:p>
          </table:table-cell>
          <table:table-cell office:value-type="float" office:value="35.4123125" calcext:value-type="float">
            <text:p>35.4123125</text:p>
          </table:table-cell>
          <table:table-cell office:value-type="float" office:value="33.6960625" calcext:value-type="float">
            <text:p>33.6960625</text:p>
          </table:table-cell>
        </table:table-row>
        <table:table-row table:style-name="ro1">
          <table:table-cell office:value-type="float" office:value="61311" calcext:value-type="float">
            <text:p>613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68</text:p>
          </table:table-cell>
          <table:table-cell office:value-type="string" calcext:value-type="string">
            <text:p>B2</text:p>
          </table:table-cell>
          <table:table-cell office:value-type="float" office:value="35.07675" calcext:value-type="float">
            <text:p>35.07675</text:p>
          </table:table-cell>
          <table:table-cell office:value-type="float" office:value="33.4730625" calcext:value-type="float">
            <text:p>33.4730625</text:p>
          </table:table-cell>
        </table:table-row>
        <table:table-row table:style-name="ro1">
          <table:table-cell office:value-type="float" office:value="61312" calcext:value-type="float">
            <text:p>613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96</text:p>
          </table:table-cell>
          <table:table-cell office:value-type="string" calcext:value-type="string">
            <text:p>B1</text:p>
          </table:table-cell>
          <table:table-cell office:value-type="float" office:value="34.94225" calcext:value-type="float">
            <text:p>34.94225</text:p>
          </table:table-cell>
          <table:table-cell office:value-type="float" office:value="33.729625" calcext:value-type="float">
            <text:p>33.729625</text:p>
          </table:table-cell>
        </table:table-row>
        <table:table-row table:style-name="ro1">
          <table:table-cell office:value-type="float" office:value="61313" calcext:value-type="float">
            <text:p>613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77</text:p>
          </table:table-cell>
          <table:table-cell office:value-type="string" calcext:value-type="string">
            <text:p>C6</text:p>
          </table:table-cell>
          <table:table-cell office:value-type="float" office:value="35.0025625" calcext:value-type="float">
            <text:p>35.0025625</text:p>
          </table:table-cell>
          <table:table-cell office:value-type="float" office:value="33.0040625" calcext:value-type="float">
            <text:p>33.0040625</text:p>
          </table:table-cell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5</text:p>
          </table:table-cell>
          <table:table-cell office:value-type="string" calcext:value-type="string">
            <text:p>C5</text:p>
          </table:table-cell>
          <table:table-cell office:value-type="float" office:value="35.852625" calcext:value-type="float">
            <text:p>35.852625</text:p>
          </table:table-cell>
          <table:table-cell office:value-type="float" office:value="34.265" calcext:value-type="float">
            <text:p>34.265</text:p>
          </table:table-cell>
        </table:table-row>
        <table:table-row table:style-name="ro1">
          <table:table-cell office:value-type="float" office:value="61315" calcext:value-type="float">
            <text:p>613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9</text:p>
          </table:table-cell>
          <table:table-cell office:value-type="string" calcext:value-type="string">
            <text:p>C4</text:p>
          </table:table-cell>
          <table:table-cell office:value-type="float" office:value="36.3554375" calcext:value-type="float">
            <text:p>36.3554375</text:p>
          </table:table-cell>
          <table:table-cell office:value-type="float" office:value="32.7695625" calcext:value-type="float">
            <text:p>32.7695625</text:p>
          </table:table-cell>
        </table:table-row>
        <table:table-row table:style-name="ro1">
          <table:table-cell office:value-type="float" office:value="61316" calcext:value-type="float">
            <text:p>613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49</text:p>
          </table:table-cell>
          <table:table-cell office:value-type="string" calcext:value-type="string">
            <text:p>C3</text:p>
          </table:table-cell>
          <table:table-cell office:value-type="float" office:value="35.77875" calcext:value-type="float">
            <text:p>35.77875</text:p>
          </table:table-cell>
          <table:table-cell office:value-type="float" office:value="33.3038125" calcext:value-type="float">
            <text:p>33.3038125</text:p>
          </table:table-cell>
        </table:table-row>
        <table:table-row table:style-name="ro1">
          <table:table-cell office:value-type="float" office:value="61317" calcext:value-type="float">
            <text:p>613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4</text:p>
          </table:table-cell>
          <table:table-cell office:value-type="string" calcext:value-type="string">
            <text:p>C2</text:p>
          </table:table-cell>
          <table:table-cell office:value-type="float" office:value="35.084875" calcext:value-type="float">
            <text:p>35.084875</text:p>
          </table:table-cell>
          <table:table-cell office:value-type="float" office:value="33.4803125" calcext:value-type="float">
            <text:p>33.4803125</text:p>
          </table:table-cell>
        </table:table-row>
        <table:table-row table:style-name="ro1">
          <table:table-cell office:value-type="float" office:value="61318" calcext:value-type="float">
            <text:p>613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</text:p>
          </table:table-cell>
          <table:table-cell office:value-type="float" office:value="34.8708125" calcext:value-type="float">
            <text:p>34.8708125</text:p>
          </table:table-cell>
          <table:table-cell office:value-type="float" office:value="33.4955625" calcext:value-type="float">
            <text:p>33.4955625</text:p>
          </table:table-cell>
        </table:table-row>
        <table:table-row table:style-name="ro1">
          <table:table-cell office:value-type="float" office:value="61319" calcext:value-type="float">
            <text:p>6131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12</text:p>
          </table:table-cell>
          <table:table-cell office:value-type="string" calcext:value-type="string">
            <text:p>D6</text:p>
          </table:table-cell>
          <table:table-cell office:value-type="float" office:value="37.447625" calcext:value-type="float">
            <text:p>37.447625</text:p>
          </table:table-cell>
          <table:table-cell office:value-type="float" office:value="33.2259375" calcext:value-type="float">
            <text:p>33.2259375</text:p>
          </table:table-cell>
        </table:table-row>
        <table:table-row table:style-name="ro1">
          <table:table-cell office:value-type="float" office:value="61320" calcext:value-type="float">
            <text:p>6132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5</text:p>
          </table:table-cell>
          <table:table-cell office:value-type="float" office:value="35.8758125" calcext:value-type="float">
            <text:p>35.8758125</text:p>
          </table:table-cell>
          <table:table-cell office:value-type="float" office:value="32.8635625" calcext:value-type="float">
            <text:p>32.8635625</text:p>
          </table:table-cell>
        </table:table-row>
        <table:table-row table:style-name="ro1">
          <table:table-cell office:value-type="float" office:value="61321" calcext:value-type="float">
            <text:p>6132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2</text:p>
          </table:table-cell>
          <table:table-cell office:value-type="string" calcext:value-type="string">
            <text:p>D4</text:p>
          </table:table-cell>
          <table:table-cell office:value-type="float" office:value="36.23125" calcext:value-type="float">
            <text:p>36.23125</text:p>
          </table:table-cell>
          <table:table-cell office:value-type="float" office:value="33.059" calcext:value-type="float">
            <text:p>33.059</text:p>
          </table:table-cell>
        </table:table-row>
        <table:table-row table:style-name="ro1">
          <table:table-cell office:value-type="float" office:value="61322" calcext:value-type="float">
            <text:p>613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95</text:p>
          </table:table-cell>
          <table:table-cell office:value-type="string" calcext:value-type="string">
            <text:p>D3</text:p>
          </table:table-cell>
          <table:table-cell office:value-type="float" office:value="35.9681875" calcext:value-type="float">
            <text:p>35.9681875</text:p>
          </table:table-cell>
          <table:table-cell office:value-type="float" office:value="33.700125" calcext:value-type="float">
            <text:p>33.700125</text:p>
          </table:table-cell>
        </table:table-row>
        <table:table-row table:style-name="ro1">
          <table:table-cell office:value-type="float" office:value="61323" calcext:value-type="float">
            <text:p>613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0</text:p>
          </table:table-cell>
          <table:table-cell office:value-type="string" calcext:value-type="string">
            <text:p>D2</text:p>
          </table:table-cell>
          <table:table-cell office:value-type="float" office:value="35.586625" calcext:value-type="float">
            <text:p>35.586625</text:p>
          </table:table-cell>
          <table:table-cell office:value-type="float" office:value="32.99225" calcext:value-type="float">
            <text:p>32.99225</text:p>
          </table:table-cell>
        </table:table-row>
        <table:table-row table:style-name="ro1">
          <table:table-cell office:value-type="float" office:value="61324" calcext:value-type="float">
            <text:p>613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77</text:p>
          </table:table-cell>
          <table:table-cell office:value-type="string" calcext:value-type="string">
            <text:p>D1</text:p>
          </table:table-cell>
          <table:table-cell office:value-type="float" office:value="35.1551875" calcext:value-type="float">
            <text:p>35.1551875</text:p>
          </table:table-cell>
          <table:table-cell office:value-type="float" office:value="33.3475625" calcext:value-type="float">
            <text:p>33.3475625</text:p>
          </table:table-cell>
        </table:table-row>
        <table:table-row table:style-name="ro1">
          <table:table-cell office:value-type="float" office:value="61325" calcext:value-type="float">
            <text:p>613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05</text:p>
          </table:table-cell>
          <table:table-cell office:value-type="string" calcext:value-type="string">
            <text:p>E6</text:p>
          </table:table-cell>
          <table:table-cell office:value-type="float" office:value="36.184" calcext:value-type="float">
            <text:p>36.184</text:p>
          </table:table-cell>
          <table:table-cell office:value-type="float" office:value="34.5883125" calcext:value-type="float">
            <text:p>34.5883125</text:p>
          </table:table-cell>
        </table:table-row>
        <table:table-row table:style-name="ro1">
          <table:table-cell office:value-type="float" office:value="61326" calcext:value-type="float">
            <text:p>613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97</text:p>
          </table:table-cell>
          <table:table-cell office:value-type="string" calcext:value-type="string">
            <text:p>E5</text:p>
          </table:table-cell>
          <table:table-cell office:value-type="float" office:value="37.244625" calcext:value-type="float">
            <text:p>37.244625</text:p>
          </table:table-cell>
          <table:table-cell office:value-type="float" office:value="33.6048125" calcext:value-type="float">
            <text:p>33.6048125</text:p>
          </table:table-cell>
        </table:table-row>
        <table:table-row table:style-name="ro1">
          <table:table-cell office:value-type="float" office:value="61327" calcext:value-type="float">
            <text:p>613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93</text:p>
          </table:table-cell>
          <table:table-cell office:value-type="string" calcext:value-type="string">
            <text:p>E4</text:p>
          </table:table-cell>
          <table:table-cell office:value-type="float" office:value="36.7074375" calcext:value-type="float">
            <text:p>36.7074375</text:p>
          </table:table-cell>
          <table:table-cell office:value-type="float" office:value="33.559875" calcext:value-type="float">
            <text:p>33.559875</text:p>
          </table:table-cell>
        </table:table-row>
        <table:table-row table:style-name="ro1">
          <table:table-cell office:value-type="float" office:value="61328" calcext:value-type="float">
            <text:p>6132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08</text:p>
          </table:table-cell>
          <table:table-cell office:value-type="string" calcext:value-type="string">
            <text:p>E3</text:p>
          </table:table-cell>
          <table:table-cell office:value-type="float" office:value="35.619625" calcext:value-type="float">
            <text:p>35.619625</text:p>
          </table:table-cell>
          <table:table-cell office:value-type="float" office:value="34.0515" calcext:value-type="float">
            <text:p>34.0515</text:p>
          </table:table-cell>
        </table:table-row>
        <table:table-row table:style-name="ro1">
          <table:table-cell office:value-type="float" office:value="61329" calcext:value-type="float">
            <text:p>6132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2</text:p>
          </table:table-cell>
          <table:table-cell office:value-type="string" calcext:value-type="string">
            <text:p>E2</text:p>
          </table:table-cell>
          <table:table-cell office:value-type="float" office:value="35.9530625" calcext:value-type="float">
            <text:p>35.9530625</text:p>
          </table:table-cell>
          <table:table-cell office:value-type="float" office:value="34.878125" calcext:value-type="float">
            <text:p>34.878125</text:p>
          </table:table-cell>
        </table:table-row>
        <table:table-row table:style-name="ro1">
          <table:table-cell office:value-type="float" office:value="61330" calcext:value-type="float">
            <text:p>6133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04</text:p>
          </table:table-cell>
          <table:table-cell office:value-type="string" calcext:value-type="string">
            <text:p>E1</text:p>
          </table:table-cell>
          <table:table-cell office:value-type="float" office:value="38.1503125" calcext:value-type="float">
            <text:p>38.1503125</text:p>
          </table:table-cell>
          <table:table-cell office:value-type="float" office:value="34.8825" calcext:value-type="float">
            <text:p>34.8825</text:p>
          </table:table-cell>
        </table:table-row>
        <table:table-row table:style-name="ro1">
          <table:table-cell office:value-type="float" office:value="61331" calcext:value-type="float">
            <text:p>613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22</text:p>
          </table:table-cell>
          <table:table-cell office:value-type="string" calcext:value-type="string">
            <text:p>F6</text:p>
          </table:table-cell>
          <table:table-cell office:value-type="float" office:value="35.4250625" calcext:value-type="float">
            <text:p>35.4250625</text:p>
          </table:table-cell>
          <table:table-cell office:value-type="float" office:value="33.5440625" calcext:value-type="float">
            <text:p>33.5440625</text:p>
          </table:table-cell>
        </table:table-row>
        <table:table-row table:style-name="ro1">
          <table:table-cell office:value-type="float" office:value="61332" calcext:value-type="float">
            <text:p>613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7</text:p>
          </table:table-cell>
          <table:table-cell office:value-type="string" calcext:value-type="string">
            <text:p>F5</text:p>
          </table:table-cell>
          <table:table-cell office:value-type="float" office:value="36.5970625" calcext:value-type="float">
            <text:p>36.5970625</text:p>
          </table:table-cell>
          <table:table-cell office:value-type="float" office:value="34.0115" calcext:value-type="float">
            <text:p>34.0115</text:p>
          </table:table-cell>
        </table:table-row>
        <table:table-row table:style-name="ro1">
          <table:table-cell office:value-type="float" office:value="61333" calcext:value-type="float">
            <text:p>613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88</text:p>
          </table:table-cell>
          <table:table-cell office:value-type="string" calcext:value-type="string">
            <text:p>F4</text:p>
          </table:table-cell>
          <table:table-cell office:value-type="float" office:value="35.604625" calcext:value-type="float">
            <text:p>35.604625</text:p>
          </table:table-cell>
          <table:table-cell office:value-type="float" office:value="33.068875" calcext:value-type="float">
            <text:p>33.068875</text:p>
          </table:table-cell>
        </table:table-row>
        <table:table-row table:style-name="ro1">
          <table:table-cell office:value-type="float" office:value="61334" calcext:value-type="float">
            <text:p>613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3</text:p>
          </table:table-cell>
          <table:table-cell office:value-type="float" office:value="35.4963125" calcext:value-type="float">
            <text:p>35.4963125</text:p>
          </table:table-cell>
          <table:table-cell office:value-type="float" office:value="32.75025" calcext:value-type="float">
            <text:p>32.75025</text:p>
          </table:table-cell>
        </table:table-row>
        <table:table-row table:style-name="ro1">
          <table:table-cell office:value-type="float" office:value="61335" calcext:value-type="float">
            <text:p>6133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64</text:p>
          </table:table-cell>
          <table:table-cell office:value-type="string" calcext:value-type="string">
            <text:p>F2</text:p>
          </table:table-cell>
          <table:table-cell office:value-type="float" office:value="35.1898125" calcext:value-type="float">
            <text:p>35.1898125</text:p>
          </table:table-cell>
          <table:table-cell office:value-type="float" office:value="33.3788125" calcext:value-type="float">
            <text:p>33.3788125</text:p>
          </table:table-cell>
        </table:table-row>
        <table:table-row table:style-name="ro1">
          <table:table-cell office:value-type="float" office:value="61336" calcext:value-type="float">
            <text:p>6133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54</text:p>
          </table:table-cell>
          <table:table-cell office:value-type="string" calcext:value-type="string">
            <text:p>F1</text:p>
          </table:table-cell>
          <table:table-cell office:value-type="float" office:value="35.508625" calcext:value-type="float">
            <text:p>35.508625</text:p>
          </table:table-cell>
          <table:table-cell office:value-type="float" office:value="33.531375" calcext:value-type="float">
            <text:p>33.531375</text:p>
          </table:table-cell>
        </table:table-row>
        <table:table-row table:style-name="ro1">
          <table:table-cell office:value-type="float" office:value="61337" calcext:value-type="float">
            <text:p>6133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65</text:p>
          </table:table-cell>
          <table:table-cell office:value-type="string" calcext:value-type="string">
            <text:p>G6</text:p>
          </table:table-cell>
          <table:table-cell office:value-type="float" office:value="34.7931875" calcext:value-type="float">
            <text:p>34.7931875</text:p>
          </table:table-cell>
          <table:table-cell office:value-type="float" office:value="32.4274375" calcext:value-type="float">
            <text:p>32.4274375</text:p>
          </table:table-cell>
        </table:table-row>
        <table:table-row table:style-name="ro1">
          <table:table-cell office:value-type="float" office:value="61338" calcext:value-type="float">
            <text:p>6133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4</text:p>
          </table:table-cell>
          <table:table-cell office:value-type="string" calcext:value-type="string">
            <text:p>G5</text:p>
          </table:table-cell>
          <table:table-cell office:value-type="float" office:value="35.4364375" calcext:value-type="float">
            <text:p>35.4364375</text:p>
          </table:table-cell>
          <table:table-cell office:value-type="float" office:value="32.88125" calcext:value-type="float">
            <text:p>32.88125</text:p>
          </table:table-cell>
        </table:table-row>
        <table:table-row table:style-name="ro1">
          <table:table-cell office:value-type="float" office:value="61339" calcext:value-type="float">
            <text:p>6133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5</text:p>
          </table:table-cell>
          <table:table-cell office:value-type="string" calcext:value-type="string">
            <text:p>G4</text:p>
          </table:table-cell>
          <table:table-cell office:value-type="float" office:value="35.66225" calcext:value-type="float">
            <text:p>35.66225</text:p>
          </table:table-cell>
          <table:table-cell office:value-type="float" office:value="33.7356875" calcext:value-type="float">
            <text:p>33.7356875</text:p>
          </table:table-cell>
        </table:table-row>
        <table:table-row table:style-name="ro1">
          <table:table-cell office:value-type="float" office:value="61340" calcext:value-type="float">
            <text:p>6134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06</text:p>
          </table:table-cell>
          <table:table-cell office:value-type="string" calcext:value-type="string">
            <text:p>G3</text:p>
          </table:table-cell>
          <table:table-cell office:value-type="float" office:value="37.1981875" calcext:value-type="float">
            <text:p>37.1981875</text:p>
          </table:table-cell>
          <table:table-cell office:value-type="float" office:value="35.28025" calcext:value-type="float">
            <text:p>35.28025</text:p>
          </table:table-cell>
        </table:table-row>
        <table:table-row table:style-name="ro1">
          <table:table-cell office:value-type="float" office:value="61341" calcext:value-type="float">
            <text:p>6134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96</text:p>
          </table:table-cell>
          <table:table-cell office:value-type="string" calcext:value-type="string">
            <text:p>G2</text:p>
          </table:table-cell>
          <table:table-cell office:value-type="float" office:value="35.4478125" calcext:value-type="float">
            <text:p>35.4478125</text:p>
          </table:table-cell>
          <table:table-cell office:value-type="float" office:value="33.0445625" calcext:value-type="float">
            <text:p>33.0445625</text:p>
          </table:table-cell>
        </table:table-row>
        <table:table-row table:style-name="ro1">
          <table:table-cell office:value-type="float" office:value="61342" calcext:value-type="float">
            <text:p>6134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39</text:p>
          </table:table-cell>
          <table:table-cell office:value-type="string" calcext:value-type="string">
            <text:p>G1</text:p>
          </table:table-cell>
          <table:table-cell office:value-type="float" office:value="34.8351875" calcext:value-type="float">
            <text:p>34.8351875</text:p>
          </table:table-cell>
          <table:table-cell office:value-type="float" office:value="33.5960625" calcext:value-type="float">
            <text:p>33.5960625</text:p>
          </table:table-cell>
        </table:table-row>
        <table:table-row table:style-name="ro1">
          <table:table-cell office:value-type="float" office:value="61343" calcext:value-type="float">
            <text:p>6134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8</text:p>
          </table:table-cell>
          <table:table-cell office:value-type="string" calcext:value-type="string">
            <text:p>H6</text:p>
          </table:table-cell>
          <table:table-cell office:value-type="float" office:value="36.7585" calcext:value-type="float">
            <text:p>36.7585</text:p>
          </table:table-cell>
          <table:table-cell office:value-type="float" office:value="33.8619375" calcext:value-type="float">
            <text:p>33.8619375</text:p>
          </table:table-cell>
        </table:table-row>
        <table:table-row table:style-name="ro1">
          <table:table-cell office:value-type="float" office:value="61344" calcext:value-type="float">
            <text:p>613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10</text:p>
          </table:table-cell>
          <table:table-cell office:value-type="string" calcext:value-type="string">
            <text:p>H5</text:p>
          </table:table-cell>
          <table:table-cell office:value-type="float" office:value="35.84025" calcext:value-type="float">
            <text:p>35.84025</text:p>
          </table:table-cell>
          <table:table-cell office:value-type="float" office:value="33.81675" calcext:value-type="float">
            <text:p>33.81675</text:p>
          </table:table-cell>
        </table:table-row>
        <table:table-row table:style-name="ro1">
          <table:table-cell office:value-type="float" office:value="61345" calcext:value-type="float">
            <text:p>613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4</text:p>
          </table:table-cell>
          <table:table-cell office:value-type="float" office:value="35.881" calcext:value-type="float">
            <text:p>35.881</text:p>
          </table:table-cell>
          <table:table-cell office:value-type="float" office:value="34.066375" calcext:value-type="float">
            <text:p>34.066375</text:p>
          </table:table-cell>
        </table:table-row>
        <table:table-row table:style-name="ro1">
          <table:table-cell office:value-type="float" office:value="61346" calcext:value-type="float">
            <text:p>613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29</text:p>
          </table:table-cell>
          <table:table-cell office:value-type="string" calcext:value-type="string">
            <text:p>H3</text:p>
          </table:table-cell>
          <table:table-cell office:value-type="float" office:value="35.7559375" calcext:value-type="float">
            <text:p>35.7559375</text:p>
          </table:table-cell>
          <table:table-cell office:value-type="float" office:value="35.6414375" calcext:value-type="float">
            <text:p>35.6414375</text:p>
          </table:table-cell>
        </table:table-row>
        <table:table-row table:style-name="ro1">
          <table:table-cell office:value-type="float" office:value="61347" calcext:value-type="float">
            <text:p>613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01</text:p>
          </table:table-cell>
          <table:table-cell office:value-type="string" calcext:value-type="string">
            <text:p>H2</text:p>
          </table:table-cell>
          <table:table-cell office:value-type="float" office:value="35.4448125" calcext:value-type="float">
            <text:p>35.4448125</text:p>
          </table:table-cell>
          <table:table-cell office:value-type="float" office:value="35.1524375" calcext:value-type="float">
            <text:p>35.1524375</text:p>
          </table:table-cell>
        </table:table-row>
        <table:table-row table:style-name="ro1">
          <table:table-cell office:value-type="float" office:value="61348" calcext:value-type="float">
            <text:p>613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4</text:p>
          </table:table-cell>
          <table:table-cell office:value-type="string" calcext:value-type="string">
            <text:p>H1</text:p>
          </table:table-cell>
          <table:table-cell office:value-type="float" office:value="35.6235" calcext:value-type="float">
            <text:p>35.6235</text:p>
          </table:table-cell>
          <table:table-cell office:value-type="float" office:value="34.43975" calcext:value-type="float">
            <text:p>34.43975</text:p>
          </table:table-cell>
        </table:table-row>
        <table:table-row table:style-name="ro1">
          <table:table-cell office:value-type="float" office:value="61349" calcext:value-type="float">
            <text:p>6134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6</text:p>
          </table:table-cell>
          <table:table-cell office:value-type="float" office:value="35.1054375" calcext:value-type="float">
            <text:p>35.1054375</text:p>
          </table:table-cell>
          <table:table-cell office:value-type="float" office:value="32.8764375" calcext:value-type="float">
            <text:p>32.8764375</text:p>
          </table:table-cell>
        </table:table-row>
        <table:table-row table:style-name="ro1">
          <table:table-cell office:value-type="float" office:value="61350" calcext:value-type="float">
            <text:p>613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01</text:p>
          </table:table-cell>
          <table:table-cell office:value-type="string" calcext:value-type="string">
            <text:p>I5</text:p>
          </table:table-cell>
          <table:table-cell office:value-type="float" office:value="35.720875" calcext:value-type="float">
            <text:p>35.720875</text:p>
          </table:table-cell>
          <table:table-cell office:value-type="float" office:value="33.0398125" calcext:value-type="float">
            <text:p>33.0398125</text:p>
          </table:table-cell>
        </table:table-row>
        <table:table-row table:style-name="ro1">
          <table:table-cell office:value-type="float" office:value="61351" calcext:value-type="float">
            <text:p>6135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1</text:p>
          </table:table-cell>
          <table:table-cell office:value-type="string" calcext:value-type="string">
            <text:p>I4</text:p>
          </table:table-cell>
          <table:table-cell office:value-type="float" office:value="35.3625625" calcext:value-type="float">
            <text:p>35.3625625</text:p>
          </table:table-cell>
          <table:table-cell office:value-type="float" office:value="33.4149375" calcext:value-type="float">
            <text:p>33.4149375</text:p>
          </table:table-cell>
        </table:table-row>
        <table:table-row table:style-name="ro1">
          <table:table-cell office:value-type="float" office:value="61352" calcext:value-type="float">
            <text:p>6135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62</text:p>
          </table:table-cell>
          <table:table-cell office:value-type="string" calcext:value-type="string">
            <text:p>I3</text:p>
          </table:table-cell>
          <table:table-cell office:value-type="float" office:value="38.219625" calcext:value-type="float">
            <text:p>38.219625</text:p>
          </table:table-cell>
          <table:table-cell office:value-type="float" office:value="39.0608125" calcext:value-type="float">
            <text:p>39.0608125</text:p>
          </table:table-cell>
        </table:table-row>
        <table:table-row table:style-name="ro1">
          <table:table-cell office:value-type="float" office:value="61353" calcext:value-type="float">
            <text:p>6135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4</text:p>
          </table:table-cell>
          <table:table-cell office:value-type="string" calcext:value-type="string">
            <text:p>I2</text:p>
          </table:table-cell>
          <table:table-cell office:value-type="float" office:value="34.9563125" calcext:value-type="float">
            <text:p>34.9563125</text:p>
          </table:table-cell>
          <table:table-cell office:value-type="float" office:value="32.922875" calcext:value-type="float">
            <text:p>32.922875</text:p>
          </table:table-cell>
        </table:table-row>
        <table:table-row table:style-name="ro1">
          <table:table-cell office:value-type="float" office:value="61354" calcext:value-type="float">
            <text:p>6135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56</text:p>
          </table:table-cell>
          <table:table-cell office:value-type="string" calcext:value-type="string">
            <text:p>I1</text:p>
          </table:table-cell>
          <table:table-cell office:value-type="float" office:value="34.6080625" calcext:value-type="float">
            <text:p>34.6080625</text:p>
          </table:table-cell>
          <table:table-cell office:value-type="float" office:value="33.229625" calcext:value-type="float">
            <text:p>33.229625</text:p>
          </table:table-cell>
        </table:table-row>
        <table:table-row table:style-name="ro1">
          <table:table-cell office:value-type="float" office:value="61355" calcext:value-type="float">
            <text:p>6135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08</text:p>
          </table:table-cell>
          <table:table-cell office:value-type="string" calcext:value-type="string">
            <text:p>J6</text:p>
          </table:table-cell>
          <table:table-cell office:value-type="float" office:value="40.2723125" calcext:value-type="float">
            <text:p>40.2723125</text:p>
          </table:table-cell>
          <table:table-cell office:value-type="float" office:value="33.5634375" calcext:value-type="float">
            <text:p>33.5634375</text:p>
          </table:table-cell>
        </table:table-row>
        <table:table-row table:style-name="ro1">
          <table:table-cell office:value-type="float" office:value="61356" calcext:value-type="float">
            <text:p>6135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46</text:p>
          </table:table-cell>
          <table:table-cell office:value-type="string" calcext:value-type="string">
            <text:p>J5</text:p>
          </table:table-cell>
          <table:table-cell office:value-type="float" office:value="35.7884375" calcext:value-type="float">
            <text:p>35.7884375</text:p>
          </table:table-cell>
          <table:table-cell office:value-type="float" office:value="32.7076875" calcext:value-type="float">
            <text:p>32.7076875</text:p>
          </table:table-cell>
        </table:table-row>
        <table:table-row table:style-name="ro1">
          <table:table-cell office:value-type="float" office:value="61357" calcext:value-type="float">
            <text:p>6135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9</text:p>
          </table:table-cell>
          <table:table-cell office:value-type="string" calcext:value-type="string">
            <text:p>J4</text:p>
          </table:table-cell>
          <table:table-cell office:value-type="float" office:value="34.5178125" calcext:value-type="float">
            <text:p>34.5178125</text:p>
          </table:table-cell>
          <table:table-cell office:value-type="float" office:value="32.4525" calcext:value-type="float">
            <text:p>32.4525</text:p>
          </table:table-cell>
        </table:table-row>
        <table:table-row table:style-name="ro1">
          <table:table-cell office:value-type="float" office:value="61358" calcext:value-type="float">
            <text:p>6135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55</text:p>
          </table:table-cell>
          <table:table-cell office:value-type="string" calcext:value-type="string">
            <text:p>J3</text:p>
          </table:table-cell>
          <table:table-cell office:value-type="float" office:value="34.7920625" calcext:value-type="float">
            <text:p>34.7920625</text:p>
          </table:table-cell>
          <table:table-cell office:value-type="float" office:value="32.344875" calcext:value-type="float">
            <text:p>32.344875</text:p>
          </table:table-cell>
        </table:table-row>
        <table:table-row table:style-name="ro1">
          <table:table-cell office:value-type="float" office:value="61359" calcext:value-type="float">
            <text:p>6135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2</text:p>
          </table:table-cell>
          <table:table-cell office:value-type="float" office:value="34.547625" calcext:value-type="float">
            <text:p>34.547625</text:p>
          </table:table-cell>
          <table:table-cell office:value-type="float" office:value="32.0533125" calcext:value-type="float">
            <text:p>32.0533125</text:p>
          </table:table-cell>
        </table:table-row>
        <table:table-row table:style-name="ro1">
          <table:table-cell office:value-type="float" office:value="61360" calcext:value-type="float">
            <text:p>6136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44</text:p>
          </table:table-cell>
          <table:table-cell office:value-type="string" calcext:value-type="string">
            <text:p>J1</text:p>
          </table:table-cell>
          <table:table-cell office:value-type="float" office:value="35.2994375" calcext:value-type="float">
            <text:p>35.2994375</text:p>
          </table:table-cell>
          <table:table-cell office:value-type="float" office:value="32.5065625" calcext:value-type="float">
            <text:p>32.5065625</text:p>
          </table:table-cell>
        </table:table-row>
        <table:table-row table:style-name="ro1">
          <table:table-cell office:value-type="float" office:value="61401" calcext:value-type="float">
            <text:p>614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1</text:p>
          </table:table-cell>
          <table:table-cell office:value-type="string" calcext:value-type="string">
            <text:p>A7</text:p>
          </table:table-cell>
          <table:table-cell office:value-type="float" office:value="34.873" calcext:value-type="float">
            <text:p>34.873</text:p>
          </table:table-cell>
          <table:table-cell office:value-type="float" office:value="33.1470625" calcext:value-type="float">
            <text:p>33.1470625</text:p>
          </table:table-cell>
        </table:table-row>
        <table:table-row table:style-name="ro1">
          <table:table-cell office:value-type="float" office:value="61402" calcext:value-type="float">
            <text:p>6140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8</text:p>
          </table:table-cell>
          <table:table-cell office:value-type="float" office:value="35.1848125" calcext:value-type="float">
            <text:p>35.1848125</text:p>
          </table:table-cell>
          <table:table-cell office:value-type="float" office:value="33.3829375" calcext:value-type="float">
            <text:p>33.3829375</text:p>
          </table:table-cell>
        </table:table-row>
        <table:table-row table:style-name="ro1">
          <table:table-cell office:value-type="float" office:value="61403" calcext:value-type="float">
            <text:p>6140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37</text:p>
          </table:table-cell>
          <table:table-cell office:value-type="string" calcext:value-type="string">
            <text:p>A9</text:p>
          </table:table-cell>
          <table:table-cell office:value-type="float" office:value="35.6331875" calcext:value-type="float">
            <text:p>35.6331875</text:p>
          </table:table-cell>
          <table:table-cell office:value-type="float" office:value="35.01175" calcext:value-type="float">
            <text:p>35.01175</text:p>
          </table:table-cell>
        </table:table-row>
        <table:table-row table:style-name="ro1">
          <table:table-cell office:value-type="float" office:value="61404" calcext:value-type="float">
            <text:p>6140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59</text:p>
          </table:table-cell>
          <table:table-cell office:value-type="string" calcext:value-type="string">
            <text:p>A10</text:p>
          </table:table-cell>
          <table:table-cell office:value-type="float" office:value="35.9824375" calcext:value-type="float">
            <text:p>35.9824375</text:p>
          </table:table-cell>
          <table:table-cell office:value-type="float" office:value="34.5838125" calcext:value-type="float">
            <text:p>34.5838125</text:p>
          </table:table-cell>
        </table:table-row>
        <table:table-row table:style-name="ro1">
          <table:table-cell office:value-type="float" office:value="61405" calcext:value-type="float">
            <text:p>6140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81</text:p>
          </table:table-cell>
          <table:table-cell office:value-type="string" calcext:value-type="string">
            <text:p>A11</text:p>
          </table:table-cell>
          <table:table-cell office:value-type="float" office:value="36.9586875" calcext:value-type="float">
            <text:p>36.9586875</text:p>
          </table:table-cell>
          <table:table-cell office:value-type="float" office:value="33.8388125" calcext:value-type="float">
            <text:p>33.8388125</text:p>
          </table:table-cell>
        </table:table-row>
        <table:table-row table:style-name="ro1">
          <table:table-cell office:value-type="float" office:value="61406" calcext:value-type="float">
            <text:p>6140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82</text:p>
          </table:table-cell>
          <table:table-cell office:value-type="string" calcext:value-type="string">
            <text:p>A12</text:p>
          </table:table-cell>
          <table:table-cell office:value-type="float" office:value="36.8656875" calcext:value-type="float">
            <text:p>36.8656875</text:p>
          </table:table-cell>
          <table:table-cell office:value-type="float" office:value="33.704375" calcext:value-type="float">
            <text:p>33.704375</text:p>
          </table:table-cell>
        </table:table-row>
        <table:table-row table:style-name="ro1">
          <table:table-cell office:value-type="float" office:value="61407" calcext:value-type="float">
            <text:p>6140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8</text:p>
          </table:table-cell>
          <table:table-cell office:value-type="string" calcext:value-type="string">
            <text:p>B7</text:p>
          </table:table-cell>
          <table:table-cell office:value-type="float" office:value="34.362375" calcext:value-type="float">
            <text:p>34.362375</text:p>
          </table:table-cell>
          <table:table-cell office:value-type="float" office:value="33.8048125" calcext:value-type="float">
            <text:p>33.8048125</text:p>
          </table:table-cell>
        </table:table-row>
        <table:table-row table:style-name="ro1">
          <table:table-cell office:value-type="float" office:value="61408" calcext:value-type="float">
            <text:p>6140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7</text:p>
          </table:table-cell>
          <table:table-cell office:value-type="string" calcext:value-type="string">
            <text:p>B8</text:p>
          </table:table-cell>
          <table:table-cell office:value-type="float" office:value="35.0751875" calcext:value-type="float">
            <text:p>35.0751875</text:p>
          </table:table-cell>
          <table:table-cell office:value-type="float" office:value="35.82075" calcext:value-type="float">
            <text:p>35.82075</text:p>
          </table:table-cell>
        </table:table-row>
        <table:table-row table:style-name="ro1">
          <table:table-cell office:value-type="float" office:value="61409" calcext:value-type="float">
            <text:p>6140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9</text:p>
          </table:table-cell>
          <table:table-cell office:value-type="float" office:value="35.6351875" calcext:value-type="float">
            <text:p>35.6351875</text:p>
          </table:table-cell>
          <table:table-cell office:value-type="float" office:value="36.08575" calcext:value-type="float">
            <text:p>36.08575</text:p>
          </table:table-cell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69</text:p>
          </table:table-cell>
          <table:table-cell office:value-type="string" calcext:value-type="string">
            <text:p>B10</text:p>
          </table:table-cell>
          <table:table-cell office:value-type="float" office:value="35.61325" calcext:value-type="float">
            <text:p>35.61325</text:p>
          </table:table-cell>
          <table:table-cell office:value-type="float" office:value="34.848375" calcext:value-type="float">
            <text:p>34.848375</text:p>
          </table:table-cell>
        </table:table-row>
        <table:table-row table:style-name="ro1">
          <table:table-cell office:value-type="float" office:value="61411" calcext:value-type="float">
            <text:p>614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0</text:p>
          </table:table-cell>
          <table:table-cell office:value-type="string" calcext:value-type="string">
            <text:p>B11</text:p>
          </table:table-cell>
          <table:table-cell office:value-type="float" office:value="35.695" calcext:value-type="float">
            <text:p>35.695</text:p>
          </table:table-cell>
          <table:table-cell office:value-type="float" office:value="34.8745" calcext:value-type="float">
            <text:p>34.8745</text:p>
          </table:table-cell>
        </table:table-row>
        <table:table-row table:style-name="ro1">
          <table:table-cell office:value-type="float" office:value="61412" calcext:value-type="float">
            <text:p>614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55</text:p>
          </table:table-cell>
          <table:table-cell office:value-type="string" calcext:value-type="string">
            <text:p>B12</text:p>
          </table:table-cell>
          <table:table-cell office:value-type="float" office:value="35.788125" calcext:value-type="float">
            <text:p>35.788125</text:p>
          </table:table-cell>
          <table:table-cell office:value-type="float" office:value="34.3726875" calcext:value-type="float">
            <text:p>34.3726875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18</text:p>
          </table:table-cell>
          <table:table-cell office:value-type="string" calcext:value-type="string">
            <text:p>C7</text:p>
          </table:table-cell>
          <table:table-cell office:value-type="float" office:value="34.6140625" calcext:value-type="float">
            <text:p>34.6140625</text:p>
          </table:table-cell>
          <table:table-cell office:value-type="float" office:value="33.0791875" calcext:value-type="float">
            <text:p>33.0791875</text:p>
          </table:table-cell>
        </table:table-row>
        <table:table-row table:style-name="ro1">
          <table:table-cell office:value-type="float" office:value="61414" calcext:value-type="float">
            <text:p>614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69</text:p>
          </table:table-cell>
          <table:table-cell office:value-type="string" calcext:value-type="string">
            <text:p>C8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3.86725" calcext:value-type="float">
            <text:p>33.86725</text:p>
          </table:table-cell>
        </table:table-row>
        <table:table-row table:style-name="ro1">
          <table:table-cell office:value-type="float" office:value="61415" calcext:value-type="float">
            <text:p>614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23</text:p>
          </table:table-cell>
          <table:table-cell office:value-type="string" calcext:value-type="string">
            <text:p>C9</text:p>
          </table:table-cell>
          <table:table-cell office:value-type="float" office:value="35.731" calcext:value-type="float">
            <text:p>35.731</text:p>
          </table:table-cell>
          <table:table-cell office:value-type="float" office:value="34.2855625" calcext:value-type="float">
            <text:p>34.2855625</text:p>
          </table:table-cell>
        </table:table-row>
        <table:table-row table:style-name="ro1">
          <table:table-cell office:value-type="float" office:value="61416" calcext:value-type="float">
            <text:p>614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30</text:p>
          </table:table-cell>
          <table:table-cell office:value-type="string" calcext:value-type="string">
            <text:p>C10</text:p>
          </table:table-cell>
          <table:table-cell office:value-type="float" office:value="35.6104375" calcext:value-type="float">
            <text:p>35.6104375</text:p>
          </table:table-cell>
          <table:table-cell office:value-type="float" office:value="34.984" calcext:value-type="float">
            <text:p>34.984</text:p>
          </table:table-cell>
        </table:table-row>
        <table:table-row table:style-name="ro1">
          <table:table-cell office:value-type="float" office:value="61417" calcext:value-type="float">
            <text:p>614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26</text:p>
          </table:table-cell>
          <table:table-cell office:value-type="string" calcext:value-type="string">
            <text:p>C11</text:p>
          </table:table-cell>
          <table:table-cell office:value-type="float" office:value="36.377" calcext:value-type="float">
            <text:p>36.377</text:p>
          </table:table-cell>
          <table:table-cell office:value-type="float" office:value="34.3094375" calcext:value-type="float">
            <text:p>34.3094375</text:p>
          </table:table-cell>
        </table:table-row>
        <table:table-row table:style-name="ro1">
          <table:table-cell office:value-type="float" office:value="61418" calcext:value-type="float">
            <text:p>614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2</text:p>
          </table:table-cell>
          <table:table-cell office:value-type="float" office:value="36.087875" calcext:value-type="float">
            <text:p>36.087875</text:p>
          </table:table-cell>
          <table:table-cell office:value-type="float" office:value="36.2159375" calcext:value-type="float">
            <text:p>36.2159375</text:p>
          </table:table-cell>
        </table:table-row>
        <table:table-row table:style-name="ro1">
          <table:table-cell office:value-type="float" office:value="61419" calcext:value-type="float">
            <text:p>614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66</text:p>
          </table:table-cell>
          <table:table-cell office:value-type="string" calcext:value-type="string">
            <text:p>D7</text:p>
          </table:table-cell>
          <table:table-cell office:value-type="float" office:value="34.62275" calcext:value-type="float">
            <text:p>34.62275</text:p>
          </table:table-cell>
          <table:table-cell office:value-type="float" office:value="33.75875" calcext:value-type="float">
            <text:p>33.75875</text:p>
          </table:table-cell>
        </table:table-row>
        <table:table-row table:style-name="ro1">
          <table:table-cell office:value-type="float" office:value="61420" calcext:value-type="float">
            <text:p>614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8</text:p>
          </table:table-cell>
          <table:table-cell office:value-type="float" office:value="34.5593125" calcext:value-type="float">
            <text:p>34.5593125</text:p>
          </table:table-cell>
          <table:table-cell office:value-type="float" office:value="33.1200625" calcext:value-type="float">
            <text:p>33.1200625</text:p>
          </table:table-cell>
        </table:table-row>
        <table:table-row table:style-name="ro1">
          <table:table-cell office:value-type="float" office:value="61421" calcext:value-type="float">
            <text:p>614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39</text:p>
          </table:table-cell>
          <table:table-cell office:value-type="string" calcext:value-type="string">
            <text:p>D9</text:p>
          </table:table-cell>
          <table:table-cell office:value-type="float" office:value="35.8610625" calcext:value-type="float">
            <text:p>35.8610625</text:p>
          </table:table-cell>
          <table:table-cell office:value-type="float" office:value="33.7623125" calcext:value-type="float">
            <text:p>33.7623125</text:p>
          </table:table-cell>
        </table:table-row>
        <table:table-row table:style-name="ro1">
          <table:table-cell office:value-type="float" office:value="61422" calcext:value-type="float">
            <text:p>6142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9</text:p>
          </table:table-cell>
          <table:table-cell office:value-type="string" calcext:value-type="string">
            <text:p>D10</text:p>
          </table:table-cell>
          <table:table-cell office:value-type="float" office:value="35.26025" calcext:value-type="float">
            <text:p>35.26025</text:p>
          </table:table-cell>
          <table:table-cell office:value-type="float" office:value="33.08975" calcext:value-type="float">
            <text:p>33.08975</text:p>
          </table:table-cell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17</text:p>
          </table:table-cell>
          <table:table-cell office:value-type="string" calcext:value-type="string">
            <text:p>D11</text:p>
          </table:table-cell>
          <table:table-cell office:value-type="float" office:value="36.00325" calcext:value-type="float">
            <text:p>36.00325</text:p>
          </table:table-cell>
          <table:table-cell office:value-type="float" office:value="33.7175" calcext:value-type="float">
            <text:p>33.7175</text:p>
          </table:table-cell>
        </table:table-row>
        <table:table-row table:style-name="ro1">
          <table:table-cell office:value-type="float" office:value="61424" calcext:value-type="float">
            <text:p>614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60</text:p>
          </table:table-cell>
          <table:table-cell office:value-type="string" calcext:value-type="string">
            <text:p>D12</text:p>
          </table:table-cell>
          <table:table-cell office:value-type="float" office:value="36.2101875" calcext:value-type="float">
            <text:p>36.2101875</text:p>
          </table:table-cell>
          <table:table-cell office:value-type="float" office:value="34.1319375" calcext:value-type="float">
            <text:p>34.1319375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12</text:p>
          </table:table-cell>
          <table:table-cell office:value-type="string" calcext:value-type="string">
            <text:p>E7</text:p>
          </table:table-cell>
          <table:table-cell office:value-type="float" office:value="35.6248125" calcext:value-type="float">
            <text:p>35.6248125</text:p>
          </table:table-cell>
          <table:table-cell office:value-type="float" office:value="33.3816875" calcext:value-type="float">
            <text:p>33.3816875</text:p>
          </table:table-cell>
        </table:table-row>
        <table:table-row table:style-name="ro1">
          <table:table-cell office:value-type="float" office:value="61426" calcext:value-type="float">
            <text:p>6142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82</text:p>
          </table:table-cell>
          <table:table-cell office:value-type="string" calcext:value-type="string">
            <text:p>E8</text:p>
          </table:table-cell>
          <table:table-cell office:value-type="float" office:value="35.6504375" calcext:value-type="float">
            <text:p>35.6504375</text:p>
          </table:table-cell>
          <table:table-cell office:value-type="float" office:value="33.588125" calcext:value-type="float">
            <text:p>33.588125</text:p>
          </table:table-cell>
        </table:table-row>
        <table:table-row table:style-name="ro1">
          <table:table-cell office:value-type="float" office:value="61427" calcext:value-type="float">
            <text:p>614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44</text:p>
          </table:table-cell>
          <table:table-cell office:value-type="string" calcext:value-type="string">
            <text:p>E9</text:p>
          </table:table-cell>
          <table:table-cell office:value-type="float" office:value="35.7385625" calcext:value-type="float">
            <text:p>35.7385625</text:p>
          </table:table-cell>
          <table:table-cell office:value-type="float" office:value="33.8516875" calcext:value-type="float">
            <text:p>33.8516875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06</text:p>
          </table:table-cell>
          <table:table-cell office:value-type="string" calcext:value-type="string">
            <text:p>E10</text:p>
          </table:table-cell>
          <table:table-cell office:value-type="float" office:value="35.8066875" calcext:value-type="float">
            <text:p>35.8066875</text:p>
          </table:table-cell>
          <table:table-cell office:value-type="float" office:value="35.116875" calcext:value-type="float">
            <text:p>35.116875</text:p>
          </table:table-cell>
        </table:table-row>
        <table:table-row table:style-name="ro1">
          <table:table-cell office:value-type="float" office:value="61429" calcext:value-type="float">
            <text:p>614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41</text:p>
          </table:table-cell>
          <table:table-cell office:value-type="string" calcext:value-type="string">
            <text:p>E11</text:p>
          </table:table-cell>
          <table:table-cell office:value-type="float" office:value="35.791125" calcext:value-type="float">
            <text:p>35.791125</text:p>
          </table:table-cell>
          <table:table-cell office:value-type="float" office:value="35.9789375" calcext:value-type="float">
            <text:p>35.9789375</text:p>
          </table:table-cell>
        </table:table-row>
        <table:table-row table:style-name="ro1">
          <table:table-cell office:value-type="float" office:value="61430" calcext:value-type="float">
            <text:p>6143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3</text:p>
          </table:table-cell>
          <table:table-cell office:value-type="string" calcext:value-type="string">
            <text:p>E12</text:p>
          </table:table-cell>
          <table:table-cell office:value-type="float" office:value="36.3899375" calcext:value-type="float">
            <text:p>36.3899375</text:p>
          </table:table-cell>
          <table:table-cell office:value-type="float" office:value="34.315375" calcext:value-type="float">
            <text:p>34.315375</text:p>
          </table:table-cell>
        </table:table-row>
        <table:table-row table:style-name="ro1">
          <table:table-cell office:value-type="float" office:value="61431" calcext:value-type="float">
            <text:p>6143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96</text:p>
          </table:table-cell>
          <table:table-cell office:value-type="string" calcext:value-type="string">
            <text:p>F7</text:p>
          </table:table-cell>
          <table:table-cell office:value-type="float" office:value="34.539875" calcext:value-type="float">
            <text:p>34.539875</text:p>
          </table:table-cell>
          <table:table-cell office:value-type="float" office:value="33.9095625" calcext:value-type="float">
            <text:p>33.9095625</text:p>
          </table:table-cell>
        </table:table-row>
        <table:table-row table:style-name="ro1">
          <table:table-cell office:value-type="float" office:value="61432" calcext:value-type="float">
            <text:p>614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50</text:p>
          </table:table-cell>
          <table:table-cell office:value-type="string" calcext:value-type="string">
            <text:p>F8</text:p>
          </table:table-cell>
          <table:table-cell office:value-type="float" office:value="34.8911875" calcext:value-type="float">
            <text:p>34.8911875</text:p>
          </table:table-cell>
          <table:table-cell office:value-type="float" office:value="34.4668125" calcext:value-type="float">
            <text:p>34.4668125</text:p>
          </table:table-cell>
        </table:table-row>
        <table:table-row table:style-name="ro1">
          <table:table-cell office:value-type="float" office:value="61433" calcext:value-type="float">
            <text:p>6143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7</text:p>
          </table:table-cell>
          <table:table-cell office:value-type="string" calcext:value-type="string">
            <text:p>F9</text:p>
          </table:table-cell>
          <table:table-cell office:value-type="float" office:value="34.6151875" calcext:value-type="float">
            <text:p>34.6151875</text:p>
          </table:table-cell>
          <table:table-cell office:value-type="float" office:value="34.37825" calcext:value-type="float">
            <text:p>34.37825</text:p>
          </table:table-cell>
        </table:table-row>
        <table:table-row table:style-name="ro1">
          <table:table-cell office:value-type="float" office:value="61434" calcext:value-type="float">
            <text:p>6143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10</text:p>
          </table:table-cell>
          <table:table-cell office:value-type="float" office:value="35.048125" calcext:value-type="float">
            <text:p>35.048125</text:p>
          </table:table-cell>
          <table:table-cell office:value-type="float" office:value="34.715" calcext:value-type="float">
            <text:p>34.715</text:p>
          </table:table-cell>
        </table:table-row>
        <table:table-row table:style-name="ro1">
          <table:table-cell office:value-type="float" office:value="61435" calcext:value-type="float">
            <text:p>6143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91</text:p>
          </table:table-cell>
          <table:table-cell office:value-type="string" calcext:value-type="string">
            <text:p>F11</text:p>
          </table:table-cell>
          <table:table-cell office:value-type="float" office:value="36.23075" calcext:value-type="float">
            <text:p>36.23075</text:p>
          </table:table-cell>
          <table:table-cell office:value-type="float" office:value="34.295375" calcext:value-type="float">
            <text:p>34.295375</text:p>
          </table:table-cell>
        </table:table-row>
        <table:table-row table:style-name="ro1">
          <table:table-cell office:value-type="float" office:value="61436" calcext:value-type="float">
            <text:p>614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8</text:p>
          </table:table-cell>
          <table:table-cell office:value-type="string" calcext:value-type="string">
            <text:p>F12</text:p>
          </table:table-cell>
          <table:table-cell office:value-type="float" office:value="36.456125" calcext:value-type="float">
            <text:p>36.456125</text:p>
          </table:table-cell>
          <table:table-cell office:value-type="float" office:value="34.469625" calcext:value-type="float">
            <text:p>34.469625</text:p>
          </table:table-cell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39</text:p>
          </table:table-cell>
          <table:table-cell office:value-type="string" calcext:value-type="string">
            <text:p>G7</text:p>
          </table:table-cell>
          <table:table-cell office:value-type="float" office:value="34.563375" calcext:value-type="float">
            <text:p>34.563375</text:p>
          </table:table-cell>
          <table:table-cell office:value-type="float" office:value="33.2378125" calcext:value-type="float">
            <text:p>33.2378125</text:p>
          </table:table-cell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56</text:p>
          </table:table-cell>
          <table:table-cell office:value-type="string" calcext:value-type="string">
            <text:p>G8</text:p>
          </table:table-cell>
          <table:table-cell office:value-type="float" office:value="34.736875" calcext:value-type="float">
            <text:p>34.736875</text:p>
          </table:table-cell>
          <table:table-cell office:value-type="float" office:value="33.637875" calcext:value-type="float">
            <text:p>33.637875</text:p>
          </table:table-cell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68</text:p>
          </table:table-cell>
          <table:table-cell office:value-type="string" calcext:value-type="string">
            <text:p>G9</text:p>
          </table:table-cell>
          <table:table-cell office:value-type="float" office:value="35.399875" calcext:value-type="float">
            <text:p>35.399875</text:p>
          </table:table-cell>
          <table:table-cell office:value-type="float" office:value="33.20525" calcext:value-type="float">
            <text:p>33.20525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09</text:p>
          </table:table-cell>
          <table:table-cell office:value-type="string" calcext:value-type="string">
            <text:p>G10</text:p>
          </table:table-cell>
          <table:table-cell office:value-type="float" office:value="35.05425" calcext:value-type="float">
            <text:p>35.05425</text:p>
          </table:table-cell>
          <table:table-cell office:value-type="float" office:value="33.98425" calcext:value-type="float">
            <text:p>33.98425</text:p>
          </table:table-cell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79</text:p>
          </table:table-cell>
          <table:table-cell office:value-type="string" calcext:value-type="string">
            <text:p>G11</text:p>
          </table:table-cell>
          <table:table-cell office:value-type="float" office:value="35.0235" calcext:value-type="float">
            <text:p>35.0235</text:p>
          </table:table-cell>
          <table:table-cell office:value-type="float" office:value="33.8489375" calcext:value-type="float">
            <text:p>33.8489375</text:p>
          </table:table-cell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67</text:p>
          </table:table-cell>
          <table:table-cell office:value-type="string" calcext:value-type="string">
            <text:p>G12</text:p>
          </table:table-cell>
          <table:table-cell office:value-type="float" office:value="36.19125" calcext:value-type="float">
            <text:p>36.19125</text:p>
          </table:table-cell>
          <table:table-cell office:value-type="float" office:value="33.6260625" calcext:value-type="float">
            <text:p>33.6260625</text:p>
          </table:table-cell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10</text:p>
          </table:table-cell>
          <table:table-cell office:value-type="string" calcext:value-type="string">
            <text:p>H7</text:p>
          </table:table-cell>
          <table:table-cell office:value-type="float" office:value="34.5540625" calcext:value-type="float">
            <text:p>34.5540625</text:p>
          </table:table-cell>
          <table:table-cell office:value-type="float" office:value="33.5965625" calcext:value-type="float">
            <text:p>33.5965625</text:p>
          </table:table-cell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27</text:p>
          </table:table-cell>
          <table:table-cell office:value-type="string" calcext:value-type="string">
            <text:p>H8</text:p>
          </table:table-cell>
          <table:table-cell office:value-type="float" office:value="34.9608125" calcext:value-type="float">
            <text:p>34.9608125</text:p>
          </table:table-cell>
          <table:table-cell office:value-type="float" office:value="33.769375" calcext:value-type="float">
            <text:p>33.769375</text:p>
          </table:table-cell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9</text:p>
          </table:table-cell>
          <table:table-cell office:value-type="float" office:value="34.7283125" calcext:value-type="float">
            <text:p>34.7283125</text:p>
          </table:table-cell>
          <table:table-cell office:value-type="float" office:value="34.14875" calcext:value-type="float">
            <text:p>34.14875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5</text:p>
          </table:table-cell>
          <table:table-cell office:value-type="string" calcext:value-type="string">
            <text:p>H10</text:p>
          </table:table-cell>
          <table:table-cell office:value-type="float" office:value="34.730625" calcext:value-type="float">
            <text:p>34.730625</text:p>
          </table:table-cell>
          <table:table-cell office:value-type="float" office:value="34.5268125" calcext:value-type="float">
            <text:p>34.5268125</text:p>
          </table:table-cell>
        </table:table-row>
        <table:table-row table:style-name="ro1">
          <table:table-cell office:value-type="float" office:value="61447" calcext:value-type="float">
            <text:p>6144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4</text:p>
          </table:table-cell>
          <table:table-cell office:value-type="string" calcext:value-type="string">
            <text:p>H11</text:p>
          </table:table-cell>
          <table:table-cell office:value-type="float" office:value="35.611625" calcext:value-type="float">
            <text:p>35.611625</text:p>
          </table:table-cell>
          <table:table-cell office:value-type="float" office:value="34.4984375" calcext:value-type="float">
            <text:p>34.4984375</text:p>
          </table:table-cell>
        </table:table-row>
        <table:table-row table:style-name="ro1">
          <table:table-cell office:value-type="float" office:value="61448" calcext:value-type="float">
            <text:p>614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15</text:p>
          </table:table-cell>
          <table:table-cell office:value-type="string" calcext:value-type="string">
            <text:p>H12</text:p>
          </table:table-cell>
          <table:table-cell office:value-type="float" office:value="36.3421875" calcext:value-type="float">
            <text:p>36.3421875</text:p>
          </table:table-cell>
          <table:table-cell office:value-type="float" office:value="34.2463125" calcext:value-type="float">
            <text:p>34.2463125</text:p>
          </table:table-cell>
        </table:table-row>
        <table:table-row table:style-name="ro1">
          <table:table-cell office:value-type="float" office:value="61449" calcext:value-type="float">
            <text:p>6144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7</text:p>
          </table:table-cell>
          <table:table-cell office:value-type="float" office:value="34.45925" calcext:value-type="float">
            <text:p>34.45925</text:p>
          </table:table-cell>
          <table:table-cell office:value-type="float" office:value="32.7309375" calcext:value-type="float">
            <text:p>32.7309375</text:p>
          </table:table-cell>
        </table:table-row>
        <table:table-row table:style-name="ro1">
          <table:table-cell office:value-type="float" office:value="61450" calcext:value-type="float">
            <text:p>6145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11</text:p>
          </table:table-cell>
          <table:table-cell office:value-type="string" calcext:value-type="string">
            <text:p>I8</text:p>
          </table:table-cell>
          <table:table-cell office:value-type="float" office:value="34.073375" calcext:value-type="float">
            <text:p>34.073375</text:p>
          </table:table-cell>
          <table:table-cell office:value-type="float" office:value="32.8823125" calcext:value-type="float">
            <text:p>32.8823125</text:p>
          </table:table-cell>
        </table:table-row>
        <table:table-row table:style-name="ro1">
          <table:table-cell office:value-type="float" office:value="61451" calcext:value-type="float">
            <text:p>6145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3</text:p>
          </table:table-cell>
          <table:table-cell office:value-type="string" calcext:value-type="string">
            <text:p>I9</text:p>
          </table:table-cell>
          <table:table-cell office:value-type="float" office:value="34.4805625" calcext:value-type="float">
            <text:p>34.4805625</text:p>
          </table:table-cell>
          <table:table-cell office:value-type="float" office:value="32.9904375" calcext:value-type="float">
            <text:p>32.9904375</text:p>
          </table:table-cell>
        </table:table-row>
        <table:table-row table:style-name="ro1">
          <table:table-cell office:value-type="float" office:value="61452" calcext:value-type="float">
            <text:p>614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11</text:p>
          </table:table-cell>
          <table:table-cell office:value-type="string" calcext:value-type="string">
            <text:p>I10</text:p>
          </table:table-cell>
          <table:table-cell office:value-type="float" office:value="34.3459375" calcext:value-type="float">
            <text:p>34.3459375</text:p>
          </table:table-cell>
          <table:table-cell office:value-type="float" office:value="34.012375" calcext:value-type="float">
            <text:p>34.012375</text:p>
          </table:table-cell>
        </table:table-row>
        <table:table-row table:style-name="ro1">
          <table:table-cell office:value-type="float" office:value="61453" calcext:value-type="float">
            <text:p>6145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78</text:p>
          </table:table-cell>
          <table:table-cell office:value-type="string" calcext:value-type="string">
            <text:p>I11</text:p>
          </table:table-cell>
          <table:table-cell office:value-type="float" office:value="35.1321875" calcext:value-type="float">
            <text:p>35.1321875</text:p>
          </table:table-cell>
          <table:table-cell office:value-type="float" office:value="34.6234375" calcext:value-type="float">
            <text:p>34.6234375</text:p>
          </table:table-cell>
        </table:table-row>
        <table:table-row table:style-name="ro1">
          <table:table-cell office:value-type="float" office:value="61454" calcext:value-type="float">
            <text:p>614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07</text:p>
          </table:table-cell>
          <table:table-cell office:value-type="string" calcext:value-type="string">
            <text:p>I12</text:p>
          </table:table-cell>
          <table:table-cell office:value-type="float" office:value="36.0365625" calcext:value-type="float">
            <text:p>36.0365625</text:p>
          </table:table-cell>
          <table:table-cell office:value-type="float" office:value="35.3734375" calcext:value-type="float">
            <text:p>35.3734375</text:p>
          </table:table-cell>
        </table:table-row>
        <table:table-row table:style-name="ro1">
          <table:table-cell office:value-type="float" office:value="61455" calcext:value-type="float">
            <text:p>6145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6</text:p>
          </table:table-cell>
          <table:table-cell office:value-type="string" calcext:value-type="string">
            <text:p>J7</text:p>
          </table:table-cell>
          <table:table-cell office:value-type="float" office:value="34.424125" calcext:value-type="float">
            <text:p>34.424125</text:p>
          </table:table-cell>
          <table:table-cell office:value-type="float" office:value="33.1975625" calcext:value-type="float">
            <text:p>33.1975625</text:p>
          </table:table-cell>
        </table:table-row>
        <table:table-row table:style-name="ro1">
          <table:table-cell office:value-type="float" office:value="61456" calcext:value-type="float">
            <text:p>6145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4</text:p>
          </table:table-cell>
          <table:table-cell office:value-type="string" calcext:value-type="string">
            <text:p>J8</text:p>
          </table:table-cell>
          <table:table-cell office:value-type="float" office:value="34.459625" calcext:value-type="float">
            <text:p>34.459625</text:p>
          </table:table-cell>
          <table:table-cell office:value-type="float" office:value="33.1131875" calcext:value-type="float">
            <text:p>33.1131875</text:p>
          </table:table-cell>
        </table:table-row>
        <table:table-row table:style-name="ro1">
          <table:table-cell office:value-type="float" office:value="61457" calcext:value-type="float">
            <text:p>614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30</text:p>
          </table:table-cell>
          <table:table-cell office:value-type="string" calcext:value-type="string">
            <text:p>J9</text:p>
          </table:table-cell>
          <table:table-cell office:value-type="float" office:value="35.052375" calcext:value-type="float">
            <text:p>35.052375</text:p>
          </table:table-cell>
          <table:table-cell office:value-type="float" office:value="32.992375" calcext:value-type="float">
            <text:p>32.992375</text:p>
          </table:table-cell>
        </table:table-row>
        <table:table-row table:style-name="ro1">
          <table:table-cell office:value-type="float" office:value="61458" calcext:value-type="float">
            <text:p>6145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0</text:p>
          </table:table-cell>
          <table:table-cell office:value-type="string" calcext:value-type="string">
            <text:p>J10</text:p>
          </table:table-cell>
          <table:table-cell office:value-type="float" office:value="35.4801875" calcext:value-type="float">
            <text:p>35.4801875</text:p>
          </table:table-cell>
          <table:table-cell office:value-type="float" office:value="33.036375" calcext:value-type="float">
            <text:p>33.036375</text:p>
          </table:table-cell>
        </table:table-row>
        <table:table-row table:style-name="ro1">
          <table:table-cell office:value-type="float" office:value="61459" calcext:value-type="float">
            <text:p>6145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11</text:p>
          </table:table-cell>
          <table:table-cell office:value-type="float" office:value="35.35575" calcext:value-type="float">
            <text:p>35.35575</text:p>
          </table:table-cell>
          <table:table-cell office:value-type="float" office:value="32.6589375" calcext:value-type="float">
            <text:p>32.6589375</text:p>
          </table:table-cell>
        </table:table-row>
        <table:table-row table:style-name="ro1">
          <table:table-cell office:value-type="float" office:value="61460" calcext:value-type="float">
            <text:p>614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94</text:p>
          </table:table-cell>
          <table:table-cell office:value-type="string" calcext:value-type="string">
            <text:p>J12</text:p>
          </table:table-cell>
          <table:table-cell office:value-type="float" office:value="36.195" calcext:value-type="float">
            <text:p>36.195</text:p>
          </table:table-cell>
          <table:table-cell office:value-type="float" office:value="33.8404375" calcext:value-type="float">
            <text:p>33.8404375</text:p>
          </table:table-cell>
        </table:table-row>
        <table:table-row table:style-name="ro1">
          <table:table-cell office:value-type="float" office:value="61501" calcext:value-type="float">
            <text:p>6150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03</text:p>
          </table:table-cell>
          <table:table-cell office:value-type="string" calcext:value-type="string">
            <text:p>A18</text:p>
          </table:table-cell>
          <table:table-cell office:value-type="float" office:value="37.1575625" calcext:value-type="float">
            <text:p>37.1575625</text:p>
          </table:table-cell>
          <table:table-cell office:value-type="float" office:value="33.2776875" calcext:value-type="float">
            <text:p>33.2776875</text:p>
          </table:table-cell>
        </table:table-row>
        <table:table-row table:style-name="ro1">
          <table:table-cell office:value-type="float" office:value="61502" calcext:value-type="float">
            <text:p>6150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17</text:p>
          </table:table-cell>
          <table:table-cell office:value-type="float" office:value="36.4405625" calcext:value-type="float">
            <text:p>36.4405625</text:p>
          </table:table-cell>
          <table:table-cell office:value-type="float" office:value="33.6449375" calcext:value-type="float">
            <text:p>33.6449375</text:p>
          </table:table-cell>
        </table:table-row>
        <table:table-row table:style-name="ro1">
          <table:table-cell office:value-type="float" office:value="61503" calcext:value-type="float">
            <text:p>6150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85</text:p>
          </table:table-cell>
          <table:table-cell office:value-type="string" calcext:value-type="string">
            <text:p>A16</text:p>
          </table:table-cell>
          <table:table-cell office:value-type="float" office:value="35.9535625" calcext:value-type="float">
            <text:p>35.9535625</text:p>
          </table:table-cell>
          <table:table-cell office:value-type="float" office:value="34.3935" calcext:value-type="float">
            <text:p>34.3935</text:p>
          </table:table-cell>
        </table:table-row>
        <table:table-row table:style-name="ro1">
          <table:table-cell office:value-type="float" office:value="61504" calcext:value-type="float">
            <text:p>6150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56</text:p>
          </table:table-cell>
          <table:table-cell office:value-type="string" calcext:value-type="string">
            <text:p>A15</text:p>
          </table:table-cell>
          <table:table-cell office:value-type="float" office:value="35.834875" calcext:value-type="float">
            <text:p>35.834875</text:p>
          </table:table-cell>
          <table:table-cell office:value-type="float" office:value="34.2113125" calcext:value-type="float">
            <text:p>34.2113125</text:p>
          </table:table-cell>
        </table:table-row>
        <table:table-row table:style-name="ro1">
          <table:table-cell office:value-type="float" office:value="61505" calcext:value-type="float">
            <text:p>6150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40</text:p>
          </table:table-cell>
          <table:table-cell office:value-type="string" calcext:value-type="string">
            <text:p>A14</text:p>
          </table:table-cell>
          <table:table-cell office:value-type="float" office:value="36.0748125" calcext:value-type="float">
            <text:p>36.0748125</text:p>
          </table:table-cell>
          <table:table-cell office:value-type="float" office:value="33.821875" calcext:value-type="float">
            <text:p>33.821875</text:p>
          </table:table-cell>
        </table:table-row>
        <table:table-row table:style-name="ro1">
          <table:table-cell office:value-type="float" office:value="61506" calcext:value-type="float">
            <text:p>615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34</text:p>
          </table:table-cell>
          <table:table-cell office:value-type="string" calcext:value-type="string">
            <text:p>A13</text:p>
          </table:table-cell>
          <table:table-cell office:value-type="float" office:value="35.9296875" calcext:value-type="float">
            <text:p>35.9296875</text:p>
          </table:table-cell>
          <table:table-cell office:value-type="float" office:value="34.5749375" calcext:value-type="float">
            <text:p>34.5749375</text:p>
          </table:table-cell>
        </table:table-row>
        <table:table-row table:style-name="ro1">
          <table:table-cell office:value-type="float" office:value="61507" calcext:value-type="float">
            <text:p>6150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05</text:p>
          </table:table-cell>
          <table:table-cell office:value-type="string" calcext:value-type="string">
            <text:p>B18</text:p>
          </table:table-cell>
          <table:table-cell office:value-type="float" office:value="35.9090625" calcext:value-type="float">
            <text:p>35.9090625</text:p>
          </table:table-cell>
          <table:table-cell office:value-type="float" office:value="32.2973125" calcext:value-type="float">
            <text:p>32.2973125</text:p>
          </table:table-cell>
        </table:table-row>
        <table:table-row table:style-name="ro1">
          <table:table-cell office:value-type="float" office:value="61508" calcext:value-type="float">
            <text:p>615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1</text:p>
          </table:table-cell>
          <table:table-cell office:value-type="string" calcext:value-type="string">
            <text:p>B17</text:p>
          </table:table-cell>
          <table:table-cell office:value-type="float" office:value="35.828375" calcext:value-type="float">
            <text:p>35.828375</text:p>
          </table:table-cell>
          <table:table-cell office:value-type="float" office:value="32.2969375" calcext:value-type="float">
            <text:p>32.2969375</text:p>
          </table:table-cell>
        </table:table-row>
        <table:table-row table:style-name="ro1">
          <table:table-cell office:value-type="float" office:value="61509" calcext:value-type="float">
            <text:p>6150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16</text:p>
          </table:table-cell>
          <table:table-cell office:value-type="float" office:value="36.09025" calcext:value-type="float">
            <text:p>36.09025</text:p>
          </table:table-cell>
          <table:table-cell office:value-type="float" office:value="32.501375" calcext:value-type="float">
            <text:p>32.501375</text:p>
          </table:table-cell>
        </table:table-row>
        <table:table-row table:style-name="ro1">
          <table:table-cell office:value-type="float" office:value="61510" calcext:value-type="float">
            <text:p>615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37</text:p>
          </table:table-cell>
          <table:table-cell office:value-type="string" calcext:value-type="string">
            <text:p>B15</text:p>
          </table:table-cell>
          <table:table-cell office:value-type="float" office:value="35.6665" calcext:value-type="float">
            <text:p>35.6665</text:p>
          </table:table-cell>
          <table:table-cell office:value-type="float" office:value="32.6299375" calcext:value-type="float">
            <text:p>32.6299375</text:p>
          </table:table-cell>
        </table:table-row>
        <table:table-row table:style-name="ro1">
          <table:table-cell office:value-type="float" office:value="61511" calcext:value-type="float">
            <text:p>615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54</text:p>
          </table:table-cell>
          <table:table-cell office:value-type="string" calcext:value-type="string">
            <text:p>B14</text:p>
          </table:table-cell>
          <table:table-cell office:value-type="float" office:value="35.9298125" calcext:value-type="float">
            <text:p>35.9298125</text:p>
          </table:table-cell>
          <table:table-cell office:value-type="float" office:value="32.9621875" calcext:value-type="float">
            <text:p>32.9621875</text:p>
          </table:table-cell>
        </table:table-row>
        <table:table-row table:style-name="ro1">
          <table:table-cell office:value-type="float" office:value="61512" calcext:value-type="float">
            <text:p>615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67</text:p>
          </table:table-cell>
          <table:table-cell office:value-type="string" calcext:value-type="string">
            <text:p>B13</text:p>
          </table:table-cell>
          <table:table-cell office:value-type="float" office:value="35.7541875" calcext:value-type="float">
            <text:p>35.7541875</text:p>
          </table:table-cell>
          <table:table-cell office:value-type="float" office:value="33.0035625" calcext:value-type="float">
            <text:p>33.0035625</text:p>
          </table:table-cell>
        </table:table-row>
        <table:table-row table:style-name="ro1">
          <table:table-cell office:value-type="float" office:value="61513" calcext:value-type="float">
            <text:p>615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65</text:p>
          </table:table-cell>
          <table:table-cell office:value-type="string" calcext:value-type="string">
            <text:p>C18</text:p>
          </table:table-cell>
          <table:table-cell office:value-type="float" office:value="36.394125" calcext:value-type="float">
            <text:p>36.394125</text:p>
          </table:table-cell>
          <table:table-cell office:value-type="float" office:value="32.1065625" calcext:value-type="float">
            <text:p>32.1065625</text:p>
          </table:table-cell>
        </table:table-row>
        <table:table-row table:style-name="ro1">
          <table:table-cell office:value-type="float" office:value="61514" calcext:value-type="float">
            <text:p>615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20</text:p>
          </table:table-cell>
          <table:table-cell office:value-type="string" calcext:value-type="string">
            <text:p>C17</text:p>
          </table:table-cell>
          <table:table-cell office:value-type="float" office:value="36.643125" calcext:value-type="float">
            <text:p>36.643125</text:p>
          </table:table-cell>
          <table:table-cell office:value-type="float" office:value="32.6365625" calcext:value-type="float">
            <text:p>32.6365625</text:p>
          </table:table-cell>
        </table:table-row>
        <table:table-row table:style-name="ro1">
          <table:table-cell office:value-type="float" office:value="61515" calcext:value-type="float">
            <text:p>615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8</text:p>
          </table:table-cell>
          <table:table-cell office:value-type="string" calcext:value-type="string">
            <text:p>C16</text:p>
          </table:table-cell>
          <table:table-cell office:value-type="float" office:value="36.4644375" calcext:value-type="float">
            <text:p>36.4644375</text:p>
          </table:table-cell>
          <table:table-cell office:value-type="float" office:value="33.0088125" calcext:value-type="float">
            <text:p>33.0088125</text:p>
          </table:table-cell>
        </table:table-row>
        <table:table-row table:style-name="ro1">
          <table:table-cell office:value-type="float" office:value="61516" calcext:value-type="float">
            <text:p>615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44</text:p>
          </table:table-cell>
          <table:table-cell office:value-type="string" calcext:value-type="string">
            <text:p>C15</text:p>
          </table:table-cell>
          <table:table-cell office:value-type="float" office:value="36.174625" calcext:value-type="float">
            <text:p>36.174625</text:p>
          </table:table-cell>
          <table:table-cell office:value-type="float" office:value="33.0791875" calcext:value-type="float">
            <text:p>33.0791875</text:p>
          </table:table-cell>
        </table:table-row>
        <table:table-row table:style-name="ro1">
          <table:table-cell office:value-type="float" office:value="61517" calcext:value-type="float">
            <text:p>615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5</text:p>
          </table:table-cell>
          <table:table-cell office:value-type="string" calcext:value-type="string">
            <text:p>C14</text:p>
          </table:table-cell>
          <table:table-cell office:value-type="float" office:value="36.5604375" calcext:value-type="float">
            <text:p>36.5604375</text:p>
          </table:table-cell>
          <table:table-cell office:value-type="float" office:value="33.5370625" calcext:value-type="float">
            <text:p>33.5370625</text:p>
          </table:table-cell>
        </table:table-row>
        <table:table-row table:style-name="ro1">
          <table:table-cell office:value-type="float" office:value="61518" calcext:value-type="float">
            <text:p>615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13</text:p>
          </table:table-cell>
          <table:table-cell office:value-type="float" office:value="35.4096875" calcext:value-type="float">
            <text:p>35.4096875</text:p>
          </table:table-cell>
          <table:table-cell office:value-type="float" office:value="32.92925" calcext:value-type="float">
            <text:p>32.92925</text:p>
          </table:table-cell>
        </table:table-row>
        <table:table-row table:style-name="ro1">
          <table:table-cell office:value-type="float" office:value="61519" calcext:value-type="float">
            <text:p>6151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3</text:p>
          </table:table-cell>
          <table:table-cell office:value-type="string" calcext:value-type="string">
            <text:p>D18</text:p>
          </table:table-cell>
          <table:table-cell office:value-type="float" office:value="44.076375" calcext:value-type="float">
            <text:p>44.076375</text:p>
          </table:table-cell>
          <table:table-cell office:value-type="float" office:value="33.974125" calcext:value-type="float">
            <text:p>33.974125</text:p>
          </table:table-cell>
        </table:table-row>
        <table:table-row table:style-name="ro1">
          <table:table-cell office:value-type="float" office:value="61520" calcext:value-type="float">
            <text:p>615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17</text:p>
          </table:table-cell>
          <table:table-cell office:value-type="float" office:value="36.2023125" calcext:value-type="float">
            <text:p>36.2023125</text:p>
          </table:table-cell>
          <table:table-cell office:value-type="float" office:value="32.6971875" calcext:value-type="float">
            <text:p>32.6971875</text:p>
          </table:table-cell>
        </table:table-row>
        <table:table-row table:style-name="ro1">
          <table:table-cell office:value-type="float" office:value="61521" calcext:value-type="float">
            <text:p>6152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47</text:p>
          </table:table-cell>
          <table:table-cell office:value-type="string" calcext:value-type="string">
            <text:p>D16</text:p>
          </table:table-cell>
          <table:table-cell office:value-type="float" office:value="35.853375" calcext:value-type="float">
            <text:p>35.853375</text:p>
          </table:table-cell>
          <table:table-cell office:value-type="float" office:value="32.9865625" calcext:value-type="float">
            <text:p>32.9865625</text:p>
          </table:table-cell>
        </table:table-row>
        <table:table-row table:style-name="ro1">
          <table:table-cell office:value-type="float" office:value="61522" calcext:value-type="float">
            <text:p>615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88</text:p>
          </table:table-cell>
          <table:table-cell office:value-type="string" calcext:value-type="string">
            <text:p>D15</text:p>
          </table:table-cell>
          <table:table-cell office:value-type="float" office:value="37.1038125" calcext:value-type="float">
            <text:p>37.1038125</text:p>
          </table:table-cell>
          <table:table-cell office:value-type="float" office:value="32.8335625" calcext:value-type="float">
            <text:p>32.8335625</text:p>
          </table:table-cell>
        </table:table-row>
        <table:table-row table:style-name="ro1">
          <table:table-cell office:value-type="float" office:value="61523" calcext:value-type="float">
            <text:p>615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2</text:p>
          </table:table-cell>
          <table:table-cell office:value-type="string" calcext:value-type="string">
            <text:p>D14</text:p>
          </table:table-cell>
          <table:table-cell office:value-type="float" office:value="36.18575" calcext:value-type="float">
            <text:p>36.18575</text:p>
          </table:table-cell>
          <table:table-cell office:value-type="float" office:value="33.6165" calcext:value-type="float">
            <text:p>33.6165</text:p>
          </table:table-cell>
        </table:table-row>
        <table:table-row table:style-name="ro1">
          <table:table-cell office:value-type="float" office:value="61524" calcext:value-type="float">
            <text:p>615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24</text:p>
          </table:table-cell>
          <table:table-cell office:value-type="string" calcext:value-type="string">
            <text:p>D13</text:p>
          </table:table-cell>
          <table:table-cell office:value-type="float" office:value="36.316" calcext:value-type="float">
            <text:p>36.316</text:p>
          </table:table-cell>
          <table:table-cell office:value-type="float" office:value="34.0274375" calcext:value-type="float">
            <text:p>34.0274375</text:p>
          </table:table-cell>
        </table:table-row>
        <table:table-row table:style-name="ro1">
          <table:table-cell office:value-type="float" office:value="61525" calcext:value-type="float">
            <text:p>615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11</text:p>
          </table:table-cell>
          <table:table-cell office:value-type="string" calcext:value-type="string">
            <text:p>E18</text:p>
          </table:table-cell>
          <table:table-cell office:value-type="float" office:value="36.50225" calcext:value-type="float">
            <text:p>36.50225</text:p>
          </table:table-cell>
          <table:table-cell office:value-type="float" office:value="32.2045625" calcext:value-type="float">
            <text:p>32.2045625</text:p>
          </table:table-cell>
        </table:table-row>
        <table:table-row table:style-name="ro1">
          <table:table-cell office:value-type="float" office:value="61526" calcext:value-type="float">
            <text:p>6152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6</text:p>
          </table:table-cell>
          <table:table-cell office:value-type="string" calcext:value-type="string">
            <text:p>E17</text:p>
          </table:table-cell>
          <table:table-cell office:value-type="float" office:value="36.7359375" calcext:value-type="float">
            <text:p>36.7359375</text:p>
          </table:table-cell>
          <table:table-cell office:value-type="float" office:value="33.3886875" calcext:value-type="float">
            <text:p>33.3886875</text:p>
          </table:table-cell>
        </table:table-row>
        <table:table-row table:style-name="ro1">
          <table:table-cell office:value-type="float" office:value="61527" calcext:value-type="float">
            <text:p>6152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46</text:p>
          </table:table-cell>
          <table:table-cell office:value-type="string" calcext:value-type="string">
            <text:p>E16</text:p>
          </table:table-cell>
          <table:table-cell office:value-type="float" office:value="36.8825625" calcext:value-type="float">
            <text:p>36.8825625</text:p>
          </table:table-cell>
          <table:table-cell office:value-type="float" office:value="34.3310625" calcext:value-type="float">
            <text:p>34.3310625</text:p>
          </table:table-cell>
        </table:table-row>
        <table:table-row table:style-name="ro1">
          <table:table-cell office:value-type="float" office:value="61528" calcext:value-type="float">
            <text:p>6152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17</text:p>
          </table:table-cell>
          <table:table-cell office:value-type="string" calcext:value-type="string">
            <text:p>E15</text:p>
          </table:table-cell>
          <table:table-cell office:value-type="float" office:value="37.161375" calcext:value-type="float">
            <text:p>37.161375</text:p>
          </table:table-cell>
          <table:table-cell office:value-type="float" office:value="34.202125" calcext:value-type="float">
            <text:p>34.202125</text:p>
          </table:table-cell>
        </table:table-row>
        <table:table-row table:style-name="ro1">
          <table:table-cell office:value-type="float" office:value="61529" calcext:value-type="float">
            <text:p>6152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6</text:p>
          </table:table-cell>
          <table:table-cell office:value-type="string" calcext:value-type="string">
            <text:p>E14</text:p>
          </table:table-cell>
          <table:table-cell office:value-type="float" office:value="36.47825" calcext:value-type="float">
            <text:p>36.47825</text:p>
          </table:table-cell>
          <table:table-cell office:value-type="float" office:value="33.706" calcext:value-type="float">
            <text:p>33.706</text:p>
          </table:table-cell>
        </table:table-row>
        <table:table-row table:style-name="ro1">
          <table:table-cell office:value-type="float" office:value="61530" calcext:value-type="float">
            <text:p>615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0</text:p>
          </table:table-cell>
          <table:table-cell office:value-type="string" calcext:value-type="string">
            <text:p>E13</text:p>
          </table:table-cell>
          <table:table-cell office:value-type="float" office:value="36.134" calcext:value-type="float">
            <text:p>36.134</text:p>
          </table:table-cell>
          <table:table-cell office:value-type="float" office:value="33.3675" calcext:value-type="float">
            <text:p>33.3675</text:p>
          </table:table-cell>
        </table:table-row>
        <table:table-row table:style-name="ro1">
          <table:table-cell office:value-type="float" office:value="61531" calcext:value-type="float">
            <text:p>615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58</text:p>
          </table:table-cell>
          <table:table-cell office:value-type="string" calcext:value-type="string">
            <text:p>F18</text:p>
          </table:table-cell>
          <table:table-cell office:value-type="float" office:value="36.318875" calcext:value-type="float">
            <text:p>36.318875</text:p>
          </table:table-cell>
          <table:table-cell office:value-type="float" office:value="32.45975" calcext:value-type="float">
            <text:p>32.45975</text:p>
          </table:table-cell>
        </table:table-row>
        <table:table-row table:style-name="ro1">
          <table:table-cell office:value-type="float" office:value="61532" calcext:value-type="float">
            <text:p>6153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98</text:p>
          </table:table-cell>
          <table:table-cell office:value-type="string" calcext:value-type="string">
            <text:p>F17</text:p>
          </table:table-cell>
          <table:table-cell office:value-type="float" office:value="36.129875" calcext:value-type="float">
            <text:p>36.129875</text:p>
          </table:table-cell>
          <table:table-cell office:value-type="float" office:value="32.9860625" calcext:value-type="float">
            <text:p>32.9860625</text:p>
          </table:table-cell>
        </table:table-row>
        <table:table-row table:style-name="ro1">
          <table:table-cell office:value-type="float" office:value="61533" calcext:value-type="float">
            <text:p>6153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61</text:p>
          </table:table-cell>
          <table:table-cell office:value-type="string" calcext:value-type="string">
            <text:p>F16</text:p>
          </table:table-cell>
          <table:table-cell office:value-type="float" office:value="36.296375" calcext:value-type="float">
            <text:p>36.296375</text:p>
          </table:table-cell>
          <table:table-cell office:value-type="float" office:value="33.104" calcext:value-type="float">
            <text:p>33.104</text:p>
          </table:table-cell>
        </table:table-row>
        <table:table-row table:style-name="ro1">
          <table:table-cell office:value-type="float" office:value="61534" calcext:value-type="float">
            <text:p>615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15</text:p>
          </table:table-cell>
          <table:table-cell office:value-type="float" office:value="35.4453125" calcext:value-type="float">
            <text:p>35.4453125</text:p>
          </table:table-cell>
          <table:table-cell office:value-type="float" office:value="33.1648125" calcext:value-type="float">
            <text:p>33.1648125</text:p>
          </table:table-cell>
        </table:table-row>
        <table:table-row table:style-name="ro1">
          <table:table-cell office:value-type="float" office:value="61535" calcext:value-type="float">
            <text:p>6153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87</text:p>
          </table:table-cell>
          <table:table-cell office:value-type="string" calcext:value-type="string">
            <text:p>F14</text:p>
          </table:table-cell>
          <table:table-cell office:value-type="float" office:value="35.811125" calcext:value-type="float">
            <text:p>35.811125</text:p>
          </table:table-cell>
          <table:table-cell office:value-type="float" office:value="34.1209375" calcext:value-type="float">
            <text:p>34.1209375</text:p>
          </table:table-cell>
        </table:table-row>
        <table:table-row table:style-name="ro1">
          <table:table-cell office:value-type="float" office:value="61536" calcext:value-type="float">
            <text:p>6153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56</text:p>
          </table:table-cell>
          <table:table-cell office:value-type="string" calcext:value-type="string">
            <text:p>F13</text:p>
          </table:table-cell>
          <table:table-cell office:value-type="float" office:value="35.7728125" calcext:value-type="float">
            <text:p>35.7728125</text:p>
          </table:table-cell>
          <table:table-cell office:value-type="float" office:value="33.424125" calcext:value-type="float">
            <text:p>33.424125</text:p>
          </table:table-cell>
        </table:table-row>
        <table:table-row table:style-name="ro1">
          <table:table-cell office:value-type="float" office:value="61537" calcext:value-type="float">
            <text:p>615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84</text:p>
          </table:table-cell>
          <table:table-cell office:value-type="string" calcext:value-type="string">
            <text:p>G18</text:p>
          </table:table-cell>
          <table:table-cell office:value-type="float" office:value="36.9751875" calcext:value-type="float">
            <text:p>36.9751875</text:p>
          </table:table-cell>
          <table:table-cell office:value-type="float" office:value="33.39025" calcext:value-type="float">
            <text:p>33.39025</text:p>
          </table:table-cell>
        </table:table-row>
        <table:table-row table:style-name="ro1">
          <table:table-cell office:value-type="float" office:value="61538" calcext:value-type="float">
            <text:p>6153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9</text:p>
          </table:table-cell>
          <table:table-cell office:value-type="string" calcext:value-type="string">
            <text:p>G17</text:p>
          </table:table-cell>
          <table:table-cell office:value-type="float" office:value="36.25025" calcext:value-type="float">
            <text:p>36.25025</text:p>
          </table:table-cell>
          <table:table-cell office:value-type="float" office:value="37.223" calcext:value-type="float">
            <text:p>37.223</text:p>
          </table:table-cell>
        </table:table-row>
        <table:table-row table:style-name="ro1">
          <table:table-cell office:value-type="float" office:value="61539" calcext:value-type="float">
            <text:p>6153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7</text:p>
          </table:table-cell>
          <table:table-cell office:value-type="string" calcext:value-type="string">
            <text:p>G16</text:p>
          </table:table-cell>
          <table:table-cell office:value-type="float" office:value="35.93675" calcext:value-type="float">
            <text:p>35.93675</text:p>
          </table:table-cell>
          <table:table-cell office:value-type="float" office:value="34.1595625" calcext:value-type="float">
            <text:p>34.1595625</text:p>
          </table:table-cell>
        </table:table-row>
        <table:table-row table:style-name="ro1">
          <table:table-cell office:value-type="float" office:value="61540" calcext:value-type="float">
            <text:p>6154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48</text:p>
          </table:table-cell>
          <table:table-cell office:value-type="string" calcext:value-type="string">
            <text:p>G15</text:p>
          </table:table-cell>
          <table:table-cell office:value-type="float" office:value="37.008375" calcext:value-type="float">
            <text:p>37.008375</text:p>
          </table:table-cell>
          <table:table-cell office:value-type="float" office:value="35.904875" calcext:value-type="float">
            <text:p>35.904875</text:p>
          </table:table-cell>
        </table:table-row>
        <table:table-row table:style-name="ro1">
          <table:table-cell office:value-type="float" office:value="61541" calcext:value-type="float">
            <text:p>6154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97</text:p>
          </table:table-cell>
          <table:table-cell office:value-type="string" calcext:value-type="string">
            <text:p>G14</text:p>
          </table:table-cell>
          <table:table-cell office:value-type="float" office:value="35.6470625" calcext:value-type="float">
            <text:p>35.6470625</text:p>
          </table:table-cell>
          <table:table-cell office:value-type="float" office:value="34.088375" calcext:value-type="float">
            <text:p>34.088375</text:p>
          </table:table-cell>
        </table:table-row>
        <table:table-row table:style-name="ro1">
          <table:table-cell office:value-type="float" office:value="61542" calcext:value-type="float">
            <text:p>6154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5</text:p>
          </table:table-cell>
          <table:table-cell office:value-type="string" calcext:value-type="string">
            <text:p>G13</text:p>
          </table:table-cell>
          <table:table-cell office:value-type="float" office:value="35.2184375" calcext:value-type="float">
            <text:p>35.2184375</text:p>
          </table:table-cell>
          <table:table-cell office:value-type="float" office:value="33.0643125" calcext:value-type="float">
            <text:p>33.0643125</text:p>
          </table:table-cell>
        </table:table-row>
        <table:table-row table:style-name="ro1">
          <table:table-cell office:value-type="float" office:value="61543" calcext:value-type="float">
            <text:p>6154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9</text:p>
          </table:table-cell>
          <table:table-cell office:value-type="string" calcext:value-type="string">
            <text:p>H18</text:p>
          </table:table-cell>
          <table:table-cell office:value-type="float" office:value="37.4221875" calcext:value-type="float">
            <text:p>37.4221875</text:p>
          </table:table-cell>
          <table:table-cell office:value-type="float" office:value="33.2884375" calcext:value-type="float">
            <text:p>33.2884375</text:p>
          </table:table-cell>
        </table:table-row>
        <table:table-row table:style-name="ro1">
          <table:table-cell office:value-type="float" office:value="61544" calcext:value-type="float">
            <text:p>615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0</text:p>
          </table:table-cell>
          <table:table-cell office:value-type="string" calcext:value-type="string">
            <text:p>H17</text:p>
          </table:table-cell>
          <table:table-cell office:value-type="float" office:value="36.0739375" calcext:value-type="float">
            <text:p>36.0739375</text:p>
          </table:table-cell>
          <table:table-cell office:value-type="float" office:value="33.2025" calcext:value-type="float">
            <text:p>33.2025</text:p>
          </table:table-cell>
        </table:table-row>
        <table:table-row table:style-name="ro1">
          <table:table-cell office:value-type="float" office:value="61545" calcext:value-type="float">
            <text:p>6154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16</text:p>
          </table:table-cell>
          <table:table-cell office:value-type="float" office:value="35.5658125" calcext:value-type="float">
            <text:p>35.5658125</text:p>
          </table:table-cell>
          <table:table-cell office:value-type="float" office:value="33.1145" calcext:value-type="float">
            <text:p>33.1145</text:p>
          </table:table-cell>
        </table:table-row>
        <table:table-row table:style-name="ro1">
          <table:table-cell office:value-type="float" office:value="61546" calcext:value-type="float">
            <text:p>6154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93</text:p>
          </table:table-cell>
          <table:table-cell office:value-type="string" calcext:value-type="string">
            <text:p>H15</text:p>
          </table:table-cell>
          <table:table-cell office:value-type="float" office:value="35.6400625" calcext:value-type="float">
            <text:p>35.6400625</text:p>
          </table:table-cell>
          <table:table-cell office:value-type="float" office:value="32.786375" calcext:value-type="float">
            <text:p>32.786375</text:p>
          </table:table-cell>
        </table:table-row>
        <table:table-row table:style-name="ro1">
          <table:table-cell office:value-type="float" office:value="61547" calcext:value-type="float">
            <text:p>6154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48</text:p>
          </table:table-cell>
          <table:table-cell office:value-type="string" calcext:value-type="string">
            <text:p>H14</text:p>
          </table:table-cell>
          <table:table-cell office:value-type="float" office:value="35.341375" calcext:value-type="float">
            <text:p>35.341375</text:p>
          </table:table-cell>
          <table:table-cell office:value-type="float" office:value="33.644875" calcext:value-type="float">
            <text:p>33.644875</text:p>
          </table:table-cell>
        </table:table-row>
        <table:table-row table:style-name="ro1">
          <table:table-cell office:value-type="float" office:value="61548" calcext:value-type="float">
            <text:p>6154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47</text:p>
          </table:table-cell>
          <table:table-cell office:value-type="string" calcext:value-type="string">
            <text:p>H13</text:p>
          </table:table-cell>
          <table:table-cell office:value-type="float" office:value="35.6188125" calcext:value-type="float">
            <text:p>35.6188125</text:p>
          </table:table-cell>
          <table:table-cell office:value-type="float" office:value="34.319" calcext:value-type="float">
            <text:p>34.319</text:p>
          </table:table-cell>
        </table:table-row>
        <table:table-row table:style-name="ro1">
          <table:table-cell office:value-type="float" office:value="61549" calcext:value-type="float">
            <text:p>6154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18</text:p>
          </table:table-cell>
          <table:table-cell office:value-type="float" office:value="35.171625" calcext:value-type="float">
            <text:p>35.171625</text:p>
          </table:table-cell>
          <table:table-cell office:value-type="float" office:value="31.7685625" calcext:value-type="float">
            <text:p>31.7685625</text:p>
          </table:table-cell>
        </table:table-row>
        <table:table-row table:style-name="ro1">
          <table:table-cell office:value-type="float" office:value="61550" calcext:value-type="float">
            <text:p>615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35</text:p>
          </table:table-cell>
          <table:table-cell office:value-type="string" calcext:value-type="string">
            <text:p>I17</text:p>
          </table:table-cell>
          <table:table-cell office:value-type="float" office:value="35.104625" calcext:value-type="float">
            <text:p>35.104625</text:p>
          </table:table-cell>
          <table:table-cell office:value-type="float" office:value="32.0480625" calcext:value-type="float">
            <text:p>32.0480625</text:p>
          </table:table-cell>
        </table:table-row>
        <table:table-row table:style-name="ro1">
          <table:table-cell office:value-type="float" office:value="61551" calcext:value-type="float">
            <text:p>6155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31</text:p>
          </table:table-cell>
          <table:table-cell office:value-type="string" calcext:value-type="string">
            <text:p>I16</text:p>
          </table:table-cell>
          <table:table-cell office:value-type="float" office:value="35.39925" calcext:value-type="float">
            <text:p>35.39925</text:p>
          </table:table-cell>
          <table:table-cell office:value-type="float" office:value="32.54225" calcext:value-type="float">
            <text:p>32.54225</text:p>
          </table:table-cell>
        </table:table-row>
        <table:table-row table:style-name="ro1">
          <table:table-cell office:value-type="float" office:value="61552" calcext:value-type="float">
            <text:p>6155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57</text:p>
          </table:table-cell>
          <table:table-cell office:value-type="string" calcext:value-type="string">
            <text:p>I15</text:p>
          </table:table-cell>
          <table:table-cell office:value-type="float" office:value="35.589" calcext:value-type="float">
            <text:p>35.589</text:p>
          </table:table-cell>
          <table:table-cell office:value-type="float" office:value="32.2421875" calcext:value-type="float">
            <text:p>32.2421875</text:p>
          </table:table-cell>
        </table:table-row>
        <table:table-row table:style-name="ro1">
          <table:table-cell office:value-type="float" office:value="61553" calcext:value-type="float">
            <text:p>6155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46</text:p>
          </table:table-cell>
          <table:table-cell office:value-type="string" calcext:value-type="string">
            <text:p>I14</text:p>
          </table:table-cell>
          <table:table-cell office:value-type="float" office:value="35.6753125" calcext:value-type="float">
            <text:p>35.6753125</text:p>
          </table:table-cell>
          <table:table-cell office:value-type="float" office:value="32.30675" calcext:value-type="float">
            <text:p>32.30675</text:p>
          </table:table-cell>
        </table:table-row>
        <table:table-row table:style-name="ro1">
          <table:table-cell office:value-type="float" office:value="61554" calcext:value-type="float">
            <text:p>6155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90</text:p>
          </table:table-cell>
          <table:table-cell office:value-type="string" calcext:value-type="string">
            <text:p>I13</text:p>
          </table:table-cell>
          <table:table-cell office:value-type="float" office:value="36.0474375" calcext:value-type="float">
            <text:p>36.0474375</text:p>
          </table:table-cell>
          <table:table-cell office:value-type="float" office:value="32.8358125" calcext:value-type="float">
            <text:p>32.8358125</text:p>
          </table:table-cell>
        </table:table-row>
        <table:table-row table:style-name="ro1">
          <table:table-cell office:value-type="float" office:value="61555" calcext:value-type="float">
            <text:p>6155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78</text:p>
          </table:table-cell>
          <table:table-cell office:value-type="string" calcext:value-type="string">
            <text:p>J18</text:p>
          </table:table-cell>
          <table:table-cell office:value-type="float" office:value="35.758" calcext:value-type="float">
            <text:p>35.758</text:p>
          </table:table-cell>
          <table:table-cell office:value-type="float" office:value="32.377375" calcext:value-type="float">
            <text:p>32.377375</text:p>
          </table:table-cell>
        </table:table-row>
        <table:table-row table:style-name="ro1">
          <table:table-cell office:value-type="float" office:value="61556" calcext:value-type="float">
            <text:p>6155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1</text:p>
          </table:table-cell>
          <table:table-cell office:value-type="string" calcext:value-type="string">
            <text:p>J17</text:p>
          </table:table-cell>
          <table:table-cell office:value-type="float" office:value="35.28225" calcext:value-type="float">
            <text:p>35.28225</text:p>
          </table:table-cell>
          <table:table-cell office:value-type="float" office:value="32.464875" calcext:value-type="float">
            <text:p>32.464875</text:p>
          </table:table-cell>
        </table:table-row>
        <table:table-row table:style-name="ro1">
          <table:table-cell office:value-type="float" office:value="61557" calcext:value-type="float">
            <text:p>6155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47</text:p>
          </table:table-cell>
          <table:table-cell office:value-type="string" calcext:value-type="string">
            <text:p>J16</text:p>
          </table:table-cell>
          <table:table-cell office:value-type="float" office:value="35.6353125" calcext:value-type="float">
            <text:p>35.6353125</text:p>
          </table:table-cell>
          <table:table-cell office:value-type="float" office:value="33.07425" calcext:value-type="float">
            <text:p>33.07425</text:p>
          </table:table-cell>
        </table:table-row>
        <table:table-row table:style-name="ro1">
          <table:table-cell office:value-type="float" office:value="61558" calcext:value-type="float">
            <text:p>6155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75</text:p>
          </table:table-cell>
          <table:table-cell office:value-type="string" calcext:value-type="string">
            <text:p>J15</text:p>
          </table:table-cell>
          <table:table-cell office:value-type="float" office:value="35.553625" calcext:value-type="float">
            <text:p>35.553625</text:p>
          </table:table-cell>
          <table:table-cell office:value-type="float" office:value="32.095625" calcext:value-type="float">
            <text:p>32.095625</text:p>
          </table:table-cell>
        </table:table-row>
        <table:table-row table:style-name="ro1">
          <table:table-cell office:value-type="float" office:value="61559" calcext:value-type="float">
            <text:p>6155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14</text:p>
          </table:table-cell>
          <table:table-cell office:value-type="float" office:value="35.8856875" calcext:value-type="float">
            <text:p>35.8856875</text:p>
          </table:table-cell>
          <table:table-cell office:value-type="float" office:value="32.558875" calcext:value-type="float">
            <text:p>32.558875</text:p>
          </table:table-cell>
        </table:table-row>
        <table:table-row table:style-name="ro1">
          <table:table-cell office:value-type="float" office:value="61560" calcext:value-type="float">
            <text:p>615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95</text:p>
          </table:table-cell>
          <table:table-cell office:value-type="string" calcext:value-type="string">
            <text:p>J13</text:p>
          </table:table-cell>
          <table:table-cell office:value-type="float" office:value="36.13825" calcext:value-type="float">
            <text:p>36.13825</text:p>
          </table:table-cell>
          <table:table-cell office:value-type="float" office:value="32.118125" calcext:value-type="float">
            <text:p>32.118125</text:p>
          </table:table-cell>
        </table:table-row>
        <table:table-row table:style-name="ro1">
          <table:table-cell office:value-type="float" office:value="61601" calcext:value-type="float">
            <text:p>6160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37</text:p>
          </table:table-cell>
          <table:table-cell office:value-type="string" calcext:value-type="string">
            <text:p>A19</text:p>
          </table:table-cell>
          <table:table-cell office:value-type="float" office:value="34.5484375" calcext:value-type="float">
            <text:p>34.5484375</text:p>
          </table:table-cell>
          <table:table-cell office:value-type="float" office:value="32.949875" calcext:value-type="float">
            <text:p>32.949875</text:p>
          </table:table-cell>
        </table:table-row>
        <table:table-row table:style-name="ro1">
          <table:table-cell office:value-type="float" office:value="61602" calcext:value-type="float">
            <text:p>6160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A20</text:p>
          </table:table-cell>
          <table:table-cell office:value-type="float" office:value="34.803125" calcext:value-type="float">
            <text:p>34.803125</text:p>
          </table:table-cell>
          <table:table-cell office:value-type="float" office:value="33.1179375" calcext:value-type="float">
            <text:p>33.1179375</text:p>
          </table:table-cell>
        </table:table-row>
        <table:table-row table:style-name="ro1">
          <table:table-cell office:value-type="float" office:value="61603" calcext:value-type="float">
            <text:p>6160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64</text:p>
          </table:table-cell>
          <table:table-cell office:value-type="string" calcext:value-type="string">
            <text:p>A21</text:p>
          </table:table-cell>
          <table:table-cell office:value-type="float" office:value="34.7868125" calcext:value-type="float">
            <text:p>34.7868125</text:p>
          </table:table-cell>
          <table:table-cell office:value-type="float" office:value="33.349875" calcext:value-type="float">
            <text:p>33.349875</text:p>
          </table:table-cell>
        </table:table-row>
        <table:table-row table:style-name="ro1">
          <table:table-cell office:value-type="float" office:value="61604" calcext:value-type="float">
            <text:p>6160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13</text:p>
          </table:table-cell>
          <table:table-cell office:value-type="string" calcext:value-type="string">
            <text:p>A22</text:p>
          </table:table-cell>
          <table:table-cell office:value-type="float" office:value="35.5035625" calcext:value-type="float">
            <text:p>35.5035625</text:p>
          </table:table-cell>
          <table:table-cell office:value-type="float" office:value="32.8036875" calcext:value-type="float">
            <text:p>32.8036875</text:p>
          </table:table-cell>
        </table:table-row>
        <table:table-row table:style-name="ro1">
          <table:table-cell office:value-type="float" office:value="61605" calcext:value-type="float">
            <text:p>6160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50</text:p>
          </table:table-cell>
          <table:table-cell office:value-type="string" calcext:value-type="string">
            <text:p>A23</text:p>
          </table:table-cell>
          <table:table-cell office:value-type="float" office:value="36.29625" calcext:value-type="float">
            <text:p>36.29625</text:p>
          </table:table-cell>
          <table:table-cell office:value-type="float" office:value="33.13425" calcext:value-type="float">
            <text:p>33.13425</text:p>
          </table:table-cell>
        </table:table-row>
        <table:table-row table:style-name="ro1">
          <table:table-cell office:value-type="float" office:value="61606" calcext:value-type="float">
            <text:p>6160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29</text:p>
          </table:table-cell>
          <table:table-cell office:value-type="string" calcext:value-type="string">
            <text:p>A24</text:p>
          </table:table-cell>
          <table:table-cell office:value-type="float" office:value="36.104625" calcext:value-type="float">
            <text:p>36.104625</text:p>
          </table:table-cell>
          <table:table-cell office:value-type="float" office:value="33.47525" calcext:value-type="float">
            <text:p>33.47525</text:p>
          </table:table-cell>
        </table:table-row>
        <table:table-row table:style-name="ro1">
          <table:table-cell office:value-type="float" office:value="61607" calcext:value-type="float">
            <text:p>6160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31</text:p>
          </table:table-cell>
          <table:table-cell office:value-type="string" calcext:value-type="string">
            <text:p>B19</text:p>
          </table:table-cell>
          <table:table-cell office:value-type="float" office:value="34.20225" calcext:value-type="float">
            <text:p>34.20225</text:p>
          </table:table-cell>
          <table:table-cell office:value-type="float" office:value="32.399125" calcext:value-type="float">
            <text:p>32.399125</text:p>
          </table:table-cell>
        </table:table-row>
        <table:table-row table:style-name="ro1">
          <table:table-cell office:value-type="float" office:value="61608" calcext:value-type="float">
            <text:p>6160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B20</text:p>
          </table:table-cell>
          <table:table-cell office:value-type="float" office:value="34.58175" calcext:value-type="float">
            <text:p>34.58175</text:p>
          </table:table-cell>
          <table:table-cell office:value-type="float" office:value="35.499125" calcext:value-type="float">
            <text:p>35.499125</text:p>
          </table:table-cell>
        </table:table-row>
        <table:table-row table:style-name="ro1">
          <table:table-cell office:value-type="float" office:value="61609" calcext:value-type="float">
            <text:p>6160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21</text:p>
          </table:table-cell>
          <table:table-cell office:value-type="float" office:value="35.8193125" calcext:value-type="float">
            <text:p>35.8193125</text:p>
          </table:table-cell>
          <table:table-cell office:value-type="float" office:value="32.4998125" calcext:value-type="float">
            <text:p>32.4998125</text:p>
          </table:table-cell>
        </table:table-row>
        <table:table-row table:style-name="ro1">
          <table:table-cell office:value-type="float" office:value="61610" calcext:value-type="float">
            <text:p>616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36</text:p>
          </table:table-cell>
          <table:table-cell office:value-type="string" calcext:value-type="string">
            <text:p>B22</text:p>
          </table:table-cell>
          <table:table-cell office:value-type="float" office:value="35.993" calcext:value-type="float">
            <text:p>35.993</text:p>
          </table:table-cell>
          <table:table-cell office:value-type="float" office:value="32.7346875" calcext:value-type="float">
            <text:p>32.7346875</text:p>
          </table:table-cell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09</text:p>
          </table:table-cell>
          <table:table-cell office:value-type="string" calcext:value-type="string">
            <text:p>B23</text:p>
          </table:table-cell>
          <table:table-cell office:value-type="float" office:value="35.597" calcext:value-type="float">
            <text:p>35.597</text:p>
          </table:table-cell>
          <table:table-cell office:value-type="float" office:value="33.108875" calcext:value-type="float">
            <text:p>33.108875</text:p>
          </table:table-cell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40</text:p>
          </table:table-cell>
          <table:table-cell office:value-type="string" calcext:value-type="string">
            <text:p>B24</text:p>
          </table:table-cell>
          <table:table-cell office:value-type="float" office:value="35.280875" calcext:value-type="float">
            <text:p>35.280875</text:p>
          </table:table-cell>
          <table:table-cell office:value-type="float" office:value="33.3665625" calcext:value-type="float">
            <text:p>33.3665625</text:p>
          </table:table-cell>
        </table:table-row>
        <table:table-row table:style-name="ro1">
          <table:table-cell office:value-type="float" office:value="61613" calcext:value-type="float">
            <text:p>616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74</text:p>
          </table:table-cell>
          <table:table-cell office:value-type="string" calcext:value-type="string">
            <text:p>C19</text:p>
          </table:table-cell>
          <table:table-cell office:value-type="float" office:value="34.4621875" calcext:value-type="float">
            <text:p>34.4621875</text:p>
          </table:table-cell>
          <table:table-cell office:value-type="float" office:value="33.891375" calcext:value-type="float">
            <text:p>33.891375</text:p>
          </table:table-cell>
        </table:table-row>
        <table:table-row table:style-name="ro1">
          <table:table-cell office:value-type="float" office:value="61614" calcext:value-type="float">
            <text:p>616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6</text:p>
          </table:table-cell>
          <table:table-cell office:value-type="string" calcext:value-type="string">
            <text:p>C20</text:p>
          </table:table-cell>
          <table:table-cell office:value-type="float" office:value="35.6415625" calcext:value-type="float">
            <text:p>35.6415625</text:p>
          </table:table-cell>
          <table:table-cell office:value-type="float" office:value="34.3024375" calcext:value-type="float">
            <text:p>34.3024375</text:p>
          </table:table-cell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19</text:p>
          </table:table-cell>
          <table:table-cell office:value-type="string" calcext:value-type="string">
            <text:p>C21</text:p>
          </table:table-cell>
          <table:table-cell office:value-type="float" office:value="35.2236875" calcext:value-type="float">
            <text:p>35.2236875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float" office:value="61616" calcext:value-type="float">
            <text:p>616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80</text:p>
          </table:table-cell>
          <table:table-cell office:value-type="string" calcext:value-type="string">
            <text:p>C22</text:p>
          </table:table-cell>
          <table:table-cell office:value-type="float" office:value="35.615375" calcext:value-type="float">
            <text:p>35.615375</text:p>
          </table:table-cell>
          <table:table-cell office:value-type="float" office:value="33.628375" calcext:value-type="float">
            <text:p>33.628375</text:p>
          </table:table-cell>
        </table:table-row>
        <table:table-row table:style-name="ro1">
          <table:table-cell office:value-type="float" office:value="61617" calcext:value-type="float">
            <text:p>616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31</text:p>
          </table:table-cell>
          <table:table-cell office:value-type="string" calcext:value-type="string">
            <text:p>C23</text:p>
          </table:table-cell>
          <table:table-cell office:value-type="float" office:value="35.733875" calcext:value-type="float">
            <text:p>35.733875</text:p>
          </table:table-cell>
          <table:table-cell office:value-type="float" office:value="33.5865625" calcext:value-type="float">
            <text:p>33.5865625</text:p>
          </table:table-cell>
        </table:table-row>
        <table:table-row table:style-name="ro1">
          <table:table-cell office:value-type="float" office:value="61618" calcext:value-type="float">
            <text:p>616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24</text:p>
          </table:table-cell>
          <table:table-cell office:value-type="float" office:value="35.5559375" calcext:value-type="float">
            <text:p>35.5559375</text:p>
          </table:table-cell>
          <table:table-cell office:value-type="float" office:value="32.9101875" calcext:value-type="float">
            <text:p>32.9101875</text:p>
          </table:table-cell>
        </table:table-row>
        <table:table-row table:style-name="ro1">
          <table:table-cell office:value-type="float" office:value="61619" calcext:value-type="float">
            <text:p>616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41</text:p>
          </table:table-cell>
          <table:table-cell office:value-type="string" calcext:value-type="string">
            <text:p>D19</text:p>
          </table:table-cell>
          <table:table-cell office:value-type="float" office:value="34.4685" calcext:value-type="float">
            <text:p>34.4685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61620" calcext:value-type="float">
            <text:p>616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D20</text:p>
          </table:table-cell>
          <table:table-cell office:value-type="float" office:value="33.571" calcext:value-type="float">
            <text:p>33.571</text:p>
          </table:table-cell>
          <table:table-cell office:value-type="float" office:value="32.73175" calcext:value-type="float">
            <text:p>32.73175</text:p>
          </table:table-cell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60</text:p>
          </table:table-cell>
          <table:table-cell office:value-type="string" calcext:value-type="string">
            <text:p>D21</text:p>
          </table:table-cell>
          <table:table-cell office:value-type="float" office:value="34.105" calcext:value-type="float">
            <text:p>34.105</text:p>
          </table:table-cell>
          <table:table-cell office:value-type="float" office:value="32.801625" calcext:value-type="float">
            <text:p>32.801625</text:p>
          </table:table-cell>
        </table:table-row>
        <table:table-row table:style-name="ro1">
          <table:table-cell office:value-type="float" office:value="61622" calcext:value-type="float">
            <text:p>616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7</text:p>
          </table:table-cell>
          <table:table-cell office:value-type="string" calcext:value-type="string">
            <text:p>D22</text:p>
          </table:table-cell>
          <table:table-cell office:value-type="float" office:value="34.73575" calcext:value-type="float">
            <text:p>34.73575</text:p>
          </table:table-cell>
          <table:table-cell office:value-type="float" office:value="32.73175" calcext:value-type="float">
            <text:p>32.73175</text:p>
          </table:table-cell>
        </table:table-row>
        <table:table-row table:style-name="ro1">
          <table:table-cell office:value-type="float" office:value="61623" calcext:value-type="float">
            <text:p>616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71</text:p>
          </table:table-cell>
          <table:table-cell office:value-type="string" calcext:value-type="string">
            <text:p>D23</text:p>
          </table:table-cell>
          <table:table-cell office:value-type="float" office:value="35.5461875" calcext:value-type="float">
            <text:p>35.5461875</text:p>
          </table:table-cell>
          <table:table-cell office:value-type="float" office:value="33.10325" calcext:value-type="float">
            <text:p>33.10325</text:p>
          </table:table-cell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75</text:p>
          </table:table-cell>
          <table:table-cell office:value-type="string" calcext:value-type="string">
            <text:p>D24</text:p>
          </table:table-cell>
          <table:table-cell office:value-type="float" office:value="38.7294375" calcext:value-type="float">
            <text:p>38.7294375</text:p>
          </table:table-cell>
          <table:table-cell office:value-type="float" office:value="34.0905625" calcext:value-type="float">
            <text:p>34.0905625</text:p>
          </table:table-cell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81</text:p>
          </table:table-cell>
          <table:table-cell office:value-type="string" calcext:value-type="string">
            <text:p>E19</text:p>
          </table:table-cell>
          <table:table-cell office:value-type="float" office:value="33.7923125" calcext:value-type="float">
            <text:p>33.7923125</text:p>
          </table:table-cell>
          <table:table-cell office:value-type="float" office:value="32.945875" calcext:value-type="float">
            <text:p>32.945875</text:p>
          </table:table-cell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54</text:p>
          </table:table-cell>
          <table:table-cell office:value-type="string" calcext:value-type="string">
            <text:p>E20</text:p>
          </table:table-cell>
          <table:table-cell office:value-type="float" office:value="34.1058125" calcext:value-type="float">
            <text:p>34.1058125</text:p>
          </table:table-cell>
          <table:table-cell office:value-type="float" office:value="33.4221875" calcext:value-type="float">
            <text:p>33.4221875</text:p>
          </table:table-cell>
        </table:table-row>
        <table:table-row table:style-name="ro1">
          <table:table-cell office:value-type="float" office:value="61627" calcext:value-type="float">
            <text:p>6162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34</text:p>
          </table:table-cell>
          <table:table-cell office:value-type="string" calcext:value-type="string">
            <text:p>E21</text:p>
          </table:table-cell>
          <table:table-cell office:value-type="float" office:value="34.395375" calcext:value-type="float">
            <text:p>34.395375</text:p>
          </table:table-cell>
          <table:table-cell office:value-type="float" office:value="33.244" calcext:value-type="float">
            <text:p>33.244</text:p>
          </table:table-cell>
        </table:table-row>
        <table:table-row table:style-name="ro1">
          <table:table-cell office:value-type="float" office:value="61628" calcext:value-type="float">
            <text:p>6162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02</text:p>
          </table:table-cell>
          <table:table-cell office:value-type="string" calcext:value-type="string">
            <text:p>E22</text:p>
          </table:table-cell>
          <table:table-cell office:value-type="float" office:value="35.1265" calcext:value-type="float">
            <text:p>35.1265</text:p>
          </table:table-cell>
          <table:table-cell office:value-type="float" office:value="33.3429375" calcext:value-type="float">
            <text:p>33.3429375</text:p>
          </table:table-cell>
        </table:table-row>
        <table:table-row table:style-name="ro1">
          <table:table-cell office:value-type="float" office:value="61629" calcext:value-type="float">
            <text:p>6162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63</text:p>
          </table:table-cell>
          <table:table-cell office:value-type="string" calcext:value-type="string">
            <text:p>E23</text:p>
          </table:table-cell>
          <table:table-cell office:value-type="float" office:value="35.4059375" calcext:value-type="float">
            <text:p>35.4059375</text:p>
          </table:table-cell>
          <table:table-cell office:value-type="float" office:value="33.7709375" calcext:value-type="float">
            <text:p>33.7709375</text:p>
          </table:table-cell>
        </table:table-row>
        <table:table-row table:style-name="ro1">
          <table:table-cell office:value-type="float" office:value="61630" calcext:value-type="float">
            <text:p>616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86</text:p>
          </table:table-cell>
          <table:table-cell office:value-type="string" calcext:value-type="string">
            <text:p>E24</text:p>
          </table:table-cell>
          <table:table-cell office:value-type="float" office:value="36.02875" calcext:value-type="float">
            <text:p>36.02875</text:p>
          </table:table-cell>
          <table:table-cell office:value-type="float" office:value="33.448375" calcext:value-type="float">
            <text:p>33.448375</text:p>
          </table:table-cell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35</text:p>
          </table:table-cell>
          <table:table-cell office:value-type="string" calcext:value-type="string">
            <text:p>F19</text:p>
          </table:table-cell>
          <table:table-cell office:value-type="float" office:value="33.502625" calcext:value-type="float">
            <text:p>33.502625</text:p>
          </table:table-cell>
          <table:table-cell office:value-type="float" office:value="33.4683125" calcext:value-type="float">
            <text:p>33.4683125</text:p>
          </table:table-cell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28</text:p>
          </table:table-cell>
          <table:table-cell office:value-type="string" calcext:value-type="string">
            <text:p>F20</text:p>
          </table:table-cell>
          <table:table-cell office:value-type="float" office:value="34.3913125" calcext:value-type="float">
            <text:p>34.3913125</text:p>
          </table:table-cell>
          <table:table-cell office:value-type="float" office:value="36.0824375" calcext:value-type="float">
            <text:p>36.0824375</text:p>
          </table:table-cell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82</text:p>
          </table:table-cell>
          <table:table-cell office:value-type="string" calcext:value-type="string">
            <text:p>F21</text:p>
          </table:table-cell>
          <table:table-cell office:value-type="float" office:value="34.05975" calcext:value-type="float">
            <text:p>34.05975</text:p>
          </table:table-cell>
          <table:table-cell office:value-type="float" office:value="34.9273125" calcext:value-type="float">
            <text:p>34.9273125</text:p>
          </table:table-cell>
        </table:table-row>
        <table:table-row table:style-name="ro1">
          <table:table-cell office:value-type="float" office:value="61634" calcext:value-type="float">
            <text:p>6163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F22</text:p>
          </table:table-cell>
          <table:table-cell office:value-type="float" office:value="34.328625" calcext:value-type="float">
            <text:p>34.328625</text:p>
          </table:table-cell>
          <table:table-cell office:value-type="float" office:value="33.6106875" calcext:value-type="float">
            <text:p>33.6106875</text:p>
          </table:table-cell>
        </table:table-row>
        <table:table-row table:style-name="ro1">
          <table:table-cell office:value-type="float" office:value="61635" calcext:value-type="float">
            <text:p>6163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09</text:p>
          </table:table-cell>
          <table:table-cell office:value-type="string" calcext:value-type="string">
            <text:p>F23</text:p>
          </table:table-cell>
          <table:table-cell office:value-type="float" office:value="35.3853125" calcext:value-type="float">
            <text:p>35.3853125</text:p>
          </table:table-cell>
          <table:table-cell office:value-type="float" office:value="33.4374375" calcext:value-type="float">
            <text:p>33.4374375</text:p>
          </table:table-cell>
        </table:table-row>
        <table:table-row table:style-name="ro1">
          <table:table-cell office:value-type="float" office:value="61636" calcext:value-type="float">
            <text:p>6163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06</text:p>
          </table:table-cell>
          <table:table-cell office:value-type="string" calcext:value-type="string">
            <text:p>F24</text:p>
          </table:table-cell>
          <table:table-cell office:value-type="float" office:value="34.987875" calcext:value-type="float">
            <text:p>34.987875</text:p>
          </table:table-cell>
          <table:table-cell office:value-type="float" office:value="33.63175" calcext:value-type="float">
            <text:p>33.63175</text:p>
          </table:table-cell>
        </table:table-row>
        <table:table-row table:style-name="ro1">
          <table:table-cell office:value-type="float" office:value="61637" calcext:value-type="float">
            <text:p>6163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29</text:p>
          </table:table-cell>
          <table:table-cell office:value-type="string" calcext:value-type="string">
            <text:p>G19</text:p>
          </table:table-cell>
          <table:table-cell office:value-type="float" office:value="33.989875" calcext:value-type="float">
            <text:p>33.989875</text:p>
          </table:table-cell>
          <table:table-cell office:value-type="float" office:value="32.929" calcext:value-type="float">
            <text:p>32.929</text:p>
          </table:table-cell>
        </table:table-row>
        <table:table-row table:style-name="ro1">
          <table:table-cell office:value-type="float" office:value="61638" calcext:value-type="float">
            <text:p>616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47</text:p>
          </table:table-cell>
          <table:table-cell office:value-type="string" calcext:value-type="string">
            <text:p>G20</text:p>
          </table:table-cell>
          <table:table-cell office:value-type="float" office:value="34.036" calcext:value-type="float">
            <text:p>34.036</text:p>
          </table:table-cell>
          <table:table-cell office:value-type="float" office:value="33.94575" calcext:value-type="float">
            <text:p>33.94575</text:p>
          </table:table-cell>
        </table:table-row>
        <table:table-row table:style-name="ro1">
          <table:table-cell office:value-type="float" office:value="61639" calcext:value-type="float">
            <text:p>6163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25</text:p>
          </table:table-cell>
          <table:table-cell office:value-type="string" calcext:value-type="string">
            <text:p>G21</text:p>
          </table:table-cell>
          <table:table-cell office:value-type="float" office:value="35.128125" calcext:value-type="float">
            <text:p>35.128125</text:p>
          </table:table-cell>
          <table:table-cell office:value-type="float" office:value="33.4935" calcext:value-type="float">
            <text:p>33.4935</text:p>
          </table:table-cell>
        </table:table-row>
        <table:table-row table:style-name="ro1">
          <table:table-cell office:value-type="float" office:value="61640" calcext:value-type="float">
            <text:p>6164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14</text:p>
          </table:table-cell>
          <table:table-cell office:value-type="string" calcext:value-type="string">
            <text:p>G22</text:p>
          </table:table-cell>
          <table:table-cell office:value-type="float" office:value="34.1861875" calcext:value-type="float">
            <text:p>34.1861875</text:p>
          </table:table-cell>
          <table:table-cell office:value-type="float" office:value="33.303" calcext:value-type="float">
            <text:p>33.303</text:p>
          </table:table-cell>
        </table:table-row>
        <table:table-row table:style-name="ro1">
          <table:table-cell office:value-type="float" office:value="61641" calcext:value-type="float">
            <text:p>6164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92</text:p>
          </table:table-cell>
          <table:table-cell office:value-type="string" calcext:value-type="string">
            <text:p>G23</text:p>
          </table:table-cell>
          <table:table-cell office:value-type="float" office:value="35.05775" calcext:value-type="float">
            <text:p>35.05775</text:p>
          </table:table-cell>
          <table:table-cell office:value-type="float" office:value="33.7688125" calcext:value-type="float">
            <text:p>33.7688125</text:p>
          </table:table-cell>
        </table:table-row>
        <table:table-row table:style-name="ro1">
          <table:table-cell office:value-type="float" office:value="61642" calcext:value-type="float">
            <text:p>6164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04</text:p>
          </table:table-cell>
          <table:table-cell office:value-type="string" calcext:value-type="string">
            <text:p>G24</text:p>
          </table:table-cell>
          <table:table-cell office:value-type="float" office:value="35.181875" calcext:value-type="float">
            <text:p>35.181875</text:p>
          </table:table-cell>
          <table:table-cell office:value-type="float" office:value="34.451875" calcext:value-type="float">
            <text:p>34.451875</text:p>
          </table:table-cell>
        </table:table-row>
        <table:table-row table:style-name="ro1">
          <table:table-cell office:value-type="float" office:value="61643" calcext:value-type="float">
            <text:p>616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01</text:p>
          </table:table-cell>
          <table:table-cell office:value-type="string" calcext:value-type="string">
            <text:p>H19</text:p>
          </table:table-cell>
          <table:table-cell office:value-type="float" office:value="33.65" calcext:value-type="float">
            <text:p>33.65</text:p>
          </table:table-cell>
          <table:table-cell office:value-type="float" office:value="32.7535" calcext:value-type="float">
            <text:p>32.7535</text:p>
          </table:table-cell>
        </table:table-row>
        <table:table-row table:style-name="ro1">
          <table:table-cell office:value-type="float" office:value="61644" calcext:value-type="float">
            <text:p>6164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34</text:p>
          </table:table-cell>
          <table:table-cell office:value-type="string" calcext:value-type="string">
            <text:p>H20</text:p>
          </table:table-cell>
          <table:table-cell office:value-type="float" office:value="34.4438125" calcext:value-type="float">
            <text:p>34.4438125</text:p>
          </table:table-cell>
          <table:table-cell office:value-type="float" office:value="33.1056875" calcext:value-type="float">
            <text:p>33.1056875</text:p>
          </table:table-cell>
        </table:table-row>
        <table:table-row table:style-name="ro1">
          <table:table-cell office:value-type="float" office:value="61645" calcext:value-type="float">
            <text:p>616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H21</text:p>
          </table:table-cell>
          <table:table-cell office:value-type="float" office:value="34.6425625" calcext:value-type="float">
            <text:p>34.6425625</text:p>
          </table:table-cell>
          <table:table-cell office:value-type="float" office:value="33.332" calcext:value-type="float">
            <text:p>33.332</text:p>
          </table:table-cell>
        </table:table-row>
        <table:table-row table:style-name="ro1">
          <table:table-cell office:value-type="float" office:value="61646" calcext:value-type="float">
            <text:p>6164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569</text:p>
          </table:table-cell>
          <table:table-cell office:value-type="string" calcext:value-type="string">
            <text:p>H22</text:p>
          </table:table-cell>
          <table:table-cell office:value-type="float" office:value="34.1779375" calcext:value-type="float">
            <text:p>34.1779375</text:p>
          </table:table-cell>
          <table:table-cell office:value-type="float" office:value="33.4441875" calcext:value-type="float">
            <text:p>33.4441875</text:p>
          </table:table-cell>
        </table:table-row>
        <table:table-row table:style-name="ro1">
          <table:table-cell office:value-type="float" office:value="61647" calcext:value-type="float">
            <text:p>6164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003</text:p>
          </table:table-cell>
          <table:table-cell office:value-type="string" calcext:value-type="string">
            <text:p>H23</text:p>
          </table:table-cell>
          <table:table-cell office:value-type="float" office:value="34.5844375" calcext:value-type="float">
            <text:p>34.5844375</text:p>
          </table:table-cell>
          <table:table-cell office:value-type="float" office:value="32.8978125" calcext:value-type="float">
            <text:p>32.8978125</text:p>
          </table:table-cell>
        </table:table-row>
        <table:table-row table:style-name="ro1">
          <table:table-cell office:value-type="float" office:value="61648" calcext:value-type="float">
            <text:p>616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612</text:p>
          </table:table-cell>
          <table:table-cell office:value-type="string" calcext:value-type="string">
            <text:p>H24</text:p>
          </table:table-cell>
          <table:table-cell office:value-type="float" office:value="34.25775" calcext:value-type="float">
            <text:p>34.25775</text:p>
          </table:table-cell>
          <table:table-cell office:value-type="float" office:value="33.927625" calcext:value-type="float">
            <text:p>33.927625</text:p>
          </table:table-cell>
        </table:table-row>
        <table:table-row table:style-name="ro1">
          <table:table-cell office:value-type="float" office:value="61649" calcext:value-type="float">
            <text:p>6164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I19</text:p>
          </table:table-cell>
          <table:table-cell office:value-type="float" office:value="34.3616875" calcext:value-type="float">
            <text:p>34.3616875</text:p>
          </table:table-cell>
          <table:table-cell office:value-type="float" office:value="32.7869375" calcext:value-type="float">
            <text:p>32.7869375</text:p>
          </table:table-cell>
        </table:table-row>
        <table:table-row table:style-name="ro1">
          <table:table-cell office:value-type="float" office:value="61650" calcext:value-type="float">
            <text:p>616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97</text:p>
          </table:table-cell>
          <table:table-cell office:value-type="string" calcext:value-type="string">
            <text:p>I20</text:p>
          </table:table-cell>
          <table:table-cell office:value-type="float" office:value="33.709875" calcext:value-type="float">
            <text:p>33.709875</text:p>
          </table:table-cell>
          <table:table-cell office:value-type="float" office:value="32.8374375" calcext:value-type="float">
            <text:p>32.8374375</text:p>
          </table:table-cell>
        </table:table-row>
        <table:table-row table:style-name="ro1">
          <table:table-cell office:value-type="float" office:value="61651" calcext:value-type="float">
            <text:p>6165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59</text:p>
          </table:table-cell>
          <table:table-cell office:value-type="string" calcext:value-type="string">
            <text:p>I21</text:p>
          </table:table-cell>
          <table:table-cell office:value-type="float" office:value="34.5954375" calcext:value-type="float">
            <text:p>34.5954375</text:p>
          </table:table-cell>
          <table:table-cell office:value-type="float" office:value="32.62075" calcext:value-type="float">
            <text:p>32.62075</text:p>
          </table:table-cell>
        </table:table-row>
        <table:table-row table:style-name="ro1">
          <table:table-cell office:value-type="float" office:value="61652" calcext:value-type="float">
            <text:p>616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126</text:p>
          </table:table-cell>
          <table:table-cell office:value-type="string" calcext:value-type="string">
            <text:p>I22</text:p>
          </table:table-cell>
          <table:table-cell office:value-type="float" office:value="34.399375" calcext:value-type="float">
            <text:p>34.399375</text:p>
          </table:table-cell>
          <table:table-cell office:value-type="float" office:value="32.6879375" calcext:value-type="float">
            <text:p>32.6879375</text:p>
          </table:table-cell>
        </table:table-row>
        <table:table-row table:style-name="ro1">
          <table:table-cell office:value-type="float" office:value="61653" calcext:value-type="float">
            <text:p>6165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81</text:p>
          </table:table-cell>
          <table:table-cell office:value-type="string" calcext:value-type="string">
            <text:p>I23</text:p>
          </table:table-cell>
          <table:table-cell office:value-type="float" office:value="34.269875" calcext:value-type="float">
            <text:p>34.269875</text:p>
          </table:table-cell>
          <table:table-cell office:value-type="float" office:value="33.153125" calcext:value-type="float">
            <text:p>33.153125</text:p>
          </table:table-cell>
        </table:table-row>
        <table:table-row table:style-name="ro1">
          <table:table-cell office:value-type="float" office:value="61654" calcext:value-type="float">
            <text:p>6165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I24</text:p>
          </table:table-cell>
          <table:table-cell office:value-type="float" office:value="36.8100625" calcext:value-type="float">
            <text:p>36.8100625</text:p>
          </table:table-cell>
          <table:table-cell office:value-type="float" office:value="33.1638125" calcext:value-type="float">
            <text:p>33.1638125</text:p>
          </table:table-cell>
        </table:table-row>
        <table:table-row table:style-name="ro1">
          <table:table-cell office:value-type="float" office:value="61655" calcext:value-type="float">
            <text:p>6165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487</text:p>
          </table:table-cell>
          <table:table-cell office:value-type="string" calcext:value-type="string">
            <text:p>J19</text:p>
          </table:table-cell>
          <table:table-cell office:value-type="float" office:value="33.4923125" calcext:value-type="float">
            <text:p>33.4923125</text:p>
          </table:table-cell>
          <table:table-cell office:value-type="float" office:value="32.598" calcext:value-type="float">
            <text:p>32.598</text:p>
          </table:table-cell>
        </table:table-row>
        <table:table-row table:style-name="ro1">
          <table:table-cell office:value-type="float" office:value="61656" calcext:value-type="float">
            <text:p>616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61</text:p>
          </table:table-cell>
          <table:table-cell office:value-type="string" calcext:value-type="string">
            <text:p>J20</text:p>
          </table:table-cell>
          <table:table-cell office:value-type="float" office:value="33.356375" calcext:value-type="float">
            <text:p>33.356375</text:p>
          </table:table-cell>
          <table:table-cell office:value-type="float" office:value="32.6683125" calcext:value-type="float">
            <text:p>32.6683125</text:p>
          </table:table-cell>
        </table:table-row>
        <table:table-row table:style-name="ro1">
          <table:table-cell office:value-type="float" office:value="61657" calcext:value-type="float">
            <text:p>6165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294</text:p>
          </table:table-cell>
          <table:table-cell office:value-type="string" calcext:value-type="string">
            <text:p>J21</text:p>
          </table:table-cell>
          <table:table-cell office:value-type="float" office:value="33.8006875" calcext:value-type="float">
            <text:p>33.8006875</text:p>
          </table:table-cell>
          <table:table-cell office:value-type="float" office:value="33.099" calcext:value-type="float">
            <text:p>33.099</text:p>
          </table:table-cell>
        </table:table-row>
        <table:table-row table:style-name="ro1">
          <table:table-cell office:value-type="float" office:value="61658" calcext:value-type="float">
            <text:p>6165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53</text:p>
          </table:table-cell>
          <table:table-cell office:value-type="string" calcext:value-type="string">
            <text:p>J22</text:p>
          </table:table-cell>
          <table:table-cell office:value-type="float" office:value="33.4855625" calcext:value-type="float">
            <text:p>33.4855625</text:p>
          </table:table-cell>
          <table:table-cell office:value-type="float" office:value="32.7089375" calcext:value-type="float">
            <text:p>32.7089375</text:p>
          </table:table-cell>
        </table:table-row>
        <table:table-row table:style-name="ro1">
          <table:table-cell office:value-type="float" office:value="61659" calcext:value-type="float">
            <text:p>6165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J23</text:p>
          </table:table-cell>
          <table:table-cell office:value-type="float" office:value="33.2964375" calcext:value-type="float">
            <text:p>33.2964375</text:p>
          </table:table-cell>
          <table:table-cell office:value-type="float" office:value="32.2763125" calcext:value-type="float">
            <text:p>32.2763125</text:p>
          </table:table-cell>
        </table:table-row>
        <table:table-row table:style-name="ro1">
          <table:table-cell office:value-type="float" office:value="61660" calcext:value-type="float">
            <text:p>6166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B_0386</text:p>
          </table:table-cell>
          <table:table-cell office:value-type="string" calcext:value-type="string">
            <text:p>J24</text:p>
          </table:table-cell>
          <table:table-cell office:value-type="float" office:value="34.096375" calcext:value-type="float">
            <text:p>34.096375</text:p>
          </table:table-cell>
          <table:table-cell office:value-type="float" office:value="32.4283125" calcext:value-type="float">
            <text:p>32.428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4:18:04.399471143</meta:creation-date>
    <dc:date>2019-02-08T14:31:59.378265763</dc:date>
    <meta:editing-duration>PT13M55S</meta:editing-duration>
    <meta:editing-cycles>1</meta:editing-cycles>
    <meta:generator>LibreOffice/5.1.6.2$Linux_X86_64 LibreOffice_project/10m0$Build-2</meta:generator>
    <meta:document-statistic meta:table-count="1" meta:cell-count="7688" meta:object-count="0"/>
  </office:meta>
</office:document-meta>
</file>